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4.16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03mm"/>
    </style:style>
    <style:style style:name="co8" style:family="table-column">
      <style:table-column-properties fo:break-before="auto" style:column-width="8.34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6.53mm"/>
    </style:style>
    <style:style style:name="co11" style:family="table-column">
      <style:table-column-properties fo:break-before="auto" style:column-width="23.23mm"/>
    </style:style>
    <style:style style:name="co12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8.15mm"/>
    </style:style>
    <style:style style:name="co14" style:family="table-column">
      <style:table-column-properties fo:break-before="auto" style:column-width="30.67mm"/>
    </style:style>
    <style:style style:name="co15" style:family="table-column">
      <style:table-column-properties fo:break-before="auto" style:column-width="6.7mm"/>
    </style:style>
    <style:style style:name="co16" style:family="table-column">
      <style:table-column-properties fo:break-before="auto" style:column-width="4.89mm"/>
    </style:style>
    <style:style style:name="co17" style:family="table-column">
      <style:table-column-properties fo:break-before="auto" style:column-width="9.24mm"/>
    </style:style>
    <style:style style:name="co18" style:family="table-column">
      <style:table-column-properties fo:break-before="auto" style:column-width="5.98mm"/>
    </style:style>
    <style:style style:name="co19" style:family="table-column">
      <style:table-column-properties fo:break-before="auto" style:column-width="6.35mm"/>
    </style:style>
    <style:style style:name="co20" style:family="table-column">
      <style:table-column-properties fo:break-before="auto" style:column-width="5.26mm"/>
    </style:style>
    <style:style style:name="co21" style:family="table-column">
      <style:table-column-properties fo:break-before="auto" style:column-width="5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7"/>
    <style:style style:name="ce4" style:family="table-cell" style:parent-style-name="Default" style:data-style-name="N107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har2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37"/>
        </table:table-row>
        <table:table-row table:style-name="ro1">
          <table:table-cell table:number-columns-repeated="2"/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06</text:p>
          </table:table-cell>
          <table:table-cell office:value-type="float" office:value="7" calcext:value-type="float">
            <text:p>07</text:p>
          </table:table-cell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0,1,2</text:p>
          </table:table-cell>
          <table:table-cell office:value-type="string" calcext:value-type="string">
            <text:p>Spannung [VAC]</text:p>
          </table:table-cell>
          <table:table-cell/>
          <table:table-cell office:value-type="string" calcext:value-type="string">
            <text:p>3,4,5</text:p>
          </table:table-cell>
          <table:table-cell office:value-type="string" calcext:value-type="string">
            <text:p>Strom?</text:p>
          </table:table-cell>
          <table:table-cell/>
          <table:table-cell office:value-type="string" calcext:value-type="string">
            <text:p>6,7,8</text:p>
          </table:table-cell>
          <table:table-cell office:value-type="string" calcext:value-type="string">
            <text:p>Leistung [W]</text:p>
          </table:table-cell>
          <table:table-cell/>
          <table:table-cell office:value-type="string" calcext:value-type="string">
            <text:p>9,10,11</text:p>
          </table:table-cell>
          <table:table-cell office:value-type="string" calcext:value-type="string">
            <text:p>CosPhy [%]</text:p>
          </table:table-cell>
          <table:table-cell/>
          <table:table-cell office:value-type="string" calcext:value-type="string">
            <text:p>12,13,14</text:p>
          </table:table-cell>
          <table:table-cell office:value-type="string" calcext:value-type="string">
            <text:p>Frezenz [Hz]</text:p>
          </table:table-cell>
        </table:table-row>
        <table:table-row table:style-name="ro1">
          <table:table-cell office:value-type="string" calcext:value-type="string">
            <text:p>Characteristic</text:p>
          </table:table-cell>
          <table:table-cell office:value-type="string" calcext:value-type="string">
            <text:p><text:s/>value/descriptor: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08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04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string" calcext:value-type="string">
            <text:p><text:s/></text:p>
          </table:table-cell>
          <table:table-cell/>
          <table:table-cell table:formula="of:=COM.MICROSOFT.TEXTJOIN(&quot;&quot;; ;[.C3:.E3])" office:value-type="string" office:string-value="231146" calcext:value-type="string">
            <text:p>231146</text:p>
          </table:table-cell>
          <table:table-cell table:formula="of:=[.X3]/1000" office:value-type="float" office:value="231.146" calcext:value-type="float">
            <text:p>231.146</text:p>
          </table:table-cell>
          <table:table-cell/>
          <table:table-cell table:formula="of:=COM.MICROSOFT.TEXTJOIN(&quot;&quot;; ;[.F3:.H3])" office:value-type="string" office:string-value="144010" calcext:value-type="string">
            <text:p>144010</text:p>
          </table:table-cell>
          <table:table-cell table:number-columns-repeated="2"/>
          <table:table-cell table:formula="of:=COM.MICROSOFT.TEXTJOIN(&quot;&quot;; ;[.I3:.K3])" office:value-type="string" office:string-value="02796" calcext:value-type="string">
            <text:p>02796</text:p>
          </table:table-cell>
          <table:table-cell table:formula="of:=[.AD3]/100" office:value-type="float" office:value="27.96" calcext:value-type="float">
            <text:p>27.96</text:p>
          </table:table-cell>
          <table:table-cell/>
          <table:table-cell table:formula="of:=COM.MICROSOFT.TEXTJOIN(&quot;&quot;; ;[.L3:.N3])" office:value-type="string" office:string-value="84019" calcext:value-type="string">
            <text:p>84019</text:p>
          </table:table-cell>
          <table:table-cell table:formula="of:=[.AG3]/1000" office:value-type="float" office:value="84.019" calcext:value-type="float">
            <text:p>84.019</text:p>
          </table:table-cell>
          <table:table-cell/>
          <table:table-cell table:formula="of:=COM.MICROSOFT.TEXTJOIN(&quot;&quot;; ;[.O3:.Q3])" office:value-type="string" office:string-value="49974" calcext:value-type="string">
            <text:p>49974</text:p>
          </table:table-cell>
          <table:table-cell table:formula="of:=[.AJ3]/1000" office:value-type="float" office:value="49.974" calcext:value-type="float">
            <text:p>49.974</text:p>
          </table:table-cell>
        </table:table-row>
        <table:table-row table:style-name="ro1">
          <table:table-cell office:value-type="string" calcext:value-type="string">
            <text:p>Characteristic</text:p>
          </table:table-cell>
          <table:table-cell office:value-type="string" calcext:value-type="string">
            <text:p><text:s/>value/descriptor: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08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04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string" calcext:value-type="string">
            <text:p><text:s/></text:p>
          </table:table-cell>
          <table:table-cell/>
          <table:table-cell table:formula="of:=COM.MICROSOFT.TEXTJOIN(&quot;&quot;; ;[.C4:.E4])" office:value-type="string" office:string-value="231126" calcext:value-type="string">
            <text:p>231126</text:p>
          </table:table-cell>
          <table:table-cell table:formula="of:=[.X4]/1000" office:value-type="float" office:value="231.126" calcext:value-type="float">
            <text:p>231.126</text:p>
          </table:table-cell>
          <table:table-cell/>
          <table:table-cell table:formula="of:=COM.MICROSOFT.TEXTJOIN(&quot;&quot;; ;[.F4:.H4])" office:value-type="string" office:string-value="143655" calcext:value-type="string">
            <text:p>143655</text:p>
          </table:table-cell>
          <table:table-cell table:number-columns-repeated="2"/>
          <table:table-cell table:formula="of:=COM.MICROSOFT.TEXTJOIN(&quot;&quot;; ;[.I4:.K4])" office:value-type="string" office:string-value="02788" calcext:value-type="string">
            <text:p>02788</text:p>
          </table:table-cell>
          <table:table-cell table:formula="of:=[.AD4]/100" office:value-type="float" office:value="27.88" calcext:value-type="float">
            <text:p>27.88</text:p>
          </table:table-cell>
          <table:table-cell/>
          <table:table-cell table:formula="of:=COM.MICROSOFT.TEXTJOIN(&quot;&quot;; ;[.L4:.N4])" office:value-type="string" office:string-value="83989" calcext:value-type="string">
            <text:p>83989</text:p>
          </table:table-cell>
          <table:table-cell table:formula="of:=[.AG4]/1000" office:value-type="float" office:value="83.989" calcext:value-type="float">
            <text:p>83.989</text:p>
          </table:table-cell>
          <table:table-cell/>
          <table:table-cell table:formula="of:=COM.MICROSOFT.TEXTJOIN(&quot;&quot;; ;[.O4:.Q4])" office:value-type="string" office:string-value="49974" calcext:value-type="string">
            <text:p>49974</text:p>
          </table:table-cell>
          <table:table-cell table:formula="of:=[.AJ4]/1000" office:value-type="float" office:value="49.974" calcext:value-type="float">
            <text:p>49.974</text:p>
          </table:table-cell>
        </table:table-row>
        <table:table-row table:style-name="ro1">
          <table:table-cell office:value-type="string" calcext:value-type="string">
            <text:p>Characteristic</text:p>
          </table:table-cell>
          <table:table-cell office:value-type="string" calcext:value-type="string">
            <text:p><text:s/>value/descriptor: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0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09</text:p>
          </table:table-cell>
          <table:table-cell office:value-type="float" office:value="4" calcext:value-type="float">
            <text:p>04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string" calcext:value-type="string">
            <text:p><text:s/></text:p>
          </table:table-cell>
          <table:table-cell/>
          <table:table-cell table:formula="of:=COM.MICROSOFT.TEXTJOIN(&quot;&quot;; ;[.C5:.E5])" office:value-type="string" office:string-value="231082" calcext:value-type="string">
            <text:p>231082</text:p>
          </table:table-cell>
          <table:table-cell table:formula="of:=[.X5]/1000" office:value-type="float" office:value="231.082" calcext:value-type="float">
            <text:p>231.082</text:p>
          </table:table-cell>
          <table:table-cell/>
          <table:table-cell table:formula="of:=COM.MICROSOFT.TEXTJOIN(&quot;&quot;; ;[.F5:.H5])" office:value-type="string" office:string-value="143462" calcext:value-type="string">
            <text:p>143462</text:p>
          </table:table-cell>
          <table:table-cell table:number-columns-repeated="2"/>
          <table:table-cell table:formula="of:=COM.MICROSOFT.TEXTJOIN(&quot;&quot;; ;[.I5:.K5])" office:value-type="string" office:string-value="02781" calcext:value-type="string">
            <text:p>02781</text:p>
          </table:table-cell>
          <table:table-cell table:formula="of:=[.AD5]/100" office:value-type="float" office:value="27.81" calcext:value-type="float">
            <text:p>27.81</text:p>
          </table:table-cell>
          <table:table-cell/>
          <table:table-cell table:formula="of:=COM.MICROSOFT.TEXTJOIN(&quot;&quot;; ;[.L5:.N5])" office:value-type="string" office:string-value="8399" calcext:value-type="string">
            <text:p>8399</text:p>
          </table:table-cell>
          <table:table-cell table:formula="of:=[.AG5]/1000" office:value-type="float" office:value="8.399" calcext:value-type="float">
            <text:p>8.399</text:p>
          </table:table-cell>
          <table:table-cell/>
          <table:table-cell table:formula="of:=COM.MICROSOFT.TEXTJOIN(&quot;&quot;; ;[.O5:.Q5])" office:value-type="string" office:string-value="49974" calcext:value-type="string">
            <text:p>49974</text:p>
          </table:table-cell>
          <table:table-cell table:formula="of:=[.AJ5]/1000" office:value-type="float" office:value="49.974" calcext:value-type="float">
            <text:p>49.974</text:p>
          </table:table-cell>
        </table:table-row>
        <table:table-row table:style-name="ro1">
          <table:table-cell office:value-type="string" calcext:value-type="string">
            <text:p>Characteristic</text:p>
          </table:table-cell>
          <table:table-cell office:value-type="string" calcext:value-type="string">
            <text:p><text:s/>value/descriptor: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08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04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string" calcext:value-type="string">
            <text:p><text:s/></text:p>
          </table:table-cell>
          <table:table-cell/>
          <table:table-cell table:formula="of:=COM.MICROSOFT.TEXTJOIN(&quot;&quot;; ;[.C6:.E6])" office:value-type="string" office:string-value="231067" calcext:value-type="string">
            <text:p>231067</text:p>
          </table:table-cell>
          <table:table-cell table:formula="of:=[.X6]/1000" office:value-type="float" office:value="231.067" calcext:value-type="float">
            <text:p>231.067</text:p>
          </table:table-cell>
          <table:table-cell/>
          <table:table-cell table:formula="of:=COM.MICROSOFT.TEXTJOIN(&quot;&quot;; ;[.F6:.H6])" office:value-type="string" office:string-value="142751" calcext:value-type="string">
            <text:p>142751</text:p>
          </table:table-cell>
          <table:table-cell table:number-columns-repeated="2"/>
          <table:table-cell table:formula="of:=COM.MICROSOFT.TEXTJOIN(&quot;&quot;; ;[.I6:.K6])" office:value-type="string" office:string-value="02772" calcext:value-type="string">
            <text:p>02772</text:p>
          </table:table-cell>
          <table:table-cell table:formula="of:=[.AD6]/100" office:value-type="float" office:value="27.72" calcext:value-type="float">
            <text:p>27.72</text:p>
          </table:table-cell>
          <table:table-cell/>
          <table:table-cell table:formula="of:=COM.MICROSOFT.TEXTJOIN(&quot;&quot;; ;[.L6:.N6])" office:value-type="string" office:string-value="84066" calcext:value-type="string">
            <text:p>84066</text:p>
          </table:table-cell>
          <table:table-cell table:formula="of:=[.AG6]/1000" office:value-type="float" office:value="84.066" calcext:value-type="float">
            <text:p>84.066</text:p>
          </table:table-cell>
          <table:table-cell/>
          <table:table-cell table:formula="of:=COM.MICROSOFT.TEXTJOIN(&quot;&quot;; ;[.O6:.Q6])" office:value-type="string" office:string-value="49974" calcext:value-type="string">
            <text:p>49974</text:p>
          </table:table-cell>
          <table:table-cell table:formula="of:=[.AJ6]/1000" office:value-type="float" office:value="49.974" calcext:value-type="float">
            <text:p>49.974</text:p>
          </table:table-cell>
        </table:table-row>
        <table:table-row table:style-name="ro1">
          <table:table-cell office:value-type="string" calcext:value-type="string">
            <text:p>Characteristic</text:p>
          </table:table-cell>
          <table:table-cell office:value-type="string" calcext:value-type="string">
            <text:p><text:s/>value/descriptor: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0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04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string" calcext:value-type="string">
            <text:p><text:s/></text:p>
          </table:table-cell>
          <table:table-cell/>
          <table:table-cell table:formula="of:=COM.MICROSOFT.TEXTJOIN(&quot;&quot;; ;[.C7:.E7])" office:value-type="string" office:string-value="231059" calcext:value-type="string">
            <text:p>231059</text:p>
          </table:table-cell>
          <table:table-cell table:formula="of:=[.X7]/1000" office:value-type="float" office:value="231.059" calcext:value-type="float">
            <text:p>231.059</text:p>
          </table:table-cell>
          <table:table-cell/>
          <table:table-cell table:formula="of:=COM.MICROSOFT.TEXTJOIN(&quot;&quot;; ;[.F7:.H7])" office:value-type="string" office:string-value="142437" calcext:value-type="string">
            <text:p>142437</text:p>
          </table:table-cell>
          <table:table-cell table:number-columns-repeated="2"/>
          <table:table-cell table:formula="of:=COM.MICROSOFT.TEXTJOIN(&quot;&quot;; ;[.I7:.K7])" office:value-type="string" office:string-value="02766" calcext:value-type="string">
            <text:p>02766</text:p>
          </table:table-cell>
          <table:table-cell table:formula="of:=[.AD7]/100" office:value-type="float" office:value="27.66" calcext:value-type="float">
            <text:p>27.66</text:p>
          </table:table-cell>
          <table:table-cell/>
          <table:table-cell table:formula="of:=COM.MICROSOFT.TEXTJOIN(&quot;&quot;; ;[.L7:.N7])" office:value-type="string" office:string-value="84080" calcext:value-type="string">
            <text:p>84080</text:p>
          </table:table-cell>
          <table:table-cell table:formula="of:=[.AG7]/1000" office:value-type="float" office:value="84.08" calcext:value-type="float">
            <text:p>84.08</text:p>
          </table:table-cell>
          <table:table-cell/>
          <table:table-cell table:formula="of:=COM.MICROSOFT.TEXTJOIN(&quot;&quot;; ;[.O7:.Q7])" office:value-type="string" office:string-value="49974" calcext:value-type="string">
            <text:p>49974</text:p>
          </table:table-cell>
          <table:table-cell table:formula="of:=[.AJ7]/1000" office:value-type="float" office:value="49.974" calcext:value-type="float">
            <text:p>49.974</text:p>
          </table:table-cell>
        </table:table-row>
        <table:table-row table:style-name="ro1">
          <table:table-cell office:value-type="string" calcext:value-type="string">
            <text:p>Characteristic</text:p>
          </table:table-cell>
          <table:table-cell office:value-type="string" calcext:value-type="string">
            <text:p><text:s/>value/descriptor: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0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04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string" calcext:value-type="string">
            <text:p><text:s/></text:p>
          </table:table-cell>
          <table:table-cell/>
          <table:table-cell table:formula="of:=COM.MICROSOFT.TEXTJOIN(&quot;&quot;; ;[.C8:.E8])" office:value-type="string" office:string-value="231187" calcext:value-type="string">
            <text:p>231187</text:p>
          </table:table-cell>
          <table:table-cell table:formula="of:=[.X8]/1000" office:value-type="float" office:value="231.187" calcext:value-type="float">
            <text:p>231.187</text:p>
          </table:table-cell>
          <table:table-cell/>
          <table:table-cell table:formula="of:=COM.MICROSOFT.TEXTJOIN(&quot;&quot;; ;[.F8:.H8])" office:value-type="string" office:string-value="14213" calcext:value-type="string">
            <text:p>14213</text:p>
          </table:table-cell>
          <table:table-cell table:number-columns-repeated="2"/>
          <table:table-cell table:formula="of:=COM.MICROSOFT.TEXTJOIN(&quot;&quot;; ;[.I8:.K8])" office:value-type="string" office:string-value="02760" calcext:value-type="string">
            <text:p>02760</text:p>
          </table:table-cell>
          <table:table-cell table:formula="of:=[.AD8]/100" office:value-type="float" office:value="27.6" calcext:value-type="float">
            <text:p>27.6</text:p>
          </table:table-cell>
          <table:table-cell/>
          <table:table-cell table:formula="of:=COM.MICROSOFT.TEXTJOIN(&quot;&quot;; ;[.L8:.N8])" office:value-type="string" office:string-value="84052" calcext:value-type="string">
            <text:p>84052</text:p>
          </table:table-cell>
          <table:table-cell table:formula="of:=[.AG8]/1000" office:value-type="float" office:value="84.052" calcext:value-type="float">
            <text:p>84.052</text:p>
          </table:table-cell>
          <table:table-cell/>
          <table:table-cell table:formula="of:=COM.MICROSOFT.TEXTJOIN(&quot;&quot;; ;[.O8:.Q8])" office:value-type="string" office:string-value="49974" calcext:value-type="string">
            <text:p>49974</text:p>
          </table:table-cell>
          <table:table-cell table:formula="of:=[.AJ8]/1000" office:value-type="float" office:value="49.974" calcext:value-type="float">
            <text:p>49.974</text:p>
          </table:table-cell>
        </table:table-row>
        <table:table-row table:style-name="ro1">
          <table:table-cell office:value-type="string" calcext:value-type="string">
            <text:p>Characteristic</text:p>
          </table:table-cell>
          <table:table-cell office:value-type="string" calcext:value-type="string">
            <text:p><text:s/>value/descriptor: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08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04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string" calcext:value-type="string">
            <text:p><text:s/></text:p>
          </table:table-cell>
          <table:table-cell/>
          <table:table-cell table:formula="of:=COM.MICROSOFT.TEXTJOIN(&quot;&quot;; ;[.C9:.E9])" office:value-type="string" office:string-value="231552" calcext:value-type="string">
            <text:p>231552</text:p>
          </table:table-cell>
          <table:table-cell table:formula="of:=[.X9]/1000" office:value-type="float" office:value="231.552" calcext:value-type="float">
            <text:p>231.552</text:p>
          </table:table-cell>
          <table:table-cell/>
          <table:table-cell table:formula="of:=COM.MICROSOFT.TEXTJOIN(&quot;&quot;; ;[.F9:.H9])" office:value-type="string" office:string-value="141886" calcext:value-type="string">
            <text:p>141886</text:p>
          </table:table-cell>
          <table:table-cell table:number-columns-repeated="2"/>
          <table:table-cell table:formula="of:=COM.MICROSOFT.TEXTJOIN(&quot;&quot;; ;[.I9:.K9])" office:value-type="string" office:string-value="02753" calcext:value-type="string">
            <text:p>02753</text:p>
          </table:table-cell>
          <table:table-cell table:formula="of:=[.AD9]/100" office:value-type="float" office:value="27.53" calcext:value-type="float">
            <text:p>27.53</text:p>
          </table:table-cell>
          <table:table-cell/>
          <table:table-cell table:formula="of:=COM.MICROSOFT.TEXTJOIN(&quot;&quot;; ;[.L9:.N9])" office:value-type="string" office:string-value="83818" calcext:value-type="string">
            <text:p>83818</text:p>
          </table:table-cell>
          <table:table-cell table:formula="of:=[.AG9]/1000" office:value-type="float" office:value="83.818" calcext:value-type="float">
            <text:p>83.818</text:p>
          </table:table-cell>
          <table:table-cell/>
          <table:table-cell table:formula="of:=COM.MICROSOFT.TEXTJOIN(&quot;&quot;; ;[.O9:.Q9])" office:value-type="string" office:string-value="49974" calcext:value-type="string">
            <text:p>49974</text:p>
          </table:table-cell>
          <table:table-cell table:formula="of:=[.AJ9]/1000" office:value-type="float" office:value="49.974" calcext:value-type="float">
            <text:p>49.974</text:p>
          </table:table-cell>
        </table:table-row>
        <table:table-row table:style-name="ro1">
          <table:table-cell office:value-type="string" calcext:value-type="string">
            <text:p>Characteristic</text:p>
          </table:table-cell>
          <table:table-cell office:value-type="string" calcext:value-type="string">
            <text:p><text:s/>value/descriptor: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08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04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string" calcext:value-type="string">
            <text:p><text:s/></text:p>
          </table:table-cell>
          <table:table-cell/>
          <table:table-cell table:formula="of:=COM.MICROSOFT.TEXTJOIN(&quot;&quot;; ;[.C10:.E10])" office:value-type="string" office:string-value="231688" calcext:value-type="string">
            <text:p>231688</text:p>
          </table:table-cell>
          <table:table-cell table:formula="of:=[.X10]/1000" office:value-type="float" office:value="231.688" calcext:value-type="float">
            <text:p>231.688</text:p>
          </table:table-cell>
          <table:table-cell/>
          <table:table-cell table:formula="of:=COM.MICROSOFT.TEXTJOIN(&quot;&quot;; ;[.F10:.H10])" office:value-type="string" office:string-value="141493" calcext:value-type="string">
            <text:p>141493</text:p>
          </table:table-cell>
          <table:table-cell table:number-columns-repeated="2"/>
          <table:table-cell table:formula="of:=COM.MICROSOFT.TEXTJOIN(&quot;&quot;; ;[.I10:.K10])" office:value-type="string" office:string-value="02746" calcext:value-type="string">
            <text:p>02746</text:p>
          </table:table-cell>
          <table:table-cell table:formula="of:=[.AD10]/100" office:value-type="float" office:value="27.46" calcext:value-type="float">
            <text:p>27.46</text:p>
          </table:table-cell>
          <table:table-cell/>
          <table:table-cell table:formula="of:=COM.MICROSOFT.TEXTJOIN(&quot;&quot;; ;[.L10:.N10])" office:value-type="string" office:string-value="83795" calcext:value-type="string">
            <text:p>83795</text:p>
          </table:table-cell>
          <table:table-cell table:formula="of:=[.AG10]/1000" office:value-type="float" office:value="83.795" calcext:value-type="float">
            <text:p>83.795</text:p>
          </table:table-cell>
          <table:table-cell/>
          <table:table-cell table:formula="of:=COM.MICROSOFT.TEXTJOIN(&quot;&quot;; ;[.O10:.Q10])" office:value-type="string" office:string-value="49974" calcext:value-type="string">
            <text:p>49974</text:p>
          </table:table-cell>
          <table:table-cell table:formula="of:=[.AJ10]/1000" office:value-type="float" office:value="49.974" calcext:value-type="float">
            <text:p>49.974</text:p>
          </table:table-cell>
        </table:table-row>
        <table:table-row table:style-name="ro1">
          <table:table-cell office:value-type="string" calcext:value-type="string">
            <text:p>Characteristic</text:p>
          </table:table-cell>
          <table:table-cell office:value-type="string" calcext:value-type="string">
            <text:p><text:s/>value/descriptor: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08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04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string" calcext:value-type="string">
            <text:p><text:s/></text:p>
          </table:table-cell>
          <table:table-cell/>
          <table:table-cell table:formula="of:=COM.MICROSOFT.TEXTJOIN(&quot;&quot;; ;[.C11:.E11])" office:value-type="string" office:string-value="231618" calcext:value-type="string">
            <text:p>231618</text:p>
          </table:table-cell>
          <table:table-cell table:formula="of:=[.X11]/1000" office:value-type="float" office:value="231.618" calcext:value-type="float">
            <text:p>231.618</text:p>
          </table:table-cell>
          <table:table-cell/>
          <table:table-cell table:formula="of:=COM.MICROSOFT.TEXTJOIN(&quot;&quot;; ;[.F11:.H11])" office:value-type="string" office:string-value="1444" calcext:value-type="string">
            <text:p>1444</text:p>
          </table:table-cell>
          <table:table-cell table:number-columns-repeated="2"/>
          <table:table-cell table:formula="of:=COM.MICROSOFT.TEXTJOIN(&quot;&quot;; ;[.I11:.K11])" office:value-type="string" office:string-value="02730" calcext:value-type="string">
            <text:p>02730</text:p>
          </table:table-cell>
          <table:table-cell table:formula="of:=[.AD11]/100" office:value-type="float" office:value="27.3" calcext:value-type="float">
            <text:p>27.3</text:p>
          </table:table-cell>
          <table:table-cell/>
          <table:table-cell table:formula="of:=COM.MICROSOFT.TEXTJOIN(&quot;&quot;; ;[.L11:.N11])" office:value-type="string" office:string-value="83979" calcext:value-type="string">
            <text:p>83979</text:p>
          </table:table-cell>
          <table:table-cell table:formula="of:=[.AG11]/1000" office:value-type="float" office:value="83.979" calcext:value-type="float">
            <text:p>83.979</text:p>
          </table:table-cell>
          <table:table-cell/>
          <table:table-cell table:formula="of:=COM.MICROSOFT.TEXTJOIN(&quot;&quot;; ;[.O11:.Q11])" office:value-type="string" office:string-value="49974" calcext:value-type="string">
            <text:p>49974</text:p>
          </table:table-cell>
          <table:table-cell table:formula="of:=[.AJ11]/1000" office:value-type="float" office:value="49.974" calcext:value-type="float">
            <text:p>49.974</text:p>
          </table:table-cell>
        </table:table-row>
        <table:table-row table:style-name="ro1">
          <table:table-cell office:value-type="string" calcext:value-type="string">
            <text:p>Characteristic</text:p>
          </table:table-cell>
          <table:table-cell office:value-type="string" calcext:value-type="string">
            <text:p><text:s/>value/descriptor: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0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04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string" calcext:value-type="string">
            <text:p><text:s/></text:p>
          </table:table-cell>
          <table:table-cell/>
          <table:table-cell table:formula="of:=COM.MICROSOFT.TEXTJOIN(&quot;&quot;; ;[.C12:.E12])" office:value-type="string" office:string-value="231566" calcext:value-type="string">
            <text:p>231566</text:p>
          </table:table-cell>
          <table:table-cell table:formula="of:=[.X12]/1000" office:value-type="float" office:value="231.566" calcext:value-type="float">
            <text:p>231.566</text:p>
          </table:table-cell>
          <table:table-cell/>
          <table:table-cell table:formula="of:=COM.MICROSOFT.TEXTJOIN(&quot;&quot;; ;[.F12:.H12])" office:value-type="string" office:string-value="1416" calcext:value-type="string">
            <text:p>1416</text:p>
          </table:table-cell>
          <table:table-cell table:number-columns-repeated="2"/>
          <table:table-cell table:formula="of:=COM.MICROSOFT.TEXTJOIN(&quot;&quot;; ;[.I12:.K12])" office:value-type="string" office:string-value="02723" calcext:value-type="string">
            <text:p>02723</text:p>
          </table:table-cell>
          <table:table-cell table:formula="of:=[.AD12]/100" office:value-type="float" office:value="27.23" calcext:value-type="float">
            <text:p>27.23</text:p>
          </table:table-cell>
          <table:table-cell/>
          <table:table-cell table:formula="of:=COM.MICROSOFT.TEXTJOIN(&quot;&quot;; ;[.L12:.N12])" office:value-type="string" office:string-value="83952" calcext:value-type="string">
            <text:p>83952</text:p>
          </table:table-cell>
          <table:table-cell table:formula="of:=[.AG12]/1000" office:value-type="float" office:value="83.952" calcext:value-type="float">
            <text:p>83.952</text:p>
          </table:table-cell>
          <table:table-cell/>
          <table:table-cell table:formula="of:=COM.MICROSOFT.TEXTJOIN(&quot;&quot;; ;[.O12:.Q12])" office:value-type="string" office:string-value="49974" calcext:value-type="string">
            <text:p>49974</text:p>
          </table:table-cell>
          <table:table-cell table:formula="of:=[.AJ12]/1000" office:value-type="float" office:value="49.974" calcext:value-type="float">
            <text:p>49.974</text:p>
          </table:table-cell>
        </table:table-row>
        <table:table-row table:style-name="ro1">
          <table:table-cell office:value-type="string" calcext:value-type="string">
            <text:p>Characteristic</text:p>
          </table:table-cell>
          <table:table-cell office:value-type="string" calcext:value-type="string">
            <text:p><text:s/>value/descriptor: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09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08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04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string" calcext:value-type="string">
            <text:p><text:s/></text:p>
          </table:table-cell>
          <table:table-cell/>
          <table:table-cell table:formula="of:=COM.MICROSOFT.TEXTJOIN(&quot;&quot;; ;[.C13:.E13])" office:value-type="string" office:string-value="231422" calcext:value-type="string">
            <text:p>231422</text:p>
          </table:table-cell>
          <table:table-cell table:formula="of:=[.X13]/1000" office:value-type="float" office:value="231.422" calcext:value-type="float">
            <text:p>231.422</text:p>
          </table:table-cell>
          <table:table-cell/>
          <table:table-cell table:formula="of:=COM.MICROSOFT.TEXTJOIN(&quot;&quot;; ;[.F13:.H13])" office:value-type="string" office:string-value="13979" calcext:value-type="string">
            <text:p>13979</text:p>
          </table:table-cell>
          <table:table-cell table:number-columns-repeated="2"/>
          <table:table-cell table:formula="of:=COM.MICROSOFT.TEXTJOIN(&quot;&quot;; ;[.I13:.K13])" office:value-type="string" office:string-value="0278" calcext:value-type="string">
            <text:p>0278</text:p>
          </table:table-cell>
          <table:table-cell table:formula="of:=[.AD13]/100" office:value-type="float" office:value="2.78" calcext:value-type="float">
            <text:p>2.78</text:p>
          </table:table-cell>
          <table:table-cell/>
          <table:table-cell table:formula="of:=COM.MICROSOFT.TEXTJOIN(&quot;&quot;; ;[.L13:.N13])" office:value-type="string" office:string-value="83784" calcext:value-type="string">
            <text:p>83784</text:p>
          </table:table-cell>
          <table:table-cell table:formula="of:=[.AG13]/1000" office:value-type="float" office:value="83.784" calcext:value-type="float">
            <text:p>83.784</text:p>
          </table:table-cell>
          <table:table-cell/>
          <table:table-cell table:formula="of:=COM.MICROSOFT.TEXTJOIN(&quot;&quot;; ;[.O13:.Q13])" office:value-type="string" office:string-value="49987" calcext:value-type="string">
            <text:p>49987</text:p>
          </table:table-cell>
          <table:table-cell table:formula="of:=[.AJ13]/1000" office:value-type="float" office:value="49.987" calcext:value-type="float">
            <text:p>49.987</text:p>
          </table:table-cell>
        </table:table-row>
        <table:table-row table:style-name="ro1">
          <table:table-cell office:value-type="string" calcext:value-type="string">
            <text:p>Characteristic</text:p>
          </table:table-cell>
          <table:table-cell office:value-type="string" calcext:value-type="string">
            <text:p><text:s/>value/descriptor: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8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04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string" calcext:value-type="string">
            <text:p><text:s/></text:p>
          </table:table-cell>
          <table:table-cell/>
          <table:table-cell table:formula="of:=COM.MICROSOFT.TEXTJOIN(&quot;&quot;; ;[.C14:.E14])" office:value-type="string" office:string-value="231490" calcext:value-type="string">
            <text:p>231490</text:p>
          </table:table-cell>
          <table:table-cell table:formula="of:=[.X14]/1000" office:value-type="float" office:value="231.49" calcext:value-type="float">
            <text:p>231.49</text:p>
          </table:table-cell>
          <table:table-cell/>
          <table:table-cell table:formula="of:=COM.MICROSOFT.TEXTJOIN(&quot;&quot;; ;[.F14:.H14])" office:value-type="string" office:string-value="13941" calcext:value-type="string">
            <text:p>13941</text:p>
          </table:table-cell>
          <table:table-cell table:number-columns-repeated="2"/>
          <table:table-cell table:formula="of:=COM.MICROSOFT.TEXTJOIN(&quot;&quot;; ;[.I14:.K14])" office:value-type="string" office:string-value="0273" calcext:value-type="string">
            <text:p>0273</text:p>
          </table:table-cell>
          <table:table-cell table:formula="of:=[.AD14]/100" office:value-type="float" office:value="2.73" calcext:value-type="float">
            <text:p>2.73</text:p>
          </table:table-cell>
          <table:table-cell/>
          <table:table-cell table:formula="of:=COM.MICROSOFT.TEXTJOIN(&quot;&quot;; ;[.L14:.N14])" office:value-type="string" office:string-value="83799" calcext:value-type="string">
            <text:p>83799</text:p>
          </table:table-cell>
          <table:table-cell table:formula="of:=[.AG14]/1000" office:value-type="float" office:value="83.799" calcext:value-type="float">
            <text:p>83.799</text:p>
          </table:table-cell>
          <table:table-cell/>
          <table:table-cell table:formula="of:=COM.MICROSOFT.TEXTJOIN(&quot;&quot;; ;[.O14:.Q14])" office:value-type="string" office:string-value="49974" calcext:value-type="string">
            <text:p>49974</text:p>
          </table:table-cell>
          <table:table-cell table:formula="of:=[.AJ14]/1000" office:value-type="float" office:value="49.974" calcext:value-type="float">
            <text:p>49.974</text:p>
          </table:table-cell>
        </table:table-row>
        <table:table-row table:style-name="ro1" table:number-rows-repeated="1048561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heet2" table:style-name="ta1">
        <table:table-column table:style-name="co13" table:default-cell-style-name="ce3"/>
        <table:table-column table:style-name="co14" table:default-cell-style-name="Default"/>
        <table:table-column table:style-name="co3" table:number-columns-repeated="16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6" table:default-cell-style-name="Default"/>
        <table:table-column table:style-name="co3" table:default-cell-style-name="Default"/>
        <table:table-column table:style-name="co17" table:number-columns-repeated="18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20" table:number-columns-repeated="2" table:default-cell-style-name="Default"/>
        <table:table-column table:style-name="co19" table:number-columns-repeated="3" table:default-cell-style-name="Default"/>
        <table:table-column table:style-name="co21" table:number-columns-repeated="3" table:default-cell-style-name="Default"/>
        <table:table-column table:style-name="co19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0"/>
          <table:table-cell table:formula="of:=HEX2DEC([.C2])" office:value-type="float" office:value="0" calcext:value-type="float">
            <text:p>0</text:p>
          </table:table-cell>
          <table:table-cell table:formula="of:=HEX2DEC([.D2])" office:value-type="float" office:value="24" calcext:value-type="float">
            <text:p>24</text:p>
          </table:table-cell>
          <table:table-cell table:formula="of:=HEX2DEC([.E2])" office:value-type="float" office:value="0" calcext:value-type="float">
            <text:p>0</text:p>
          </table:table-cell>
          <table:table-cell table:formula="of:=HEX2DEC([.F2])" office:value-type="float" office:value="0" calcext:value-type="float">
            <text:p>0</text:p>
          </table:table-cell>
          <table:table-cell table:formula="of:=HEX2DEC([.G2])" office:value-type="float" office:value="0" calcext:value-type="float">
            <text:p>0</text:p>
          </table:table-cell>
          <table:table-cell table:formula="of:=HEX2DEC([.H2])" office:value-type="float" office:value="0" calcext:value-type="float">
            <text:p>0</text:p>
          </table:table-cell>
          <table:table-cell table:formula="of:=HEX2DEC([.I2])" office:value-type="float" office:value="0" calcext:value-type="float">
            <text:p>0</text:p>
          </table:table-cell>
          <table:table-cell table:formula="of:=HEX2DEC([.J2])" office:value-type="float" office:value="0" calcext:value-type="float">
            <text:p>0</text:p>
          </table:table-cell>
          <table:table-cell table:formula="of:=HEX2DEC([.K2])" office:value-type="float" office:value="0" calcext:value-type="float">
            <text:p>0</text:p>
          </table:table-cell>
          <table:table-cell table:formula="of:=HEX2DEC([.L2])" office:value-type="float" office:value="0" calcext:value-type="float">
            <text:p>0</text:p>
          </table:table-cell>
          <table:table-cell table:formula="of:=HEX2DEC([.M2])" office:value-type="float" office:value="0" calcext:value-type="float">
            <text:p>0</text:p>
          </table:table-cell>
          <table:table-cell table:formula="of:=HEX2DEC([.N2])" office:value-type="float" office:value="0" calcext:value-type="float">
            <text:p>0</text:p>
          </table:table-cell>
          <table:table-cell table:formula="of:=HEX2DEC([.O2])" office:value-type="float" office:value="0" calcext:value-type="float">
            <text:p>0</text:p>
          </table:table-cell>
          <table:table-cell table:formula="of:=HEX2DEC([.P2])" office:value-type="float" office:value="0" calcext:value-type="float">
            <text:p>0</text:p>
          </table:table-cell>
          <table:table-cell table:formula="of:=HEX2DEC([.Q2])" office:value-type="float" office:value="0" calcext:value-type="float">
            <text:p>0</text:p>
          </table:table-cell>
          <table:table-cell table:formula="of:=HEX2DEC([.R2])" office:value-type="float" office:value="0" calcext:value-type="float">
            <text:p>0</text:p>
          </table:table-cell>
          <table:table-cell table:formula="of:=HEX2DEC([.S2])" office:value-type="float" office:value="0" calcext:value-type="float">
            <text:p>0</text:p>
          </table:table-cell>
          <table:table-cell table:formula="of:=HEX2DEC([.T2])" office:value-type="float" office:value="0" calcext:value-type="float">
            <text:p>0</text:p>
          </table:table-cell>
          <table:table-cell table:formula="of:=HEX2DEC([.U2])" office:value-type="float" office:value="0" calcext:value-type="float">
            <text:p>0</text:p>
          </table:table-cell>
          <table:table-cell/>
          <table:table-cell table:formula="of:=CHAR([.Y2])" office:value-type="string" office:string-value="" calcext:value-type="string">
            <text:p/>
          </table:table-cell>
          <table:table-cell table:formula="of:=CHAR([.Z2])" office:value-type="string" office:string-value="" calcext:value-type="string">
            <text:p/>
          </table:table-cell>
          <table:table-cell table:formula="of:=CHAR([.AA2])" office:value-type="string" office:string-value="" calcext:value-type="string">
            <text:p/>
          </table:table-cell>
          <table:table-cell table:formula="of:=CHAR([.AB2])" office:value-type="string" office:string-value="" calcext:value-type="string">
            <text:p/>
          </table:table-cell>
          <table:table-cell table:formula="of:=CHAR([.AC2])" office:value-type="string" office:string-value="" calcext:value-type="string">
            <text:p/>
          </table:table-cell>
          <table:table-cell table:formula="of:=CHAR([.AD2])" office:value-type="string" office:string-value="" calcext:value-type="string">
            <text:p/>
          </table:table-cell>
          <table:table-cell table:formula="of:=CHAR([.AE2])" office:value-type="string" office:string-value="" calcext:value-type="string">
            <text:p/>
          </table:table-cell>
          <table:table-cell table:formula="of:=CHAR([.AF2])" office:value-type="string" office:string-value="" calcext:value-type="string">
            <text:p/>
          </table:table-cell>
          <table:table-cell table:formula="of:=CHAR([.AG2])" office:value-type="string" office:string-value="" calcext:value-type="string">
            <text:p/>
          </table:table-cell>
          <table:table-cell table:formula="of:=CHAR([.AH2])" office:value-type="string" office:string-value="" calcext:value-type="string">
            <text:p/>
          </table:table-cell>
          <table:table-cell table:formula="of:=CHAR([.AI2])" office:value-type="string" office:string-value="" calcext:value-type="string">
            <text:p/>
          </table:table-cell>
          <table:table-cell table:formula="of:=CHAR([.AJ2])" office:value-type="string" office:string-value="" calcext:value-type="string">
            <text:p/>
          </table:table-cell>
          <table:table-cell table:formula="of:=CHAR([.AK2])" office:value-type="string" office:string-value="" calcext:value-type="string">
            <text:p/>
          </table:table-cell>
          <table:table-cell table:formula="of:=CHAR([.AL2])" office:value-type="string" office:string-value="" calcext:value-type="string">
            <text:p/>
          </table:table-cell>
          <table:table-cell table:formula="of:=CHAR([.AM2])" office:value-type="string" office:string-value="" calcext:value-type="string">
            <text:p/>
          </table:table-cell>
          <table:table-cell table:formula="of:=CHAR([.AN2])" office:value-type="string" office:string-value="" calcext:value-type="string">
            <text:p/>
          </table:table-cell>
          <table:table-cell table:formula="of:=CHAR([.AO2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3])" office:value-type="float" office:value="2" calcext:value-type="float">
            <text:p>2</text:p>
          </table:table-cell>
          <table:table-cell table:formula="of:=HEX2DEC([.D3])" office:value-type="float" office:value="3" calcext:value-type="float">
            <text:p>3</text:p>
          </table:table-cell>
          <table:table-cell table:formula="of:=HEX2DEC([.E3])" office:value-type="float" office:value="0" calcext:value-type="float">
            <text:p>0</text:p>
          </table:table-cell>
          <table:table-cell table:formula="of:=HEX2DEC([.F3])" office:value-type="float" office:value="0" calcext:value-type="float">
            <text:p>0</text:p>
          </table:table-cell>
          <table:table-cell table:formula="of:=HEX2DEC([.G3])" office:value-type="float" office:value="42" calcext:value-type="float">
            <text:p>42</text:p>
          </table:table-cell>
          <table:table-cell table:formula="of:=HEX2DEC([.H3])" office:value-type="float" office:value="0" calcext:value-type="float">
            <text:p>0</text:p>
          </table:table-cell>
          <table:table-cell table:formula="of:=HEX2DEC([.I3])" office:value-type="float" office:value="0" calcext:value-type="float">
            <text:p>0</text:p>
          </table:table-cell>
          <table:table-cell table:formula="of:=HEX2DEC([.J3])" office:value-type="float" office:value="0" calcext:value-type="float">
            <text:p>0</text:p>
          </table:table-cell>
          <table:table-cell table:formula="of:=HEX2DEC([.K3])" office:value-type="float" office:value="0" calcext:value-type="float">
            <text:p>0</text:p>
          </table:table-cell>
          <table:table-cell table:formula="of:=HEX2DEC([.L3])" office:value-type="float" office:value="0" calcext:value-type="float">
            <text:p>0</text:p>
          </table:table-cell>
          <table:table-cell table:formula="of:=HEX2DEC([.M3])" office:value-type="float" office:value="0" calcext:value-type="float">
            <text:p>0</text:p>
          </table:table-cell>
          <table:table-cell table:formula="of:=HEX2DEC([.N3])" office:value-type="float" office:value="0" calcext:value-type="float">
            <text:p>0</text:p>
          </table:table-cell>
          <table:table-cell table:formula="of:=HEX2DEC([.O3])" office:value-type="float" office:value="0" calcext:value-type="float">
            <text:p>0</text:p>
          </table:table-cell>
          <table:table-cell table:formula="of:=HEX2DEC([.P3])" office:value-type="float" office:value="0" calcext:value-type="float">
            <text:p>0</text:p>
          </table:table-cell>
          <table:table-cell table:formula="of:=HEX2DEC([.Q3])" office:value-type="float" office:value="0" calcext:value-type="float">
            <text:p>0</text:p>
          </table:table-cell>
          <table:table-cell table:formula="of:=HEX2DEC([.R3])" office:value-type="float" office:value="0" calcext:value-type="float">
            <text:p>0</text:p>
          </table:table-cell>
          <table:table-cell table:formula="of:=HEX2DEC([.S3])" office:value-type="float" office:value="0" calcext:value-type="float">
            <text:p>0</text:p>
          </table:table-cell>
          <table:table-cell table:formula="of:=HEX2DEC([.T3])" office:value-type="float" office:value="0" calcext:value-type="float">
            <text:p>0</text:p>
          </table:table-cell>
          <table:table-cell table:formula="of:=HEX2DEC([.U3])" office:value-type="float" office:value="0" calcext:value-type="float">
            <text:p>0</text:p>
          </table:table-cell>
          <table:table-cell/>
          <table:table-cell table:formula="of:=CHAR([.Y3])" office:value-type="string" office:string-value="" calcext:value-type="string">
            <text:p/>
          </table:table-cell>
          <table:table-cell table:formula="of:=CHAR([.Z3])" office:value-type="string" office:string-value="" calcext:value-type="string">
            <text:p/>
          </table:table-cell>
          <table:table-cell table:formula="of:=CHAR([.AA3])" office:value-type="string" office:string-value="" calcext:value-type="string">
            <text:p/>
          </table:table-cell>
          <table:table-cell table:formula="of:=CHAR([.AB3])" office:value-type="string" office:string-value="" calcext:value-type="string">
            <text:p/>
          </table:table-cell>
          <table:table-cell table:formula="of:=CHAR([.AC3])" office:value-type="string" office:string-value="*" calcext:value-type="string">
            <text:p>*</text:p>
          </table:table-cell>
          <table:table-cell table:formula="of:=CHAR([.AD3])" office:value-type="string" office:string-value="" calcext:value-type="string">
            <text:p/>
          </table:table-cell>
          <table:table-cell table:formula="of:=CHAR([.AE3])" office:value-type="string" office:string-value="" calcext:value-type="string">
            <text:p/>
          </table:table-cell>
          <table:table-cell table:formula="of:=CHAR([.AF3])" office:value-type="string" office:string-value="" calcext:value-type="string">
            <text:p/>
          </table:table-cell>
          <table:table-cell table:formula="of:=CHAR([.AG3])" office:value-type="string" office:string-value="" calcext:value-type="string">
            <text:p/>
          </table:table-cell>
          <table:table-cell table:formula="of:=CHAR([.AH3])" office:value-type="string" office:string-value="" calcext:value-type="string">
            <text:p/>
          </table:table-cell>
          <table:table-cell table:formula="of:=CHAR([.AI3])" office:value-type="string" office:string-value="" calcext:value-type="string">
            <text:p/>
          </table:table-cell>
          <table:table-cell table:formula="of:=CHAR([.AJ3])" office:value-type="string" office:string-value="" calcext:value-type="string">
            <text:p/>
          </table:table-cell>
          <table:table-cell table:formula="of:=CHAR([.AK3])" office:value-type="string" office:string-value="" calcext:value-type="string">
            <text:p/>
          </table:table-cell>
          <table:table-cell table:formula="of:=CHAR([.AL3])" office:value-type="string" office:string-value="" calcext:value-type="string">
            <text:p/>
          </table:table-cell>
          <table:table-cell table:formula="of:=CHAR([.AM3])" office:value-type="string" office:string-value="" calcext:value-type="string">
            <text:p/>
          </table:table-cell>
          <table:table-cell table:formula="of:=CHAR([.AN3])" office:value-type="string" office:string-value="" calcext:value-type="string">
            <text:p/>
          </table:table-cell>
          <table:table-cell table:formula="of:=CHAR([.AO3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Name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f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d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number-columns-repeated="7"/>
          <table:table-cell table:formula="of:=HEX2DEC([.C4])" office:value-type="float" office:value="87" calcext:value-type="float">
            <text:p>87</text:p>
          </table:table-cell>
          <table:table-cell table:formula="of:=HEX2DEC([.D4])" office:value-type="float" office:value="105" calcext:value-type="float">
            <text:p>105</text:p>
          </table:table-cell>
          <table:table-cell table:formula="of:=HEX2DEC([.E4])" office:value-type="float" office:value="84" calcext:value-type="float">
            <text:p>84</text:p>
          </table:table-cell>
          <table:table-cell table:formula="of:=HEX2DEC([.F4])" office:value-type="float" office:value="32" calcext:value-type="float">
            <text:p>32</text:p>
          </table:table-cell>
          <table:table-cell table:formula="of:=HEX2DEC([.G4])" office:value-type="float" office:value="80" calcext:value-type="float">
            <text:p>80</text:p>
          </table:table-cell>
          <table:table-cell table:formula="of:=HEX2DEC([.H4])" office:value-type="float" office:value="111" calcext:value-type="float">
            <text:p>111</text:p>
          </table:table-cell>
          <table:table-cell table:formula="of:=HEX2DEC([.I4])" office:value-type="float" office:value="119" calcext:value-type="float">
            <text:p>119</text:p>
          </table:table-cell>
          <table:table-cell table:formula="of:=HEX2DEC([.J4])" office:value-type="float" office:value="101" calcext:value-type="float">
            <text:p>101</text:p>
          </table:table-cell>
          <table:table-cell table:formula="of:=HEX2DEC([.K4])" office:value-type="float" office:value="114" calcext:value-type="float">
            <text:p>114</text:p>
          </table:table-cell>
          <table:table-cell table:formula="of:=HEX2DEC([.L4])" office:value-type="float" office:value="32" calcext:value-type="float">
            <text:p>32</text:p>
          </table:table-cell>
          <table:table-cell table:formula="of:=HEX2DEC([.M4])" office:value-type="float" office:value="77" calcext:value-type="float">
            <text:p>77</text:p>
          </table:table-cell>
          <table:table-cell table:formula="of:=HEX2DEC([.N4])" office:value-type="float" office:value="101" calcext:value-type="float">
            <text:p>101</text:p>
          </table:table-cell>
          <table:table-cell table:formula="of:=HEX2DEC([.O4])" office:value-type="float" office:value="116" calcext:value-type="float">
            <text:p>116</text:p>
          </table:table-cell>
          <table:table-cell table:formula="of:=HEX2DEC([.P4])" office:value-type="float" office:value="101" calcext:value-type="float">
            <text:p>101</text:p>
          </table:table-cell>
          <table:table-cell table:formula="of:=HEX2DEC([.Q4])" office:value-type="float" office:value="114" calcext:value-type="float">
            <text:p>114</text:p>
          </table:table-cell>
          <table:table-cell table:formula="of:=HEX2DEC([.R4])" office:value-type="float" office:value="0" calcext:value-type="float">
            <text:p>0</text:p>
          </table:table-cell>
          <table:table-cell table:formula="of:=HEX2DEC([.S4])" office:value-type="float" office:value="0" calcext:value-type="float">
            <text:p>0</text:p>
          </table:table-cell>
          <table:table-cell table:formula="of:=HEX2DEC([.T4])" office:value-type="float" office:value="0" calcext:value-type="float">
            <text:p>0</text:p>
          </table:table-cell>
          <table:table-cell table:formula="of:=HEX2DEC([.U4])" office:value-type="float" office:value="0" calcext:value-type="float">
            <text:p>0</text:p>
          </table:table-cell>
          <table:table-cell/>
          <table:table-cell table:formula="of:=CHAR([.Y4])" office:value-type="string" office:string-value="W" calcext:value-type="string">
            <text:p>W</text:p>
          </table:table-cell>
          <table:table-cell table:formula="of:=CHAR([.Z4])" office:value-type="string" office:string-value="i" calcext:value-type="string">
            <text:p>i</text:p>
          </table:table-cell>
          <table:table-cell table:formula="of:=CHAR([.AA4])" office:value-type="string" office:string-value="T" calcext:value-type="string">
            <text:p>T</text:p>
          </table:table-cell>
          <table:table-cell table:formula="of:=CHAR([.AB4])" office:value-type="string" office:string-value=" " calcext:value-type="string">
            <text:p><text:s/></text:p>
          </table:table-cell>
          <table:table-cell table:formula="of:=CHAR([.AC4])" office:value-type="string" office:string-value="P" calcext:value-type="string">
            <text:p>P</text:p>
          </table:table-cell>
          <table:table-cell table:formula="of:=CHAR([.AD4])" office:value-type="string" office:string-value="o" calcext:value-type="string">
            <text:p>o</text:p>
          </table:table-cell>
          <table:table-cell table:formula="of:=CHAR([.AE4])" office:value-type="string" office:string-value="w" calcext:value-type="string">
            <text:p>w</text:p>
          </table:table-cell>
          <table:table-cell table:formula="of:=CHAR([.AF4])" office:value-type="string" office:string-value="e" calcext:value-type="string">
            <text:p>e</text:p>
          </table:table-cell>
          <table:table-cell table:formula="of:=CHAR([.AG4])" office:value-type="string" office:string-value="r" calcext:value-type="string">
            <text:p>r</text:p>
          </table:table-cell>
          <table:table-cell table:formula="of:=CHAR([.AH4])" office:value-type="string" office:string-value=" " calcext:value-type="string">
            <text:p><text:s/></text:p>
          </table:table-cell>
          <table:table-cell table:formula="of:=CHAR([.AI4])" office:value-type="string" office:string-value="M" calcext:value-type="string">
            <text:p>M</text:p>
          </table:table-cell>
          <table:table-cell table:formula="of:=CHAR([.AJ4])" office:value-type="string" office:string-value="e" calcext:value-type="string">
            <text:p>e</text:p>
          </table:table-cell>
          <table:table-cell table:formula="of:=CHAR([.AK4])" office:value-type="string" office:string-value="t" calcext:value-type="string">
            <text:p>t</text:p>
          </table:table-cell>
          <table:table-cell table:formula="of:=CHAR([.AL4])" office:value-type="string" office:string-value="e" calcext:value-type="string">
            <text:p>e</text:p>
          </table:table-cell>
          <table:table-cell table:formula="of:=CHAR([.AM4])" office:value-type="string" office:string-value="r" calcext:value-type="string">
            <text:p>r</text:p>
          </table:table-cell>
          <table:table-cell table:formula="of:=CHAR([.AN4])" office:value-type="string" office:string-value="" calcext:value-type="string">
            <text:p/>
          </table:table-cell>
          <table:table-cell table:formula="of:=CHAR([.AO4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5])" office:value-type="float" office:value="2" calcext:value-type="float">
            <text:p>2</text:p>
          </table:table-cell>
          <table:table-cell table:formula="of:=HEX2DEC([.D5])" office:value-type="float" office:value="5" calcext:value-type="float">
            <text:p>5</text:p>
          </table:table-cell>
          <table:table-cell table:formula="of:=HEX2DEC([.E5])" office:value-type="float" office:value="0" calcext:value-type="float">
            <text:p>0</text:p>
          </table:table-cell>
          <table:table-cell table:formula="of:=HEX2DEC([.F5])" office:value-type="float" office:value="1" calcext:value-type="float">
            <text:p>1</text:p>
          </table:table-cell>
          <table:table-cell table:formula="of:=HEX2DEC([.G5])" office:value-type="float" office:value="42" calcext:value-type="float">
            <text:p>42</text:p>
          </table:table-cell>
          <table:table-cell table:formula="of:=HEX2DEC([.H5])" office:value-type="float" office:value="0" calcext:value-type="float">
            <text:p>0</text:p>
          </table:table-cell>
          <table:table-cell table:formula="of:=HEX2DEC([.I5])" office:value-type="float" office:value="0" calcext:value-type="float">
            <text:p>0</text:p>
          </table:table-cell>
          <table:table-cell table:formula="of:=HEX2DEC([.J5])" office:value-type="float" office:value="0" calcext:value-type="float">
            <text:p>0</text:p>
          </table:table-cell>
          <table:table-cell table:formula="of:=HEX2DEC([.K5])" office:value-type="float" office:value="0" calcext:value-type="float">
            <text:p>0</text:p>
          </table:table-cell>
          <table:table-cell table:formula="of:=HEX2DEC([.L5])" office:value-type="float" office:value="0" calcext:value-type="float">
            <text:p>0</text:p>
          </table:table-cell>
          <table:table-cell table:formula="of:=HEX2DEC([.M5])" office:value-type="float" office:value="0" calcext:value-type="float">
            <text:p>0</text:p>
          </table:table-cell>
          <table:table-cell table:formula="of:=HEX2DEC([.N5])" office:value-type="float" office:value="0" calcext:value-type="float">
            <text:p>0</text:p>
          </table:table-cell>
          <table:table-cell table:formula="of:=HEX2DEC([.O5])" office:value-type="float" office:value="0" calcext:value-type="float">
            <text:p>0</text:p>
          </table:table-cell>
          <table:table-cell table:formula="of:=HEX2DEC([.P5])" office:value-type="float" office:value="0" calcext:value-type="float">
            <text:p>0</text:p>
          </table:table-cell>
          <table:table-cell table:formula="of:=HEX2DEC([.Q5])" office:value-type="float" office:value="0" calcext:value-type="float">
            <text:p>0</text:p>
          </table:table-cell>
          <table:table-cell table:formula="of:=HEX2DEC([.R5])" office:value-type="float" office:value="0" calcext:value-type="float">
            <text:p>0</text:p>
          </table:table-cell>
          <table:table-cell table:formula="of:=HEX2DEC([.S5])" office:value-type="float" office:value="0" calcext:value-type="float">
            <text:p>0</text:p>
          </table:table-cell>
          <table:table-cell table:formula="of:=HEX2DEC([.T5])" office:value-type="float" office:value="0" calcext:value-type="float">
            <text:p>0</text:p>
          </table:table-cell>
          <table:table-cell table:formula="of:=HEX2DEC([.U5])" office:value-type="float" office:value="0" calcext:value-type="float">
            <text:p>0</text:p>
          </table:table-cell>
          <table:table-cell/>
          <table:table-cell table:formula="of:=CHAR([.Y5])" office:value-type="string" office:string-value="" calcext:value-type="string">
            <text:p/>
          </table:table-cell>
          <table:table-cell table:formula="of:=CHAR([.Z5])" office:value-type="string" office:string-value="" calcext:value-type="string">
            <text:p/>
          </table:table-cell>
          <table:table-cell table:formula="of:=CHAR([.AA5])" office:value-type="string" office:string-value="" calcext:value-type="string">
            <text:p/>
          </table:table-cell>
          <table:table-cell table:formula="of:=CHAR([.AB5])" office:value-type="string" office:string-value="" calcext:value-type="string">
            <text:p/>
          </table:table-cell>
          <table:table-cell table:formula="of:=CHAR([.AC5])" office:value-type="string" office:string-value="*" calcext:value-type="string">
            <text:p>*</text:p>
          </table:table-cell>
          <table:table-cell table:formula="of:=CHAR([.AD5])" office:value-type="string" office:string-value="" calcext:value-type="string">
            <text:p/>
          </table:table-cell>
          <table:table-cell table:formula="of:=CHAR([.AE5])" office:value-type="string" office:string-value="" calcext:value-type="string">
            <text:p/>
          </table:table-cell>
          <table:table-cell table:formula="of:=CHAR([.AF5])" office:value-type="string" office:string-value="" calcext:value-type="string">
            <text:p/>
          </table:table-cell>
          <table:table-cell table:formula="of:=CHAR([.AG5])" office:value-type="string" office:string-value="" calcext:value-type="string">
            <text:p/>
          </table:table-cell>
          <table:table-cell table:formula="of:=CHAR([.AH5])" office:value-type="string" office:string-value="" calcext:value-type="string">
            <text:p/>
          </table:table-cell>
          <table:table-cell table:formula="of:=CHAR([.AI5])" office:value-type="string" office:string-value="" calcext:value-type="string">
            <text:p/>
          </table:table-cell>
          <table:table-cell table:formula="of:=CHAR([.AJ5])" office:value-type="string" office:string-value="" calcext:value-type="string">
            <text:p/>
          </table:table-cell>
          <table:table-cell table:formula="of:=CHAR([.AK5])" office:value-type="string" office:string-value="" calcext:value-type="string">
            <text:p/>
          </table:table-cell>
          <table:table-cell table:formula="of:=CHAR([.AL5])" office:value-type="string" office:string-value="" calcext:value-type="string">
            <text:p/>
          </table:table-cell>
          <table:table-cell table:formula="of:=CHAR([.AM5])" office:value-type="string" office:string-value="" calcext:value-type="string">
            <text:p/>
          </table:table-cell>
          <table:table-cell table:formula="of:=CHAR([.AN5])" office:value-type="string" office:string-value="" calcext:value-type="string">
            <text:p/>
          </table:table-cell>
          <table:table-cell table:formula="of:=CHAR([.AO5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formula="of:=HEX2DEC([.C6])" office:value-type="float" office:value="0" calcext:value-type="float">
            <text:p>0</text:p>
          </table:table-cell>
          <table:table-cell table:formula="of:=HEX2DEC([.D6])" office:value-type="float" office:value="0" calcext:value-type="float">
            <text:p>0</text:p>
          </table:table-cell>
          <table:table-cell table:formula="of:=HEX2DEC([.E6])" office:value-type="float" office:value="0" calcext:value-type="float">
            <text:p>0</text:p>
          </table:table-cell>
          <table:table-cell table:formula="of:=HEX2DEC([.F6])" office:value-type="float" office:value="0" calcext:value-type="float">
            <text:p>0</text:p>
          </table:table-cell>
          <table:table-cell table:formula="of:=HEX2DEC([.G6])" office:value-type="float" office:value="0" calcext:value-type="float">
            <text:p>0</text:p>
          </table:table-cell>
          <table:table-cell table:formula="of:=HEX2DEC([.H6])" office:value-type="float" office:value="0" calcext:value-type="float">
            <text:p>0</text:p>
          </table:table-cell>
          <table:table-cell table:formula="of:=HEX2DEC([.I6])" office:value-type="float" office:value="0" calcext:value-type="float">
            <text:p>0</text:p>
          </table:table-cell>
          <table:table-cell table:formula="of:=HEX2DEC([.J6])" office:value-type="float" office:value="0" calcext:value-type="float">
            <text:p>0</text:p>
          </table:table-cell>
          <table:table-cell table:formula="of:=HEX2DEC([.K6])" office:value-type="float" office:value="0" calcext:value-type="float">
            <text:p>0</text:p>
          </table:table-cell>
          <table:table-cell table:formula="of:=HEX2DEC([.L6])" office:value-type="float" office:value="0" calcext:value-type="float">
            <text:p>0</text:p>
          </table:table-cell>
          <table:table-cell table:formula="of:=HEX2DEC([.M6])" office:value-type="float" office:value="0" calcext:value-type="float">
            <text:p>0</text:p>
          </table:table-cell>
          <table:table-cell table:formula="of:=HEX2DEC([.N6])" office:value-type="float" office:value="0" calcext:value-type="float">
            <text:p>0</text:p>
          </table:table-cell>
          <table:table-cell table:formula="of:=HEX2DEC([.O6])" office:value-type="float" office:value="0" calcext:value-type="float">
            <text:p>0</text:p>
          </table:table-cell>
          <table:table-cell table:formula="of:=HEX2DEC([.P6])" office:value-type="float" office:value="0" calcext:value-type="float">
            <text:p>0</text:p>
          </table:table-cell>
          <table:table-cell table:formula="of:=HEX2DEC([.Q6])" office:value-type="float" office:value="0" calcext:value-type="float">
            <text:p>0</text:p>
          </table:table-cell>
          <table:table-cell table:formula="of:=HEX2DEC([.R6])" office:value-type="float" office:value="0" calcext:value-type="float">
            <text:p>0</text:p>
          </table:table-cell>
          <table:table-cell table:formula="of:=HEX2DEC([.S6])" office:value-type="float" office:value="0" calcext:value-type="float">
            <text:p>0</text:p>
          </table:table-cell>
          <table:table-cell table:formula="of:=HEX2DEC([.T6])" office:value-type="float" office:value="0" calcext:value-type="float">
            <text:p>0</text:p>
          </table:table-cell>
          <table:table-cell table:formula="of:=HEX2DEC([.U6])" office:value-type="float" office:value="0" calcext:value-type="float">
            <text:p>0</text:p>
          </table:table-cell>
          <table:table-cell/>
          <table:table-cell table:formula="of:=CHAR([.Y6])" office:value-type="string" office:string-value="" calcext:value-type="string">
            <text:p/>
          </table:table-cell>
          <table:table-cell table:formula="of:=CHAR([.Z6])" office:value-type="string" office:string-value="" calcext:value-type="string">
            <text:p/>
          </table:table-cell>
          <table:table-cell table:formula="of:=CHAR([.AA6])" office:value-type="string" office:string-value="" calcext:value-type="string">
            <text:p/>
          </table:table-cell>
          <table:table-cell table:formula="of:=CHAR([.AB6])" office:value-type="string" office:string-value="" calcext:value-type="string">
            <text:p/>
          </table:table-cell>
          <table:table-cell table:formula="of:=CHAR([.AC6])" office:value-type="string" office:string-value="" calcext:value-type="string">
            <text:p/>
          </table:table-cell>
          <table:table-cell table:formula="of:=CHAR([.AD6])" office:value-type="string" office:string-value="" calcext:value-type="string">
            <text:p/>
          </table:table-cell>
          <table:table-cell table:formula="of:=CHAR([.AE6])" office:value-type="string" office:string-value="" calcext:value-type="string">
            <text:p/>
          </table:table-cell>
          <table:table-cell table:formula="of:=CHAR([.AF6])" office:value-type="string" office:string-value="" calcext:value-type="string">
            <text:p/>
          </table:table-cell>
          <table:table-cell table:formula="of:=CHAR([.AG6])" office:value-type="string" office:string-value="" calcext:value-type="string">
            <text:p/>
          </table:table-cell>
          <table:table-cell table:formula="of:=CHAR([.AH6])" office:value-type="string" office:string-value="" calcext:value-type="string">
            <text:p/>
          </table:table-cell>
          <table:table-cell table:formula="of:=CHAR([.AI6])" office:value-type="string" office:string-value="" calcext:value-type="string">
            <text:p/>
          </table:table-cell>
          <table:table-cell table:formula="of:=CHAR([.AJ6])" office:value-type="string" office:string-value="" calcext:value-type="string">
            <text:p/>
          </table:table-cell>
          <table:table-cell table:formula="of:=CHAR([.AK6])" office:value-type="string" office:string-value="" calcext:value-type="string">
            <text:p/>
          </table:table-cell>
          <table:table-cell table:formula="of:=CHAR([.AL6])" office:value-type="string" office:string-value="" calcext:value-type="string">
            <text:p/>
          </table:table-cell>
          <table:table-cell table:formula="of:=CHAR([.AM6])" office:value-type="string" office:string-value="" calcext:value-type="string">
            <text:p/>
          </table:table-cell>
          <table:table-cell table:formula="of:=CHAR([.AN6])" office:value-type="string" office:string-value="" calcext:value-type="string">
            <text:p/>
          </table:table-cell>
          <table:table-cell table:formula="of:=CHAR([.AO6])" office:value-type="string" office:string-value="" calcext:value-type="string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7])" office:value-type="float" office:value="10" calcext:value-type="float">
            <text:p>10</text:p>
          </table:table-cell>
          <table:table-cell table:formula="of:=HEX2DEC([.D7])" office:value-type="float" office:value="7" calcext:value-type="float">
            <text:p>7</text:p>
          </table:table-cell>
          <table:table-cell table:formula="of:=HEX2DEC([.E7])" office:value-type="float" office:value="0" calcext:value-type="float">
            <text:p>0</text:p>
          </table:table-cell>
          <table:table-cell table:formula="of:=HEX2DEC([.F7])" office:value-type="float" office:value="2" calcext:value-type="float">
            <text:p>2</text:p>
          </table:table-cell>
          <table:table-cell table:formula="of:=HEX2DEC([.G7])" office:value-type="float" office:value="42" calcext:value-type="float">
            <text:p>42</text:p>
          </table:table-cell>
          <table:table-cell table:formula="of:=HEX2DEC([.H7])" office:value-type="float" office:value="0" calcext:value-type="float">
            <text:p>0</text:p>
          </table:table-cell>
          <table:table-cell table:formula="of:=HEX2DEC([.I7])" office:value-type="float" office:value="0" calcext:value-type="float">
            <text:p>0</text:p>
          </table:table-cell>
          <table:table-cell table:formula="of:=HEX2DEC([.J7])" office:value-type="float" office:value="0" calcext:value-type="float">
            <text:p>0</text:p>
          </table:table-cell>
          <table:table-cell table:formula="of:=HEX2DEC([.K7])" office:value-type="float" office:value="0" calcext:value-type="float">
            <text:p>0</text:p>
          </table:table-cell>
          <table:table-cell table:formula="of:=HEX2DEC([.L7])" office:value-type="float" office:value="0" calcext:value-type="float">
            <text:p>0</text:p>
          </table:table-cell>
          <table:table-cell table:formula="of:=HEX2DEC([.M7])" office:value-type="float" office:value="0" calcext:value-type="float">
            <text:p>0</text:p>
          </table:table-cell>
          <table:table-cell table:formula="of:=HEX2DEC([.N7])" office:value-type="float" office:value="0" calcext:value-type="float">
            <text:p>0</text:p>
          </table:table-cell>
          <table:table-cell table:formula="of:=HEX2DEC([.O7])" office:value-type="float" office:value="0" calcext:value-type="float">
            <text:p>0</text:p>
          </table:table-cell>
          <table:table-cell table:formula="of:=HEX2DEC([.P7])" office:value-type="float" office:value="0" calcext:value-type="float">
            <text:p>0</text:p>
          </table:table-cell>
          <table:table-cell table:formula="of:=HEX2DEC([.Q7])" office:value-type="float" office:value="0" calcext:value-type="float">
            <text:p>0</text:p>
          </table:table-cell>
          <table:table-cell table:formula="of:=HEX2DEC([.R7])" office:value-type="float" office:value="0" calcext:value-type="float">
            <text:p>0</text:p>
          </table:table-cell>
          <table:table-cell table:formula="of:=HEX2DEC([.S7])" office:value-type="float" office:value="0" calcext:value-type="float">
            <text:p>0</text:p>
          </table:table-cell>
          <table:table-cell table:formula="of:=HEX2DEC([.T7])" office:value-type="float" office:value="0" calcext:value-type="float">
            <text:p>0</text:p>
          </table:table-cell>
          <table:table-cell table:formula="of:=HEX2DEC([.U7])" office:value-type="float" office:value="0" calcext:value-type="float">
            <text:p>0</text:p>
          </table:table-cell>
          <table:table-cell/>
          <table:table-cell table:formula="of:=CHAR([.Y7])" office:value-type="string" office:string-value="&#10;" calcext:value-type="string">
            <text:p/>
            <text:p/>
          </table:table-cell>
          <table:table-cell table:formula="of:=CHAR([.Z7])" office:value-type="string" office:string-value="" calcext:value-type="string">
            <text:p/>
          </table:table-cell>
          <table:table-cell table:formula="of:=CHAR([.AA7])" office:value-type="string" office:string-value="" calcext:value-type="string">
            <text:p/>
          </table:table-cell>
          <table:table-cell table:formula="of:=CHAR([.AB7])" office:value-type="string" office:string-value="" calcext:value-type="string">
            <text:p/>
          </table:table-cell>
          <table:table-cell table:formula="of:=CHAR([.AC7])" office:value-type="string" office:string-value="*" calcext:value-type="string">
            <text:p>*</text:p>
          </table:table-cell>
          <table:table-cell table:formula="of:=CHAR([.AD7])" office:value-type="string" office:string-value="" calcext:value-type="string">
            <text:p/>
          </table:table-cell>
          <table:table-cell table:formula="of:=CHAR([.AE7])" office:value-type="string" office:string-value="" calcext:value-type="string">
            <text:p/>
          </table:table-cell>
          <table:table-cell table:formula="of:=CHAR([.AF7])" office:value-type="string" office:string-value="" calcext:value-type="string">
            <text:p/>
          </table:table-cell>
          <table:table-cell table:formula="of:=CHAR([.AG7])" office:value-type="string" office:string-value="" calcext:value-type="string">
            <text:p/>
          </table:table-cell>
          <table:table-cell table:formula="of:=CHAR([.AH7])" office:value-type="string" office:string-value="" calcext:value-type="string">
            <text:p/>
          </table:table-cell>
          <table:table-cell table:formula="of:=CHAR([.AI7])" office:value-type="string" office:string-value="" calcext:value-type="string">
            <text:p/>
          </table:table-cell>
          <table:table-cell table:formula="of:=CHAR([.AJ7])" office:value-type="string" office:string-value="" calcext:value-type="string">
            <text:p/>
          </table:table-cell>
          <table:table-cell table:formula="of:=CHAR([.AK7])" office:value-type="string" office:string-value="" calcext:value-type="string">
            <text:p/>
          </table:table-cell>
          <table:table-cell table:formula="of:=CHAR([.AL7])" office:value-type="string" office:string-value="" calcext:value-type="string">
            <text:p/>
          </table:table-cell>
          <table:table-cell table:formula="of:=CHAR([.AM7])" office:value-type="string" office:string-value="" calcext:value-type="string">
            <text:p/>
          </table:table-cell>
          <table:table-cell table:formula="of:=CHAR([.AN7])" office:value-type="string" office:string-value="" calcext:value-type="string">
            <text:p/>
          </table:table-cell>
          <table:table-cell table:formula="of:=CHAR([.AO7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  <table:table-cell table:formula="of:=HEX2DEC([.C8])" office:value-type="float" office:value="0" calcext:value-type="float">
            <text:p>0</text:p>
          </table:table-cell>
          <table:table-cell table:formula="of:=HEX2DEC([.D8])" office:value-type="float" office:value="0" calcext:value-type="float">
            <text:p>0</text:p>
          </table:table-cell>
          <table:table-cell table:formula="of:=HEX2DEC([.E8])" office:value-type="float" office:value="0" calcext:value-type="float">
            <text:p>0</text:p>
          </table:table-cell>
          <table:table-cell table:formula="of:=HEX2DEC([.F8])" office:value-type="float" office:value="0" calcext:value-type="float">
            <text:p>0</text:p>
          </table:table-cell>
          <table:table-cell table:formula="of:=HEX2DEC([.G8])" office:value-type="float" office:value="0" calcext:value-type="float">
            <text:p>0</text:p>
          </table:table-cell>
          <table:table-cell table:formula="of:=HEX2DEC([.H8])" office:value-type="float" office:value="0" calcext:value-type="float">
            <text:p>0</text:p>
          </table:table-cell>
          <table:table-cell table:formula="of:=HEX2DEC([.I8])" office:value-type="float" office:value="0" calcext:value-type="float">
            <text:p>0</text:p>
          </table:table-cell>
          <table:table-cell table:formula="of:=HEX2DEC([.J8])" office:value-type="float" office:value="0" calcext:value-type="float">
            <text:p>0</text:p>
          </table:table-cell>
          <table:table-cell table:formula="of:=HEX2DEC([.K8])" office:value-type="float" office:value="0" calcext:value-type="float">
            <text:p>0</text:p>
          </table:table-cell>
          <table:table-cell table:formula="of:=HEX2DEC([.L8])" office:value-type="float" office:value="0" calcext:value-type="float">
            <text:p>0</text:p>
          </table:table-cell>
          <table:table-cell table:formula="of:=HEX2DEC([.M8])" office:value-type="float" office:value="0" calcext:value-type="float">
            <text:p>0</text:p>
          </table:table-cell>
          <table:table-cell table:formula="of:=HEX2DEC([.N8])" office:value-type="float" office:value="0" calcext:value-type="float">
            <text:p>0</text:p>
          </table:table-cell>
          <table:table-cell table:formula="of:=HEX2DEC([.O8])" office:value-type="float" office:value="0" calcext:value-type="float">
            <text:p>0</text:p>
          </table:table-cell>
          <table:table-cell table:formula="of:=HEX2DEC([.P8])" office:value-type="float" office:value="0" calcext:value-type="float">
            <text:p>0</text:p>
          </table:table-cell>
          <table:table-cell table:formula="of:=HEX2DEC([.Q8])" office:value-type="float" office:value="0" calcext:value-type="float">
            <text:p>0</text:p>
          </table:table-cell>
          <table:table-cell table:formula="of:=HEX2DEC([.R8])" office:value-type="float" office:value="0" calcext:value-type="float">
            <text:p>0</text:p>
          </table:table-cell>
          <table:table-cell table:formula="of:=HEX2DEC([.S8])" office:value-type="float" office:value="0" calcext:value-type="float">
            <text:p>0</text:p>
          </table:table-cell>
          <table:table-cell table:formula="of:=HEX2DEC([.T8])" office:value-type="float" office:value="0" calcext:value-type="float">
            <text:p>0</text:p>
          </table:table-cell>
          <table:table-cell table:formula="of:=HEX2DEC([.U8])" office:value-type="float" office:value="0" calcext:value-type="float">
            <text:p>0</text:p>
          </table:table-cell>
          <table:table-cell/>
          <table:table-cell table:formula="of:=CHAR([.Y8])" office:value-type="string" office:string-value="" calcext:value-type="string">
            <text:p/>
          </table:table-cell>
          <table:table-cell table:formula="of:=CHAR([.Z8])" office:value-type="string" office:string-value="" calcext:value-type="string">
            <text:p/>
          </table:table-cell>
          <table:table-cell table:formula="of:=CHAR([.AA8])" office:value-type="string" office:string-value="" calcext:value-type="string">
            <text:p/>
          </table:table-cell>
          <table:table-cell table:formula="of:=CHAR([.AB8])" office:value-type="string" office:string-value="" calcext:value-type="string">
            <text:p/>
          </table:table-cell>
          <table:table-cell table:formula="of:=CHAR([.AC8])" office:value-type="string" office:string-value="" calcext:value-type="string">
            <text:p/>
          </table:table-cell>
          <table:table-cell table:formula="of:=CHAR([.AD8])" office:value-type="string" office:string-value="" calcext:value-type="string">
            <text:p/>
          </table:table-cell>
          <table:table-cell table:formula="of:=CHAR([.AE8])" office:value-type="string" office:string-value="" calcext:value-type="string">
            <text:p/>
          </table:table-cell>
          <table:table-cell table:formula="of:=CHAR([.AF8])" office:value-type="string" office:string-value="" calcext:value-type="string">
            <text:p/>
          </table:table-cell>
          <table:table-cell table:formula="of:=CHAR([.AG8])" office:value-type="string" office:string-value="" calcext:value-type="string">
            <text:p/>
          </table:table-cell>
          <table:table-cell table:formula="of:=CHAR([.AH8])" office:value-type="string" office:string-value="" calcext:value-type="string">
            <text:p/>
          </table:table-cell>
          <table:table-cell table:formula="of:=CHAR([.AI8])" office:value-type="string" office:string-value="" calcext:value-type="string">
            <text:p/>
          </table:table-cell>
          <table:table-cell table:formula="of:=CHAR([.AJ8])" office:value-type="string" office:string-value="" calcext:value-type="string">
            <text:p/>
          </table:table-cell>
          <table:table-cell table:formula="of:=CHAR([.AK8])" office:value-type="string" office:string-value="" calcext:value-type="string">
            <text:p/>
          </table:table-cell>
          <table:table-cell table:formula="of:=CHAR([.AL8])" office:value-type="string" office:string-value="" calcext:value-type="string">
            <text:p/>
          </table:table-cell>
          <table:table-cell table:formula="of:=CHAR([.AM8])" office:value-type="string" office:string-value="" calcext:value-type="string">
            <text:p/>
          </table:table-cell>
          <table:table-cell table:formula="of:=CHAR([.AN8])" office:value-type="string" office:string-value="" calcext:value-type="string">
            <text:p/>
          </table:table-cell>
          <table:table-cell table:formula="of:=CHAR([.AO8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9])" office:value-type="float" office:value="8" calcext:value-type="float">
            <text:p>8</text:p>
          </table:table-cell>
          <table:table-cell table:formula="of:=HEX2DEC([.D9])" office:value-type="float" office:value="9" calcext:value-type="float">
            <text:p>9</text:p>
          </table:table-cell>
          <table:table-cell table:formula="of:=HEX2DEC([.E9])" office:value-type="float" office:value="0" calcext:value-type="float">
            <text:p>0</text:p>
          </table:table-cell>
          <table:table-cell table:formula="of:=HEX2DEC([.F9])" office:value-type="float" office:value="3" calcext:value-type="float">
            <text:p>3</text:p>
          </table:table-cell>
          <table:table-cell table:formula="of:=HEX2DEC([.G9])" office:value-type="float" office:value="42" calcext:value-type="float">
            <text:p>42</text:p>
          </table:table-cell>
          <table:table-cell table:formula="of:=HEX2DEC([.H9])" office:value-type="float" office:value="0" calcext:value-type="float">
            <text:p>0</text:p>
          </table:table-cell>
          <table:table-cell table:formula="of:=HEX2DEC([.I9])" office:value-type="float" office:value="0" calcext:value-type="float">
            <text:p>0</text:p>
          </table:table-cell>
          <table:table-cell table:formula="of:=HEX2DEC([.J9])" office:value-type="float" office:value="0" calcext:value-type="float">
            <text:p>0</text:p>
          </table:table-cell>
          <table:table-cell table:formula="of:=HEX2DEC([.K9])" office:value-type="float" office:value="0" calcext:value-type="float">
            <text:p>0</text:p>
          </table:table-cell>
          <table:table-cell table:formula="of:=HEX2DEC([.L9])" office:value-type="float" office:value="0" calcext:value-type="float">
            <text:p>0</text:p>
          </table:table-cell>
          <table:table-cell table:formula="of:=HEX2DEC([.M9])" office:value-type="float" office:value="0" calcext:value-type="float">
            <text:p>0</text:p>
          </table:table-cell>
          <table:table-cell table:formula="of:=HEX2DEC([.N9])" office:value-type="float" office:value="0" calcext:value-type="float">
            <text:p>0</text:p>
          </table:table-cell>
          <table:table-cell table:formula="of:=HEX2DEC([.O9])" office:value-type="float" office:value="0" calcext:value-type="float">
            <text:p>0</text:p>
          </table:table-cell>
          <table:table-cell table:formula="of:=HEX2DEC([.P9])" office:value-type="float" office:value="0" calcext:value-type="float">
            <text:p>0</text:p>
          </table:table-cell>
          <table:table-cell table:formula="of:=HEX2DEC([.Q9])" office:value-type="float" office:value="0" calcext:value-type="float">
            <text:p>0</text:p>
          </table:table-cell>
          <table:table-cell table:formula="of:=HEX2DEC([.R9])" office:value-type="float" office:value="0" calcext:value-type="float">
            <text:p>0</text:p>
          </table:table-cell>
          <table:table-cell table:formula="of:=HEX2DEC([.S9])" office:value-type="float" office:value="0" calcext:value-type="float">
            <text:p>0</text:p>
          </table:table-cell>
          <table:table-cell table:formula="of:=HEX2DEC([.T9])" office:value-type="float" office:value="0" calcext:value-type="float">
            <text:p>0</text:p>
          </table:table-cell>
          <table:table-cell table:formula="of:=HEX2DEC([.U9])" office:value-type="float" office:value="0" calcext:value-type="float">
            <text:p>0</text:p>
          </table:table-cell>
          <table:table-cell/>
          <table:table-cell table:formula="of:=CHAR([.Y9])" office:value-type="string" office:string-value="" calcext:value-type="string">
            <text:p/>
          </table:table-cell>
          <table:table-cell table:formula="of:=CHAR([.Z9])" office:value-type="string" office:string-value="&#9;" calcext:value-type="string">
            <text:p><text:tab/></text:p>
          </table:table-cell>
          <table:table-cell table:formula="of:=CHAR([.AA9])" office:value-type="string" office:string-value="" calcext:value-type="string">
            <text:p/>
          </table:table-cell>
          <table:table-cell table:formula="of:=CHAR([.AB9])" office:value-type="string" office:string-value="" calcext:value-type="string">
            <text:p/>
          </table:table-cell>
          <table:table-cell table:formula="of:=CHAR([.AC9])" office:value-type="string" office:string-value="*" calcext:value-type="string">
            <text:p>*</text:p>
          </table:table-cell>
          <table:table-cell table:formula="of:=CHAR([.AD9])" office:value-type="string" office:string-value="" calcext:value-type="string">
            <text:p/>
          </table:table-cell>
          <table:table-cell table:formula="of:=CHAR([.AE9])" office:value-type="string" office:string-value="" calcext:value-type="string">
            <text:p/>
          </table:table-cell>
          <table:table-cell table:formula="of:=CHAR([.AF9])" office:value-type="string" office:string-value="" calcext:value-type="string">
            <text:p/>
          </table:table-cell>
          <table:table-cell table:formula="of:=CHAR([.AG9])" office:value-type="string" office:string-value="" calcext:value-type="string">
            <text:p/>
          </table:table-cell>
          <table:table-cell table:formula="of:=CHAR([.AH9])" office:value-type="string" office:string-value="" calcext:value-type="string">
            <text:p/>
          </table:table-cell>
          <table:table-cell table:formula="of:=CHAR([.AI9])" office:value-type="string" office:string-value="" calcext:value-type="string">
            <text:p/>
          </table:table-cell>
          <table:table-cell table:formula="of:=CHAR([.AJ9])" office:value-type="string" office:string-value="" calcext:value-type="string">
            <text:p/>
          </table:table-cell>
          <table:table-cell table:formula="of:=CHAR([.AK9])" office:value-type="string" office:string-value="" calcext:value-type="string">
            <text:p/>
          </table:table-cell>
          <table:table-cell table:formula="of:=CHAR([.AL9])" office:value-type="string" office:string-value="" calcext:value-type="string">
            <text:p/>
          </table:table-cell>
          <table:table-cell table:formula="of:=CHAR([.AM9])" office:value-type="string" office:string-value="" calcext:value-type="string">
            <text:p/>
          </table:table-cell>
          <table:table-cell table:formula="of:=CHAR([.AN9])" office:value-type="string" office:string-value="" calcext:value-type="string">
            <text:p/>
          </table:table-cell>
          <table:table-cell table:formula="of:=CHAR([.AO9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11])" office:value-type="float" office:value="2" calcext:value-type="float">
            <text:p>2</text:p>
          </table:table-cell>
          <table:table-cell table:formula="of:=HEX2DEC([.D11])" office:value-type="float" office:value="11" calcext:value-type="float">
            <text:p>11</text:p>
          </table:table-cell>
          <table:table-cell table:formula="of:=HEX2DEC([.E11])" office:value-type="float" office:value="0" calcext:value-type="float">
            <text:p>0</text:p>
          </table:table-cell>
          <table:table-cell table:formula="of:=HEX2DEC([.F11])" office:value-type="float" office:value="4" calcext:value-type="float">
            <text:p>4</text:p>
          </table:table-cell>
          <table:table-cell table:formula="of:=HEX2DEC([.G11])" office:value-type="float" office:value="42" calcext:value-type="float">
            <text:p>42</text:p>
          </table:table-cell>
          <table:table-cell table:formula="of:=HEX2DEC([.H11])" office:value-type="float" office:value="0" calcext:value-type="float">
            <text:p>0</text:p>
          </table:table-cell>
          <table:table-cell table:formula="of:=HEX2DEC([.I11])" office:value-type="float" office:value="0" calcext:value-type="float">
            <text:p>0</text:p>
          </table:table-cell>
          <table:table-cell table:formula="of:=HEX2DEC([.J11])" office:value-type="float" office:value="0" calcext:value-type="float">
            <text:p>0</text:p>
          </table:table-cell>
          <table:table-cell table:formula="of:=HEX2DEC([.K11])" office:value-type="float" office:value="0" calcext:value-type="float">
            <text:p>0</text:p>
          </table:table-cell>
          <table:table-cell table:formula="of:=HEX2DEC([.L11])" office:value-type="float" office:value="0" calcext:value-type="float">
            <text:p>0</text:p>
          </table:table-cell>
          <table:table-cell table:formula="of:=HEX2DEC([.M11])" office:value-type="float" office:value="0" calcext:value-type="float">
            <text:p>0</text:p>
          </table:table-cell>
          <table:table-cell table:formula="of:=HEX2DEC([.N11])" office:value-type="float" office:value="0" calcext:value-type="float">
            <text:p>0</text:p>
          </table:table-cell>
          <table:table-cell table:formula="of:=HEX2DEC([.O11])" office:value-type="float" office:value="0" calcext:value-type="float">
            <text:p>0</text:p>
          </table:table-cell>
          <table:table-cell table:formula="of:=HEX2DEC([.P11])" office:value-type="float" office:value="0" calcext:value-type="float">
            <text:p>0</text:p>
          </table:table-cell>
          <table:table-cell table:formula="of:=HEX2DEC([.Q11])" office:value-type="float" office:value="0" calcext:value-type="float">
            <text:p>0</text:p>
          </table:table-cell>
          <table:table-cell table:formula="of:=HEX2DEC([.R11])" office:value-type="float" office:value="0" calcext:value-type="float">
            <text:p>0</text:p>
          </table:table-cell>
          <table:table-cell table:formula="of:=HEX2DEC([.S11])" office:value-type="float" office:value="0" calcext:value-type="float">
            <text:p>0</text:p>
          </table:table-cell>
          <table:table-cell table:formula="of:=HEX2DEC([.T11])" office:value-type="float" office:value="0" calcext:value-type="float">
            <text:p>0</text:p>
          </table:table-cell>
          <table:table-cell table:formula="of:=HEX2DEC([.U11])" office:value-type="float" office:value="0" calcext:value-type="float">
            <text:p>0</text:p>
          </table:table-cell>
          <table:table-cell/>
          <table:table-cell table:formula="of:=CHAR([.Y11])" office:value-type="string" office:string-value="" calcext:value-type="string">
            <text:p/>
          </table:table-cell>
          <table:table-cell table:formula="of:=CHAR([.Z11])" office:value-type="string" office:string-value="" calcext:value-type="string">
            <text:p/>
          </table:table-cell>
          <table:table-cell table:formula="of:=CHAR([.AA11])" office:value-type="string" office:string-value="" calcext:value-type="string">
            <text:p/>
          </table:table-cell>
          <table:table-cell table:formula="of:=CHAR([.AB11])" office:value-type="string" office:string-value="" calcext:value-type="string">
            <text:p/>
          </table:table-cell>
          <table:table-cell table:formula="of:=CHAR([.AC11])" office:value-type="string" office:string-value="*" calcext:value-type="string">
            <text:p>*</text:p>
          </table:table-cell>
          <table:table-cell table:formula="of:=CHAR([.AD11])" office:value-type="string" office:string-value="" calcext:value-type="string">
            <text:p/>
          </table:table-cell>
          <table:table-cell table:formula="of:=CHAR([.AE11])" office:value-type="string" office:string-value="" calcext:value-type="string">
            <text:p/>
          </table:table-cell>
          <table:table-cell table:formula="of:=CHAR([.AF11])" office:value-type="string" office:string-value="" calcext:value-type="string">
            <text:p/>
          </table:table-cell>
          <table:table-cell table:formula="of:=CHAR([.AG11])" office:value-type="string" office:string-value="" calcext:value-type="string">
            <text:p/>
          </table:table-cell>
          <table:table-cell table:formula="of:=CHAR([.AH11])" office:value-type="string" office:string-value="" calcext:value-type="string">
            <text:p/>
          </table:table-cell>
          <table:table-cell table:formula="of:=CHAR([.AI11])" office:value-type="string" office:string-value="" calcext:value-type="string">
            <text:p/>
          </table:table-cell>
          <table:table-cell table:formula="of:=CHAR([.AJ11])" office:value-type="string" office:string-value="" calcext:value-type="string">
            <text:p/>
          </table:table-cell>
          <table:table-cell table:formula="of:=CHAR([.AK11])" office:value-type="string" office:string-value="" calcext:value-type="string">
            <text:p/>
          </table:table-cell>
          <table:table-cell table:formula="of:=CHAR([.AL11])" office:value-type="string" office:string-value="" calcext:value-type="string">
            <text:p/>
          </table:table-cell>
          <table:table-cell table:formula="of:=CHAR([.AM11])" office:value-type="string" office:string-value="" calcext:value-type="string">
            <text:p/>
          </table:table-cell>
          <table:table-cell table:formula="of:=CHAR([.AN11])" office:value-type="string" office:string-value="" calcext:value-type="string">
            <text:p/>
          </table:table-cell>
          <table:table-cell table:formula="of:=CHAR([.AO11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table:formula="of:=HEX2DEC([.C12])" office:value-type="float" office:value="80" calcext:value-type="float">
            <text:p>80</text:p>
          </table:table-cell>
          <table:table-cell table:formula="of:=HEX2DEC([.D12])" office:value-type="float" office:value="0" calcext:value-type="float">
            <text:p>0</text:p>
          </table:table-cell>
          <table:table-cell table:formula="of:=HEX2DEC([.E12])" office:value-type="float" office:value="160" calcext:value-type="float">
            <text:p>160</text:p>
          </table:table-cell>
          <table:table-cell table:formula="of:=HEX2DEC([.F12])" office:value-type="float" office:value="0" calcext:value-type="float">
            <text:p>0</text:p>
          </table:table-cell>
          <table:table-cell table:formula="of:=HEX2DEC([.G12])" office:value-type="float" office:value="0" calcext:value-type="float">
            <text:p>0</text:p>
          </table:table-cell>
          <table:table-cell table:formula="of:=HEX2DEC([.H12])" office:value-type="float" office:value="0" calcext:value-type="float">
            <text:p>0</text:p>
          </table:table-cell>
          <table:table-cell table:formula="of:=HEX2DEC([.I12])" office:value-type="float" office:value="232" calcext:value-type="float">
            <text:p>232</text:p>
          </table:table-cell>
          <table:table-cell table:formula="of:=HEX2DEC([.J12])" office:value-type="float" office:value="3" calcext:value-type="float">
            <text:p>3</text:p>
          </table:table-cell>
          <table:table-cell table:formula="of:=HEX2DEC([.K12])" office:value-type="float" office:value="0" calcext:value-type="float">
            <text:p>0</text:p>
          </table:table-cell>
          <table:table-cell table:formula="of:=HEX2DEC([.L12])" office:value-type="float" office:value="0" calcext:value-type="float">
            <text:p>0</text:p>
          </table:table-cell>
          <table:table-cell table:formula="of:=HEX2DEC([.M12])" office:value-type="float" office:value="0" calcext:value-type="float">
            <text:p>0</text:p>
          </table:table-cell>
          <table:table-cell table:formula="of:=HEX2DEC([.N12])" office:value-type="float" office:value="0" calcext:value-type="float">
            <text:p>0</text:p>
          </table:table-cell>
          <table:table-cell table:formula="of:=HEX2DEC([.O12])" office:value-type="float" office:value="0" calcext:value-type="float">
            <text:p>0</text:p>
          </table:table-cell>
          <table:table-cell table:formula="of:=HEX2DEC([.P12])" office:value-type="float" office:value="0" calcext:value-type="float">
            <text:p>0</text:p>
          </table:table-cell>
          <table:table-cell table:formula="of:=HEX2DEC([.Q12])" office:value-type="float" office:value="0" calcext:value-type="float">
            <text:p>0</text:p>
          </table:table-cell>
          <table:table-cell table:formula="of:=HEX2DEC([.R12])" office:value-type="float" office:value="0" calcext:value-type="float">
            <text:p>0</text:p>
          </table:table-cell>
          <table:table-cell table:formula="of:=HEX2DEC([.S12])" office:value-type="float" office:value="0" calcext:value-type="float">
            <text:p>0</text:p>
          </table:table-cell>
          <table:table-cell table:formula="of:=HEX2DEC([.T12])" office:value-type="float" office:value="0" calcext:value-type="float">
            <text:p>0</text:p>
          </table:table-cell>
          <table:table-cell table:formula="of:=HEX2DEC([.U12])" office:value-type="float" office:value="0" calcext:value-type="float">
            <text:p>0</text:p>
          </table:table-cell>
          <table:table-cell/>
          <table:table-cell table:formula="of:=CHAR([.Y12])" office:value-type="string" office:string-value="P" calcext:value-type="string">
            <text:p>P</text:p>
          </table:table-cell>
          <table:table-cell table:formula="of:=CHAR([.Z12])" office:value-type="string" office:string-value="" calcext:value-type="string">
            <text:p/>
          </table:table-cell>
          <table:table-cell table:formula="of:=CHAR([.AA12])" office:value-type="string" office:string-value="�" calcext:value-type="string">
            <text:p>�</text:p>
          </table:table-cell>
          <table:table-cell table:formula="of:=CHAR([.AB12])" office:value-type="string" office:string-value="" calcext:value-type="string">
            <text:p/>
          </table:table-cell>
          <table:table-cell table:formula="of:=CHAR([.AC12])" office:value-type="string" office:string-value="" calcext:value-type="string">
            <text:p/>
          </table:table-cell>
          <table:table-cell table:formula="of:=CHAR([.AD12])" office:value-type="string" office:string-value="" calcext:value-type="string">
            <text:p/>
          </table:table-cell>
          <table:table-cell table:formula="of:=CHAR([.AE12])" office:value-type="string" office:string-value="�" calcext:value-type="string">
            <text:p>�</text:p>
          </table:table-cell>
          <table:table-cell table:formula="of:=CHAR([.AF12])" office:value-type="string" office:string-value="" calcext:value-type="string">
            <text:p/>
          </table:table-cell>
          <table:table-cell table:formula="of:=CHAR([.AG12])" office:value-type="string" office:string-value="" calcext:value-type="string">
            <text:p/>
          </table:table-cell>
          <table:table-cell table:formula="of:=CHAR([.AH12])" office:value-type="string" office:string-value="" calcext:value-type="string">
            <text:p/>
          </table:table-cell>
          <table:table-cell table:formula="of:=CHAR([.AI12])" office:value-type="string" office:string-value="" calcext:value-type="string">
            <text:p/>
          </table:table-cell>
          <table:table-cell table:formula="of:=CHAR([.AJ12])" office:value-type="string" office:string-value="" calcext:value-type="string">
            <text:p/>
          </table:table-cell>
          <table:table-cell table:formula="of:=CHAR([.AK12])" office:value-type="string" office:string-value="" calcext:value-type="string">
            <text:p/>
          </table:table-cell>
          <table:table-cell table:formula="of:=CHAR([.AL12])" office:value-type="string" office:string-value="" calcext:value-type="string">
            <text:p/>
          </table:table-cell>
          <table:table-cell table:formula="of:=CHAR([.AM12])" office:value-type="string" office:string-value="" calcext:value-type="string">
            <text:p/>
          </table:table-cell>
          <table:table-cell table:formula="of:=CHAR([.AN12])" office:value-type="string" office:string-value="" calcext:value-type="string">
            <text:p/>
          </table:table-cell>
          <table:table-cell table:formula="of:=CHAR([.AO12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0"/>
          <table:table-cell table:formula="of:=HEX2DEC([.C13])" office:value-type="float" office:value="1" calcext:value-type="float">
            <text:p>1</text:p>
          </table:table-cell>
          <table:table-cell table:formula="of:=HEX2DEC([.D13])" office:value-type="float" office:value="24" calcext:value-type="float">
            <text:p>24</text:p>
          </table:table-cell>
          <table:table-cell table:formula="of:=HEX2DEC([.E13])" office:value-type="float" office:value="0" calcext:value-type="float">
            <text:p>0</text:p>
          </table:table-cell>
          <table:table-cell table:formula="of:=HEX2DEC([.F13])" office:value-type="float" office:value="0" calcext:value-type="float">
            <text:p>0</text:p>
          </table:table-cell>
          <table:table-cell table:formula="of:=HEX2DEC([.G13])" office:value-type="float" office:value="0" calcext:value-type="float">
            <text:p>0</text:p>
          </table:table-cell>
          <table:table-cell table:formula="of:=HEX2DEC([.H13])" office:value-type="float" office:value="0" calcext:value-type="float">
            <text:p>0</text:p>
          </table:table-cell>
          <table:table-cell table:formula="of:=HEX2DEC([.I13])" office:value-type="float" office:value="0" calcext:value-type="float">
            <text:p>0</text:p>
          </table:table-cell>
          <table:table-cell table:formula="of:=HEX2DEC([.J13])" office:value-type="float" office:value="0" calcext:value-type="float">
            <text:p>0</text:p>
          </table:table-cell>
          <table:table-cell table:formula="of:=HEX2DEC([.K13])" office:value-type="float" office:value="0" calcext:value-type="float">
            <text:p>0</text:p>
          </table:table-cell>
          <table:table-cell table:formula="of:=HEX2DEC([.L13])" office:value-type="float" office:value="0" calcext:value-type="float">
            <text:p>0</text:p>
          </table:table-cell>
          <table:table-cell table:formula="of:=HEX2DEC([.M13])" office:value-type="float" office:value="0" calcext:value-type="float">
            <text:p>0</text:p>
          </table:table-cell>
          <table:table-cell table:formula="of:=HEX2DEC([.N13])" office:value-type="float" office:value="0" calcext:value-type="float">
            <text:p>0</text:p>
          </table:table-cell>
          <table:table-cell table:formula="of:=HEX2DEC([.O13])" office:value-type="float" office:value="0" calcext:value-type="float">
            <text:p>0</text:p>
          </table:table-cell>
          <table:table-cell table:formula="of:=HEX2DEC([.P13])" office:value-type="float" office:value="0" calcext:value-type="float">
            <text:p>0</text:p>
          </table:table-cell>
          <table:table-cell table:formula="of:=HEX2DEC([.Q13])" office:value-type="float" office:value="0" calcext:value-type="float">
            <text:p>0</text:p>
          </table:table-cell>
          <table:table-cell table:formula="of:=HEX2DEC([.R13])" office:value-type="float" office:value="0" calcext:value-type="float">
            <text:p>0</text:p>
          </table:table-cell>
          <table:table-cell table:formula="of:=HEX2DEC([.S13])" office:value-type="float" office:value="0" calcext:value-type="float">
            <text:p>0</text:p>
          </table:table-cell>
          <table:table-cell table:formula="of:=HEX2DEC([.T13])" office:value-type="float" office:value="0" calcext:value-type="float">
            <text:p>0</text:p>
          </table:table-cell>
          <table:table-cell table:formula="of:=HEX2DEC([.U13])" office:value-type="float" office:value="0" calcext:value-type="float">
            <text:p>0</text:p>
          </table:table-cell>
          <table:table-cell/>
          <table:table-cell table:formula="of:=CHAR([.Y13])" office:value-type="string" office:string-value="" calcext:value-type="string">
            <text:p/>
          </table:table-cell>
          <table:table-cell table:formula="of:=CHAR([.Z13])" office:value-type="string" office:string-value="" calcext:value-type="string">
            <text:p/>
          </table:table-cell>
          <table:table-cell table:formula="of:=CHAR([.AA13])" office:value-type="string" office:string-value="" calcext:value-type="string">
            <text:p/>
          </table:table-cell>
          <table:table-cell table:formula="of:=CHAR([.AB13])" office:value-type="string" office:string-value="" calcext:value-type="string">
            <text:p/>
          </table:table-cell>
          <table:table-cell table:formula="of:=CHAR([.AC13])" office:value-type="string" office:string-value="" calcext:value-type="string">
            <text:p/>
          </table:table-cell>
          <table:table-cell table:formula="of:=CHAR([.AD13])" office:value-type="string" office:string-value="" calcext:value-type="string">
            <text:p/>
          </table:table-cell>
          <table:table-cell table:formula="of:=CHAR([.AE13])" office:value-type="string" office:string-value="" calcext:value-type="string">
            <text:p/>
          </table:table-cell>
          <table:table-cell table:formula="of:=CHAR([.AF13])" office:value-type="string" office:string-value="" calcext:value-type="string">
            <text:p/>
          </table:table-cell>
          <table:table-cell table:formula="of:=CHAR([.AG13])" office:value-type="string" office:string-value="" calcext:value-type="string">
            <text:p/>
          </table:table-cell>
          <table:table-cell table:formula="of:=CHAR([.AH13])" office:value-type="string" office:string-value="" calcext:value-type="string">
            <text:p/>
          </table:table-cell>
          <table:table-cell table:formula="of:=CHAR([.AI13])" office:value-type="string" office:string-value="" calcext:value-type="string">
            <text:p/>
          </table:table-cell>
          <table:table-cell table:formula="of:=CHAR([.AJ13])" office:value-type="string" office:string-value="" calcext:value-type="string">
            <text:p/>
          </table:table-cell>
          <table:table-cell table:formula="of:=CHAR([.AK13])" office:value-type="string" office:string-value="" calcext:value-type="string">
            <text:p/>
          </table:table-cell>
          <table:table-cell table:formula="of:=CHAR([.AL13])" office:value-type="string" office:string-value="" calcext:value-type="string">
            <text:p/>
          </table:table-cell>
          <table:table-cell table:formula="of:=CHAR([.AM13])" office:value-type="string" office:string-value="" calcext:value-type="string">
            <text:p/>
          </table:table-cell>
          <table:table-cell table:formula="of:=CHAR([.AN13])" office:value-type="string" office:string-value="" calcext:value-type="string">
            <text:p/>
          </table:table-cell>
          <table:table-cell table:formula="of:=CHAR([.AO13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14])" office:value-type="float" office:value="32" calcext:value-type="float">
            <text:p>32</text:p>
          </table:table-cell>
          <table:table-cell table:formula="of:=HEX2DEC([.D14])" office:value-type="float" office:value="14" calcext:value-type="float">
            <text:p>14</text:p>
          </table:table-cell>
          <table:table-cell table:formula="of:=HEX2DEC([.E14])" office:value-type="float" office:value="0" calcext:value-type="float">
            <text:p>0</text:p>
          </table:table-cell>
          <table:table-cell table:formula="of:=HEX2DEC([.F14])" office:value-type="float" office:value="5" calcext:value-type="float">
            <text:p>5</text:p>
          </table:table-cell>
          <table:table-cell table:formula="of:=HEX2DEC([.G14])" office:value-type="float" office:value="42" calcext:value-type="float">
            <text:p>42</text:p>
          </table:table-cell>
          <table:table-cell table:formula="of:=HEX2DEC([.H14])" office:value-type="float" office:value="0" calcext:value-type="float">
            <text:p>0</text:p>
          </table:table-cell>
          <table:table-cell table:formula="of:=HEX2DEC([.I14])" office:value-type="float" office:value="0" calcext:value-type="float">
            <text:p>0</text:p>
          </table:table-cell>
          <table:table-cell table:formula="of:=HEX2DEC([.J14])" office:value-type="float" office:value="0" calcext:value-type="float">
            <text:p>0</text:p>
          </table:table-cell>
          <table:table-cell table:formula="of:=HEX2DEC([.K14])" office:value-type="float" office:value="0" calcext:value-type="float">
            <text:p>0</text:p>
          </table:table-cell>
          <table:table-cell table:formula="of:=HEX2DEC([.L14])" office:value-type="float" office:value="0" calcext:value-type="float">
            <text:p>0</text:p>
          </table:table-cell>
          <table:table-cell table:formula="of:=HEX2DEC([.M14])" office:value-type="float" office:value="0" calcext:value-type="float">
            <text:p>0</text:p>
          </table:table-cell>
          <table:table-cell table:formula="of:=HEX2DEC([.N14])" office:value-type="float" office:value="0" calcext:value-type="float">
            <text:p>0</text:p>
          </table:table-cell>
          <table:table-cell table:formula="of:=HEX2DEC([.O14])" office:value-type="float" office:value="0" calcext:value-type="float">
            <text:p>0</text:p>
          </table:table-cell>
          <table:table-cell table:formula="of:=HEX2DEC([.P14])" office:value-type="float" office:value="0" calcext:value-type="float">
            <text:p>0</text:p>
          </table:table-cell>
          <table:table-cell table:formula="of:=HEX2DEC([.Q14])" office:value-type="float" office:value="0" calcext:value-type="float">
            <text:p>0</text:p>
          </table:table-cell>
          <table:table-cell table:formula="of:=HEX2DEC([.R14])" office:value-type="float" office:value="0" calcext:value-type="float">
            <text:p>0</text:p>
          </table:table-cell>
          <table:table-cell table:formula="of:=HEX2DEC([.S14])" office:value-type="float" office:value="0" calcext:value-type="float">
            <text:p>0</text:p>
          </table:table-cell>
          <table:table-cell table:formula="of:=HEX2DEC([.T14])" office:value-type="float" office:value="0" calcext:value-type="float">
            <text:p>0</text:p>
          </table:table-cell>
          <table:table-cell table:formula="of:=HEX2DEC([.U14])" office:value-type="float" office:value="0" calcext:value-type="float">
            <text:p>0</text:p>
          </table:table-cell>
          <table:table-cell/>
          <table:table-cell table:formula="of:=CHAR([.Y14])" office:value-type="string" office:string-value=" " calcext:value-type="string">
            <text:p><text:s/></text:p>
          </table:table-cell>
          <table:table-cell table:formula="of:=CHAR([.Z14])" office:value-type="string" office:string-value="" calcext:value-type="string">
            <text:p/>
          </table:table-cell>
          <table:table-cell table:formula="of:=CHAR([.AA14])" office:value-type="string" office:string-value="" calcext:value-type="string">
            <text:p/>
          </table:table-cell>
          <table:table-cell table:formula="of:=CHAR([.AB14])" office:value-type="string" office:string-value="" calcext:value-type="string">
            <text:p/>
          </table:table-cell>
          <table:table-cell table:formula="of:=CHAR([.AC14])" office:value-type="string" office:string-value="*" calcext:value-type="string">
            <text:p>*</text:p>
          </table:table-cell>
          <table:table-cell table:formula="of:=CHAR([.AD14])" office:value-type="string" office:string-value="" calcext:value-type="string">
            <text:p/>
          </table:table-cell>
          <table:table-cell table:formula="of:=CHAR([.AE14])" office:value-type="string" office:string-value="" calcext:value-type="string">
            <text:p/>
          </table:table-cell>
          <table:table-cell table:formula="of:=CHAR([.AF14])" office:value-type="string" office:string-value="" calcext:value-type="string">
            <text:p/>
          </table:table-cell>
          <table:table-cell table:formula="of:=CHAR([.AG14])" office:value-type="string" office:string-value="" calcext:value-type="string">
            <text:p/>
          </table:table-cell>
          <table:table-cell table:formula="of:=CHAR([.AH14])" office:value-type="string" office:string-value="" calcext:value-type="string">
            <text:p/>
          </table:table-cell>
          <table:table-cell table:formula="of:=CHAR([.AI14])" office:value-type="string" office:string-value="" calcext:value-type="string">
            <text:p/>
          </table:table-cell>
          <table:table-cell table:formula="of:=CHAR([.AJ14])" office:value-type="string" office:string-value="" calcext:value-type="string">
            <text:p/>
          </table:table-cell>
          <table:table-cell table:formula="of:=CHAR([.AK14])" office:value-type="string" office:string-value="" calcext:value-type="string">
            <text:p/>
          </table:table-cell>
          <table:table-cell table:formula="of:=CHAR([.AL14])" office:value-type="string" office:string-value="" calcext:value-type="string">
            <text:p/>
          </table:table-cell>
          <table:table-cell table:formula="of:=CHAR([.AM14])" office:value-type="string" office:string-value="" calcext:value-type="string">
            <text:p/>
          </table:table-cell>
          <table:table-cell table:formula="of:=CHAR([.AN14])" office:value-type="string" office:string-value="" calcext:value-type="string">
            <text:p/>
          </table:table-cell>
          <table:table-cell table:formula="of:=CHAR([.AO14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formula="of:=HEX2DEC([.C16])" office:value-type="float" office:value="0" calcext:value-type="float">
            <text:p>0</text:p>
          </table:table-cell>
          <table:table-cell table:formula="of:=HEX2DEC([.D16])" office:value-type="float" office:value="0" calcext:value-type="float">
            <text:p>0</text:p>
          </table:table-cell>
          <table:table-cell table:formula="of:=HEX2DEC([.E16])" office:value-type="float" office:value="0" calcext:value-type="float">
            <text:p>0</text:p>
          </table:table-cell>
          <table:table-cell table:formula="of:=HEX2DEC([.F16])" office:value-type="float" office:value="0" calcext:value-type="float">
            <text:p>0</text:p>
          </table:table-cell>
          <table:table-cell table:formula="of:=HEX2DEC([.G16])" office:value-type="float" office:value="0" calcext:value-type="float">
            <text:p>0</text:p>
          </table:table-cell>
          <table:table-cell table:formula="of:=HEX2DEC([.H16])" office:value-type="float" office:value="0" calcext:value-type="float">
            <text:p>0</text:p>
          </table:table-cell>
          <table:table-cell table:formula="of:=HEX2DEC([.I16])" office:value-type="float" office:value="0" calcext:value-type="float">
            <text:p>0</text:p>
          </table:table-cell>
          <table:table-cell table:formula="of:=HEX2DEC([.J16])" office:value-type="float" office:value="0" calcext:value-type="float">
            <text:p>0</text:p>
          </table:table-cell>
          <table:table-cell table:formula="of:=HEX2DEC([.K16])" office:value-type="float" office:value="0" calcext:value-type="float">
            <text:p>0</text:p>
          </table:table-cell>
          <table:table-cell table:formula="of:=HEX2DEC([.L16])" office:value-type="float" office:value="0" calcext:value-type="float">
            <text:p>0</text:p>
          </table:table-cell>
          <table:table-cell table:formula="of:=HEX2DEC([.M16])" office:value-type="float" office:value="0" calcext:value-type="float">
            <text:p>0</text:p>
          </table:table-cell>
          <table:table-cell table:formula="of:=HEX2DEC([.N16])" office:value-type="float" office:value="0" calcext:value-type="float">
            <text:p>0</text:p>
          </table:table-cell>
          <table:table-cell table:formula="of:=HEX2DEC([.O16])" office:value-type="float" office:value="0" calcext:value-type="float">
            <text:p>0</text:p>
          </table:table-cell>
          <table:table-cell table:formula="of:=HEX2DEC([.P16])" office:value-type="float" office:value="0" calcext:value-type="float">
            <text:p>0</text:p>
          </table:table-cell>
          <table:table-cell table:formula="of:=HEX2DEC([.Q16])" office:value-type="float" office:value="0" calcext:value-type="float">
            <text:p>0</text:p>
          </table:table-cell>
          <table:table-cell table:formula="of:=HEX2DEC([.R16])" office:value-type="float" office:value="0" calcext:value-type="float">
            <text:p>0</text:p>
          </table:table-cell>
          <table:table-cell table:formula="of:=HEX2DEC([.S16])" office:value-type="float" office:value="0" calcext:value-type="float">
            <text:p>0</text:p>
          </table:table-cell>
          <table:table-cell table:formula="of:=HEX2DEC([.T16])" office:value-type="float" office:value="0" calcext:value-type="float">
            <text:p>0</text:p>
          </table:table-cell>
          <table:table-cell table:formula="of:=HEX2DEC([.U16])" office:value-type="float" office:value="0" calcext:value-type="float">
            <text:p>0</text:p>
          </table:table-cell>
          <table:table-cell/>
          <table:table-cell table:formula="of:=CHAR([.Y16])" office:value-type="string" office:string-value="" calcext:value-type="string">
            <text:p/>
          </table:table-cell>
          <table:table-cell table:formula="of:=CHAR([.Z16])" office:value-type="string" office:string-value="" calcext:value-type="string">
            <text:p/>
          </table:table-cell>
          <table:table-cell table:formula="of:=CHAR([.AA16])" office:value-type="string" office:string-value="" calcext:value-type="string">
            <text:p/>
          </table:table-cell>
          <table:table-cell table:formula="of:=CHAR([.AB16])" office:value-type="string" office:string-value="" calcext:value-type="string">
            <text:p/>
          </table:table-cell>
          <table:table-cell table:formula="of:=CHAR([.AC16])" office:value-type="string" office:string-value="" calcext:value-type="string">
            <text:p/>
          </table:table-cell>
          <table:table-cell table:formula="of:=CHAR([.AD16])" office:value-type="string" office:string-value="" calcext:value-type="string">
            <text:p/>
          </table:table-cell>
          <table:table-cell table:formula="of:=CHAR([.AE16])" office:value-type="string" office:string-value="" calcext:value-type="string">
            <text:p/>
          </table:table-cell>
          <table:table-cell table:formula="of:=CHAR([.AF16])" office:value-type="string" office:string-value="" calcext:value-type="string">
            <text:p/>
          </table:table-cell>
          <table:table-cell table:formula="of:=CHAR([.AG16])" office:value-type="string" office:string-value="" calcext:value-type="string">
            <text:p/>
          </table:table-cell>
          <table:table-cell table:formula="of:=CHAR([.AH16])" office:value-type="string" office:string-value="" calcext:value-type="string">
            <text:p/>
          </table:table-cell>
          <table:table-cell table:formula="of:=CHAR([.AI16])" office:value-type="string" office:string-value="" calcext:value-type="string">
            <text:p/>
          </table:table-cell>
          <table:table-cell table:formula="of:=CHAR([.AJ16])" office:value-type="string" office:string-value="" calcext:value-type="string">
            <text:p/>
          </table:table-cell>
          <table:table-cell table:formula="of:=CHAR([.AK16])" office:value-type="string" office:string-value="" calcext:value-type="string">
            <text:p/>
          </table:table-cell>
          <table:table-cell table:formula="of:=CHAR([.AL16])" office:value-type="string" office:string-value="" calcext:value-type="string">
            <text:p/>
          </table:table-cell>
          <table:table-cell table:formula="of:=CHAR([.AM16])" office:value-type="string" office:string-value="" calcext:value-type="string">
            <text:p/>
          </table:table-cell>
          <table:table-cell table:formula="of:=CHAR([.AN16])" office:value-type="string" office:string-value="" calcext:value-type="string">
            <text:p/>
          </table:table-cell>
          <table:table-cell table:formula="of:=CHAR([.AO16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HEX2DEC([.C17])" office:value-type="float" office:value="0" calcext:value-type="float">
            <text:p>0</text:p>
          </table:table-cell>
          <table:table-cell table:formula="of:=HEX2DEC([.D17])" office:value-type="float" office:value="0" calcext:value-type="float">
            <text:p>0</text:p>
          </table:table-cell>
          <table:table-cell table:formula="of:=HEX2DEC([.E17])" office:value-type="float" office:value="72" calcext:value-type="float">
            <text:p>72</text:p>
          </table:table-cell>
          <table:table-cell table:formula="of:=HEX2DEC([.F17])" office:value-type="float" office:value="67" calcext:value-type="float">
            <text:p>67</text:p>
          </table:table-cell>
          <table:table-cell table:formula="of:=HEX2DEC([.G17])" office:value-type="float" office:value="69" calcext:value-type="float">
            <text:p>69</text:p>
          </table:table-cell>
          <table:table-cell table:formula="of:=HEX2DEC([.H17])" office:value-type="float" office:value="84" calcext:value-type="float">
            <text:p>84</text:p>
          </table:table-cell>
          <table:table-cell table:formula="of:=HEX2DEC([.I17])" office:value-type="float" office:value="67" calcext:value-type="float">
            <text:p>67</text:p>
          </table:table-cell>
          <table:table-cell table:formula="of:=HEX2DEC([.J17])" office:value-type="float" office:value="73" calcext:value-type="float">
            <text:p>73</text:p>
          </table:table-cell>
          <table:table-cell table:formula="of:=HEX2DEC([.K17])" office:value-type="float" office:value="71" calcext:value-type="float">
            <text:p>71</text:p>
          </table:table-cell>
          <table:table-cell table:formula="of:=HEX2DEC([.L17])" office:value-type="float" office:value="79" calcext:value-type="float">
            <text:p>79</text:p>
          </table:table-cell>
          <table:table-cell table:formula="of:=HEX2DEC([.M17])" office:value-type="float" office:value="76" calcext:value-type="float">
            <text:p>76</text:p>
          </table:table-cell>
          <table:table-cell table:formula="of:=HEX2DEC([.N17])" office:value-type="float" office:value="73" calcext:value-type="float">
            <text:p>73</text:p>
          </table:table-cell>
          <table:table-cell table:formula="of:=HEX2DEC([.O17])" office:value-type="float" office:value="224" calcext:value-type="float">
            <text:p>224</text:p>
          </table:table-cell>
          <table:table-cell table:formula="of:=HEX2DEC([.P17])" office:value-type="float" office:value="254" calcext:value-type="float">
            <text:p>254</text:p>
          </table:table-cell>
          <table:table-cell table:formula="of:=HEX2DEC([.Q17])" office:value-type="float" office:value="0" calcext:value-type="float">
            <text:p>0</text:p>
          </table:table-cell>
          <table:table-cell table:formula="of:=HEX2DEC([.R17])" office:value-type="float" office:value="0" calcext:value-type="float">
            <text:p>0</text:p>
          </table:table-cell>
          <table:table-cell table:formula="of:=HEX2DEC([.S17])" office:value-type="float" office:value="0" calcext:value-type="float">
            <text:p>0</text:p>
          </table:table-cell>
          <table:table-cell table:formula="of:=HEX2DEC([.T17])" office:value-type="float" office:value="0" calcext:value-type="float">
            <text:p>0</text:p>
          </table:table-cell>
          <table:table-cell table:formula="of:=HEX2DEC([.U17])" office:value-type="float" office:value="0" calcext:value-type="float">
            <text:p>0</text:p>
          </table:table-cell>
          <table:table-cell/>
          <table:table-cell table:formula="of:=CHAR([.Y17])" office:value-type="string" office:string-value="" calcext:value-type="string">
            <text:p/>
          </table:table-cell>
          <table:table-cell table:formula="of:=CHAR([.Z17])" office:value-type="string" office:string-value="" calcext:value-type="string">
            <text:p/>
          </table:table-cell>
          <table:table-cell table:formula="of:=CHAR([.AA17])" office:value-type="string" office:string-value="H" calcext:value-type="string">
            <text:p>H</text:p>
          </table:table-cell>
          <table:table-cell table:formula="of:=CHAR([.AB17])" office:value-type="string" office:string-value="C" calcext:value-type="string">
            <text:p>C</text:p>
          </table:table-cell>
          <table:table-cell table:formula="of:=CHAR([.AC17])" office:value-type="string" office:string-value="E" calcext:value-type="string">
            <text:p>E</text:p>
          </table:table-cell>
          <table:table-cell table:formula="of:=CHAR([.AD17])" office:value-type="string" office:string-value="T" calcext:value-type="string">
            <text:p>T</text:p>
          </table:table-cell>
          <table:table-cell table:formula="of:=CHAR([.AE17])" office:value-type="string" office:string-value="C" calcext:value-type="string">
            <text:p>C</text:p>
          </table:table-cell>
          <table:table-cell table:formula="of:=CHAR([.AF17])" office:value-type="string" office:string-value="I" calcext:value-type="string">
            <text:p>I</text:p>
          </table:table-cell>
          <table:table-cell table:formula="of:=CHAR([.AG17])" office:value-type="string" office:string-value="G" calcext:value-type="string">
            <text:p>G</text:p>
          </table:table-cell>
          <table:table-cell table:formula="of:=CHAR([.AH17])" office:value-type="string" office:string-value="O" calcext:value-type="string">
            <text:p>O</text:p>
          </table:table-cell>
          <table:table-cell table:formula="of:=CHAR([.AI17])" office:value-type="string" office:string-value="L" calcext:value-type="string">
            <text:p>L</text:p>
          </table:table-cell>
          <table:table-cell table:formula="of:=CHAR([.AJ17])" office:value-type="string" office:string-value="I" calcext:value-type="string">
            <text:p>I</text:p>
          </table:table-cell>
          <table:table-cell table:formula="of:=CHAR([.AK17])" office:value-type="string" office:string-value="�" calcext:value-type="string">
            <text:p>�</text:p>
          </table:table-cell>
          <table:table-cell table:formula="of:=CHAR([.AL17])" office:value-type="string" office:string-value="�" calcext:value-type="string">
            <text:p>�</text:p>
          </table:table-cell>
          <table:table-cell table:formula="of:=CHAR([.AM17])" office:value-type="string" office:string-value="" calcext:value-type="string">
            <text:p/>
          </table:table-cell>
          <table:table-cell table:formula="of:=CHAR([.AN17])" office:value-type="string" office:string-value="" calcext:value-type="string">
            <text:p/>
          </table:table-cell>
          <table:table-cell table:formula="of:=CHAR([.AO17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7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HEX2DEC([.C18])" office:value-type="float" office:value="18" calcext:value-type="float">
            <text:p>18</text:p>
          </table:table-cell>
          <table:table-cell table:formula="of:=HEX2DEC([.D18])" office:value-type="float" office:value="18" calcext:value-type="float">
            <text:p>18</text:p>
          </table:table-cell>
          <table:table-cell table:formula="of:=HEX2DEC([.E18])" office:value-type="float" office:value="0" calcext:value-type="float">
            <text:p>0</text:p>
          </table:table-cell>
          <table:table-cell table:formula="of:=HEX2DEC([.F18])" office:value-type="float" office:value="0" calcext:value-type="float">
            <text:p>0</text:p>
          </table:table-cell>
          <table:table-cell table:formula="of:=HEX2DEC([.G18])" office:value-type="float" office:value="0" calcext:value-type="float">
            <text:p>0</text:p>
          </table:table-cell>
          <table:table-cell table:formula="of:=HEX2DEC([.H18])" office:value-type="float" office:value="72" calcext:value-type="float">
            <text:p>72</text:p>
          </table:table-cell>
          <table:table-cell table:formula="of:=HEX2DEC([.I18])" office:value-type="float" office:value="67" calcext:value-type="float">
            <text:p>67</text:p>
          </table:table-cell>
          <table:table-cell table:formula="of:=HEX2DEC([.J18])" office:value-type="float" office:value="69" calcext:value-type="float">
            <text:p>69</text:p>
          </table:table-cell>
          <table:table-cell table:formula="of:=HEX2DEC([.K18])" office:value-type="float" office:value="84" calcext:value-type="float">
            <text:p>84</text:p>
          </table:table-cell>
          <table:table-cell table:formula="of:=HEX2DEC([.L18])" office:value-type="float" office:value="67" calcext:value-type="float">
            <text:p>67</text:p>
          </table:table-cell>
          <table:table-cell table:formula="of:=HEX2DEC([.M18])" office:value-type="float" office:value="73" calcext:value-type="float">
            <text:p>73</text:p>
          </table:table-cell>
          <table:table-cell table:formula="of:=HEX2DEC([.N18])" office:value-type="float" office:value="71" calcext:value-type="float">
            <text:p>71</text:p>
          </table:table-cell>
          <table:table-cell table:formula="of:=HEX2DEC([.O18])" office:value-type="float" office:value="79" calcext:value-type="float">
            <text:p>79</text:p>
          </table:table-cell>
          <table:table-cell table:formula="of:=HEX2DEC([.P18])" office:value-type="float" office:value="76" calcext:value-type="float">
            <text:p>76</text:p>
          </table:table-cell>
          <table:table-cell table:formula="of:=HEX2DEC([.Q18])" office:value-type="float" office:value="73" calcext:value-type="float">
            <text:p>73</text:p>
          </table:table-cell>
          <table:table-cell table:formula="of:=HEX2DEC([.R18])" office:value-type="float" office:value="225" calcext:value-type="float">
            <text:p>225</text:p>
          </table:table-cell>
          <table:table-cell table:formula="of:=HEX2DEC([.S18])" office:value-type="float" office:value="254" calcext:value-type="float">
            <text:p>254</text:p>
          </table:table-cell>
          <table:table-cell table:formula="of:=HEX2DEC([.T18])" office:value-type="float" office:value="0" calcext:value-type="float">
            <text:p>0</text:p>
          </table:table-cell>
          <table:table-cell table:formula="of:=HEX2DEC([.U18])" office:value-type="float" office:value="0" calcext:value-type="float">
            <text:p>0</text:p>
          </table:table-cell>
          <table:table-cell/>
          <table:table-cell table:formula="of:=CHAR([.Y18])" office:value-type="string" office:string-value="" calcext:value-type="string">
            <text:p/>
          </table:table-cell>
          <table:table-cell table:formula="of:=CHAR([.Z18])" office:value-type="string" office:string-value="" calcext:value-type="string">
            <text:p/>
          </table:table-cell>
          <table:table-cell table:formula="of:=CHAR([.AA18])" office:value-type="string" office:string-value="" calcext:value-type="string">
            <text:p/>
          </table:table-cell>
          <table:table-cell table:formula="of:=CHAR([.AB18])" office:value-type="string" office:string-value="" calcext:value-type="string">
            <text:p/>
          </table:table-cell>
          <table:table-cell table:formula="of:=CHAR([.AC18])" office:value-type="string" office:string-value="" calcext:value-type="string">
            <text:p/>
          </table:table-cell>
          <table:table-cell table:formula="of:=CHAR([.AD18])" office:value-type="string" office:string-value="H" calcext:value-type="string">
            <text:p>H</text:p>
          </table:table-cell>
          <table:table-cell table:formula="of:=CHAR([.AE18])" office:value-type="string" office:string-value="C" calcext:value-type="string">
            <text:p>C</text:p>
          </table:table-cell>
          <table:table-cell table:formula="of:=CHAR([.AF18])" office:value-type="string" office:string-value="E" calcext:value-type="string">
            <text:p>E</text:p>
          </table:table-cell>
          <table:table-cell table:formula="of:=CHAR([.AG18])" office:value-type="string" office:string-value="T" calcext:value-type="string">
            <text:p>T</text:p>
          </table:table-cell>
          <table:table-cell table:formula="of:=CHAR([.AH18])" office:value-type="string" office:string-value="C" calcext:value-type="string">
            <text:p>C</text:p>
          </table:table-cell>
          <table:table-cell table:formula="of:=CHAR([.AI18])" office:value-type="string" office:string-value="I" calcext:value-type="string">
            <text:p>I</text:p>
          </table:table-cell>
          <table:table-cell table:formula="of:=CHAR([.AJ18])" office:value-type="string" office:string-value="G" calcext:value-type="string">
            <text:p>G</text:p>
          </table:table-cell>
          <table:table-cell table:formula="of:=CHAR([.AK18])" office:value-type="string" office:string-value="O" calcext:value-type="string">
            <text:p>O</text:p>
          </table:table-cell>
          <table:table-cell table:formula="of:=CHAR([.AL18])" office:value-type="string" office:string-value="L" calcext:value-type="string">
            <text:p>L</text:p>
          </table:table-cell>
          <table:table-cell table:formula="of:=CHAR([.AM18])" office:value-type="string" office:string-value="I" calcext:value-type="string">
            <text:p>I</text:p>
          </table:table-cell>
          <table:table-cell table:formula="of:=CHAR([.AN18])" office:value-type="string" office:string-value="�" calcext:value-type="string">
            <text:p>�</text:p>
          </table:table-cell>
          <table:table-cell table:formula="of:=CHAR([.AO18])" office:value-type="string" office:string-value="�" calcext:value-type="string">
            <text:p>�</text:p>
          </table:table-cell>
          <table:table-cell table:formula="of:=CHAR([.AP18])" office:value-type="string" office:string-value="" calcext:value-type="string">
            <text:p/>
          </table:table-cell>
          <table:table-cell table:formula="of:=CHAR([.AQ18])" office:value-type="string" office:string-value="" calcext:value-type="string">
            <text:p/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  <table:table-cell table:formula="of:=HEX2DEC([.C19])" office:value-type="float" office:value="0" calcext:value-type="float">
            <text:p>0</text:p>
          </table:table-cell>
          <table:table-cell table:formula="of:=HEX2DEC([.D19])" office:value-type="float" office:value="0" calcext:value-type="float">
            <text:p>0</text:p>
          </table:table-cell>
          <table:table-cell table:formula="of:=HEX2DEC([.E19])" office:value-type="float" office:value="0" calcext:value-type="float">
            <text:p>0</text:p>
          </table:table-cell>
          <table:table-cell table:formula="of:=HEX2DEC([.F19])" office:value-type="float" office:value="0" calcext:value-type="float">
            <text:p>0</text:p>
          </table:table-cell>
          <table:table-cell table:formula="of:=HEX2DEC([.G19])" office:value-type="float" office:value="0" calcext:value-type="float">
            <text:p>0</text:p>
          </table:table-cell>
          <table:table-cell table:formula="of:=HEX2DEC([.H19])" office:value-type="float" office:value="0" calcext:value-type="float">
            <text:p>0</text:p>
          </table:table-cell>
          <table:table-cell table:formula="of:=HEX2DEC([.I19])" office:value-type="float" office:value="0" calcext:value-type="float">
            <text:p>0</text:p>
          </table:table-cell>
          <table:table-cell table:formula="of:=HEX2DEC([.J19])" office:value-type="float" office:value="0" calcext:value-type="float">
            <text:p>0</text:p>
          </table:table-cell>
          <table:table-cell table:formula="of:=HEX2DEC([.K19])" office:value-type="float" office:value="0" calcext:value-type="float">
            <text:p>0</text:p>
          </table:table-cell>
          <table:table-cell table:formula="of:=HEX2DEC([.L19])" office:value-type="float" office:value="0" calcext:value-type="float">
            <text:p>0</text:p>
          </table:table-cell>
          <table:table-cell table:formula="of:=HEX2DEC([.M19])" office:value-type="float" office:value="0" calcext:value-type="float">
            <text:p>0</text:p>
          </table:table-cell>
          <table:table-cell table:formula="of:=HEX2DEC([.N19])" office:value-type="float" office:value="0" calcext:value-type="float">
            <text:p>0</text:p>
          </table:table-cell>
          <table:table-cell table:formula="of:=HEX2DEC([.O19])" office:value-type="float" office:value="0" calcext:value-type="float">
            <text:p>0</text:p>
          </table:table-cell>
          <table:table-cell table:formula="of:=HEX2DEC([.P19])" office:value-type="float" office:value="0" calcext:value-type="float">
            <text:p>0</text:p>
          </table:table-cell>
          <table:table-cell table:formula="of:=HEX2DEC([.Q19])" office:value-type="float" office:value="0" calcext:value-type="float">
            <text:p>0</text:p>
          </table:table-cell>
          <table:table-cell table:formula="of:=HEX2DEC([.R19])" office:value-type="float" office:value="0" calcext:value-type="float">
            <text:p>0</text:p>
          </table:table-cell>
          <table:table-cell table:formula="of:=HEX2DEC([.S19])" office:value-type="float" office:value="0" calcext:value-type="float">
            <text:p>0</text:p>
          </table:table-cell>
          <table:table-cell table:formula="of:=HEX2DEC([.T19])" office:value-type="float" office:value="0" calcext:value-type="float">
            <text:p>0</text:p>
          </table:table-cell>
          <table:table-cell table:formula="of:=HEX2DEC([.U19])" office:value-type="float" office:value="0" calcext:value-type="float">
            <text:p>0</text:p>
          </table:table-cell>
          <table:table-cell/>
          <table:table-cell table:formula="of:=CHAR([.Y19])" office:value-type="string" office:string-value="" calcext:value-type="string">
            <text:p/>
          </table:table-cell>
          <table:table-cell table:formula="of:=CHAR([.Z19])" office:value-type="string" office:string-value="" calcext:value-type="string">
            <text:p/>
          </table:table-cell>
          <table:table-cell table:formula="of:=CHAR([.AA19])" office:value-type="string" office:string-value="" calcext:value-type="string">
            <text:p/>
          </table:table-cell>
          <table:table-cell table:formula="of:=CHAR([.AB19])" office:value-type="string" office:string-value="" calcext:value-type="string">
            <text:p/>
          </table:table-cell>
          <table:table-cell table:formula="of:=CHAR([.AC19])" office:value-type="string" office:string-value="" calcext:value-type="string">
            <text:p/>
          </table:table-cell>
          <table:table-cell table:formula="of:=CHAR([.AD19])" office:value-type="string" office:string-value="" calcext:value-type="string">
            <text:p/>
          </table:table-cell>
          <table:table-cell table:formula="of:=CHAR([.AE19])" office:value-type="string" office:string-value="" calcext:value-type="string">
            <text:p/>
          </table:table-cell>
          <table:table-cell table:formula="of:=CHAR([.AF19])" office:value-type="string" office:string-value="" calcext:value-type="string">
            <text:p/>
          </table:table-cell>
          <table:table-cell table:formula="of:=CHAR([.AG19])" office:value-type="string" office:string-value="" calcext:value-type="string">
            <text:p/>
          </table:table-cell>
          <table:table-cell table:formula="of:=CHAR([.AH19])" office:value-type="string" office:string-value="" calcext:value-type="string">
            <text:p/>
          </table:table-cell>
          <table:table-cell table:formula="of:=CHAR([.AI19])" office:value-type="string" office:string-value="" calcext:value-type="string">
            <text:p/>
          </table:table-cell>
          <table:table-cell table:formula="of:=CHAR([.AJ19])" office:value-type="string" office:string-value="" calcext:value-type="string">
            <text:p/>
          </table:table-cell>
          <table:table-cell table:formula="of:=CHAR([.AK19])" office:value-type="string" office:string-value="" calcext:value-type="string">
            <text:p/>
          </table:table-cell>
          <table:table-cell table:formula="of:=CHAR([.AL19])" office:value-type="string" office:string-value="" calcext:value-type="string">
            <text:p/>
          </table:table-cell>
          <table:table-cell table:formula="of:=CHAR([.AM19])" office:value-type="string" office:string-value="" calcext:value-type="string">
            <text:p/>
          </table:table-cell>
          <table:table-cell table:formula="of:=CHAR([.AN19])" office:value-type="string" office:string-value="" calcext:value-type="string">
            <text:p/>
          </table:table-cell>
          <table:table-cell table:formula="of:=CHAR([.AO19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formula="of:=HEX2DEC([.C20])" office:value-type="float" office:value="0" calcext:value-type="float">
            <text:p>0</text:p>
          </table:table-cell>
          <table:table-cell table:formula="of:=HEX2DEC([.D20])" office:value-type="float" office:value="0" calcext:value-type="float">
            <text:p>0</text:p>
          </table:table-cell>
          <table:table-cell table:formula="of:=HEX2DEC([.E20])" office:value-type="float" office:value="0" calcext:value-type="float">
            <text:p>0</text:p>
          </table:table-cell>
          <table:table-cell table:formula="of:=HEX2DEC([.F20])" office:value-type="float" office:value="0" calcext:value-type="float">
            <text:p>0</text:p>
          </table:table-cell>
          <table:table-cell table:formula="of:=HEX2DEC([.G20])" office:value-type="float" office:value="0" calcext:value-type="float">
            <text:p>0</text:p>
          </table:table-cell>
          <table:table-cell table:formula="of:=HEX2DEC([.H20])" office:value-type="float" office:value="0" calcext:value-type="float">
            <text:p>0</text:p>
          </table:table-cell>
          <table:table-cell table:formula="of:=HEX2DEC([.I20])" office:value-type="float" office:value="0" calcext:value-type="float">
            <text:p>0</text:p>
          </table:table-cell>
          <table:table-cell table:formula="of:=HEX2DEC([.J20])" office:value-type="float" office:value="0" calcext:value-type="float">
            <text:p>0</text:p>
          </table:table-cell>
          <table:table-cell table:formula="of:=HEX2DEC([.K20])" office:value-type="float" office:value="0" calcext:value-type="float">
            <text:p>0</text:p>
          </table:table-cell>
          <table:table-cell table:formula="of:=HEX2DEC([.L20])" office:value-type="float" office:value="0" calcext:value-type="float">
            <text:p>0</text:p>
          </table:table-cell>
          <table:table-cell table:formula="of:=HEX2DEC([.M20])" office:value-type="float" office:value="0" calcext:value-type="float">
            <text:p>0</text:p>
          </table:table-cell>
          <table:table-cell table:formula="of:=HEX2DEC([.N20])" office:value-type="float" office:value="0" calcext:value-type="float">
            <text:p>0</text:p>
          </table:table-cell>
          <table:table-cell table:formula="of:=HEX2DEC([.O20])" office:value-type="float" office:value="0" calcext:value-type="float">
            <text:p>0</text:p>
          </table:table-cell>
          <table:table-cell table:formula="of:=HEX2DEC([.P20])" office:value-type="float" office:value="0" calcext:value-type="float">
            <text:p>0</text:p>
          </table:table-cell>
          <table:table-cell table:formula="of:=HEX2DEC([.Q20])" office:value-type="float" office:value="0" calcext:value-type="float">
            <text:p>0</text:p>
          </table:table-cell>
          <table:table-cell table:formula="of:=HEX2DEC([.R20])" office:value-type="float" office:value="0" calcext:value-type="float">
            <text:p>0</text:p>
          </table:table-cell>
          <table:table-cell table:formula="of:=HEX2DEC([.S20])" office:value-type="float" office:value="0" calcext:value-type="float">
            <text:p>0</text:p>
          </table:table-cell>
          <table:table-cell table:formula="of:=HEX2DEC([.T20])" office:value-type="float" office:value="0" calcext:value-type="float">
            <text:p>0</text:p>
          </table:table-cell>
          <table:table-cell table:formula="of:=HEX2DEC([.U20])" office:value-type="float" office:value="0" calcext:value-type="float">
            <text:p>0</text:p>
          </table:table-cell>
          <table:table-cell/>
          <table:table-cell table:formula="of:=CHAR([.Y20])" office:value-type="string" office:string-value="" calcext:value-type="string">
            <text:p/>
          </table:table-cell>
          <table:table-cell table:formula="of:=CHAR([.Z20])" office:value-type="string" office:string-value="" calcext:value-type="string">
            <text:p/>
          </table:table-cell>
          <table:table-cell table:formula="of:=CHAR([.AA20])" office:value-type="string" office:string-value="" calcext:value-type="string">
            <text:p/>
          </table:table-cell>
          <table:table-cell table:formula="of:=CHAR([.AB20])" office:value-type="string" office:string-value="" calcext:value-type="string">
            <text:p/>
          </table:table-cell>
          <table:table-cell table:formula="of:=CHAR([.AC20])" office:value-type="string" office:string-value="" calcext:value-type="string">
            <text:p/>
          </table:table-cell>
          <table:table-cell table:formula="of:=CHAR([.AD20])" office:value-type="string" office:string-value="" calcext:value-type="string">
            <text:p/>
          </table:table-cell>
          <table:table-cell table:formula="of:=CHAR([.AE20])" office:value-type="string" office:string-value="" calcext:value-type="string">
            <text:p/>
          </table:table-cell>
          <table:table-cell table:formula="of:=CHAR([.AF20])" office:value-type="string" office:string-value="" calcext:value-type="string">
            <text:p/>
          </table:table-cell>
          <table:table-cell table:formula="of:=CHAR([.AG20])" office:value-type="string" office:string-value="" calcext:value-type="string">
            <text:p/>
          </table:table-cell>
          <table:table-cell table:formula="of:=CHAR([.AH20])" office:value-type="string" office:string-value="" calcext:value-type="string">
            <text:p/>
          </table:table-cell>
          <table:table-cell table:formula="of:=CHAR([.AI20])" office:value-type="string" office:string-value="" calcext:value-type="string">
            <text:p/>
          </table:table-cell>
          <table:table-cell table:formula="of:=CHAR([.AJ20])" office:value-type="string" office:string-value="" calcext:value-type="string">
            <text:p/>
          </table:table-cell>
          <table:table-cell table:formula="of:=CHAR([.AK20])" office:value-type="string" office:string-value="" calcext:value-type="string">
            <text:p/>
          </table:table-cell>
          <table:table-cell table:formula="of:=CHAR([.AL20])" office:value-type="string" office:string-value="" calcext:value-type="string">
            <text:p/>
          </table:table-cell>
          <table:table-cell table:formula="of:=CHAR([.AM20])" office:value-type="string" office:string-value="" calcext:value-type="string">
            <text:p/>
          </table:table-cell>
          <table:table-cell table:formula="of:=CHAR([.AN20])" office:value-type="string" office:string-value="" calcext:value-type="string">
            <text:p/>
          </table:table-cell>
          <table:table-cell table:formula="of:=CHAR([.AO20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a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HEX2DEC([.C21])" office:value-type="float" office:value="26" calcext:value-type="float">
            <text:p>26</text:p>
          </table:table-cell>
          <table:table-cell table:formula="of:=HEX2DEC([.D21])" office:value-type="float" office:value="21" calcext:value-type="float">
            <text:p>21</text:p>
          </table:table-cell>
          <table:table-cell table:formula="of:=HEX2DEC([.E21])" office:value-type="float" office:value="0" calcext:value-type="float">
            <text:p>0</text:p>
          </table:table-cell>
          <table:table-cell table:formula="of:=HEX2DEC([.F21])" office:value-type="float" office:value="0" calcext:value-type="float">
            <text:p>0</text:p>
          </table:table-cell>
          <table:table-cell table:formula="of:=HEX2DEC([.G21])" office:value-type="float" office:value="0" calcext:value-type="float">
            <text:p>0</text:p>
          </table:table-cell>
          <table:table-cell table:formula="of:=HEX2DEC([.H21])" office:value-type="float" office:value="72" calcext:value-type="float">
            <text:p>72</text:p>
          </table:table-cell>
          <table:table-cell table:formula="of:=HEX2DEC([.I21])" office:value-type="float" office:value="67" calcext:value-type="float">
            <text:p>67</text:p>
          </table:table-cell>
          <table:table-cell table:formula="of:=HEX2DEC([.J21])" office:value-type="float" office:value="69" calcext:value-type="float">
            <text:p>69</text:p>
          </table:table-cell>
          <table:table-cell table:formula="of:=HEX2DEC([.K21])" office:value-type="float" office:value="84" calcext:value-type="float">
            <text:p>84</text:p>
          </table:table-cell>
          <table:table-cell table:formula="of:=HEX2DEC([.L21])" office:value-type="float" office:value="67" calcext:value-type="float">
            <text:p>67</text:p>
          </table:table-cell>
          <table:table-cell table:formula="of:=HEX2DEC([.M21])" office:value-type="float" office:value="73" calcext:value-type="float">
            <text:p>73</text:p>
          </table:table-cell>
          <table:table-cell table:formula="of:=HEX2DEC([.N21])" office:value-type="float" office:value="71" calcext:value-type="float">
            <text:p>71</text:p>
          </table:table-cell>
          <table:table-cell table:formula="of:=HEX2DEC([.O21])" office:value-type="float" office:value="79" calcext:value-type="float">
            <text:p>79</text:p>
          </table:table-cell>
          <table:table-cell table:formula="of:=HEX2DEC([.P21])" office:value-type="float" office:value="76" calcext:value-type="float">
            <text:p>76</text:p>
          </table:table-cell>
          <table:table-cell table:formula="of:=HEX2DEC([.Q21])" office:value-type="float" office:value="73" calcext:value-type="float">
            <text:p>73</text:p>
          </table:table-cell>
          <table:table-cell table:formula="of:=HEX2DEC([.R21])" office:value-type="float" office:value="226" calcext:value-type="float">
            <text:p>226</text:p>
          </table:table-cell>
          <table:table-cell table:formula="of:=HEX2DEC([.S21])" office:value-type="float" office:value="254" calcext:value-type="float">
            <text:p>254</text:p>
          </table:table-cell>
          <table:table-cell table:formula="of:=HEX2DEC([.T21])" office:value-type="float" office:value="0" calcext:value-type="float">
            <text:p>0</text:p>
          </table:table-cell>
          <table:table-cell table:formula="of:=HEX2DEC([.U21])" office:value-type="float" office:value="0" calcext:value-type="float">
            <text:p>0</text:p>
          </table:table-cell>
          <table:table-cell/>
          <table:table-cell table:formula="of:=CHAR([.Y21])" office:value-type="string" office:string-value="" calcext:value-type="string">
            <text:p/>
          </table:table-cell>
          <table:table-cell table:formula="of:=CHAR([.Z21])" office:value-type="string" office:string-value="" calcext:value-type="string">
            <text:p/>
          </table:table-cell>
          <table:table-cell table:formula="of:=CHAR([.AA21])" office:value-type="string" office:string-value="" calcext:value-type="string">
            <text:p/>
          </table:table-cell>
          <table:table-cell table:formula="of:=CHAR([.AB21])" office:value-type="string" office:string-value="" calcext:value-type="string">
            <text:p/>
          </table:table-cell>
          <table:table-cell table:formula="of:=CHAR([.AC21])" office:value-type="string" office:string-value="" calcext:value-type="string">
            <text:p/>
          </table:table-cell>
          <table:table-cell table:formula="of:=CHAR([.AD21])" office:value-type="string" office:string-value="H" calcext:value-type="string">
            <text:p>H</text:p>
          </table:table-cell>
          <table:table-cell table:formula="of:=CHAR([.AE21])" office:value-type="string" office:string-value="C" calcext:value-type="string">
            <text:p>C</text:p>
          </table:table-cell>
          <table:table-cell table:formula="of:=CHAR([.AF21])" office:value-type="string" office:string-value="E" calcext:value-type="string">
            <text:p>E</text:p>
          </table:table-cell>
          <table:table-cell table:formula="of:=CHAR([.AG21])" office:value-type="string" office:string-value="T" calcext:value-type="string">
            <text:p>T</text:p>
          </table:table-cell>
          <table:table-cell table:formula="of:=CHAR([.AH21])" office:value-type="string" office:string-value="C" calcext:value-type="string">
            <text:p>C</text:p>
          </table:table-cell>
          <table:table-cell table:formula="of:=CHAR([.AI21])" office:value-type="string" office:string-value="I" calcext:value-type="string">
            <text:p>I</text:p>
          </table:table-cell>
          <table:table-cell table:formula="of:=CHAR([.AJ21])" office:value-type="string" office:string-value="G" calcext:value-type="string">
            <text:p>G</text:p>
          </table:table-cell>
          <table:table-cell table:formula="of:=CHAR([.AK21])" office:value-type="string" office:string-value="O" calcext:value-type="string">
            <text:p>O</text:p>
          </table:table-cell>
          <table:table-cell table:formula="of:=CHAR([.AL21])" office:value-type="string" office:string-value="L" calcext:value-type="string">
            <text:p>L</text:p>
          </table:table-cell>
          <table:table-cell table:formula="of:=CHAR([.AM21])" office:value-type="string" office:string-value="I" calcext:value-type="string">
            <text:p>I</text:p>
          </table:table-cell>
          <table:table-cell table:formula="of:=CHAR([.AN21])" office:value-type="string" office:string-value="�" calcext:value-type="string">
            <text:p>�</text:p>
          </table:table-cell>
          <table:table-cell table:formula="of:=CHAR([.AO21])" office:value-type="string" office:string-value="�" calcext:value-type="string">
            <text:p>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urrent Data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HEX2DEC([.C22])" office:value-type="float" office:value="35" calcext:value-type="float">
            <text:p>35</text:p>
          </table:table-cell>
          <table:table-cell table:formula="of:=HEX2DEC([.D22])" office:value-type="float" office:value="51" calcext:value-type="float">
            <text:p>51</text:p>
          </table:table-cell>
          <table:table-cell table:formula="of:=HEX2DEC([.E22])" office:value-type="float" office:value="38" calcext:value-type="float">
            <text:p>38</text:p>
          </table:table-cell>
          <table:table-cell table:formula="of:=HEX2DEC([.F22])" office:value-type="float" office:value="21" calcext:value-type="float">
            <text:p>21</text:p>
          </table:table-cell>
          <table:table-cell table:formula="of:=HEX2DEC([.G22])" office:value-type="float" office:value="9" calcext:value-type="float">
            <text:p>9</text:p>
          </table:table-cell>
          <table:table-cell table:formula="of:=HEX2DEC([.H22])" office:value-type="float" office:value="116" calcext:value-type="float">
            <text:p>116</text:p>
          </table:table-cell>
          <table:table-cell table:formula="of:=HEX2DEC([.I22])" office:value-type="float" office:value="0" calcext:value-type="float">
            <text:p>0</text:p>
          </table:table-cell>
          <table:table-cell table:formula="of:=HEX2DEC([.J22])" office:value-type="float" office:value="41" calcext:value-type="float">
            <text:p>41</text:p>
          </table:table-cell>
          <table:table-cell table:formula="of:=HEX2DEC([.K22])" office:value-type="float" office:value="133" calcext:value-type="float">
            <text:p>133</text:p>
          </table:table-cell>
          <table:table-cell table:formula="of:=HEX2DEC([.L22])" office:value-type="float" office:value="8" calcext:value-type="float">
            <text:p>8</text:p>
          </table:table-cell>
          <table:table-cell table:formula="of:=HEX2DEC([.M22])" office:value-type="float" office:value="71" calcext:value-type="float">
            <text:p>71</text:p>
          </table:table-cell>
          <table:table-cell table:formula="of:=HEX2DEC([.N22])" office:value-type="float" office:value="83" calcext:value-type="float">
            <text:p>83</text:p>
          </table:table-cell>
          <table:table-cell table:formula="of:=HEX2DEC([.O22])" office:value-type="float" office:value="4" calcext:value-type="float">
            <text:p>4</text:p>
          </table:table-cell>
          <table:table-cell table:formula="of:=HEX2DEC([.P22])" office:value-type="float" office:value="153" calcext:value-type="float">
            <text:p>153</text:p>
          </table:table-cell>
          <table:table-cell table:formula="of:=HEX2DEC([.Q22])" office:value-type="float" office:value="153" calcext:value-type="float">
            <text:p>153</text:p>
          </table:table-cell>
          <table:table-cell table:formula="of:=HEX2DEC([.R22])" office:value-type="float" office:value="0" calcext:value-type="float">
            <text:p>0</text:p>
          </table:table-cell>
          <table:table-cell table:formula="of:=HEX2DEC([.S22])" office:value-type="float" office:value="0" calcext:value-type="float">
            <text:p>0</text:p>
          </table:table-cell>
          <table:table-cell table:formula="of:=HEX2DEC([.T22])" office:value-type="float" office:value="0" calcext:value-type="float">
            <text:p>0</text:p>
          </table:table-cell>
          <table:table-cell table:formula="of:=HEX2DEC([.U22])" office:value-type="float" office:value="0" calcext:value-type="float">
            <text:p>0</text:p>
          </table:table-cell>
          <table:table-cell/>
          <table:table-cell table:formula="of:=CHAR([.Y22])" office:value-type="string" office:string-value="#" calcext:value-type="string">
            <text:p>#</text:p>
          </table:table-cell>
          <table:table-cell table:formula="of:=CHAR([.Z22])" office:value-type="string" office:string-value="3" calcext:value-type="string">
            <text:p>3</text:p>
          </table:table-cell>
          <table:table-cell table:formula="of:=CHAR([.AA22])" office:value-type="string" office:string-value="&amp;" calcext:value-type="string">
            <text:p>&amp;</text:p>
          </table:table-cell>
          <table:table-cell table:formula="of:=CHAR([.AB22])" office:value-type="string" office:string-value="" calcext:value-type="string">
            <text:p/>
          </table:table-cell>
          <table:table-cell table:formula="of:=CHAR([.AC22])" office:value-type="string" office:string-value="&#9;" calcext:value-type="string">
            <text:p><text:tab/></text:p>
          </table:table-cell>
          <table:table-cell table:formula="of:=CHAR([.AD22])" office:value-type="string" office:string-value="t" calcext:value-type="string">
            <text:p>t</text:p>
          </table:table-cell>
          <table:table-cell table:formula="of:=CHAR([.AE22])" office:value-type="string" office:string-value="" calcext:value-type="string">
            <text:p/>
          </table:table-cell>
          <table:table-cell table:formula="of:=CHAR([.AF22])" office:value-type="string" office:string-value=")" calcext:value-type="string">
            <text:p>)</text:p>
          </table:table-cell>
          <table:table-cell table:formula="of:=CHAR([.AG22])" office:value-type="string" office:string-value="�" calcext:value-type="string">
            <text:p>�</text:p>
          </table:table-cell>
          <table:table-cell table:formula="of:=CHAR([.AH22])" office:value-type="string" office:string-value="" calcext:value-type="string">
            <text:p/>
          </table:table-cell>
          <table:table-cell table:formula="of:=CHAR([.AI22])" office:value-type="string" office:string-value="G" calcext:value-type="string">
            <text:p>G</text:p>
          </table:table-cell>
          <table:table-cell table:formula="of:=CHAR([.AJ22])" office:value-type="string" office:string-value="S" calcext:value-type="string">
            <text:p>S</text:p>
          </table:table-cell>
          <table:table-cell table:formula="of:=CHAR([.AK22])" office:value-type="string" office:string-value="" calcext:value-type="string">
            <text:p/>
          </table:table-cell>
          <table:table-cell table:formula="of:=CHAR([.AL22])" office:value-type="string" office:string-value="�" calcext:value-type="string">
            <text:p>�</text:p>
          </table:table-cell>
          <table:table-cell table:formula="of:=CHAR([.AM22])" office:value-type="string" office:string-value="�" calcext:value-type="string">
            <text:p>�</text:p>
          </table:table-cell>
          <table:table-cell table:formula="of:=CHAR([.AN22])" office:value-type="string" office:string-value="" calcext:value-type="string">
            <text:p/>
          </table:table-cell>
          <table:table-cell table:formula="of:=CHAR([.AO22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formula="of:=HEX2DEC([.C23])" office:value-type="float" office:value="0" calcext:value-type="float">
            <text:p>0</text:p>
          </table:table-cell>
          <table:table-cell table:formula="of:=HEX2DEC([.D23])" office:value-type="float" office:value="0" calcext:value-type="float">
            <text:p>0</text:p>
          </table:table-cell>
          <table:table-cell table:formula="of:=HEX2DEC([.E23])" office:value-type="float" office:value="0" calcext:value-type="float">
            <text:p>0</text:p>
          </table:table-cell>
          <table:table-cell table:formula="of:=HEX2DEC([.F23])" office:value-type="float" office:value="0" calcext:value-type="float">
            <text:p>0</text:p>
          </table:table-cell>
          <table:table-cell table:formula="of:=HEX2DEC([.G23])" office:value-type="float" office:value="0" calcext:value-type="float">
            <text:p>0</text:p>
          </table:table-cell>
          <table:table-cell table:formula="of:=HEX2DEC([.H23])" office:value-type="float" office:value="0" calcext:value-type="float">
            <text:p>0</text:p>
          </table:table-cell>
          <table:table-cell table:formula="of:=HEX2DEC([.I23])" office:value-type="float" office:value="0" calcext:value-type="float">
            <text:p>0</text:p>
          </table:table-cell>
          <table:table-cell table:formula="of:=HEX2DEC([.J23])" office:value-type="float" office:value="0" calcext:value-type="float">
            <text:p>0</text:p>
          </table:table-cell>
          <table:table-cell table:formula="of:=HEX2DEC([.K23])" office:value-type="float" office:value="0" calcext:value-type="float">
            <text:p>0</text:p>
          </table:table-cell>
          <table:table-cell table:formula="of:=HEX2DEC([.L23])" office:value-type="float" office:value="0" calcext:value-type="float">
            <text:p>0</text:p>
          </table:table-cell>
          <table:table-cell table:formula="of:=HEX2DEC([.M23])" office:value-type="float" office:value="0" calcext:value-type="float">
            <text:p>0</text:p>
          </table:table-cell>
          <table:table-cell table:formula="of:=HEX2DEC([.N23])" office:value-type="float" office:value="0" calcext:value-type="float">
            <text:p>0</text:p>
          </table:table-cell>
          <table:table-cell table:formula="of:=HEX2DEC([.O23])" office:value-type="float" office:value="0" calcext:value-type="float">
            <text:p>0</text:p>
          </table:table-cell>
          <table:table-cell table:formula="of:=HEX2DEC([.P23])" office:value-type="float" office:value="0" calcext:value-type="float">
            <text:p>0</text:p>
          </table:table-cell>
          <table:table-cell table:formula="of:=HEX2DEC([.Q23])" office:value-type="float" office:value="0" calcext:value-type="float">
            <text:p>0</text:p>
          </table:table-cell>
          <table:table-cell table:formula="of:=HEX2DEC([.R23])" office:value-type="float" office:value="0" calcext:value-type="float">
            <text:p>0</text:p>
          </table:table-cell>
          <table:table-cell table:formula="of:=HEX2DEC([.S23])" office:value-type="float" office:value="0" calcext:value-type="float">
            <text:p>0</text:p>
          </table:table-cell>
          <table:table-cell table:formula="of:=HEX2DEC([.T23])" office:value-type="float" office:value="0" calcext:value-type="float">
            <text:p>0</text:p>
          </table:table-cell>
          <table:table-cell table:formula="of:=HEX2DEC([.U23])" office:value-type="float" office:value="0" calcext:value-type="float">
            <text:p>0</text:p>
          </table:table-cell>
          <table:table-cell/>
          <table:table-cell table:formula="of:=CHAR([.Y23])" office:value-type="string" office:string-value="" calcext:value-type="string">
            <text:p/>
          </table:table-cell>
          <table:table-cell table:formula="of:=CHAR([.Z23])" office:value-type="string" office:string-value="" calcext:value-type="string">
            <text:p/>
          </table:table-cell>
          <table:table-cell table:formula="of:=CHAR([.AA23])" office:value-type="string" office:string-value="" calcext:value-type="string">
            <text:p/>
          </table:table-cell>
          <table:table-cell table:formula="of:=CHAR([.AB23])" office:value-type="string" office:string-value="" calcext:value-type="string">
            <text:p/>
          </table:table-cell>
          <table:table-cell table:formula="of:=CHAR([.AC23])" office:value-type="string" office:string-value="" calcext:value-type="string">
            <text:p/>
          </table:table-cell>
          <table:table-cell table:formula="of:=CHAR([.AD23])" office:value-type="string" office:string-value="" calcext:value-type="string">
            <text:p/>
          </table:table-cell>
          <table:table-cell table:formula="of:=CHAR([.AE23])" office:value-type="string" office:string-value="" calcext:value-type="string">
            <text:p/>
          </table:table-cell>
          <table:table-cell table:formula="of:=CHAR([.AF23])" office:value-type="string" office:string-value="" calcext:value-type="string">
            <text:p/>
          </table:table-cell>
          <table:table-cell table:formula="of:=CHAR([.AG23])" office:value-type="string" office:string-value="" calcext:value-type="string">
            <text:p/>
          </table:table-cell>
          <table:table-cell table:formula="of:=CHAR([.AH23])" office:value-type="string" office:string-value="" calcext:value-type="string">
            <text:p/>
          </table:table-cell>
          <table:table-cell table:formula="of:=CHAR([.AI23])" office:value-type="string" office:string-value="" calcext:value-type="string">
            <text:p/>
          </table:table-cell>
          <table:table-cell table:formula="of:=CHAR([.AJ23])" office:value-type="string" office:string-value="" calcext:value-type="string">
            <text:p/>
          </table:table-cell>
          <table:table-cell table:formula="of:=CHAR([.AK23])" office:value-type="string" office:string-value="" calcext:value-type="string">
            <text:p/>
          </table:table-cell>
          <table:table-cell table:formula="of:=CHAR([.AL23])" office:value-type="string" office:string-value="" calcext:value-type="string">
            <text:p/>
          </table:table-cell>
          <table:table-cell table:formula="of:=CHAR([.AM23])" office:value-type="string" office:string-value="" calcext:value-type="string">
            <text:p/>
          </table:table-cell>
          <table:table-cell table:formula="of:=CHAR([.AN23])" office:value-type="string" office:string-value="" calcext:value-type="string">
            <text:p/>
          </table:table-cell>
          <table:table-cell table:formula="of:=CHAR([.AO23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3</text:p>
          </table:table-cell>
          <table:table-cell/>
          <table:table-cell office:value-type="string" calcext:value-type="string">
            <text:p>1a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HEX2DEC([.C24])" office:value-type="float" office:value="26" calcext:value-type="float">
            <text:p>26</text:p>
          </table:table-cell>
          <table:table-cell table:formula="of:=HEX2DEC([.D24])" office:value-type="float" office:value="24" calcext:value-type="float">
            <text:p>24</text:p>
          </table:table-cell>
          <table:table-cell table:formula="of:=HEX2DEC([.E24])" office:value-type="float" office:value="0" calcext:value-type="float">
            <text:p>0</text:p>
          </table:table-cell>
          <table:table-cell table:formula="of:=HEX2DEC([.F24])" office:value-type="float" office:value="0" calcext:value-type="float">
            <text:p>0</text:p>
          </table:table-cell>
          <table:table-cell table:formula="of:=HEX2DEC([.G24])" office:value-type="float" office:value="0" calcext:value-type="float">
            <text:p>0</text:p>
          </table:table-cell>
          <table:table-cell table:formula="of:=HEX2DEC([.H24])" office:value-type="float" office:value="72" calcext:value-type="float">
            <text:p>72</text:p>
          </table:table-cell>
          <table:table-cell table:formula="of:=HEX2DEC([.I24])" office:value-type="float" office:value="67" calcext:value-type="float">
            <text:p>67</text:p>
          </table:table-cell>
          <table:table-cell table:formula="of:=HEX2DEC([.J24])" office:value-type="float" office:value="69" calcext:value-type="float">
            <text:p>69</text:p>
          </table:table-cell>
          <table:table-cell table:formula="of:=HEX2DEC([.K24])" office:value-type="float" office:value="84" calcext:value-type="float">
            <text:p>84</text:p>
          </table:table-cell>
          <table:table-cell table:formula="of:=HEX2DEC([.L24])" office:value-type="float" office:value="67" calcext:value-type="float">
            <text:p>67</text:p>
          </table:table-cell>
          <table:table-cell table:formula="of:=HEX2DEC([.M24])" office:value-type="float" office:value="73" calcext:value-type="float">
            <text:p>73</text:p>
          </table:table-cell>
          <table:table-cell table:formula="of:=HEX2DEC([.N24])" office:value-type="float" office:value="71" calcext:value-type="float">
            <text:p>71</text:p>
          </table:table-cell>
          <table:table-cell table:formula="of:=HEX2DEC([.O24])" office:value-type="float" office:value="79" calcext:value-type="float">
            <text:p>79</text:p>
          </table:table-cell>
          <table:table-cell table:formula="of:=HEX2DEC([.P24])" office:value-type="float" office:value="76" calcext:value-type="float">
            <text:p>76</text:p>
          </table:table-cell>
          <table:table-cell table:formula="of:=HEX2DEC([.Q24])" office:value-type="float" office:value="73" calcext:value-type="float">
            <text:p>73</text:p>
          </table:table-cell>
          <table:table-cell table:formula="of:=HEX2DEC([.R24])" office:value-type="float" office:value="227" calcext:value-type="float">
            <text:p>227</text:p>
          </table:table-cell>
          <table:table-cell table:formula="of:=HEX2DEC([.S24])" office:value-type="float" office:value="254" calcext:value-type="float">
            <text:p>254</text:p>
          </table:table-cell>
          <table:table-cell table:formula="of:=HEX2DEC([.T24])" office:value-type="float" office:value="0" calcext:value-type="float">
            <text:p>0</text:p>
          </table:table-cell>
          <table:table-cell table:formula="of:=HEX2DEC([.U24])" office:value-type="float" office:value="0" calcext:value-type="float">
            <text:p>0</text:p>
          </table:table-cell>
          <table:table-cell/>
          <table:table-cell table:formula="of:=CHAR([.Y24])" office:value-type="string" office:string-value="" calcext:value-type="string">
            <text:p/>
          </table:table-cell>
          <table:table-cell table:formula="of:=CHAR([.Z24])" office:value-type="string" office:string-value="" calcext:value-type="string">
            <text:p/>
          </table:table-cell>
          <table:table-cell table:formula="of:=CHAR([.AA24])" office:value-type="string" office:string-value="" calcext:value-type="string">
            <text:p/>
          </table:table-cell>
          <table:table-cell table:formula="of:=CHAR([.AB24])" office:value-type="string" office:string-value="" calcext:value-type="string">
            <text:p/>
          </table:table-cell>
          <table:table-cell table:formula="of:=CHAR([.AC24])" office:value-type="string" office:string-value="" calcext:value-type="string">
            <text:p/>
          </table:table-cell>
          <table:table-cell table:formula="of:=CHAR([.AD24])" office:value-type="string" office:string-value="H" calcext:value-type="string">
            <text:p>H</text:p>
          </table:table-cell>
          <table:table-cell table:formula="of:=CHAR([.AE24])" office:value-type="string" office:string-value="C" calcext:value-type="string">
            <text:p>C</text:p>
          </table:table-cell>
          <table:table-cell table:formula="of:=CHAR([.AF24])" office:value-type="string" office:string-value="E" calcext:value-type="string">
            <text:p>E</text:p>
          </table:table-cell>
          <table:table-cell table:formula="of:=CHAR([.AG24])" office:value-type="string" office:string-value="T" calcext:value-type="string">
            <text:p>T</text:p>
          </table:table-cell>
          <table:table-cell table:formula="of:=CHAR([.AH24])" office:value-type="string" office:string-value="C" calcext:value-type="string">
            <text:p>C</text:p>
          </table:table-cell>
          <table:table-cell table:formula="of:=CHAR([.AI24])" office:value-type="string" office:string-value="I" calcext:value-type="string">
            <text:p>I</text:p>
          </table:table-cell>
          <table:table-cell table:formula="of:=CHAR([.AJ24])" office:value-type="string" office:string-value="G" calcext:value-type="string">
            <text:p>G</text:p>
          </table:table-cell>
          <table:table-cell table:formula="of:=CHAR([.AK24])" office:value-type="string" office:string-value="O" calcext:value-type="string">
            <text:p>O</text:p>
          </table:table-cell>
          <table:table-cell table:formula="of:=CHAR([.AL24])" office:value-type="string" office:string-value="L" calcext:value-type="string">
            <text:p>L</text:p>
          </table:table-cell>
          <table:table-cell table:formula="of:=CHAR([.AM24])" office:value-type="string" office:string-value="I" calcext:value-type="string">
            <text:p>I</text:p>
          </table:table-cell>
          <table:table-cell table:formula="of:=CHAR([.AN24])" office:value-type="string" office:string-value="�" calcext:value-type="string">
            <text:p>�</text:p>
          </table:table-cell>
          <table:table-cell table:formula="of:=CHAR([.AO24])" office:value-type="string" office:string-value="�" calcext:value-type="string">
            <text:p>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/>
          <table:table-cell table:formula="of:=HEX2DEC([.C25])" office:value-type="float" office:value="1" calcext:value-type="float">
            <text:p>1</text:p>
          </table:table-cell>
          <table:table-cell table:formula="of:=HEX2DEC([.D25])" office:value-type="float" office:value="8" calcext:value-type="float">
            <text:p>8</text:p>
          </table:table-cell>
          <table:table-cell table:formula="of:=HEX2DEC([.E25])" office:value-type="float" office:value="0" calcext:value-type="float">
            <text:p>0</text:p>
          </table:table-cell>
          <table:table-cell table:formula="of:=HEX2DEC([.F25])" office:value-type="float" office:value="5" calcext:value-type="float">
            <text:p>5</text:p>
          </table:table-cell>
          <table:table-cell table:formula="of:=HEX2DEC([.G25])" office:value-type="float" office:value="0" calcext:value-type="float">
            <text:p>0</text:p>
          </table:table-cell>
          <table:table-cell table:formula="of:=HEX2DEC([.H25])" office:value-type="float" office:value="0" calcext:value-type="float">
            <text:p>0</text:p>
          </table:table-cell>
          <table:table-cell table:formula="of:=HEX2DEC([.I25])" office:value-type="float" office:value="0" calcext:value-type="float">
            <text:p>0</text:p>
          </table:table-cell>
          <table:table-cell table:formula="of:=HEX2DEC([.J25])" office:value-type="float" office:value="0" calcext:value-type="float">
            <text:p>0</text:p>
          </table:table-cell>
          <table:table-cell table:formula="of:=HEX2DEC([.K25])" office:value-type="float" office:value="0" calcext:value-type="float">
            <text:p>0</text:p>
          </table:table-cell>
          <table:table-cell table:formula="of:=HEX2DEC([.L25])" office:value-type="float" office:value="0" calcext:value-type="float">
            <text:p>0</text:p>
          </table:table-cell>
          <table:table-cell table:formula="of:=HEX2DEC([.M25])" office:value-type="float" office:value="0" calcext:value-type="float">
            <text:p>0</text:p>
          </table:table-cell>
          <table:table-cell table:formula="of:=HEX2DEC([.N25])" office:value-type="float" office:value="0" calcext:value-type="float">
            <text:p>0</text:p>
          </table:table-cell>
          <table:table-cell table:formula="of:=HEX2DEC([.O25])" office:value-type="float" office:value="0" calcext:value-type="float">
            <text:p>0</text:p>
          </table:table-cell>
          <table:table-cell table:formula="of:=HEX2DEC([.P25])" office:value-type="float" office:value="0" calcext:value-type="float">
            <text:p>0</text:p>
          </table:table-cell>
          <table:table-cell table:formula="of:=HEX2DEC([.Q25])" office:value-type="float" office:value="0" calcext:value-type="float">
            <text:p>0</text:p>
          </table:table-cell>
          <table:table-cell table:formula="of:=HEX2DEC([.R25])" office:value-type="float" office:value="0" calcext:value-type="float">
            <text:p>0</text:p>
          </table:table-cell>
          <table:table-cell table:formula="of:=HEX2DEC([.S25])" office:value-type="float" office:value="0" calcext:value-type="float">
            <text:p>0</text:p>
          </table:table-cell>
          <table:table-cell table:formula="of:=HEX2DEC([.T25])" office:value-type="float" office:value="0" calcext:value-type="float">
            <text:p>0</text:p>
          </table:table-cell>
          <table:table-cell table:formula="of:=HEX2DEC([.U25])" office:value-type="float" office:value="0" calcext:value-type="float">
            <text:p>0</text:p>
          </table:table-cell>
          <table:table-cell/>
          <table:table-cell table:formula="of:=CHAR([.Y25])" office:value-type="string" office:string-value="" calcext:value-type="string">
            <text:p/>
          </table:table-cell>
          <table:table-cell table:formula="of:=CHAR([.Z25])" office:value-type="string" office:string-value="" calcext:value-type="string">
            <text:p/>
          </table:table-cell>
          <table:table-cell table:formula="of:=CHAR([.AA25])" office:value-type="string" office:string-value="" calcext:value-type="string">
            <text:p/>
          </table:table-cell>
          <table:table-cell table:formula="of:=CHAR([.AB25])" office:value-type="string" office:string-value="" calcext:value-type="string">
            <text:p/>
          </table:table-cell>
          <table:table-cell table:formula="of:=CHAR([.AC25])" office:value-type="string" office:string-value="" calcext:value-type="string">
            <text:p/>
          </table:table-cell>
          <table:table-cell table:formula="of:=CHAR([.AD25])" office:value-type="string" office:string-value="" calcext:value-type="string">
            <text:p/>
          </table:table-cell>
          <table:table-cell table:formula="of:=CHAR([.AE25])" office:value-type="string" office:string-value="" calcext:value-type="string">
            <text:p/>
          </table:table-cell>
          <table:table-cell table:formula="of:=CHAR([.AF25])" office:value-type="string" office:string-value="" calcext:value-type="string">
            <text:p/>
          </table:table-cell>
          <table:table-cell table:formula="of:=CHAR([.AG25])" office:value-type="string" office:string-value="" calcext:value-type="string">
            <text:p/>
          </table:table-cell>
          <table:table-cell table:formula="of:=CHAR([.AH25])" office:value-type="string" office:string-value="" calcext:value-type="string">
            <text:p/>
          </table:table-cell>
          <table:table-cell table:formula="of:=CHAR([.AI25])" office:value-type="string" office:string-value="" calcext:value-type="string">
            <text:p/>
          </table:table-cell>
          <table:table-cell table:formula="of:=CHAR([.AJ25])" office:value-type="string" office:string-value="" calcext:value-type="string">
            <text:p/>
          </table:table-cell>
          <table:table-cell table:formula="of:=CHAR([.AK25])" office:value-type="string" office:string-value="" calcext:value-type="string">
            <text:p/>
          </table:table-cell>
          <table:table-cell table:formula="of:=CHAR([.AL25])" office:value-type="string" office:string-value="" calcext:value-type="string">
            <text:p/>
          </table:table-cell>
          <table:table-cell table:formula="of:=CHAR([.AM25])" office:value-type="string" office:string-value="" calcext:value-type="string">
            <text:p/>
          </table:table-cell>
          <table:table-cell table:formula="of:=CHAR([.AN25])" office:value-type="string" office:string-value="" calcext:value-type="string">
            <text:p/>
          </table:table-cell>
          <table:table-cell table:formula="of:=CHAR([.AO25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formula="of:=HEX2DEC([.C26])" office:value-type="float" office:value="0" calcext:value-type="float">
            <text:p>0</text:p>
          </table:table-cell>
          <table:table-cell table:formula="of:=HEX2DEC([.D26])" office:value-type="float" office:value="0" calcext:value-type="float">
            <text:p>0</text:p>
          </table:table-cell>
          <table:table-cell table:formula="of:=HEX2DEC([.E26])" office:value-type="float" office:value="0" calcext:value-type="float">
            <text:p>0</text:p>
          </table:table-cell>
          <table:table-cell table:formula="of:=HEX2DEC([.F26])" office:value-type="float" office:value="0" calcext:value-type="float">
            <text:p>0</text:p>
          </table:table-cell>
          <table:table-cell table:formula="of:=HEX2DEC([.G26])" office:value-type="float" office:value="0" calcext:value-type="float">
            <text:p>0</text:p>
          </table:table-cell>
          <table:table-cell table:formula="of:=HEX2DEC([.H26])" office:value-type="float" office:value="0" calcext:value-type="float">
            <text:p>0</text:p>
          </table:table-cell>
          <table:table-cell table:formula="of:=HEX2DEC([.I26])" office:value-type="float" office:value="0" calcext:value-type="float">
            <text:p>0</text:p>
          </table:table-cell>
          <table:table-cell table:formula="of:=HEX2DEC([.J26])" office:value-type="float" office:value="0" calcext:value-type="float">
            <text:p>0</text:p>
          </table:table-cell>
          <table:table-cell table:formula="of:=HEX2DEC([.K26])" office:value-type="float" office:value="0" calcext:value-type="float">
            <text:p>0</text:p>
          </table:table-cell>
          <table:table-cell table:formula="of:=HEX2DEC([.L26])" office:value-type="float" office:value="0" calcext:value-type="float">
            <text:p>0</text:p>
          </table:table-cell>
          <table:table-cell table:formula="of:=HEX2DEC([.M26])" office:value-type="float" office:value="0" calcext:value-type="float">
            <text:p>0</text:p>
          </table:table-cell>
          <table:table-cell table:formula="of:=HEX2DEC([.N26])" office:value-type="float" office:value="0" calcext:value-type="float">
            <text:p>0</text:p>
          </table:table-cell>
          <table:table-cell table:formula="of:=HEX2DEC([.O26])" office:value-type="float" office:value="0" calcext:value-type="float">
            <text:p>0</text:p>
          </table:table-cell>
          <table:table-cell table:formula="of:=HEX2DEC([.P26])" office:value-type="float" office:value="0" calcext:value-type="float">
            <text:p>0</text:p>
          </table:table-cell>
          <table:table-cell table:formula="of:=HEX2DEC([.Q26])" office:value-type="float" office:value="0" calcext:value-type="float">
            <text:p>0</text:p>
          </table:table-cell>
          <table:table-cell table:formula="of:=HEX2DEC([.R26])" office:value-type="float" office:value="0" calcext:value-type="float">
            <text:p>0</text:p>
          </table:table-cell>
          <table:table-cell table:formula="of:=HEX2DEC([.S26])" office:value-type="float" office:value="0" calcext:value-type="float">
            <text:p>0</text:p>
          </table:table-cell>
          <table:table-cell table:formula="of:=HEX2DEC([.T26])" office:value-type="float" office:value="0" calcext:value-type="float">
            <text:p>0</text:p>
          </table:table-cell>
          <table:table-cell table:formula="of:=HEX2DEC([.U26])" office:value-type="float" office:value="0" calcext:value-type="float">
            <text:p>0</text:p>
          </table:table-cell>
          <table:table-cell/>
          <table:table-cell table:formula="of:=CHAR([.Y26])" office:value-type="string" office:string-value="" calcext:value-type="string">
            <text:p/>
          </table:table-cell>
          <table:table-cell table:formula="of:=CHAR([.Z26])" office:value-type="string" office:string-value="" calcext:value-type="string">
            <text:p/>
          </table:table-cell>
          <table:table-cell table:formula="of:=CHAR([.AA26])" office:value-type="string" office:string-value="" calcext:value-type="string">
            <text:p/>
          </table:table-cell>
          <table:table-cell table:formula="of:=CHAR([.AB26])" office:value-type="string" office:string-value="" calcext:value-type="string">
            <text:p/>
          </table:table-cell>
          <table:table-cell table:formula="of:=CHAR([.AC26])" office:value-type="string" office:string-value="" calcext:value-type="string">
            <text:p/>
          </table:table-cell>
          <table:table-cell table:formula="of:=CHAR([.AD26])" office:value-type="string" office:string-value="" calcext:value-type="string">
            <text:p/>
          </table:table-cell>
          <table:table-cell table:formula="of:=CHAR([.AE26])" office:value-type="string" office:string-value="" calcext:value-type="string">
            <text:p/>
          </table:table-cell>
          <table:table-cell table:formula="of:=CHAR([.AF26])" office:value-type="string" office:string-value="" calcext:value-type="string">
            <text:p/>
          </table:table-cell>
          <table:table-cell table:formula="of:=CHAR([.AG26])" office:value-type="string" office:string-value="" calcext:value-type="string">
            <text:p/>
          </table:table-cell>
          <table:table-cell table:formula="of:=CHAR([.AH26])" office:value-type="string" office:string-value="" calcext:value-type="string">
            <text:p/>
          </table:table-cell>
          <table:table-cell table:formula="of:=CHAR([.AI26])" office:value-type="string" office:string-value="" calcext:value-type="string">
            <text:p/>
          </table:table-cell>
          <table:table-cell table:formula="of:=CHAR([.AJ26])" office:value-type="string" office:string-value="" calcext:value-type="string">
            <text:p/>
          </table:table-cell>
          <table:table-cell table:formula="of:=CHAR([.AK26])" office:value-type="string" office:string-value="" calcext:value-type="string">
            <text:p/>
          </table:table-cell>
          <table:table-cell table:formula="of:=CHAR([.AL26])" office:value-type="string" office:string-value="" calcext:value-type="string">
            <text:p/>
          </table:table-cell>
          <table:table-cell table:formula="of:=CHAR([.AM26])" office:value-type="string" office:string-value="" calcext:value-type="string">
            <text:p/>
          </table:table-cell>
          <table:table-cell table:formula="of:=CHAR([.AN26])" office:value-type="string" office:string-value="" calcext:value-type="string">
            <text:p/>
          </table:table-cell>
          <table:table-cell table:formula="of:=CHAR([.AO26])" office:value-type="string" office:string-value="" calcext:value-type="string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0a</text:p>
          </table:table-cell>
          <table:table-cell office:value-type="float" office:value="18" calcext:value-type="float">
            <text:p>18</text:p>
          </table:table-cell>
          <table:table-cell table:number-columns-repeated="20"/>
          <table:table-cell table:formula="of:=HEX2DEC([.C27])" office:value-type="float" office:value="10" calcext:value-type="float">
            <text:p>10</text:p>
          </table:table-cell>
          <table:table-cell table:formula="of:=HEX2DEC([.D27])" office:value-type="float" office:value="24" calcext:value-type="float">
            <text:p>24</text:p>
          </table:table-cell>
          <table:table-cell table:formula="of:=HEX2DEC([.E27])" office:value-type="float" office:value="0" calcext:value-type="float">
            <text:p>0</text:p>
          </table:table-cell>
          <table:table-cell table:formula="of:=HEX2DEC([.F27])" office:value-type="float" office:value="0" calcext:value-type="float">
            <text:p>0</text:p>
          </table:table-cell>
          <table:table-cell table:formula="of:=HEX2DEC([.G27])" office:value-type="float" office:value="0" calcext:value-type="float">
            <text:p>0</text:p>
          </table:table-cell>
          <table:table-cell table:formula="of:=HEX2DEC([.H27])" office:value-type="float" office:value="0" calcext:value-type="float">
            <text:p>0</text:p>
          </table:table-cell>
          <table:table-cell table:formula="of:=HEX2DEC([.I27])" office:value-type="float" office:value="0" calcext:value-type="float">
            <text:p>0</text:p>
          </table:table-cell>
          <table:table-cell table:formula="of:=HEX2DEC([.J27])" office:value-type="float" office:value="0" calcext:value-type="float">
            <text:p>0</text:p>
          </table:table-cell>
          <table:table-cell table:formula="of:=HEX2DEC([.K27])" office:value-type="float" office:value="0" calcext:value-type="float">
            <text:p>0</text:p>
          </table:table-cell>
          <table:table-cell table:formula="of:=HEX2DEC([.L27])" office:value-type="float" office:value="0" calcext:value-type="float">
            <text:p>0</text:p>
          </table:table-cell>
          <table:table-cell table:formula="of:=HEX2DEC([.M27])" office:value-type="float" office:value="0" calcext:value-type="float">
            <text:p>0</text:p>
          </table:table-cell>
          <table:table-cell table:formula="of:=HEX2DEC([.N27])" office:value-type="float" office:value="0" calcext:value-type="float">
            <text:p>0</text:p>
          </table:table-cell>
          <table:table-cell table:formula="of:=HEX2DEC([.O27])" office:value-type="float" office:value="0" calcext:value-type="float">
            <text:p>0</text:p>
          </table:table-cell>
          <table:table-cell table:formula="of:=HEX2DEC([.P27])" office:value-type="float" office:value="0" calcext:value-type="float">
            <text:p>0</text:p>
          </table:table-cell>
          <table:table-cell table:formula="of:=HEX2DEC([.Q27])" office:value-type="float" office:value="0" calcext:value-type="float">
            <text:p>0</text:p>
          </table:table-cell>
          <table:table-cell table:formula="of:=HEX2DEC([.R27])" office:value-type="float" office:value="0" calcext:value-type="float">
            <text:p>0</text:p>
          </table:table-cell>
          <table:table-cell table:formula="of:=HEX2DEC([.S27])" office:value-type="float" office:value="0" calcext:value-type="float">
            <text:p>0</text:p>
          </table:table-cell>
          <table:table-cell table:formula="of:=HEX2DEC([.T27])" office:value-type="float" office:value="0" calcext:value-type="float">
            <text:p>0</text:p>
          </table:table-cell>
          <table:table-cell table:formula="of:=HEX2DEC([.U27])" office:value-type="float" office:value="0" calcext:value-type="float">
            <text:p>0</text:p>
          </table:table-cell>
          <table:table-cell/>
          <table:table-cell table:formula="of:=CHAR([.Y27])" office:value-type="string" office:string-value="&#10;" calcext:value-type="string">
            <text:p/>
            <text:p/>
          </table:table-cell>
          <table:table-cell table:formula="of:=CHAR([.Z27])" office:value-type="string" office:string-value="" calcext:value-type="string">
            <text:p/>
          </table:table-cell>
          <table:table-cell table:formula="of:=CHAR([.AA27])" office:value-type="string" office:string-value="" calcext:value-type="string">
            <text:p/>
          </table:table-cell>
          <table:table-cell table:formula="of:=CHAR([.AB27])" office:value-type="string" office:string-value="" calcext:value-type="string">
            <text:p/>
          </table:table-cell>
          <table:table-cell table:formula="of:=CHAR([.AC27])" office:value-type="string" office:string-value="" calcext:value-type="string">
            <text:p/>
          </table:table-cell>
          <table:table-cell table:formula="of:=CHAR([.AD27])" office:value-type="string" office:string-value="" calcext:value-type="string">
            <text:p/>
          </table:table-cell>
          <table:table-cell table:formula="of:=CHAR([.AE27])" office:value-type="string" office:string-value="" calcext:value-type="string">
            <text:p/>
          </table:table-cell>
          <table:table-cell table:formula="of:=CHAR([.AF27])" office:value-type="string" office:string-value="" calcext:value-type="string">
            <text:p/>
          </table:table-cell>
          <table:table-cell table:formula="of:=CHAR([.AG27])" office:value-type="string" office:string-value="" calcext:value-type="string">
            <text:p/>
          </table:table-cell>
          <table:table-cell table:formula="of:=CHAR([.AH27])" office:value-type="string" office:string-value="" calcext:value-type="string">
            <text:p/>
          </table:table-cell>
          <table:table-cell table:formula="of:=CHAR([.AI27])" office:value-type="string" office:string-value="" calcext:value-type="string">
            <text:p/>
          </table:table-cell>
          <table:table-cell table:formula="of:=CHAR([.AJ27])" office:value-type="string" office:string-value="" calcext:value-type="string">
            <text:p/>
          </table:table-cell>
          <table:table-cell table:formula="of:=CHAR([.AK27])" office:value-type="string" office:string-value="" calcext:value-type="string">
            <text:p/>
          </table:table-cell>
          <table:table-cell table:formula="of:=CHAR([.AL27])" office:value-type="string" office:string-value="" calcext:value-type="string">
            <text:p/>
          </table:table-cell>
          <table:table-cell table:formula="of:=CHAR([.AM27])" office:value-type="string" office:string-value="" calcext:value-type="string">
            <text:p/>
          </table:table-cell>
          <table:table-cell table:formula="of:=CHAR([.AN27])" office:value-type="string" office:string-value="" calcext:value-type="string">
            <text:p/>
          </table:table-cell>
          <table:table-cell table:formula="of:=CHAR([.AO27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28])" office:value-type="float" office:value="2" calcext:value-type="float">
            <text:p>2</text:p>
          </table:table-cell>
          <table:table-cell table:formula="of:=HEX2DEC([.D28])" office:value-type="float" office:value="28" calcext:value-type="float">
            <text:p>28</text:p>
          </table:table-cell>
          <table:table-cell table:formula="of:=HEX2DEC([.E28])" office:value-type="float" office:value="0" calcext:value-type="float">
            <text:p>0</text:p>
          </table:table-cell>
          <table:table-cell table:formula="of:=HEX2DEC([.F28])" office:value-type="float" office:value="35" calcext:value-type="float">
            <text:p>35</text:p>
          </table:table-cell>
          <table:table-cell table:formula="of:=HEX2DEC([.G28])" office:value-type="float" office:value="42" calcext:value-type="float">
            <text:p>42</text:p>
          </table:table-cell>
          <table:table-cell table:formula="of:=HEX2DEC([.H28])" office:value-type="float" office:value="0" calcext:value-type="float">
            <text:p>0</text:p>
          </table:table-cell>
          <table:table-cell table:formula="of:=HEX2DEC([.I28])" office:value-type="float" office:value="0" calcext:value-type="float">
            <text:p>0</text:p>
          </table:table-cell>
          <table:table-cell table:formula="of:=HEX2DEC([.J28])" office:value-type="float" office:value="0" calcext:value-type="float">
            <text:p>0</text:p>
          </table:table-cell>
          <table:table-cell table:formula="of:=HEX2DEC([.K28])" office:value-type="float" office:value="0" calcext:value-type="float">
            <text:p>0</text:p>
          </table:table-cell>
          <table:table-cell table:formula="of:=HEX2DEC([.L28])" office:value-type="float" office:value="0" calcext:value-type="float">
            <text:p>0</text:p>
          </table:table-cell>
          <table:table-cell table:formula="of:=HEX2DEC([.M28])" office:value-type="float" office:value="0" calcext:value-type="float">
            <text:p>0</text:p>
          </table:table-cell>
          <table:table-cell table:formula="of:=HEX2DEC([.N28])" office:value-type="float" office:value="0" calcext:value-type="float">
            <text:p>0</text:p>
          </table:table-cell>
          <table:table-cell table:formula="of:=HEX2DEC([.O28])" office:value-type="float" office:value="0" calcext:value-type="float">
            <text:p>0</text:p>
          </table:table-cell>
          <table:table-cell table:formula="of:=HEX2DEC([.P28])" office:value-type="float" office:value="0" calcext:value-type="float">
            <text:p>0</text:p>
          </table:table-cell>
          <table:table-cell table:formula="of:=HEX2DEC([.Q28])" office:value-type="float" office:value="0" calcext:value-type="float">
            <text:p>0</text:p>
          </table:table-cell>
          <table:table-cell table:formula="of:=HEX2DEC([.R28])" office:value-type="float" office:value="0" calcext:value-type="float">
            <text:p>0</text:p>
          </table:table-cell>
          <table:table-cell table:formula="of:=HEX2DEC([.S28])" office:value-type="float" office:value="0" calcext:value-type="float">
            <text:p>0</text:p>
          </table:table-cell>
          <table:table-cell table:formula="of:=HEX2DEC([.T28])" office:value-type="float" office:value="0" calcext:value-type="float">
            <text:p>0</text:p>
          </table:table-cell>
          <table:table-cell table:formula="of:=HEX2DEC([.U28])" office:value-type="float" office:value="0" calcext:value-type="float">
            <text:p>0</text:p>
          </table:table-cell>
          <table:table-cell/>
          <table:table-cell table:formula="of:=CHAR([.Y28])" office:value-type="string" office:string-value="" calcext:value-type="string">
            <text:p/>
          </table:table-cell>
          <table:table-cell table:formula="of:=CHAR([.Z28])" office:value-type="string" office:string-value="" calcext:value-type="string">
            <text:p/>
          </table:table-cell>
          <table:table-cell table:formula="of:=CHAR([.AA28])" office:value-type="string" office:string-value="" calcext:value-type="string">
            <text:p/>
          </table:table-cell>
          <table:table-cell table:formula="of:=CHAR([.AB28])" office:value-type="string" office:string-value="#" calcext:value-type="string">
            <text:p>#</text:p>
          </table:table-cell>
          <table:table-cell table:formula="of:=CHAR([.AC28])" office:value-type="string" office:string-value="*" calcext:value-type="string">
            <text:p>*</text:p>
          </table:table-cell>
          <table:table-cell table:formula="of:=CHAR([.AD28])" office:value-type="string" office:string-value="" calcext:value-type="string">
            <text:p/>
          </table:table-cell>
          <table:table-cell table:formula="of:=CHAR([.AE28])" office:value-type="string" office:string-value="" calcext:value-type="string">
            <text:p/>
          </table:table-cell>
          <table:table-cell table:formula="of:=CHAR([.AF28])" office:value-type="string" office:string-value="" calcext:value-type="string">
            <text:p/>
          </table:table-cell>
          <table:table-cell table:formula="of:=CHAR([.AG28])" office:value-type="string" office:string-value="" calcext:value-type="string">
            <text:p/>
          </table:table-cell>
          <table:table-cell table:formula="of:=CHAR([.AH28])" office:value-type="string" office:string-value="" calcext:value-type="string">
            <text:p/>
          </table:table-cell>
          <table:table-cell table:formula="of:=CHAR([.AI28])" office:value-type="string" office:string-value="" calcext:value-type="string">
            <text:p/>
          </table:table-cell>
          <table:table-cell table:formula="of:=CHAR([.AJ28])" office:value-type="string" office:string-value="" calcext:value-type="string">
            <text:p/>
          </table:table-cell>
          <table:table-cell table:formula="of:=CHAR([.AK28])" office:value-type="string" office:string-value="" calcext:value-type="string">
            <text:p/>
          </table:table-cell>
          <table:table-cell table:formula="of:=CHAR([.AL28])" office:value-type="string" office:string-value="" calcext:value-type="string">
            <text:p/>
          </table:table-cell>
          <table:table-cell table:formula="of:=CHAR([.AM28])" office:value-type="string" office:string-value="" calcext:value-type="string">
            <text:p/>
          </table:table-cell>
          <table:table-cell table:formula="of:=CHAR([.AN28])" office:value-type="string" office:string-value="" calcext:value-type="string">
            <text:p/>
          </table:table-cell>
          <table:table-cell table:formula="of:=CHAR([.AO28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4</text:p>
          </table:table-cell>
          <table:table-cell table:number-columns-repeated="14"/>
          <table:table-cell table:formula="of:=HEX2DEC([.C29])" office:value-type="float" office:value="17" calcext:value-type="float">
            <text:p>17</text:p>
          </table:table-cell>
          <table:table-cell table:formula="of:=HEX2DEC([.D29])" office:value-type="float" office:value="209" calcext:value-type="float">
            <text:p>209</text:p>
          </table:table-cell>
          <table:table-cell table:formula="of:=HEX2DEC([.E29])" office:value-type="float" office:value="82" calcext:value-type="float">
            <text:p>82</text:p>
          </table:table-cell>
          <table:table-cell table:formula="of:=HEX2DEC([.F29])" office:value-type="float" office:value="0" calcext:value-type="float">
            <text:p>0</text:p>
          </table:table-cell>
          <table:table-cell table:formula="of:=HEX2DEC([.G29])" office:value-type="float" office:value="0" calcext:value-type="float">
            <text:p>0</text:p>
          </table:table-cell>
          <table:table-cell table:formula="of:=HEX2DEC([.H29])" office:value-type="float" office:value="76" calcext:value-type="float">
            <text:p>76</text:p>
          </table:table-cell>
          <table:table-cell table:formula="of:=HEX2DEC([.I29])" office:value-type="float" office:value="153" calcext:value-type="float">
            <text:p>153</text:p>
          </table:table-cell>
          <table:table-cell table:formula="of:=HEX2DEC([.J29])" office:value-type="float" office:value="180" calcext:value-type="float">
            <text:p>180</text:p>
          </table:table-cell>
          <table:table-cell table:formula="of:=HEX2DEC([.K29])" office:value-type="float" office:value="0" calcext:value-type="float">
            <text:p>0</text:p>
          </table:table-cell>
          <table:table-cell table:formula="of:=HEX2DEC([.L29])" office:value-type="float" office:value="0" calcext:value-type="float">
            <text:p>0</text:p>
          </table:table-cell>
          <table:table-cell table:formula="of:=HEX2DEC([.M29])" office:value-type="float" office:value="0" calcext:value-type="float">
            <text:p>0</text:p>
          </table:table-cell>
          <table:table-cell table:formula="of:=HEX2DEC([.N29])" office:value-type="float" office:value="0" calcext:value-type="float">
            <text:p>0</text:p>
          </table:table-cell>
          <table:table-cell table:formula="of:=HEX2DEC([.O29])" office:value-type="float" office:value="0" calcext:value-type="float">
            <text:p>0</text:p>
          </table:table-cell>
          <table:table-cell table:formula="of:=HEX2DEC([.P29])" office:value-type="float" office:value="0" calcext:value-type="float">
            <text:p>0</text:p>
          </table:table-cell>
          <table:table-cell table:formula="of:=HEX2DEC([.Q29])" office:value-type="float" office:value="0" calcext:value-type="float">
            <text:p>0</text:p>
          </table:table-cell>
          <table:table-cell table:formula="of:=HEX2DEC([.R29])" office:value-type="float" office:value="0" calcext:value-type="float">
            <text:p>0</text:p>
          </table:table-cell>
          <table:table-cell table:formula="of:=HEX2DEC([.S29])" office:value-type="float" office:value="0" calcext:value-type="float">
            <text:p>0</text:p>
          </table:table-cell>
          <table:table-cell table:formula="of:=HEX2DEC([.T29])" office:value-type="float" office:value="0" calcext:value-type="float">
            <text:p>0</text:p>
          </table:table-cell>
          <table:table-cell table:formula="of:=HEX2DEC([.U29])" office:value-type="float" office:value="0" calcext:value-type="float">
            <text:p>0</text:p>
          </table:table-cell>
          <table:table-cell/>
          <table:table-cell table:formula="of:=CHAR([.Y29])" office:value-type="string" office:string-value="" calcext:value-type="string">
            <text:p/>
          </table:table-cell>
          <table:table-cell table:formula="of:=CHAR([.Z29])" office:value-type="string" office:string-value="�" calcext:value-type="string">
            <text:p>�</text:p>
          </table:table-cell>
          <table:table-cell table:formula="of:=CHAR([.AA29])" office:value-type="string" office:string-value="R" calcext:value-type="string">
            <text:p>R</text:p>
          </table:table-cell>
          <table:table-cell table:formula="of:=CHAR([.AB29])" office:value-type="string" office:string-value="" calcext:value-type="string">
            <text:p/>
          </table:table-cell>
          <table:table-cell table:formula="of:=CHAR([.AC29])" office:value-type="string" office:string-value="" calcext:value-type="string">
            <text:p/>
          </table:table-cell>
          <table:table-cell table:formula="of:=CHAR([.AD29])" office:value-type="string" office:string-value="L" calcext:value-type="string">
            <text:p>L</text:p>
          </table:table-cell>
          <table:table-cell table:formula="of:=CHAR([.AE29])" office:value-type="string" office:string-value="�" calcext:value-type="string">
            <text:p>�</text:p>
          </table:table-cell>
          <table:table-cell table:formula="of:=CHAR([.AF29])" office:value-type="string" office:string-value="�" calcext:value-type="string">
            <text:p>�</text:p>
          </table:table-cell>
          <table:table-cell table:formula="of:=CHAR([.AG29])" office:value-type="string" office:string-value="" calcext:value-type="string">
            <text:p/>
          </table:table-cell>
          <table:table-cell table:formula="of:=CHAR([.AH29])" office:value-type="string" office:string-value="" calcext:value-type="string">
            <text:p/>
          </table:table-cell>
          <table:table-cell table:formula="of:=CHAR([.AI29])" office:value-type="string" office:string-value="" calcext:value-type="string">
            <text:p/>
          </table:table-cell>
          <table:table-cell table:formula="of:=CHAR([.AJ29])" office:value-type="string" office:string-value="" calcext:value-type="string">
            <text:p/>
          </table:table-cell>
          <table:table-cell table:formula="of:=CHAR([.AK29])" office:value-type="string" office:string-value="" calcext:value-type="string">
            <text:p/>
          </table:table-cell>
          <table:table-cell table:formula="of:=CHAR([.AL29])" office:value-type="string" office:string-value="" calcext:value-type="string">
            <text:p/>
          </table:table-cell>
          <table:table-cell table:formula="of:=CHAR([.AM29])" office:value-type="string" office:string-value="" calcext:value-type="string">
            <text:p/>
          </table:table-cell>
          <table:table-cell table:formula="of:=CHAR([.AN29])" office:value-type="string" office:string-value="" calcext:value-type="string">
            <text:p/>
          </table:table-cell>
          <table:table-cell table:formula="of:=CHAR([.AO29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30])" office:value-type="float" office:value="2" calcext:value-type="float">
            <text:p>2</text:p>
          </table:table-cell>
          <table:table-cell table:formula="of:=HEX2DEC([.D30])" office:value-type="float" office:value="30" calcext:value-type="float">
            <text:p>30</text:p>
          </table:table-cell>
          <table:table-cell table:formula="of:=HEX2DEC([.E30])" office:value-type="float" office:value="0" calcext:value-type="float">
            <text:p>0</text:p>
          </table:table-cell>
          <table:table-cell table:formula="of:=HEX2DEC([.F30])" office:value-type="float" office:value="36" calcext:value-type="float">
            <text:p>36</text:p>
          </table:table-cell>
          <table:table-cell table:formula="of:=HEX2DEC([.G30])" office:value-type="float" office:value="42" calcext:value-type="float">
            <text:p>42</text:p>
          </table:table-cell>
          <table:table-cell table:formula="of:=HEX2DEC([.H30])" office:value-type="float" office:value="0" calcext:value-type="float">
            <text:p>0</text:p>
          </table:table-cell>
          <table:table-cell table:formula="of:=HEX2DEC([.I30])" office:value-type="float" office:value="0" calcext:value-type="float">
            <text:p>0</text:p>
          </table:table-cell>
          <table:table-cell table:formula="of:=HEX2DEC([.J30])" office:value-type="float" office:value="0" calcext:value-type="float">
            <text:p>0</text:p>
          </table:table-cell>
          <table:table-cell table:formula="of:=HEX2DEC([.K30])" office:value-type="float" office:value="0" calcext:value-type="float">
            <text:p>0</text:p>
          </table:table-cell>
          <table:table-cell table:formula="of:=HEX2DEC([.L30])" office:value-type="float" office:value="0" calcext:value-type="float">
            <text:p>0</text:p>
          </table:table-cell>
          <table:table-cell table:formula="of:=HEX2DEC([.M30])" office:value-type="float" office:value="0" calcext:value-type="float">
            <text:p>0</text:p>
          </table:table-cell>
          <table:table-cell table:formula="of:=HEX2DEC([.N30])" office:value-type="float" office:value="0" calcext:value-type="float">
            <text:p>0</text:p>
          </table:table-cell>
          <table:table-cell table:formula="of:=HEX2DEC([.O30])" office:value-type="float" office:value="0" calcext:value-type="float">
            <text:p>0</text:p>
          </table:table-cell>
          <table:table-cell table:formula="of:=HEX2DEC([.P30])" office:value-type="float" office:value="0" calcext:value-type="float">
            <text:p>0</text:p>
          </table:table-cell>
          <table:table-cell table:formula="of:=HEX2DEC([.Q30])" office:value-type="float" office:value="0" calcext:value-type="float">
            <text:p>0</text:p>
          </table:table-cell>
          <table:table-cell table:formula="of:=HEX2DEC([.R30])" office:value-type="float" office:value="0" calcext:value-type="float">
            <text:p>0</text:p>
          </table:table-cell>
          <table:table-cell table:formula="of:=HEX2DEC([.S30])" office:value-type="float" office:value="0" calcext:value-type="float">
            <text:p>0</text:p>
          </table:table-cell>
          <table:table-cell table:formula="of:=HEX2DEC([.T30])" office:value-type="float" office:value="0" calcext:value-type="float">
            <text:p>0</text:p>
          </table:table-cell>
          <table:table-cell table:formula="of:=HEX2DEC([.U30])" office:value-type="float" office:value="0" calcext:value-type="float">
            <text:p>0</text:p>
          </table:table-cell>
          <table:table-cell/>
          <table:table-cell table:formula="of:=CHAR([.Y30])" office:value-type="string" office:string-value="" calcext:value-type="string">
            <text:p/>
          </table:table-cell>
          <table:table-cell table:formula="of:=CHAR([.Z30])" office:value-type="string" office:string-value="" calcext:value-type="string">
            <text:p/>
          </table:table-cell>
          <table:table-cell table:formula="of:=CHAR([.AA30])" office:value-type="string" office:string-value="" calcext:value-type="string">
            <text:p/>
          </table:table-cell>
          <table:table-cell table:formula="of:=CHAR([.AB30])" office:value-type="string" office:string-value="$" calcext:value-type="string">
            <text:p>$</text:p>
          </table:table-cell>
          <table:table-cell table:formula="of:=CHAR([.AC30])" office:value-type="string" office:string-value="*" calcext:value-type="string">
            <text:p>*</text:p>
          </table:table-cell>
          <table:table-cell table:formula="of:=CHAR([.AD30])" office:value-type="string" office:string-value="" calcext:value-type="string">
            <text:p/>
          </table:table-cell>
          <table:table-cell table:formula="of:=CHAR([.AE30])" office:value-type="string" office:string-value="" calcext:value-type="string">
            <text:p/>
          </table:table-cell>
          <table:table-cell table:formula="of:=CHAR([.AF30])" office:value-type="string" office:string-value="" calcext:value-type="string">
            <text:p/>
          </table:table-cell>
          <table:table-cell table:formula="of:=CHAR([.AG30])" office:value-type="string" office:string-value="" calcext:value-type="string">
            <text:p/>
          </table:table-cell>
          <table:table-cell table:formula="of:=CHAR([.AH30])" office:value-type="string" office:string-value="" calcext:value-type="string">
            <text:p/>
          </table:table-cell>
          <table:table-cell table:formula="of:=CHAR([.AI30])" office:value-type="string" office:string-value="" calcext:value-type="string">
            <text:p/>
          </table:table-cell>
          <table:table-cell table:formula="of:=CHAR([.AJ30])" office:value-type="string" office:string-value="" calcext:value-type="string">
            <text:p/>
          </table:table-cell>
          <table:table-cell table:formula="of:=CHAR([.AK30])" office:value-type="string" office:string-value="" calcext:value-type="string">
            <text:p/>
          </table:table-cell>
          <table:table-cell table:formula="of:=CHAR([.AL30])" office:value-type="string" office:string-value="" calcext:value-type="string">
            <text:p/>
          </table:table-cell>
          <table:table-cell table:formula="of:=CHAR([.AM30])" office:value-type="string" office:string-value="" calcext:value-type="string">
            <text:p/>
          </table:table-cell>
          <table:table-cell table:formula="of:=CHAR([.AN30])" office:value-type="string" office:string-value="" calcext:value-type="string">
            <text:p/>
          </table:table-cell>
          <table:table-cell table:formula="of:=CHAR([.AO30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  <table:table-cell table:formula="of:=HEX2DEC([.C31])" office:value-type="float" office:value="0" calcext:value-type="float">
            <text:p>0</text:p>
          </table:table-cell>
          <table:table-cell table:formula="of:=HEX2DEC([.D31])" office:value-type="float" office:value="0" calcext:value-type="float">
            <text:p>0</text:p>
          </table:table-cell>
          <table:table-cell table:formula="of:=HEX2DEC([.E31])" office:value-type="float" office:value="0" calcext:value-type="float">
            <text:p>0</text:p>
          </table:table-cell>
          <table:table-cell table:formula="of:=HEX2DEC([.F31])" office:value-type="float" office:value="0" calcext:value-type="float">
            <text:p>0</text:p>
          </table:table-cell>
          <table:table-cell table:formula="of:=HEX2DEC([.G31])" office:value-type="float" office:value="0" calcext:value-type="float">
            <text:p>0</text:p>
          </table:table-cell>
          <table:table-cell table:formula="of:=HEX2DEC([.H31])" office:value-type="float" office:value="0" calcext:value-type="float">
            <text:p>0</text:p>
          </table:table-cell>
          <table:table-cell table:formula="of:=HEX2DEC([.I31])" office:value-type="float" office:value="0" calcext:value-type="float">
            <text:p>0</text:p>
          </table:table-cell>
          <table:table-cell table:formula="of:=HEX2DEC([.J31])" office:value-type="float" office:value="0" calcext:value-type="float">
            <text:p>0</text:p>
          </table:table-cell>
          <table:table-cell table:formula="of:=HEX2DEC([.K31])" office:value-type="float" office:value="0" calcext:value-type="float">
            <text:p>0</text:p>
          </table:table-cell>
          <table:table-cell table:formula="of:=HEX2DEC([.L31])" office:value-type="float" office:value="0" calcext:value-type="float">
            <text:p>0</text:p>
          </table:table-cell>
          <table:table-cell table:formula="of:=HEX2DEC([.M31])" office:value-type="float" office:value="0" calcext:value-type="float">
            <text:p>0</text:p>
          </table:table-cell>
          <table:table-cell table:formula="of:=HEX2DEC([.N31])" office:value-type="float" office:value="0" calcext:value-type="float">
            <text:p>0</text:p>
          </table:table-cell>
          <table:table-cell table:formula="of:=HEX2DEC([.O31])" office:value-type="float" office:value="0" calcext:value-type="float">
            <text:p>0</text:p>
          </table:table-cell>
          <table:table-cell table:formula="of:=HEX2DEC([.P31])" office:value-type="float" office:value="0" calcext:value-type="float">
            <text:p>0</text:p>
          </table:table-cell>
          <table:table-cell table:formula="of:=HEX2DEC([.Q31])" office:value-type="float" office:value="0" calcext:value-type="float">
            <text:p>0</text:p>
          </table:table-cell>
          <table:table-cell table:formula="of:=HEX2DEC([.R31])" office:value-type="float" office:value="0" calcext:value-type="float">
            <text:p>0</text:p>
          </table:table-cell>
          <table:table-cell table:formula="of:=HEX2DEC([.S31])" office:value-type="float" office:value="0" calcext:value-type="float">
            <text:p>0</text:p>
          </table:table-cell>
          <table:table-cell table:formula="of:=HEX2DEC([.T31])" office:value-type="float" office:value="0" calcext:value-type="float">
            <text:p>0</text:p>
          </table:table-cell>
          <table:table-cell table:formula="of:=HEX2DEC([.U31])" office:value-type="float" office:value="0" calcext:value-type="float">
            <text:p>0</text:p>
          </table:table-cell>
          <table:table-cell/>
          <table:table-cell table:formula="of:=CHAR([.Y31])" office:value-type="string" office:string-value="" calcext:value-type="string">
            <text:p/>
          </table:table-cell>
          <table:table-cell table:formula="of:=CHAR([.Z31])" office:value-type="string" office:string-value="" calcext:value-type="string">
            <text:p/>
          </table:table-cell>
          <table:table-cell table:formula="of:=CHAR([.AA31])" office:value-type="string" office:string-value="" calcext:value-type="string">
            <text:p/>
          </table:table-cell>
          <table:table-cell table:formula="of:=CHAR([.AB31])" office:value-type="string" office:string-value="" calcext:value-type="string">
            <text:p/>
          </table:table-cell>
          <table:table-cell table:formula="of:=CHAR([.AC31])" office:value-type="string" office:string-value="" calcext:value-type="string">
            <text:p/>
          </table:table-cell>
          <table:table-cell table:formula="of:=CHAR([.AD31])" office:value-type="string" office:string-value="" calcext:value-type="string">
            <text:p/>
          </table:table-cell>
          <table:table-cell table:formula="of:=CHAR([.AE31])" office:value-type="string" office:string-value="" calcext:value-type="string">
            <text:p/>
          </table:table-cell>
          <table:table-cell table:formula="of:=CHAR([.AF31])" office:value-type="string" office:string-value="" calcext:value-type="string">
            <text:p/>
          </table:table-cell>
          <table:table-cell table:formula="of:=CHAR([.AG31])" office:value-type="string" office:string-value="" calcext:value-type="string">
            <text:p/>
          </table:table-cell>
          <table:table-cell table:formula="of:=CHAR([.AH31])" office:value-type="string" office:string-value="" calcext:value-type="string">
            <text:p/>
          </table:table-cell>
          <table:table-cell table:formula="of:=CHAR([.AI31])" office:value-type="string" office:string-value="" calcext:value-type="string">
            <text:p/>
          </table:table-cell>
          <table:table-cell table:formula="of:=CHAR([.AJ31])" office:value-type="string" office:string-value="" calcext:value-type="string">
            <text:p/>
          </table:table-cell>
          <table:table-cell table:formula="of:=CHAR([.AK31])" office:value-type="string" office:string-value="" calcext:value-type="string">
            <text:p/>
          </table:table-cell>
          <table:table-cell table:formula="of:=CHAR([.AL31])" office:value-type="string" office:string-value="" calcext:value-type="string">
            <text:p/>
          </table:table-cell>
          <table:table-cell table:formula="of:=CHAR([.AM31])" office:value-type="string" office:string-value="" calcext:value-type="string">
            <text:p/>
          </table:table-cell>
          <table:table-cell table:formula="of:=CHAR([.AN31])" office:value-type="string" office:string-value="" calcext:value-type="string">
            <text:p/>
          </table:table-cell>
          <table:table-cell table:formula="of:=CHAR([.AO31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32])" office:value-type="float" office:value="2" calcext:value-type="float">
            <text:p>2</text:p>
          </table:table-cell>
          <table:table-cell table:formula="of:=HEX2DEC([.D32])" office:value-type="float" office:value="32" calcext:value-type="float">
            <text:p>32</text:p>
          </table:table-cell>
          <table:table-cell table:formula="of:=HEX2DEC([.E32])" office:value-type="float" office:value="0" calcext:value-type="float">
            <text:p>0</text:p>
          </table:table-cell>
          <table:table-cell table:formula="of:=HEX2DEC([.F32])" office:value-type="float" office:value="37" calcext:value-type="float">
            <text:p>37</text:p>
          </table:table-cell>
          <table:table-cell table:formula="of:=HEX2DEC([.G32])" office:value-type="float" office:value="42" calcext:value-type="float">
            <text:p>42</text:p>
          </table:table-cell>
          <table:table-cell table:formula="of:=HEX2DEC([.H32])" office:value-type="float" office:value="0" calcext:value-type="float">
            <text:p>0</text:p>
          </table:table-cell>
          <table:table-cell table:formula="of:=HEX2DEC([.I32])" office:value-type="float" office:value="0" calcext:value-type="float">
            <text:p>0</text:p>
          </table:table-cell>
          <table:table-cell table:formula="of:=HEX2DEC([.J32])" office:value-type="float" office:value="0" calcext:value-type="float">
            <text:p>0</text:p>
          </table:table-cell>
          <table:table-cell table:formula="of:=HEX2DEC([.K32])" office:value-type="float" office:value="0" calcext:value-type="float">
            <text:p>0</text:p>
          </table:table-cell>
          <table:table-cell table:formula="of:=HEX2DEC([.L32])" office:value-type="float" office:value="0" calcext:value-type="float">
            <text:p>0</text:p>
          </table:table-cell>
          <table:table-cell table:formula="of:=HEX2DEC([.M32])" office:value-type="float" office:value="0" calcext:value-type="float">
            <text:p>0</text:p>
          </table:table-cell>
          <table:table-cell table:formula="of:=HEX2DEC([.N32])" office:value-type="float" office:value="0" calcext:value-type="float">
            <text:p>0</text:p>
          </table:table-cell>
          <table:table-cell table:formula="of:=HEX2DEC([.O32])" office:value-type="float" office:value="0" calcext:value-type="float">
            <text:p>0</text:p>
          </table:table-cell>
          <table:table-cell table:formula="of:=HEX2DEC([.P32])" office:value-type="float" office:value="0" calcext:value-type="float">
            <text:p>0</text:p>
          </table:table-cell>
          <table:table-cell table:formula="of:=HEX2DEC([.Q32])" office:value-type="float" office:value="0" calcext:value-type="float">
            <text:p>0</text:p>
          </table:table-cell>
          <table:table-cell table:formula="of:=HEX2DEC([.R32])" office:value-type="float" office:value="0" calcext:value-type="float">
            <text:p>0</text:p>
          </table:table-cell>
          <table:table-cell table:formula="of:=HEX2DEC([.S32])" office:value-type="float" office:value="0" calcext:value-type="float">
            <text:p>0</text:p>
          </table:table-cell>
          <table:table-cell table:formula="of:=HEX2DEC([.T32])" office:value-type="float" office:value="0" calcext:value-type="float">
            <text:p>0</text:p>
          </table:table-cell>
          <table:table-cell table:formula="of:=HEX2DEC([.U32])" office:value-type="float" office:value="0" calcext:value-type="float">
            <text:p>0</text:p>
          </table:table-cell>
          <table:table-cell/>
          <table:table-cell table:formula="of:=CHAR([.Y32])" office:value-type="string" office:string-value="" calcext:value-type="string">
            <text:p/>
          </table:table-cell>
          <table:table-cell table:formula="of:=CHAR([.Z32])" office:value-type="string" office:string-value=" " calcext:value-type="string">
            <text:p><text:s/></text:p>
          </table:table-cell>
          <table:table-cell table:formula="of:=CHAR([.AA32])" office:value-type="string" office:string-value="" calcext:value-type="string">
            <text:p/>
          </table:table-cell>
          <table:table-cell table:formula="of:=CHAR([.AB32])" office:value-type="string" office:string-value="%" calcext:value-type="string">
            <text:p>%</text:p>
          </table:table-cell>
          <table:table-cell table:formula="of:=CHAR([.AC32])" office:value-type="string" office:string-value="*" calcext:value-type="string">
            <text:p>*</text:p>
          </table:table-cell>
          <table:table-cell table:formula="of:=CHAR([.AD32])" office:value-type="string" office:string-value="" calcext:value-type="string">
            <text:p/>
          </table:table-cell>
          <table:table-cell table:formula="of:=CHAR([.AE32])" office:value-type="string" office:string-value="" calcext:value-type="string">
            <text:p/>
          </table:table-cell>
          <table:table-cell table:formula="of:=CHAR([.AF32])" office:value-type="string" office:string-value="" calcext:value-type="string">
            <text:p/>
          </table:table-cell>
          <table:table-cell table:formula="of:=CHAR([.AG32])" office:value-type="string" office:string-value="" calcext:value-type="string">
            <text:p/>
          </table:table-cell>
          <table:table-cell table:formula="of:=CHAR([.AH32])" office:value-type="string" office:string-value="" calcext:value-type="string">
            <text:p/>
          </table:table-cell>
          <table:table-cell table:formula="of:=CHAR([.AI32])" office:value-type="string" office:string-value="" calcext:value-type="string">
            <text:p/>
          </table:table-cell>
          <table:table-cell table:formula="of:=CHAR([.AJ32])" office:value-type="string" office:string-value="" calcext:value-type="string">
            <text:p/>
          </table:table-cell>
          <table:table-cell table:formula="of:=CHAR([.AK32])" office:value-type="string" office:string-value="" calcext:value-type="string">
            <text:p/>
          </table:table-cell>
          <table:table-cell table:formula="of:=CHAR([.AL32])" office:value-type="string" office:string-value="" calcext:value-type="string">
            <text:p/>
          </table:table-cell>
          <table:table-cell table:formula="of:=CHAR([.AM32])" office:value-type="string" office:string-value="" calcext:value-type="string">
            <text:p/>
          </table:table-cell>
          <table:table-cell table:formula="of:=CHAR([.AN32])" office:value-type="string" office:string-value="" calcext:value-type="string">
            <text:p/>
          </table:table-cell>
          <table:table-cell table:formula="of:=CHAR([.AO32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S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formula="of:=HEX2DEC([.C33])" office:value-type="float" office:value="83" calcext:value-type="float">
            <text:p>83</text:p>
          </table:table-cell>
          <table:table-cell table:formula="of:=HEX2DEC([.D33])" office:value-type="float" office:value="78" calcext:value-type="float">
            <text:p>78</text:p>
          </table:table-cell>
          <table:table-cell table:formula="of:=HEX2DEC([.E33])" office:value-type="float" office:value="58" calcext:value-type="float">
            <text:p>58</text:p>
          </table:table-cell>
          <table:table-cell table:formula="of:=HEX2DEC([.F33])" office:value-type="float" office:value="32" calcext:value-type="float">
            <text:p>32</text:p>
          </table:table-cell>
          <table:table-cell table:formula="of:=HEX2DEC([.G33])" office:value-type="float" office:value="48" calcext:value-type="float">
            <text:p>48</text:p>
          </table:table-cell>
          <table:table-cell table:formula="of:=HEX2DEC([.H33])" office:value-type="float" office:value="48" calcext:value-type="float">
            <text:p>48</text:p>
          </table:table-cell>
          <table:table-cell table:formula="of:=HEX2DEC([.I33])" office:value-type="float" office:value="48" calcext:value-type="float">
            <text:p>48</text:p>
          </table:table-cell>
          <table:table-cell table:formula="of:=HEX2DEC([.J33])" office:value-type="float" office:value="48" calcext:value-type="float">
            <text:p>48</text:p>
          </table:table-cell>
          <table:table-cell table:formula="of:=HEX2DEC([.K33])" office:value-type="float" office:value="48" calcext:value-type="float">
            <text:p>48</text:p>
          </table:table-cell>
          <table:table-cell table:formula="of:=HEX2DEC([.L33])" office:value-type="float" office:value="48" calcext:value-type="float">
            <text:p>48</text:p>
          </table:table-cell>
          <table:table-cell table:formula="of:=HEX2DEC([.M33])" office:value-type="float" office:value="0" calcext:value-type="float">
            <text:p>0</text:p>
          </table:table-cell>
          <table:table-cell table:formula="of:=HEX2DEC([.N33])" office:value-type="float" office:value="0" calcext:value-type="float">
            <text:p>0</text:p>
          </table:table-cell>
          <table:table-cell table:formula="of:=HEX2DEC([.O33])" office:value-type="float" office:value="0" calcext:value-type="float">
            <text:p>0</text:p>
          </table:table-cell>
          <table:table-cell table:formula="of:=HEX2DEC([.P33])" office:value-type="float" office:value="0" calcext:value-type="float">
            <text:p>0</text:p>
          </table:table-cell>
          <table:table-cell table:formula="of:=HEX2DEC([.Q33])" office:value-type="float" office:value="0" calcext:value-type="float">
            <text:p>0</text:p>
          </table:table-cell>
          <table:table-cell table:formula="of:=HEX2DEC([.R33])" office:value-type="float" office:value="0" calcext:value-type="float">
            <text:p>0</text:p>
          </table:table-cell>
          <table:table-cell table:formula="of:=HEX2DEC([.S33])" office:value-type="float" office:value="0" calcext:value-type="float">
            <text:p>0</text:p>
          </table:table-cell>
          <table:table-cell table:formula="of:=HEX2DEC([.T33])" office:value-type="float" office:value="0" calcext:value-type="float">
            <text:p>0</text:p>
          </table:table-cell>
          <table:table-cell table:formula="of:=HEX2DEC([.U33])" office:value-type="float" office:value="0" calcext:value-type="float">
            <text:p>0</text:p>
          </table:table-cell>
          <table:table-cell/>
          <table:table-cell table:formula="of:=CHAR([.Y33])" office:value-type="string" office:string-value="S" calcext:value-type="string">
            <text:p>S</text:p>
          </table:table-cell>
          <table:table-cell table:formula="of:=CHAR([.Z33])" office:value-type="string" office:string-value="N" calcext:value-type="string">
            <text:p>N</text:p>
          </table:table-cell>
          <table:table-cell table:formula="of:=CHAR([.AA33])" office:value-type="string" office:string-value=":" calcext:value-type="string">
            <text:p>:</text:p>
          </table:table-cell>
          <table:table-cell table:formula="of:=CHAR([.AB33])" office:value-type="string" office:string-value=" " calcext:value-type="string">
            <text:p><text:s/></text:p>
          </table:table-cell>
          <table:table-cell table:formula="of:=CHAR([.AC33])" office:value-type="string" office:string-value="0" calcext:value-type="string">
            <text:p>0</text:p>
          </table:table-cell>
          <table:table-cell table:formula="of:=CHAR([.AD33])" office:value-type="string" office:string-value="0" calcext:value-type="string">
            <text:p>0</text:p>
          </table:table-cell>
          <table:table-cell table:formula="of:=CHAR([.AE33])" office:value-type="string" office:string-value="0" calcext:value-type="string">
            <text:p>0</text:p>
          </table:table-cell>
          <table:table-cell table:formula="of:=CHAR([.AF33])" office:value-type="string" office:string-value="0" calcext:value-type="string">
            <text:p>0</text:p>
          </table:table-cell>
          <table:table-cell table:formula="of:=CHAR([.AG33])" office:value-type="string" office:string-value="0" calcext:value-type="string">
            <text:p>0</text:p>
          </table:table-cell>
          <table:table-cell table:formula="of:=CHAR([.AH33])" office:value-type="string" office:string-value="0" calcext:value-type="string">
            <text:p>0</text:p>
          </table:table-cell>
          <table:table-cell table:formula="of:=CHAR([.AI33])" office:value-type="string" office:string-value="" calcext:value-type="string">
            <text:p/>
          </table:table-cell>
          <table:table-cell table:formula="of:=CHAR([.AJ33])" office:value-type="string" office:string-value="" calcext:value-type="string">
            <text:p/>
          </table:table-cell>
          <table:table-cell table:formula="of:=CHAR([.AK33])" office:value-type="string" office:string-value="" calcext:value-type="string">
            <text:p/>
          </table:table-cell>
          <table:table-cell table:formula="of:=CHAR([.AL33])" office:value-type="string" office:string-value="" calcext:value-type="string">
            <text:p/>
          </table:table-cell>
          <table:table-cell table:formula="of:=CHAR([.AM33])" office:value-type="string" office:string-value="" calcext:value-type="string">
            <text:p/>
          </table:table-cell>
          <table:table-cell table:formula="of:=CHAR([.AN33])" office:value-type="string" office:string-value="" calcext:value-type="string">
            <text:p/>
          </table:table-cell>
          <table:table-cell table:formula="of:=CHAR([.AO33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34])" office:value-type="float" office:value="2" calcext:value-type="float">
            <text:p>2</text:p>
          </table:table-cell>
          <table:table-cell table:formula="of:=HEX2DEC([.D34])" office:value-type="float" office:value="34" calcext:value-type="float">
            <text:p>34</text:p>
          </table:table-cell>
          <table:table-cell table:formula="of:=HEX2DEC([.E34])" office:value-type="float" office:value="0" calcext:value-type="float">
            <text:p>0</text:p>
          </table:table-cell>
          <table:table-cell table:formula="of:=HEX2DEC([.F34])" office:value-type="float" office:value="38" calcext:value-type="float">
            <text:p>38</text:p>
          </table:table-cell>
          <table:table-cell table:formula="of:=HEX2DEC([.G34])" office:value-type="float" office:value="42" calcext:value-type="float">
            <text:p>42</text:p>
          </table:table-cell>
          <table:table-cell table:formula="of:=HEX2DEC([.H34])" office:value-type="float" office:value="0" calcext:value-type="float">
            <text:p>0</text:p>
          </table:table-cell>
          <table:table-cell table:formula="of:=HEX2DEC([.I34])" office:value-type="float" office:value="0" calcext:value-type="float">
            <text:p>0</text:p>
          </table:table-cell>
          <table:table-cell table:formula="of:=HEX2DEC([.J34])" office:value-type="float" office:value="0" calcext:value-type="float">
            <text:p>0</text:p>
          </table:table-cell>
          <table:table-cell table:formula="of:=HEX2DEC([.K34])" office:value-type="float" office:value="0" calcext:value-type="float">
            <text:p>0</text:p>
          </table:table-cell>
          <table:table-cell table:formula="of:=HEX2DEC([.L34])" office:value-type="float" office:value="0" calcext:value-type="float">
            <text:p>0</text:p>
          </table:table-cell>
          <table:table-cell table:formula="of:=HEX2DEC([.M34])" office:value-type="float" office:value="0" calcext:value-type="float">
            <text:p>0</text:p>
          </table:table-cell>
          <table:table-cell table:formula="of:=HEX2DEC([.N34])" office:value-type="float" office:value="0" calcext:value-type="float">
            <text:p>0</text:p>
          </table:table-cell>
          <table:table-cell table:formula="of:=HEX2DEC([.O34])" office:value-type="float" office:value="0" calcext:value-type="float">
            <text:p>0</text:p>
          </table:table-cell>
          <table:table-cell table:formula="of:=HEX2DEC([.P34])" office:value-type="float" office:value="0" calcext:value-type="float">
            <text:p>0</text:p>
          </table:table-cell>
          <table:table-cell table:formula="of:=HEX2DEC([.Q34])" office:value-type="float" office:value="0" calcext:value-type="float">
            <text:p>0</text:p>
          </table:table-cell>
          <table:table-cell table:formula="of:=HEX2DEC([.R34])" office:value-type="float" office:value="0" calcext:value-type="float">
            <text:p>0</text:p>
          </table:table-cell>
          <table:table-cell table:formula="of:=HEX2DEC([.S34])" office:value-type="float" office:value="0" calcext:value-type="float">
            <text:p>0</text:p>
          </table:table-cell>
          <table:table-cell table:formula="of:=HEX2DEC([.T34])" office:value-type="float" office:value="0" calcext:value-type="float">
            <text:p>0</text:p>
          </table:table-cell>
          <table:table-cell table:formula="of:=HEX2DEC([.U34])" office:value-type="float" office:value="0" calcext:value-type="float">
            <text:p>0</text:p>
          </table:table-cell>
          <table:table-cell/>
          <table:table-cell table:formula="of:=CHAR([.Y34])" office:value-type="string" office:string-value="" calcext:value-type="string">
            <text:p/>
          </table:table-cell>
          <table:table-cell table:formula="of:=CHAR([.Z34])" office:value-type="string" office:string-value="&quot;" calcext:value-type="string">
            <text:p>"</text:p>
          </table:table-cell>
          <table:table-cell table:formula="of:=CHAR([.AA34])" office:value-type="string" office:string-value="" calcext:value-type="string">
            <text:p/>
          </table:table-cell>
          <table:table-cell table:formula="of:=CHAR([.AB34])" office:value-type="string" office:string-value="&amp;" calcext:value-type="string">
            <text:p>&amp;</text:p>
          </table:table-cell>
          <table:table-cell table:formula="of:=CHAR([.AC34])" office:value-type="string" office:string-value="*" calcext:value-type="string">
            <text:p>*</text:p>
          </table:table-cell>
          <table:table-cell table:formula="of:=CHAR([.AD34])" office:value-type="string" office:string-value="" calcext:value-type="string">
            <text:p/>
          </table:table-cell>
          <table:table-cell table:formula="of:=CHAR([.AE34])" office:value-type="string" office:string-value="" calcext:value-type="string">
            <text:p/>
          </table:table-cell>
          <table:table-cell table:formula="of:=CHAR([.AF34])" office:value-type="string" office:string-value="" calcext:value-type="string">
            <text:p/>
          </table:table-cell>
          <table:table-cell table:formula="of:=CHAR([.AG34])" office:value-type="string" office:string-value="" calcext:value-type="string">
            <text:p/>
          </table:table-cell>
          <table:table-cell table:formula="of:=CHAR([.AH34])" office:value-type="string" office:string-value="" calcext:value-type="string">
            <text:p/>
          </table:table-cell>
          <table:table-cell table:formula="of:=CHAR([.AI34])" office:value-type="string" office:string-value="" calcext:value-type="string">
            <text:p/>
          </table:table-cell>
          <table:table-cell table:formula="of:=CHAR([.AJ34])" office:value-type="string" office:string-value="" calcext:value-type="string">
            <text:p/>
          </table:table-cell>
          <table:table-cell table:formula="of:=CHAR([.AK34])" office:value-type="string" office:string-value="" calcext:value-type="string">
            <text:p/>
          </table:table-cell>
          <table:table-cell table:formula="of:=CHAR([.AL34])" office:value-type="string" office:string-value="" calcext:value-type="string">
            <text:p/>
          </table:table-cell>
          <table:table-cell table:formula="of:=CHAR([.AM34])" office:value-type="string" office:string-value="" calcext:value-type="string">
            <text:p/>
          </table:table-cell>
          <table:table-cell table:formula="of:=CHAR([.AN34])" office:value-type="string" office:string-value="" calcext:value-type="string">
            <text:p/>
          </table:table-cell>
          <table:table-cell table:formula="of:=CHAR([.AO34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F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e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HEX2DEC([.C35])" office:value-type="float" office:value="70" calcext:value-type="float">
            <text:p>70</text:p>
          </table:table-cell>
          <table:table-cell table:formula="of:=HEX2DEC([.D35])" office:value-type="float" office:value="47" calcext:value-type="float">
            <text:p>47</text:p>
          </table:table-cell>
          <table:table-cell table:formula="of:=HEX2DEC([.E35])" office:value-type="float" office:value="87" calcext:value-type="float">
            <text:p>87</text:p>
          </table:table-cell>
          <table:table-cell table:formula="of:=HEX2DEC([.F35])" office:value-type="float" office:value="58" calcext:value-type="float">
            <text:p>58</text:p>
          </table:table-cell>
          <table:table-cell table:formula="of:=HEX2DEC([.G35])" office:value-type="float" office:value="32" calcext:value-type="float">
            <text:p>32</text:p>
          </table:table-cell>
          <table:table-cell table:formula="of:=HEX2DEC([.H35])" office:value-type="float" office:value="86" calcext:value-type="float">
            <text:p>86</text:p>
          </table:table-cell>
          <table:table-cell table:formula="of:=HEX2DEC([.I35])" office:value-type="float" office:value="48" calcext:value-type="float">
            <text:p>48</text:p>
          </table:table-cell>
          <table:table-cell table:formula="of:=HEX2DEC([.J35])" office:value-type="float" office:value="49" calcext:value-type="float">
            <text:p>49</text:p>
          </table:table-cell>
          <table:table-cell table:formula="of:=HEX2DEC([.K35])" office:value-type="float" office:value="46" calcext:value-type="float">
            <text:p>46</text:p>
          </table:table-cell>
          <table:table-cell table:formula="of:=HEX2DEC([.L35])" office:value-type="float" office:value="51" calcext:value-type="float">
            <text:p>51</text:p>
          </table:table-cell>
          <table:table-cell table:formula="of:=HEX2DEC([.M35])" office:value-type="float" office:value="50" calcext:value-type="float">
            <text:p>50</text:p>
          </table:table-cell>
          <table:table-cell table:formula="of:=HEX2DEC([.N35])" office:value-type="float" office:value="0" calcext:value-type="float">
            <text:p>0</text:p>
          </table:table-cell>
          <table:table-cell table:formula="of:=HEX2DEC([.O35])" office:value-type="float" office:value="0" calcext:value-type="float">
            <text:p>0</text:p>
          </table:table-cell>
          <table:table-cell table:formula="of:=HEX2DEC([.P35])" office:value-type="float" office:value="0" calcext:value-type="float">
            <text:p>0</text:p>
          </table:table-cell>
          <table:table-cell table:formula="of:=HEX2DEC([.Q35])" office:value-type="float" office:value="0" calcext:value-type="float">
            <text:p>0</text:p>
          </table:table-cell>
          <table:table-cell table:formula="of:=HEX2DEC([.R35])" office:value-type="float" office:value="0" calcext:value-type="float">
            <text:p>0</text:p>
          </table:table-cell>
          <table:table-cell table:formula="of:=HEX2DEC([.S35])" office:value-type="float" office:value="0" calcext:value-type="float">
            <text:p>0</text:p>
          </table:table-cell>
          <table:table-cell table:formula="of:=HEX2DEC([.T35])" office:value-type="float" office:value="0" calcext:value-type="float">
            <text:p>0</text:p>
          </table:table-cell>
          <table:table-cell table:formula="of:=HEX2DEC([.U35])" office:value-type="float" office:value="0" calcext:value-type="float">
            <text:p>0</text:p>
          </table:table-cell>
          <table:table-cell/>
          <table:table-cell table:formula="of:=CHAR([.Y35])" office:value-type="string" office:string-value="F" calcext:value-type="string">
            <text:p>F</text:p>
          </table:table-cell>
          <table:table-cell table:formula="of:=CHAR([.Z35])" office:value-type="string" office:string-value="/" calcext:value-type="string">
            <text:p>/</text:p>
          </table:table-cell>
          <table:table-cell table:formula="of:=CHAR([.AA35])" office:value-type="string" office:string-value="W" calcext:value-type="string">
            <text:p>W</text:p>
          </table:table-cell>
          <table:table-cell table:formula="of:=CHAR([.AB35])" office:value-type="string" office:string-value=":" calcext:value-type="string">
            <text:p>:</text:p>
          </table:table-cell>
          <table:table-cell table:formula="of:=CHAR([.AC35])" office:value-type="string" office:string-value=" " calcext:value-type="string">
            <text:p><text:s/></text:p>
          </table:table-cell>
          <table:table-cell table:formula="of:=CHAR([.AD35])" office:value-type="string" office:string-value="V" calcext:value-type="string">
            <text:p>V</text:p>
          </table:table-cell>
          <table:table-cell table:formula="of:=CHAR([.AE35])" office:value-type="string" office:string-value="0" calcext:value-type="string">
            <text:p>0</text:p>
          </table:table-cell>
          <table:table-cell table:formula="of:=CHAR([.AF35])" office:value-type="string" office:string-value="1" calcext:value-type="string">
            <text:p>1</text:p>
          </table:table-cell>
          <table:table-cell table:formula="of:=CHAR([.AG35])" office:value-type="string" office:string-value="." calcext:value-type="string">
            <text:p>.</text:p>
          </table:table-cell>
          <table:table-cell table:formula="of:=CHAR([.AH35])" office:value-type="string" office:string-value="3" calcext:value-type="string">
            <text:p>3</text:p>
          </table:table-cell>
          <table:table-cell table:formula="of:=CHAR([.AI35])" office:value-type="string" office:string-value="2" calcext:value-type="string">
            <text:p>2</text:p>
          </table:table-cell>
          <table:table-cell table:formula="of:=CHAR([.AJ35])" office:value-type="string" office:string-value="" calcext:value-type="string">
            <text:p/>
          </table:table-cell>
          <table:table-cell table:formula="of:=CHAR([.AK35])" office:value-type="string" office:string-value="" calcext:value-type="string">
            <text:p/>
          </table:table-cell>
          <table:table-cell table:formula="of:=CHAR([.AL35])" office:value-type="string" office:string-value="" calcext:value-type="string">
            <text:p/>
          </table:table-cell>
          <table:table-cell table:formula="of:=CHAR([.AM35])" office:value-type="string" office:string-value="" calcext:value-type="string">
            <text:p/>
          </table:table-cell>
          <table:table-cell table:formula="of:=CHAR([.AN35])" office:value-type="string" office:string-value="" calcext:value-type="string">
            <text:p/>
          </table:table-cell>
          <table:table-cell table:formula="of:=CHAR([.AO35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36])" office:value-type="float" office:value="2" calcext:value-type="float">
            <text:p>2</text:p>
          </table:table-cell>
          <table:table-cell table:formula="of:=HEX2DEC([.D36])" office:value-type="float" office:value="36" calcext:value-type="float">
            <text:p>36</text:p>
          </table:table-cell>
          <table:table-cell table:formula="of:=HEX2DEC([.E36])" office:value-type="float" office:value="0" calcext:value-type="float">
            <text:p>0</text:p>
          </table:table-cell>
          <table:table-cell table:formula="of:=HEX2DEC([.F36])" office:value-type="float" office:value="39" calcext:value-type="float">
            <text:p>39</text:p>
          </table:table-cell>
          <table:table-cell table:formula="of:=HEX2DEC([.G36])" office:value-type="float" office:value="42" calcext:value-type="float">
            <text:p>42</text:p>
          </table:table-cell>
          <table:table-cell table:formula="of:=HEX2DEC([.H36])" office:value-type="float" office:value="0" calcext:value-type="float">
            <text:p>0</text:p>
          </table:table-cell>
          <table:table-cell table:formula="of:=HEX2DEC([.I36])" office:value-type="float" office:value="0" calcext:value-type="float">
            <text:p>0</text:p>
          </table:table-cell>
          <table:table-cell table:formula="of:=HEX2DEC([.J36])" office:value-type="float" office:value="0" calcext:value-type="float">
            <text:p>0</text:p>
          </table:table-cell>
          <table:table-cell table:formula="of:=HEX2DEC([.K36])" office:value-type="float" office:value="0" calcext:value-type="float">
            <text:p>0</text:p>
          </table:table-cell>
          <table:table-cell table:formula="of:=HEX2DEC([.L36])" office:value-type="float" office:value="0" calcext:value-type="float">
            <text:p>0</text:p>
          </table:table-cell>
          <table:table-cell table:formula="of:=HEX2DEC([.M36])" office:value-type="float" office:value="0" calcext:value-type="float">
            <text:p>0</text:p>
          </table:table-cell>
          <table:table-cell table:formula="of:=HEX2DEC([.N36])" office:value-type="float" office:value="0" calcext:value-type="float">
            <text:p>0</text:p>
          </table:table-cell>
          <table:table-cell table:formula="of:=HEX2DEC([.O36])" office:value-type="float" office:value="0" calcext:value-type="float">
            <text:p>0</text:p>
          </table:table-cell>
          <table:table-cell table:formula="of:=HEX2DEC([.P36])" office:value-type="float" office:value="0" calcext:value-type="float">
            <text:p>0</text:p>
          </table:table-cell>
          <table:table-cell table:formula="of:=HEX2DEC([.Q36])" office:value-type="float" office:value="0" calcext:value-type="float">
            <text:p>0</text:p>
          </table:table-cell>
          <table:table-cell table:formula="of:=HEX2DEC([.R36])" office:value-type="float" office:value="0" calcext:value-type="float">
            <text:p>0</text:p>
          </table:table-cell>
          <table:table-cell table:formula="of:=HEX2DEC([.S36])" office:value-type="float" office:value="0" calcext:value-type="float">
            <text:p>0</text:p>
          </table:table-cell>
          <table:table-cell table:formula="of:=HEX2DEC([.T36])" office:value-type="float" office:value="0" calcext:value-type="float">
            <text:p>0</text:p>
          </table:table-cell>
          <table:table-cell table:formula="of:=HEX2DEC([.U36])" office:value-type="float" office:value="0" calcext:value-type="float">
            <text:p>0</text:p>
          </table:table-cell>
          <table:table-cell/>
          <table:table-cell table:formula="of:=CHAR([.Y36])" office:value-type="string" office:string-value="" calcext:value-type="string">
            <text:p/>
          </table:table-cell>
          <table:table-cell table:formula="of:=CHAR([.Z36])" office:value-type="string" office:string-value="$" calcext:value-type="string">
            <text:p>$</text:p>
          </table:table-cell>
          <table:table-cell table:formula="of:=CHAR([.AA36])" office:value-type="string" office:string-value="" calcext:value-type="string">
            <text:p/>
          </table:table-cell>
          <table:table-cell table:formula="of:=CHAR([.AB36])" office:value-type="string" office:string-value="'" calcext:value-type="string">
            <text:p>'</text:p>
          </table:table-cell>
          <table:table-cell table:formula="of:=CHAR([.AC36])" office:value-type="string" office:string-value="*" calcext:value-type="string">
            <text:p>*</text:p>
          </table:table-cell>
          <table:table-cell table:formula="of:=CHAR([.AD36])" office:value-type="string" office:string-value="" calcext:value-type="string">
            <text:p/>
          </table:table-cell>
          <table:table-cell table:formula="of:=CHAR([.AE36])" office:value-type="string" office:string-value="" calcext:value-type="string">
            <text:p/>
          </table:table-cell>
          <table:table-cell table:formula="of:=CHAR([.AF36])" office:value-type="string" office:string-value="" calcext:value-type="string">
            <text:p/>
          </table:table-cell>
          <table:table-cell table:formula="of:=CHAR([.AG36])" office:value-type="string" office:string-value="" calcext:value-type="string">
            <text:p/>
          </table:table-cell>
          <table:table-cell table:formula="of:=CHAR([.AH36])" office:value-type="string" office:string-value="" calcext:value-type="string">
            <text:p/>
          </table:table-cell>
          <table:table-cell table:formula="of:=CHAR([.AI36])" office:value-type="string" office:string-value="" calcext:value-type="string">
            <text:p/>
          </table:table-cell>
          <table:table-cell table:formula="of:=CHAR([.AJ36])" office:value-type="string" office:string-value="" calcext:value-type="string">
            <text:p/>
          </table:table-cell>
          <table:table-cell table:formula="of:=CHAR([.AK36])" office:value-type="string" office:string-value="" calcext:value-type="string">
            <text:p/>
          </table:table-cell>
          <table:table-cell table:formula="of:=CHAR([.AL36])" office:value-type="string" office:string-value="" calcext:value-type="string">
            <text:p/>
          </table:table-cell>
          <table:table-cell table:formula="of:=CHAR([.AM36])" office:value-type="string" office:string-value="" calcext:value-type="string">
            <text:p/>
          </table:table-cell>
          <table:table-cell table:formula="of:=CHAR([.AN36])" office:value-type="string" office:string-value="" calcext:value-type="string">
            <text:p/>
          </table:table-cell>
          <table:table-cell table:formula="of:=CHAR([.AO36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HW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HEX2DEC([.C37])" office:value-type="float" office:value="72" calcext:value-type="float">
            <text:p>72</text:p>
          </table:table-cell>
          <table:table-cell table:formula="of:=HEX2DEC([.D37])" office:value-type="float" office:value="47" calcext:value-type="float">
            <text:p>47</text:p>
          </table:table-cell>
          <table:table-cell table:formula="of:=HEX2DEC([.E37])" office:value-type="float" office:value="87" calcext:value-type="float">
            <text:p>87</text:p>
          </table:table-cell>
          <table:table-cell table:formula="of:=HEX2DEC([.F37])" office:value-type="float" office:value="58" calcext:value-type="float">
            <text:p>58</text:p>
          </table:table-cell>
          <table:table-cell table:formula="of:=HEX2DEC([.G37])" office:value-type="float" office:value="32" calcext:value-type="float">
            <text:p>32</text:p>
          </table:table-cell>
          <table:table-cell table:formula="of:=HEX2DEC([.H37])" office:value-type="float" office:value="86" calcext:value-type="float">
            <text:p>86</text:p>
          </table:table-cell>
          <table:table-cell table:formula="of:=HEX2DEC([.I37])" office:value-type="float" office:value="48" calcext:value-type="float">
            <text:p>48</text:p>
          </table:table-cell>
          <table:table-cell table:formula="of:=HEX2DEC([.J37])" office:value-type="float" office:value="48" calcext:value-type="float">
            <text:p>48</text:p>
          </table:table-cell>
          <table:table-cell table:formula="of:=HEX2DEC([.K37])" office:value-type="float" office:value="46" calcext:value-type="float">
            <text:p>46</text:p>
          </table:table-cell>
          <table:table-cell table:formula="of:=HEX2DEC([.L37])" office:value-type="float" office:value="48" calcext:value-type="float">
            <text:p>48</text:p>
          </table:table-cell>
          <table:table-cell table:formula="of:=HEX2DEC([.M37])" office:value-type="float" office:value="48" calcext:value-type="float">
            <text:p>48</text:p>
          </table:table-cell>
          <table:table-cell table:formula="of:=HEX2DEC([.N37])" office:value-type="float" office:value="0" calcext:value-type="float">
            <text:p>0</text:p>
          </table:table-cell>
          <table:table-cell table:formula="of:=HEX2DEC([.O37])" office:value-type="float" office:value="0" calcext:value-type="float">
            <text:p>0</text:p>
          </table:table-cell>
          <table:table-cell table:formula="of:=HEX2DEC([.P37])" office:value-type="float" office:value="0" calcext:value-type="float">
            <text:p>0</text:p>
          </table:table-cell>
          <table:table-cell table:formula="of:=HEX2DEC([.Q37])" office:value-type="float" office:value="0" calcext:value-type="float">
            <text:p>0</text:p>
          </table:table-cell>
          <table:table-cell table:formula="of:=HEX2DEC([.R37])" office:value-type="float" office:value="0" calcext:value-type="float">
            <text:p>0</text:p>
          </table:table-cell>
          <table:table-cell table:formula="of:=HEX2DEC([.S37])" office:value-type="float" office:value="0" calcext:value-type="float">
            <text:p>0</text:p>
          </table:table-cell>
          <table:table-cell table:formula="of:=HEX2DEC([.T37])" office:value-type="float" office:value="0" calcext:value-type="float">
            <text:p>0</text:p>
          </table:table-cell>
          <table:table-cell table:formula="of:=HEX2DEC([.U37])" office:value-type="float" office:value="0" calcext:value-type="float">
            <text:p>0</text:p>
          </table:table-cell>
          <table:table-cell/>
          <table:table-cell table:formula="of:=CHAR([.Y37])" office:value-type="string" office:string-value="H" calcext:value-type="string">
            <text:p>H</text:p>
          </table:table-cell>
          <table:table-cell table:formula="of:=CHAR([.Z37])" office:value-type="string" office:string-value="/" calcext:value-type="string">
            <text:p>/</text:p>
          </table:table-cell>
          <table:table-cell table:formula="of:=CHAR([.AA37])" office:value-type="string" office:string-value="W" calcext:value-type="string">
            <text:p>W</text:p>
          </table:table-cell>
          <table:table-cell table:formula="of:=CHAR([.AB37])" office:value-type="string" office:string-value=":" calcext:value-type="string">
            <text:p>:</text:p>
          </table:table-cell>
          <table:table-cell table:formula="of:=CHAR([.AC37])" office:value-type="string" office:string-value=" " calcext:value-type="string">
            <text:p><text:s/></text:p>
          </table:table-cell>
          <table:table-cell table:formula="of:=CHAR([.AD37])" office:value-type="string" office:string-value="V" calcext:value-type="string">
            <text:p>V</text:p>
          </table:table-cell>
          <table:table-cell table:formula="of:=CHAR([.AE37])" office:value-type="string" office:string-value="0" calcext:value-type="string">
            <text:p>0</text:p>
          </table:table-cell>
          <table:table-cell table:formula="of:=CHAR([.AF37])" office:value-type="string" office:string-value="0" calcext:value-type="string">
            <text:p>0</text:p>
          </table:table-cell>
          <table:table-cell table:formula="of:=CHAR([.AG37])" office:value-type="string" office:string-value="." calcext:value-type="string">
            <text:p>.</text:p>
          </table:table-cell>
          <table:table-cell table:formula="of:=CHAR([.AH37])" office:value-type="string" office:string-value="0" calcext:value-type="string">
            <text:p>0</text:p>
          </table:table-cell>
          <table:table-cell table:formula="of:=CHAR([.AI37])" office:value-type="string" office:string-value="0" calcext:value-type="string">
            <text:p>0</text:p>
          </table:table-cell>
          <table:table-cell table:formula="of:=CHAR([.AJ37])" office:value-type="string" office:string-value="" calcext:value-type="string">
            <text:p/>
          </table:table-cell>
          <table:table-cell table:formula="of:=CHAR([.AK37])" office:value-type="string" office:string-value="" calcext:value-type="string">
            <text:p/>
          </table:table-cell>
          <table:table-cell table:formula="of:=CHAR([.AL37])" office:value-type="string" office:string-value="" calcext:value-type="string">
            <text:p/>
          </table:table-cell>
          <table:table-cell table:formula="of:=CHAR([.AM37])" office:value-type="string" office:string-value="" calcext:value-type="string">
            <text:p/>
          </table:table-cell>
          <table:table-cell table:formula="of:=CHAR([.AN37])" office:value-type="string" office:string-value="" calcext:value-type="string">
            <text:p/>
          </table:table-cell>
          <table:table-cell table:formula="of:=CHAR([.AO37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38])" office:value-type="float" office:value="2" calcext:value-type="float">
            <text:p>2</text:p>
          </table:table-cell>
          <table:table-cell table:formula="of:=HEX2DEC([.D38])" office:value-type="float" office:value="38" calcext:value-type="float">
            <text:p>38</text:p>
          </table:table-cell>
          <table:table-cell table:formula="of:=HEX2DEC([.E38])" office:value-type="float" office:value="0" calcext:value-type="float">
            <text:p>0</text:p>
          </table:table-cell>
          <table:table-cell table:formula="of:=HEX2DEC([.F38])" office:value-type="float" office:value="40" calcext:value-type="float">
            <text:p>40</text:p>
          </table:table-cell>
          <table:table-cell table:formula="of:=HEX2DEC([.G38])" office:value-type="float" office:value="42" calcext:value-type="float">
            <text:p>42</text:p>
          </table:table-cell>
          <table:table-cell table:formula="of:=HEX2DEC([.H38])" office:value-type="float" office:value="0" calcext:value-type="float">
            <text:p>0</text:p>
          </table:table-cell>
          <table:table-cell table:formula="of:=HEX2DEC([.I38])" office:value-type="float" office:value="0" calcext:value-type="float">
            <text:p>0</text:p>
          </table:table-cell>
          <table:table-cell table:formula="of:=HEX2DEC([.J38])" office:value-type="float" office:value="0" calcext:value-type="float">
            <text:p>0</text:p>
          </table:table-cell>
          <table:table-cell table:formula="of:=HEX2DEC([.K38])" office:value-type="float" office:value="0" calcext:value-type="float">
            <text:p>0</text:p>
          </table:table-cell>
          <table:table-cell table:formula="of:=HEX2DEC([.L38])" office:value-type="float" office:value="0" calcext:value-type="float">
            <text:p>0</text:p>
          </table:table-cell>
          <table:table-cell table:formula="of:=HEX2DEC([.M38])" office:value-type="float" office:value="0" calcext:value-type="float">
            <text:p>0</text:p>
          </table:table-cell>
          <table:table-cell table:formula="of:=HEX2DEC([.N38])" office:value-type="float" office:value="0" calcext:value-type="float">
            <text:p>0</text:p>
          </table:table-cell>
          <table:table-cell table:formula="of:=HEX2DEC([.O38])" office:value-type="float" office:value="0" calcext:value-type="float">
            <text:p>0</text:p>
          </table:table-cell>
          <table:table-cell table:formula="of:=HEX2DEC([.P38])" office:value-type="float" office:value="0" calcext:value-type="float">
            <text:p>0</text:p>
          </table:table-cell>
          <table:table-cell table:formula="of:=HEX2DEC([.Q38])" office:value-type="float" office:value="0" calcext:value-type="float">
            <text:p>0</text:p>
          </table:table-cell>
          <table:table-cell table:formula="of:=HEX2DEC([.R38])" office:value-type="float" office:value="0" calcext:value-type="float">
            <text:p>0</text:p>
          </table:table-cell>
          <table:table-cell table:formula="of:=HEX2DEC([.S38])" office:value-type="float" office:value="0" calcext:value-type="float">
            <text:p>0</text:p>
          </table:table-cell>
          <table:table-cell table:formula="of:=HEX2DEC([.T38])" office:value-type="float" office:value="0" calcext:value-type="float">
            <text:p>0</text:p>
          </table:table-cell>
          <table:table-cell table:formula="of:=HEX2DEC([.U38])" office:value-type="float" office:value="0" calcext:value-type="float">
            <text:p>0</text:p>
          </table:table-cell>
          <table:table-cell/>
          <table:table-cell table:formula="of:=CHAR([.Y38])" office:value-type="string" office:string-value="" calcext:value-type="string">
            <text:p/>
          </table:table-cell>
          <table:table-cell table:formula="of:=CHAR([.Z38])" office:value-type="string" office:string-value="&amp;" calcext:value-type="string">
            <text:p>&amp;</text:p>
          </table:table-cell>
          <table:table-cell table:formula="of:=CHAR([.AA38])" office:value-type="string" office:string-value="" calcext:value-type="string">
            <text:p/>
          </table:table-cell>
          <table:table-cell table:formula="of:=CHAR([.AB38])" office:value-type="string" office:string-value="(" calcext:value-type="string">
            <text:p>(</text:p>
          </table:table-cell>
          <table:table-cell table:formula="of:=CHAR([.AC38])" office:value-type="string" office:string-value="*" calcext:value-type="string">
            <text:p>*</text:p>
          </table:table-cell>
          <table:table-cell table:formula="of:=CHAR([.AD38])" office:value-type="string" office:string-value="" calcext:value-type="string">
            <text:p/>
          </table:table-cell>
          <table:table-cell table:formula="of:=CHAR([.AE38])" office:value-type="string" office:string-value="" calcext:value-type="string">
            <text:p/>
          </table:table-cell>
          <table:table-cell table:formula="of:=CHAR([.AF38])" office:value-type="string" office:string-value="" calcext:value-type="string">
            <text:p/>
          </table:table-cell>
          <table:table-cell table:formula="of:=CHAR([.AG38])" office:value-type="string" office:string-value="" calcext:value-type="string">
            <text:p/>
          </table:table-cell>
          <table:table-cell table:formula="of:=CHAR([.AH38])" office:value-type="string" office:string-value="" calcext:value-type="string">
            <text:p/>
          </table:table-cell>
          <table:table-cell table:formula="of:=CHAR([.AI38])" office:value-type="string" office:string-value="" calcext:value-type="string">
            <text:p/>
          </table:table-cell>
          <table:table-cell table:formula="of:=CHAR([.AJ38])" office:value-type="string" office:string-value="" calcext:value-type="string">
            <text:p/>
          </table:table-cell>
          <table:table-cell table:formula="of:=CHAR([.AK38])" office:value-type="string" office:string-value="" calcext:value-type="string">
            <text:p/>
          </table:table-cell>
          <table:table-cell table:formula="of:=CHAR([.AL38])" office:value-type="string" office:string-value="" calcext:value-type="string">
            <text:p/>
          </table:table-cell>
          <table:table-cell table:formula="of:=CHAR([.AM38])" office:value-type="string" office:string-value="" calcext:value-type="string">
            <text:p/>
          </table:table-cell>
          <table:table-cell table:formula="of:=CHAR([.AN38])" office:value-type="string" office:string-value="" calcext:value-type="string">
            <text:p/>
          </table:table-cell>
          <table:table-cell table:formula="of:=CHAR([.AO38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40])" office:value-type="float" office:value="2" calcext:value-type="float">
            <text:p>2</text:p>
          </table:table-cell>
          <table:table-cell table:formula="of:=HEX2DEC([.D40])" office:value-type="float" office:value="40" calcext:value-type="float">
            <text:p>40</text:p>
          </table:table-cell>
          <table:table-cell table:formula="of:=HEX2DEC([.E40])" office:value-type="float" office:value="0" calcext:value-type="float">
            <text:p>0</text:p>
          </table:table-cell>
          <table:table-cell table:formula="of:=HEX2DEC([.F40])" office:value-type="float" office:value="41" calcext:value-type="float">
            <text:p>41</text:p>
          </table:table-cell>
          <table:table-cell table:formula="of:=HEX2DEC([.G40])" office:value-type="float" office:value="42" calcext:value-type="float">
            <text:p>42</text:p>
          </table:table-cell>
          <table:table-cell table:formula="of:=HEX2DEC([.H40])" office:value-type="float" office:value="0" calcext:value-type="float">
            <text:p>0</text:p>
          </table:table-cell>
          <table:table-cell table:formula="of:=HEX2DEC([.I40])" office:value-type="float" office:value="0" calcext:value-type="float">
            <text:p>0</text:p>
          </table:table-cell>
          <table:table-cell table:formula="of:=HEX2DEC([.J40])" office:value-type="float" office:value="0" calcext:value-type="float">
            <text:p>0</text:p>
          </table:table-cell>
          <table:table-cell table:formula="of:=HEX2DEC([.K40])" office:value-type="float" office:value="0" calcext:value-type="float">
            <text:p>0</text:p>
          </table:table-cell>
          <table:table-cell table:formula="of:=HEX2DEC([.L40])" office:value-type="float" office:value="0" calcext:value-type="float">
            <text:p>0</text:p>
          </table:table-cell>
          <table:table-cell table:formula="of:=HEX2DEC([.M40])" office:value-type="float" office:value="0" calcext:value-type="float">
            <text:p>0</text:p>
          </table:table-cell>
          <table:table-cell table:formula="of:=HEX2DEC([.N40])" office:value-type="float" office:value="0" calcext:value-type="float">
            <text:p>0</text:p>
          </table:table-cell>
          <table:table-cell table:formula="of:=HEX2DEC([.O40])" office:value-type="float" office:value="0" calcext:value-type="float">
            <text:p>0</text:p>
          </table:table-cell>
          <table:table-cell table:formula="of:=HEX2DEC([.P40])" office:value-type="float" office:value="0" calcext:value-type="float">
            <text:p>0</text:p>
          </table:table-cell>
          <table:table-cell table:formula="of:=HEX2DEC([.Q40])" office:value-type="float" office:value="0" calcext:value-type="float">
            <text:p>0</text:p>
          </table:table-cell>
          <table:table-cell table:formula="of:=HEX2DEC([.R40])" office:value-type="float" office:value="0" calcext:value-type="float">
            <text:p>0</text:p>
          </table:table-cell>
          <table:table-cell table:formula="of:=HEX2DEC([.S40])" office:value-type="float" office:value="0" calcext:value-type="float">
            <text:p>0</text:p>
          </table:table-cell>
          <table:table-cell table:formula="of:=HEX2DEC([.T40])" office:value-type="float" office:value="0" calcext:value-type="float">
            <text:p>0</text:p>
          </table:table-cell>
          <table:table-cell table:formula="of:=HEX2DEC([.U40])" office:value-type="float" office:value="0" calcext:value-type="float">
            <text:p>0</text:p>
          </table:table-cell>
          <table:table-cell/>
          <table:table-cell table:formula="of:=CHAR([.Y40])" office:value-type="string" office:string-value="" calcext:value-type="string">
            <text:p/>
          </table:table-cell>
          <table:table-cell table:formula="of:=CHAR([.Z40])" office:value-type="string" office:string-value="(" calcext:value-type="string">
            <text:p>(</text:p>
          </table:table-cell>
          <table:table-cell table:formula="of:=CHAR([.AA40])" office:value-type="string" office:string-value="" calcext:value-type="string">
            <text:p/>
          </table:table-cell>
          <table:table-cell table:formula="of:=CHAR([.AB40])" office:value-type="string" office:string-value=")" calcext:value-type="string">
            <text:p>)</text:p>
          </table:table-cell>
          <table:table-cell table:formula="of:=CHAR([.AC40])" office:value-type="string" office:string-value="*" calcext:value-type="string">
            <text:p>*</text:p>
          </table:table-cell>
          <table:table-cell table:formula="of:=CHAR([.AD40])" office:value-type="string" office:string-value="" calcext:value-type="string">
            <text:p/>
          </table:table-cell>
          <table:table-cell table:formula="of:=CHAR([.AE40])" office:value-type="string" office:string-value="" calcext:value-type="string">
            <text:p/>
          </table:table-cell>
          <table:table-cell table:formula="of:=CHAR([.AF40])" office:value-type="string" office:string-value="" calcext:value-type="string">
            <text:p/>
          </table:table-cell>
          <table:table-cell table:formula="of:=CHAR([.AG40])" office:value-type="string" office:string-value="" calcext:value-type="string">
            <text:p/>
          </table:table-cell>
          <table:table-cell table:formula="of:=CHAR([.AH40])" office:value-type="string" office:string-value="" calcext:value-type="string">
            <text:p/>
          </table:table-cell>
          <table:table-cell table:formula="of:=CHAR([.AI40])" office:value-type="string" office:string-value="" calcext:value-type="string">
            <text:p/>
          </table:table-cell>
          <table:table-cell table:formula="of:=CHAR([.AJ40])" office:value-type="string" office:string-value="" calcext:value-type="string">
            <text:p/>
          </table:table-cell>
          <table:table-cell table:formula="of:=CHAR([.AK40])" office:value-type="string" office:string-value="" calcext:value-type="string">
            <text:p/>
          </table:table-cell>
          <table:table-cell table:formula="of:=CHAR([.AL40])" office:value-type="string" office:string-value="" calcext:value-type="string">
            <text:p/>
          </table:table-cell>
          <table:table-cell table:formula="of:=CHAR([.AM40])" office:value-type="string" office:string-value="" calcext:value-type="string">
            <text:p/>
          </table:table-cell>
          <table:table-cell table:formula="of:=CHAR([.AN40])" office:value-type="string" office:string-value="" calcext:value-type="string">
            <text:p/>
          </table:table-cell>
          <table:table-cell table:formula="of:=CHAR([.AO40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Manufacturer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6d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e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c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e</text:p>
          </table:table-cell>
          <table:table-cell office:value-type="float" office:value="0" calcext:value-type="float">
            <text:p>0</text:p>
          </table:table-cell>
          <table:table-cell/>
          <table:table-cell table:formula="of:=HEX2DEC([.C41])" office:value-type="float" office:value="87" calcext:value-type="float">
            <text:p>87</text:p>
          </table:table-cell>
          <table:table-cell table:formula="of:=HEX2DEC([.D41])" office:value-type="float" office:value="105" calcext:value-type="float">
            <text:p>105</text:p>
          </table:table-cell>
          <table:table-cell table:formula="of:=HEX2DEC([.E41])" office:value-type="float" office:value="116" calcext:value-type="float">
            <text:p>116</text:p>
          </table:table-cell>
          <table:table-cell table:formula="of:=HEX2DEC([.F41])" office:value-type="float" office:value="116" calcext:value-type="float">
            <text:p>116</text:p>
          </table:table-cell>
          <table:table-cell table:formula="of:=HEX2DEC([.G41])" office:value-type="float" office:value="101" calcext:value-type="float">
            <text:p>101</text:p>
          </table:table-cell>
          <table:table-cell table:formula="of:=HEX2DEC([.H41])" office:value-type="float" office:value="99" calcext:value-type="float">
            <text:p>99</text:p>
          </table:table-cell>
          <table:table-cell table:formula="of:=HEX2DEC([.I41])" office:value-type="float" office:value="104" calcext:value-type="float">
            <text:p>104</text:p>
          </table:table-cell>
          <table:table-cell table:formula="of:=HEX2DEC([.J41])" office:value-type="float" office:value="32" calcext:value-type="float">
            <text:p>32</text:p>
          </table:table-cell>
          <table:table-cell table:formula="of:=HEX2DEC([.K41])" office:value-type="float" office:value="67" calcext:value-type="float">
            <text:p>67</text:p>
          </table:table-cell>
          <table:table-cell table:formula="of:=HEX2DEC([.L41])" office:value-type="float" office:value="111" calcext:value-type="float">
            <text:p>111</text:p>
          </table:table-cell>
          <table:table-cell table:formula="of:=HEX2DEC([.M41])" office:value-type="float" office:value="109" calcext:value-type="float">
            <text:p>109</text:p>
          </table:table-cell>
          <table:table-cell table:formula="of:=HEX2DEC([.N41])" office:value-type="float" office:value="112" calcext:value-type="float">
            <text:p>112</text:p>
          </table:table-cell>
          <table:table-cell table:formula="of:=HEX2DEC([.O41])" office:value-type="float" office:value="97" calcext:value-type="float">
            <text:p>97</text:p>
          </table:table-cell>
          <table:table-cell table:formula="of:=HEX2DEC([.P41])" office:value-type="float" office:value="110" calcext:value-type="float">
            <text:p>110</text:p>
          </table:table-cell>
          <table:table-cell table:formula="of:=HEX2DEC([.Q41])" office:value-type="float" office:value="121" calcext:value-type="float">
            <text:p>121</text:p>
          </table:table-cell>
          <table:table-cell table:formula="of:=HEX2DEC([.R41])" office:value-type="float" office:value="32" calcext:value-type="float">
            <text:p>32</text:p>
          </table:table-cell>
          <table:table-cell table:formula="of:=HEX2DEC([.S41])" office:value-type="float" office:value="76" calcext:value-type="float">
            <text:p>76</text:p>
          </table:table-cell>
          <table:table-cell table:formula="of:=HEX2DEC([.T41])" office:value-type="float" office:value="116" calcext:value-type="float">
            <text:p>116</text:p>
          </table:table-cell>
          <table:table-cell table:formula="of:=HEX2DEC([.U41])" office:value-type="float" office:value="100" calcext:value-type="float">
            <text:p>100</text:p>
          </table:table-cell>
          <table:table-cell/>
          <table:table-cell table:formula="of:=CHAR([.Y41])" office:value-type="string" office:string-value="W" calcext:value-type="string">
            <text:p>W</text:p>
          </table:table-cell>
          <table:table-cell table:formula="of:=CHAR([.Z41])" office:value-type="string" office:string-value="i" calcext:value-type="string">
            <text:p>i</text:p>
          </table:table-cell>
          <table:table-cell table:formula="of:=CHAR([.AA41])" office:value-type="string" office:string-value="t" calcext:value-type="string">
            <text:p>t</text:p>
          </table:table-cell>
          <table:table-cell table:formula="of:=CHAR([.AB41])" office:value-type="string" office:string-value="t" calcext:value-type="string">
            <text:p>t</text:p>
          </table:table-cell>
          <table:table-cell table:formula="of:=CHAR([.AC41])" office:value-type="string" office:string-value="e" calcext:value-type="string">
            <text:p>e</text:p>
          </table:table-cell>
          <table:table-cell table:formula="of:=CHAR([.AD41])" office:value-type="string" office:string-value="c" calcext:value-type="string">
            <text:p>c</text:p>
          </table:table-cell>
          <table:table-cell table:formula="of:=CHAR([.AE41])" office:value-type="string" office:string-value="h" calcext:value-type="string">
            <text:p>h</text:p>
          </table:table-cell>
          <table:table-cell table:formula="of:=CHAR([.AF41])" office:value-type="string" office:string-value=" " calcext:value-type="string">
            <text:p><text:s/></text:p>
          </table:table-cell>
          <table:table-cell table:formula="of:=CHAR([.AG41])" office:value-type="string" office:string-value="C" calcext:value-type="string">
            <text:p>C</text:p>
          </table:table-cell>
          <table:table-cell table:formula="of:=CHAR([.AH41])" office:value-type="string" office:string-value="o" calcext:value-type="string">
            <text:p>o</text:p>
          </table:table-cell>
          <table:table-cell table:formula="of:=CHAR([.AI41])" office:value-type="string" office:string-value="m" calcext:value-type="string">
            <text:p>m</text:p>
          </table:table-cell>
          <table:table-cell table:formula="of:=CHAR([.AJ41])" office:value-type="string" office:string-value="p" calcext:value-type="string">
            <text:p>p</text:p>
          </table:table-cell>
          <table:table-cell table:formula="of:=CHAR([.AK41])" office:value-type="string" office:string-value="a" calcext:value-type="string">
            <text:p>a</text:p>
          </table:table-cell>
          <table:table-cell table:formula="of:=CHAR([.AL41])" office:value-type="string" office:string-value="n" calcext:value-type="string">
            <text:p>n</text:p>
          </table:table-cell>
          <table:table-cell table:formula="of:=CHAR([.AM41])" office:value-type="string" office:string-value="y" calcext:value-type="string">
            <text:p>y</text:p>
          </table:table-cell>
          <table:table-cell table:formula="of:=CHAR([.AN41])" office:value-type="string" office:string-value=" " calcext:value-type="string">
            <text:p><text:s/></text:p>
          </table:table-cell>
          <table:table-cell table:formula="of:=CHAR([.AO41])" office:value-type="string" office:string-value="L" calcext:value-type="string">
            <text:p>L</text:p>
          </table:table-cell>
          <table:table-cell table:number-columns-repeated="2"/>
        </table:table-row>
      </table:table>
      <table:table table:name="Sheet3" table:style-name="ta1">
        <table:table-column table:style-name="co13" table:default-cell-style-name="ce3"/>
        <table:table-column table:style-name="co14" table:default-cell-style-name="Default"/>
        <table:table-column table:style-name="co3" table:number-columns-repeated="16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6" table:default-cell-style-name="Default"/>
        <table:table-column table:style-name="co3" table:default-cell-style-name="Default"/>
        <table:table-column table:style-name="co17" table:number-columns-repeated="18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20" table:number-columns-repeated="2" table:default-cell-style-name="Default"/>
        <table:table-column table:style-name="co19" table:number-columns-repeated="3" table:default-cell-style-name="Default"/>
        <table:table-column table:style-name="co21" table:number-columns-repeated="3" table:default-cell-style-name="Default"/>
        <table:table-column table:style-name="co19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0"/>
          <table:table-cell table:formula="of:=HEX2DEC([.C2])" office:value-type="float" office:value="0" calcext:value-type="float">
            <text:p>0</text:p>
          </table:table-cell>
          <table:table-cell table:formula="of:=HEX2DEC([.D2])" office:value-type="float" office:value="24" calcext:value-type="float">
            <text:p>24</text:p>
          </table:table-cell>
          <table:table-cell table:formula="of:=HEX2DEC([.E2])" office:value-type="float" office:value="0" calcext:value-type="float">
            <text:p>0</text:p>
          </table:table-cell>
          <table:table-cell table:formula="of:=HEX2DEC([.F2])" office:value-type="float" office:value="0" calcext:value-type="float">
            <text:p>0</text:p>
          </table:table-cell>
          <table:table-cell table:formula="of:=HEX2DEC([.G2])" office:value-type="float" office:value="0" calcext:value-type="float">
            <text:p>0</text:p>
          </table:table-cell>
          <table:table-cell table:formula="of:=HEX2DEC([.H2])" office:value-type="float" office:value="0" calcext:value-type="float">
            <text:p>0</text:p>
          </table:table-cell>
          <table:table-cell table:formula="of:=HEX2DEC([.I2])" office:value-type="float" office:value="0" calcext:value-type="float">
            <text:p>0</text:p>
          </table:table-cell>
          <table:table-cell table:formula="of:=HEX2DEC([.J2])" office:value-type="float" office:value="0" calcext:value-type="float">
            <text:p>0</text:p>
          </table:table-cell>
          <table:table-cell table:formula="of:=HEX2DEC([.K2])" office:value-type="float" office:value="0" calcext:value-type="float">
            <text:p>0</text:p>
          </table:table-cell>
          <table:table-cell table:formula="of:=HEX2DEC([.L2])" office:value-type="float" office:value="0" calcext:value-type="float">
            <text:p>0</text:p>
          </table:table-cell>
          <table:table-cell table:formula="of:=HEX2DEC([.M2])" office:value-type="float" office:value="0" calcext:value-type="float">
            <text:p>0</text:p>
          </table:table-cell>
          <table:table-cell table:formula="of:=HEX2DEC([.N2])" office:value-type="float" office:value="0" calcext:value-type="float">
            <text:p>0</text:p>
          </table:table-cell>
          <table:table-cell table:formula="of:=HEX2DEC([.O2])" office:value-type="float" office:value="0" calcext:value-type="float">
            <text:p>0</text:p>
          </table:table-cell>
          <table:table-cell table:formula="of:=HEX2DEC([.P2])" office:value-type="float" office:value="0" calcext:value-type="float">
            <text:p>0</text:p>
          </table:table-cell>
          <table:table-cell table:formula="of:=HEX2DEC([.Q2])" office:value-type="float" office:value="0" calcext:value-type="float">
            <text:p>0</text:p>
          </table:table-cell>
          <table:table-cell table:formula="of:=HEX2DEC([.R2])" office:value-type="float" office:value="0" calcext:value-type="float">
            <text:p>0</text:p>
          </table:table-cell>
          <table:table-cell table:formula="of:=HEX2DEC([.S2])" office:value-type="float" office:value="0" calcext:value-type="float">
            <text:p>0</text:p>
          </table:table-cell>
          <table:table-cell table:formula="of:=HEX2DEC([.T2])" office:value-type="float" office:value="0" calcext:value-type="float">
            <text:p>0</text:p>
          </table:table-cell>
          <table:table-cell table:formula="of:=HEX2DEC([.U2])" office:value-type="float" office:value="0" calcext:value-type="float">
            <text:p>0</text:p>
          </table:table-cell>
          <table:table-cell/>
          <table:table-cell table:formula="of:=CHAR([.Y2])" office:value-type="string" office:string-value="" calcext:value-type="string">
            <text:p/>
          </table:table-cell>
          <table:table-cell table:formula="of:=CHAR([.Z2])" office:value-type="string" office:string-value="" calcext:value-type="string">
            <text:p/>
          </table:table-cell>
          <table:table-cell table:formula="of:=CHAR([.AA2])" office:value-type="string" office:string-value="" calcext:value-type="string">
            <text:p/>
          </table:table-cell>
          <table:table-cell table:formula="of:=CHAR([.AB2])" office:value-type="string" office:string-value="" calcext:value-type="string">
            <text:p/>
          </table:table-cell>
          <table:table-cell table:formula="of:=CHAR([.AC2])" office:value-type="string" office:string-value="" calcext:value-type="string">
            <text:p/>
          </table:table-cell>
          <table:table-cell table:formula="of:=CHAR([.AD2])" office:value-type="string" office:string-value="" calcext:value-type="string">
            <text:p/>
          </table:table-cell>
          <table:table-cell table:formula="of:=CHAR([.AE2])" office:value-type="string" office:string-value="" calcext:value-type="string">
            <text:p/>
          </table:table-cell>
          <table:table-cell table:formula="of:=CHAR([.AF2])" office:value-type="string" office:string-value="" calcext:value-type="string">
            <text:p/>
          </table:table-cell>
          <table:table-cell table:formula="of:=CHAR([.AG2])" office:value-type="string" office:string-value="" calcext:value-type="string">
            <text:p/>
          </table:table-cell>
          <table:table-cell table:formula="of:=CHAR([.AH2])" office:value-type="string" office:string-value="" calcext:value-type="string">
            <text:p/>
          </table:table-cell>
          <table:table-cell table:formula="of:=CHAR([.AI2])" office:value-type="string" office:string-value="" calcext:value-type="string">
            <text:p/>
          </table:table-cell>
          <table:table-cell table:formula="of:=CHAR([.AJ2])" office:value-type="string" office:string-value="" calcext:value-type="string">
            <text:p/>
          </table:table-cell>
          <table:table-cell table:formula="of:=CHAR([.AK2])" office:value-type="string" office:string-value="" calcext:value-type="string">
            <text:p/>
          </table:table-cell>
          <table:table-cell table:formula="of:=CHAR([.AL2])" office:value-type="string" office:string-value="" calcext:value-type="string">
            <text:p/>
          </table:table-cell>
          <table:table-cell table:formula="of:=CHAR([.AM2])" office:value-type="string" office:string-value="" calcext:value-type="string">
            <text:p/>
          </table:table-cell>
          <table:table-cell table:formula="of:=CHAR([.AN2])" office:value-type="string" office:string-value="" calcext:value-type="string">
            <text:p/>
          </table:table-cell>
          <table:table-cell table:formula="of:=CHAR([.AO2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3])" office:value-type="float" office:value="2" calcext:value-type="float">
            <text:p>2</text:p>
          </table:table-cell>
          <table:table-cell table:formula="of:=HEX2DEC([.D3])" office:value-type="float" office:value="3" calcext:value-type="float">
            <text:p>3</text:p>
          </table:table-cell>
          <table:table-cell table:formula="of:=HEX2DEC([.E3])" office:value-type="float" office:value="0" calcext:value-type="float">
            <text:p>0</text:p>
          </table:table-cell>
          <table:table-cell table:formula="of:=HEX2DEC([.F3])" office:value-type="float" office:value="0" calcext:value-type="float">
            <text:p>0</text:p>
          </table:table-cell>
          <table:table-cell table:formula="of:=HEX2DEC([.G3])" office:value-type="float" office:value="42" calcext:value-type="float">
            <text:p>42</text:p>
          </table:table-cell>
          <table:table-cell table:formula="of:=HEX2DEC([.H3])" office:value-type="float" office:value="0" calcext:value-type="float">
            <text:p>0</text:p>
          </table:table-cell>
          <table:table-cell table:formula="of:=HEX2DEC([.I3])" office:value-type="float" office:value="0" calcext:value-type="float">
            <text:p>0</text:p>
          </table:table-cell>
          <table:table-cell table:formula="of:=HEX2DEC([.J3])" office:value-type="float" office:value="0" calcext:value-type="float">
            <text:p>0</text:p>
          </table:table-cell>
          <table:table-cell table:formula="of:=HEX2DEC([.K3])" office:value-type="float" office:value="0" calcext:value-type="float">
            <text:p>0</text:p>
          </table:table-cell>
          <table:table-cell table:formula="of:=HEX2DEC([.L3])" office:value-type="float" office:value="0" calcext:value-type="float">
            <text:p>0</text:p>
          </table:table-cell>
          <table:table-cell table:formula="of:=HEX2DEC([.M3])" office:value-type="float" office:value="0" calcext:value-type="float">
            <text:p>0</text:p>
          </table:table-cell>
          <table:table-cell table:formula="of:=HEX2DEC([.N3])" office:value-type="float" office:value="0" calcext:value-type="float">
            <text:p>0</text:p>
          </table:table-cell>
          <table:table-cell table:formula="of:=HEX2DEC([.O3])" office:value-type="float" office:value="0" calcext:value-type="float">
            <text:p>0</text:p>
          </table:table-cell>
          <table:table-cell table:formula="of:=HEX2DEC([.P3])" office:value-type="float" office:value="0" calcext:value-type="float">
            <text:p>0</text:p>
          </table:table-cell>
          <table:table-cell table:formula="of:=HEX2DEC([.Q3])" office:value-type="float" office:value="0" calcext:value-type="float">
            <text:p>0</text:p>
          </table:table-cell>
          <table:table-cell table:formula="of:=HEX2DEC([.R3])" office:value-type="float" office:value="0" calcext:value-type="float">
            <text:p>0</text:p>
          </table:table-cell>
          <table:table-cell table:formula="of:=HEX2DEC([.S3])" office:value-type="float" office:value="0" calcext:value-type="float">
            <text:p>0</text:p>
          </table:table-cell>
          <table:table-cell table:formula="of:=HEX2DEC([.T3])" office:value-type="float" office:value="0" calcext:value-type="float">
            <text:p>0</text:p>
          </table:table-cell>
          <table:table-cell table:formula="of:=HEX2DEC([.U3])" office:value-type="float" office:value="0" calcext:value-type="float">
            <text:p>0</text:p>
          </table:table-cell>
          <table:table-cell/>
          <table:table-cell table:formula="of:=CHAR([.Y3])" office:value-type="string" office:string-value="" calcext:value-type="string">
            <text:p/>
          </table:table-cell>
          <table:table-cell table:formula="of:=CHAR([.Z3])" office:value-type="string" office:string-value="" calcext:value-type="string">
            <text:p/>
          </table:table-cell>
          <table:table-cell table:formula="of:=CHAR([.AA3])" office:value-type="string" office:string-value="" calcext:value-type="string">
            <text:p/>
          </table:table-cell>
          <table:table-cell table:formula="of:=CHAR([.AB3])" office:value-type="string" office:string-value="" calcext:value-type="string">
            <text:p/>
          </table:table-cell>
          <table:table-cell table:formula="of:=CHAR([.AC3])" office:value-type="string" office:string-value="*" calcext:value-type="string">
            <text:p>*</text:p>
          </table:table-cell>
          <table:table-cell table:formula="of:=CHAR([.AD3])" office:value-type="string" office:string-value="" calcext:value-type="string">
            <text:p/>
          </table:table-cell>
          <table:table-cell table:formula="of:=CHAR([.AE3])" office:value-type="string" office:string-value="" calcext:value-type="string">
            <text:p/>
          </table:table-cell>
          <table:table-cell table:formula="of:=CHAR([.AF3])" office:value-type="string" office:string-value="" calcext:value-type="string">
            <text:p/>
          </table:table-cell>
          <table:table-cell table:formula="of:=CHAR([.AG3])" office:value-type="string" office:string-value="" calcext:value-type="string">
            <text:p/>
          </table:table-cell>
          <table:table-cell table:formula="of:=CHAR([.AH3])" office:value-type="string" office:string-value="" calcext:value-type="string">
            <text:p/>
          </table:table-cell>
          <table:table-cell table:formula="of:=CHAR([.AI3])" office:value-type="string" office:string-value="" calcext:value-type="string">
            <text:p/>
          </table:table-cell>
          <table:table-cell table:formula="of:=CHAR([.AJ3])" office:value-type="string" office:string-value="" calcext:value-type="string">
            <text:p/>
          </table:table-cell>
          <table:table-cell table:formula="of:=CHAR([.AK3])" office:value-type="string" office:string-value="" calcext:value-type="string">
            <text:p/>
          </table:table-cell>
          <table:table-cell table:formula="of:=CHAR([.AL3])" office:value-type="string" office:string-value="" calcext:value-type="string">
            <text:p/>
          </table:table-cell>
          <table:table-cell table:formula="of:=CHAR([.AM3])" office:value-type="string" office:string-value="" calcext:value-type="string">
            <text:p/>
          </table:table-cell>
          <table:table-cell table:formula="of:=CHAR([.AN3])" office:value-type="string" office:string-value="" calcext:value-type="string">
            <text:p/>
          </table:table-cell>
          <table:table-cell table:formula="of:=CHAR([.AO3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Name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f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d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number-columns-repeated="7"/>
          <table:table-cell table:formula="of:=HEX2DEC([.C4])" office:value-type="float" office:value="87" calcext:value-type="float">
            <text:p>87</text:p>
          </table:table-cell>
          <table:table-cell table:formula="of:=HEX2DEC([.D4])" office:value-type="float" office:value="105" calcext:value-type="float">
            <text:p>105</text:p>
          </table:table-cell>
          <table:table-cell table:formula="of:=HEX2DEC([.E4])" office:value-type="float" office:value="84" calcext:value-type="float">
            <text:p>84</text:p>
          </table:table-cell>
          <table:table-cell table:formula="of:=HEX2DEC([.F4])" office:value-type="float" office:value="32" calcext:value-type="float">
            <text:p>32</text:p>
          </table:table-cell>
          <table:table-cell table:formula="of:=HEX2DEC([.G4])" office:value-type="float" office:value="80" calcext:value-type="float">
            <text:p>80</text:p>
          </table:table-cell>
          <table:table-cell table:formula="of:=HEX2DEC([.H4])" office:value-type="float" office:value="111" calcext:value-type="float">
            <text:p>111</text:p>
          </table:table-cell>
          <table:table-cell table:formula="of:=HEX2DEC([.I4])" office:value-type="float" office:value="119" calcext:value-type="float">
            <text:p>119</text:p>
          </table:table-cell>
          <table:table-cell table:formula="of:=HEX2DEC([.J4])" office:value-type="float" office:value="101" calcext:value-type="float">
            <text:p>101</text:p>
          </table:table-cell>
          <table:table-cell table:formula="of:=HEX2DEC([.K4])" office:value-type="float" office:value="114" calcext:value-type="float">
            <text:p>114</text:p>
          </table:table-cell>
          <table:table-cell table:formula="of:=HEX2DEC([.L4])" office:value-type="float" office:value="32" calcext:value-type="float">
            <text:p>32</text:p>
          </table:table-cell>
          <table:table-cell table:formula="of:=HEX2DEC([.M4])" office:value-type="float" office:value="77" calcext:value-type="float">
            <text:p>77</text:p>
          </table:table-cell>
          <table:table-cell table:formula="of:=HEX2DEC([.N4])" office:value-type="float" office:value="101" calcext:value-type="float">
            <text:p>101</text:p>
          </table:table-cell>
          <table:table-cell table:formula="of:=HEX2DEC([.O4])" office:value-type="float" office:value="116" calcext:value-type="float">
            <text:p>116</text:p>
          </table:table-cell>
          <table:table-cell table:formula="of:=HEX2DEC([.P4])" office:value-type="float" office:value="101" calcext:value-type="float">
            <text:p>101</text:p>
          </table:table-cell>
          <table:table-cell table:formula="of:=HEX2DEC([.Q4])" office:value-type="float" office:value="114" calcext:value-type="float">
            <text:p>114</text:p>
          </table:table-cell>
          <table:table-cell table:formula="of:=HEX2DEC([.R4])" office:value-type="float" office:value="0" calcext:value-type="float">
            <text:p>0</text:p>
          </table:table-cell>
          <table:table-cell table:formula="of:=HEX2DEC([.S4])" office:value-type="float" office:value="0" calcext:value-type="float">
            <text:p>0</text:p>
          </table:table-cell>
          <table:table-cell table:formula="of:=HEX2DEC([.T4])" office:value-type="float" office:value="0" calcext:value-type="float">
            <text:p>0</text:p>
          </table:table-cell>
          <table:table-cell table:formula="of:=HEX2DEC([.U4])" office:value-type="float" office:value="0" calcext:value-type="float">
            <text:p>0</text:p>
          </table:table-cell>
          <table:table-cell/>
          <table:table-cell table:formula="of:=CHAR([.Y4])" office:value-type="string" office:string-value="W" calcext:value-type="string">
            <text:p>W</text:p>
          </table:table-cell>
          <table:table-cell table:formula="of:=CHAR([.Z4])" office:value-type="string" office:string-value="i" calcext:value-type="string">
            <text:p>i</text:p>
          </table:table-cell>
          <table:table-cell table:formula="of:=CHAR([.AA4])" office:value-type="string" office:string-value="T" calcext:value-type="string">
            <text:p>T</text:p>
          </table:table-cell>
          <table:table-cell table:formula="of:=CHAR([.AB4])" office:value-type="string" office:string-value=" " calcext:value-type="string">
            <text:p><text:s/></text:p>
          </table:table-cell>
          <table:table-cell table:formula="of:=CHAR([.AC4])" office:value-type="string" office:string-value="P" calcext:value-type="string">
            <text:p>P</text:p>
          </table:table-cell>
          <table:table-cell table:formula="of:=CHAR([.AD4])" office:value-type="string" office:string-value="o" calcext:value-type="string">
            <text:p>o</text:p>
          </table:table-cell>
          <table:table-cell table:formula="of:=CHAR([.AE4])" office:value-type="string" office:string-value="w" calcext:value-type="string">
            <text:p>w</text:p>
          </table:table-cell>
          <table:table-cell table:formula="of:=CHAR([.AF4])" office:value-type="string" office:string-value="e" calcext:value-type="string">
            <text:p>e</text:p>
          </table:table-cell>
          <table:table-cell table:formula="of:=CHAR([.AG4])" office:value-type="string" office:string-value="r" calcext:value-type="string">
            <text:p>r</text:p>
          </table:table-cell>
          <table:table-cell table:formula="of:=CHAR([.AH4])" office:value-type="string" office:string-value=" " calcext:value-type="string">
            <text:p><text:s/></text:p>
          </table:table-cell>
          <table:table-cell table:formula="of:=CHAR([.AI4])" office:value-type="string" office:string-value="M" calcext:value-type="string">
            <text:p>M</text:p>
          </table:table-cell>
          <table:table-cell table:formula="of:=CHAR([.AJ4])" office:value-type="string" office:string-value="e" calcext:value-type="string">
            <text:p>e</text:p>
          </table:table-cell>
          <table:table-cell table:formula="of:=CHAR([.AK4])" office:value-type="string" office:string-value="t" calcext:value-type="string">
            <text:p>t</text:p>
          </table:table-cell>
          <table:table-cell table:formula="of:=CHAR([.AL4])" office:value-type="string" office:string-value="e" calcext:value-type="string">
            <text:p>e</text:p>
          </table:table-cell>
          <table:table-cell table:formula="of:=CHAR([.AM4])" office:value-type="string" office:string-value="r" calcext:value-type="string">
            <text:p>r</text:p>
          </table:table-cell>
          <table:table-cell table:formula="of:=CHAR([.AN4])" office:value-type="string" office:string-value="" calcext:value-type="string">
            <text:p/>
          </table:table-cell>
          <table:table-cell table:formula="of:=CHAR([.AO4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5])" office:value-type="float" office:value="2" calcext:value-type="float">
            <text:p>2</text:p>
          </table:table-cell>
          <table:table-cell table:formula="of:=HEX2DEC([.D5])" office:value-type="float" office:value="5" calcext:value-type="float">
            <text:p>5</text:p>
          </table:table-cell>
          <table:table-cell table:formula="of:=HEX2DEC([.E5])" office:value-type="float" office:value="0" calcext:value-type="float">
            <text:p>0</text:p>
          </table:table-cell>
          <table:table-cell table:formula="of:=HEX2DEC([.F5])" office:value-type="float" office:value="1" calcext:value-type="float">
            <text:p>1</text:p>
          </table:table-cell>
          <table:table-cell table:formula="of:=HEX2DEC([.G5])" office:value-type="float" office:value="42" calcext:value-type="float">
            <text:p>42</text:p>
          </table:table-cell>
          <table:table-cell table:formula="of:=HEX2DEC([.H5])" office:value-type="float" office:value="0" calcext:value-type="float">
            <text:p>0</text:p>
          </table:table-cell>
          <table:table-cell table:formula="of:=HEX2DEC([.I5])" office:value-type="float" office:value="0" calcext:value-type="float">
            <text:p>0</text:p>
          </table:table-cell>
          <table:table-cell table:formula="of:=HEX2DEC([.J5])" office:value-type="float" office:value="0" calcext:value-type="float">
            <text:p>0</text:p>
          </table:table-cell>
          <table:table-cell table:formula="of:=HEX2DEC([.K5])" office:value-type="float" office:value="0" calcext:value-type="float">
            <text:p>0</text:p>
          </table:table-cell>
          <table:table-cell table:formula="of:=HEX2DEC([.L5])" office:value-type="float" office:value="0" calcext:value-type="float">
            <text:p>0</text:p>
          </table:table-cell>
          <table:table-cell table:formula="of:=HEX2DEC([.M5])" office:value-type="float" office:value="0" calcext:value-type="float">
            <text:p>0</text:p>
          </table:table-cell>
          <table:table-cell table:formula="of:=HEX2DEC([.N5])" office:value-type="float" office:value="0" calcext:value-type="float">
            <text:p>0</text:p>
          </table:table-cell>
          <table:table-cell table:formula="of:=HEX2DEC([.O5])" office:value-type="float" office:value="0" calcext:value-type="float">
            <text:p>0</text:p>
          </table:table-cell>
          <table:table-cell table:formula="of:=HEX2DEC([.P5])" office:value-type="float" office:value="0" calcext:value-type="float">
            <text:p>0</text:p>
          </table:table-cell>
          <table:table-cell table:formula="of:=HEX2DEC([.Q5])" office:value-type="float" office:value="0" calcext:value-type="float">
            <text:p>0</text:p>
          </table:table-cell>
          <table:table-cell table:formula="of:=HEX2DEC([.R5])" office:value-type="float" office:value="0" calcext:value-type="float">
            <text:p>0</text:p>
          </table:table-cell>
          <table:table-cell table:formula="of:=HEX2DEC([.S5])" office:value-type="float" office:value="0" calcext:value-type="float">
            <text:p>0</text:p>
          </table:table-cell>
          <table:table-cell table:formula="of:=HEX2DEC([.T5])" office:value-type="float" office:value="0" calcext:value-type="float">
            <text:p>0</text:p>
          </table:table-cell>
          <table:table-cell table:formula="of:=HEX2DEC([.U5])" office:value-type="float" office:value="0" calcext:value-type="float">
            <text:p>0</text:p>
          </table:table-cell>
          <table:table-cell/>
          <table:table-cell table:formula="of:=CHAR([.Y5])" office:value-type="string" office:string-value="" calcext:value-type="string">
            <text:p/>
          </table:table-cell>
          <table:table-cell table:formula="of:=CHAR([.Z5])" office:value-type="string" office:string-value="" calcext:value-type="string">
            <text:p/>
          </table:table-cell>
          <table:table-cell table:formula="of:=CHAR([.AA5])" office:value-type="string" office:string-value="" calcext:value-type="string">
            <text:p/>
          </table:table-cell>
          <table:table-cell table:formula="of:=CHAR([.AB5])" office:value-type="string" office:string-value="" calcext:value-type="string">
            <text:p/>
          </table:table-cell>
          <table:table-cell table:formula="of:=CHAR([.AC5])" office:value-type="string" office:string-value="*" calcext:value-type="string">
            <text:p>*</text:p>
          </table:table-cell>
          <table:table-cell table:formula="of:=CHAR([.AD5])" office:value-type="string" office:string-value="" calcext:value-type="string">
            <text:p/>
          </table:table-cell>
          <table:table-cell table:formula="of:=CHAR([.AE5])" office:value-type="string" office:string-value="" calcext:value-type="string">
            <text:p/>
          </table:table-cell>
          <table:table-cell table:formula="of:=CHAR([.AF5])" office:value-type="string" office:string-value="" calcext:value-type="string">
            <text:p/>
          </table:table-cell>
          <table:table-cell table:formula="of:=CHAR([.AG5])" office:value-type="string" office:string-value="" calcext:value-type="string">
            <text:p/>
          </table:table-cell>
          <table:table-cell table:formula="of:=CHAR([.AH5])" office:value-type="string" office:string-value="" calcext:value-type="string">
            <text:p/>
          </table:table-cell>
          <table:table-cell table:formula="of:=CHAR([.AI5])" office:value-type="string" office:string-value="" calcext:value-type="string">
            <text:p/>
          </table:table-cell>
          <table:table-cell table:formula="of:=CHAR([.AJ5])" office:value-type="string" office:string-value="" calcext:value-type="string">
            <text:p/>
          </table:table-cell>
          <table:table-cell table:formula="of:=CHAR([.AK5])" office:value-type="string" office:string-value="" calcext:value-type="string">
            <text:p/>
          </table:table-cell>
          <table:table-cell table:formula="of:=CHAR([.AL5])" office:value-type="string" office:string-value="" calcext:value-type="string">
            <text:p/>
          </table:table-cell>
          <table:table-cell table:formula="of:=CHAR([.AM5])" office:value-type="string" office:string-value="" calcext:value-type="string">
            <text:p/>
          </table:table-cell>
          <table:table-cell table:formula="of:=CHAR([.AN5])" office:value-type="string" office:string-value="" calcext:value-type="string">
            <text:p/>
          </table:table-cell>
          <table:table-cell table:formula="of:=CHAR([.AO5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formula="of:=HEX2DEC([.C6])" office:value-type="float" office:value="0" calcext:value-type="float">
            <text:p>0</text:p>
          </table:table-cell>
          <table:table-cell table:formula="of:=HEX2DEC([.D6])" office:value-type="float" office:value="0" calcext:value-type="float">
            <text:p>0</text:p>
          </table:table-cell>
          <table:table-cell table:formula="of:=HEX2DEC([.E6])" office:value-type="float" office:value="0" calcext:value-type="float">
            <text:p>0</text:p>
          </table:table-cell>
          <table:table-cell table:formula="of:=HEX2DEC([.F6])" office:value-type="float" office:value="0" calcext:value-type="float">
            <text:p>0</text:p>
          </table:table-cell>
          <table:table-cell table:formula="of:=HEX2DEC([.G6])" office:value-type="float" office:value="0" calcext:value-type="float">
            <text:p>0</text:p>
          </table:table-cell>
          <table:table-cell table:formula="of:=HEX2DEC([.H6])" office:value-type="float" office:value="0" calcext:value-type="float">
            <text:p>0</text:p>
          </table:table-cell>
          <table:table-cell table:formula="of:=HEX2DEC([.I6])" office:value-type="float" office:value="0" calcext:value-type="float">
            <text:p>0</text:p>
          </table:table-cell>
          <table:table-cell table:formula="of:=HEX2DEC([.J6])" office:value-type="float" office:value="0" calcext:value-type="float">
            <text:p>0</text:p>
          </table:table-cell>
          <table:table-cell table:formula="of:=HEX2DEC([.K6])" office:value-type="float" office:value="0" calcext:value-type="float">
            <text:p>0</text:p>
          </table:table-cell>
          <table:table-cell table:formula="of:=HEX2DEC([.L6])" office:value-type="float" office:value="0" calcext:value-type="float">
            <text:p>0</text:p>
          </table:table-cell>
          <table:table-cell table:formula="of:=HEX2DEC([.M6])" office:value-type="float" office:value="0" calcext:value-type="float">
            <text:p>0</text:p>
          </table:table-cell>
          <table:table-cell table:formula="of:=HEX2DEC([.N6])" office:value-type="float" office:value="0" calcext:value-type="float">
            <text:p>0</text:p>
          </table:table-cell>
          <table:table-cell table:formula="of:=HEX2DEC([.O6])" office:value-type="float" office:value="0" calcext:value-type="float">
            <text:p>0</text:p>
          </table:table-cell>
          <table:table-cell table:formula="of:=HEX2DEC([.P6])" office:value-type="float" office:value="0" calcext:value-type="float">
            <text:p>0</text:p>
          </table:table-cell>
          <table:table-cell table:formula="of:=HEX2DEC([.Q6])" office:value-type="float" office:value="0" calcext:value-type="float">
            <text:p>0</text:p>
          </table:table-cell>
          <table:table-cell table:formula="of:=HEX2DEC([.R6])" office:value-type="float" office:value="0" calcext:value-type="float">
            <text:p>0</text:p>
          </table:table-cell>
          <table:table-cell table:formula="of:=HEX2DEC([.S6])" office:value-type="float" office:value="0" calcext:value-type="float">
            <text:p>0</text:p>
          </table:table-cell>
          <table:table-cell table:formula="of:=HEX2DEC([.T6])" office:value-type="float" office:value="0" calcext:value-type="float">
            <text:p>0</text:p>
          </table:table-cell>
          <table:table-cell table:formula="of:=HEX2DEC([.U6])" office:value-type="float" office:value="0" calcext:value-type="float">
            <text:p>0</text:p>
          </table:table-cell>
          <table:table-cell/>
          <table:table-cell table:formula="of:=CHAR([.Y6])" office:value-type="string" office:string-value="" calcext:value-type="string">
            <text:p/>
          </table:table-cell>
          <table:table-cell table:formula="of:=CHAR([.Z6])" office:value-type="string" office:string-value="" calcext:value-type="string">
            <text:p/>
          </table:table-cell>
          <table:table-cell table:formula="of:=CHAR([.AA6])" office:value-type="string" office:string-value="" calcext:value-type="string">
            <text:p/>
          </table:table-cell>
          <table:table-cell table:formula="of:=CHAR([.AB6])" office:value-type="string" office:string-value="" calcext:value-type="string">
            <text:p/>
          </table:table-cell>
          <table:table-cell table:formula="of:=CHAR([.AC6])" office:value-type="string" office:string-value="" calcext:value-type="string">
            <text:p/>
          </table:table-cell>
          <table:table-cell table:formula="of:=CHAR([.AD6])" office:value-type="string" office:string-value="" calcext:value-type="string">
            <text:p/>
          </table:table-cell>
          <table:table-cell table:formula="of:=CHAR([.AE6])" office:value-type="string" office:string-value="" calcext:value-type="string">
            <text:p/>
          </table:table-cell>
          <table:table-cell table:formula="of:=CHAR([.AF6])" office:value-type="string" office:string-value="" calcext:value-type="string">
            <text:p/>
          </table:table-cell>
          <table:table-cell table:formula="of:=CHAR([.AG6])" office:value-type="string" office:string-value="" calcext:value-type="string">
            <text:p/>
          </table:table-cell>
          <table:table-cell table:formula="of:=CHAR([.AH6])" office:value-type="string" office:string-value="" calcext:value-type="string">
            <text:p/>
          </table:table-cell>
          <table:table-cell table:formula="of:=CHAR([.AI6])" office:value-type="string" office:string-value="" calcext:value-type="string">
            <text:p/>
          </table:table-cell>
          <table:table-cell table:formula="of:=CHAR([.AJ6])" office:value-type="string" office:string-value="" calcext:value-type="string">
            <text:p/>
          </table:table-cell>
          <table:table-cell table:formula="of:=CHAR([.AK6])" office:value-type="string" office:string-value="" calcext:value-type="string">
            <text:p/>
          </table:table-cell>
          <table:table-cell table:formula="of:=CHAR([.AL6])" office:value-type="string" office:string-value="" calcext:value-type="string">
            <text:p/>
          </table:table-cell>
          <table:table-cell table:formula="of:=CHAR([.AM6])" office:value-type="string" office:string-value="" calcext:value-type="string">
            <text:p/>
          </table:table-cell>
          <table:table-cell table:formula="of:=CHAR([.AN6])" office:value-type="string" office:string-value="" calcext:value-type="string">
            <text:p/>
          </table:table-cell>
          <table:table-cell table:formula="of:=CHAR([.AO6])" office:value-type="string" office:string-value="" calcext:value-type="string">
            <text:p/>
          </table:table-cell>
          <table:table-cell table:number-columns-repeated="2"/>
        </table:table-row>
        <table:table-row table:style-name="ro3"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7])" office:value-type="float" office:value="10" calcext:value-type="float">
            <text:p>10</text:p>
          </table:table-cell>
          <table:table-cell table:formula="of:=HEX2DEC([.D7])" office:value-type="float" office:value="7" calcext:value-type="float">
            <text:p>7</text:p>
          </table:table-cell>
          <table:table-cell table:formula="of:=HEX2DEC([.E7])" office:value-type="float" office:value="0" calcext:value-type="float">
            <text:p>0</text:p>
          </table:table-cell>
          <table:table-cell table:formula="of:=HEX2DEC([.F7])" office:value-type="float" office:value="2" calcext:value-type="float">
            <text:p>2</text:p>
          </table:table-cell>
          <table:table-cell table:formula="of:=HEX2DEC([.G7])" office:value-type="float" office:value="42" calcext:value-type="float">
            <text:p>42</text:p>
          </table:table-cell>
          <table:table-cell table:formula="of:=HEX2DEC([.H7])" office:value-type="float" office:value="0" calcext:value-type="float">
            <text:p>0</text:p>
          </table:table-cell>
          <table:table-cell table:formula="of:=HEX2DEC([.I7])" office:value-type="float" office:value="0" calcext:value-type="float">
            <text:p>0</text:p>
          </table:table-cell>
          <table:table-cell table:formula="of:=HEX2DEC([.J7])" office:value-type="float" office:value="0" calcext:value-type="float">
            <text:p>0</text:p>
          </table:table-cell>
          <table:table-cell table:formula="of:=HEX2DEC([.K7])" office:value-type="float" office:value="0" calcext:value-type="float">
            <text:p>0</text:p>
          </table:table-cell>
          <table:table-cell table:formula="of:=HEX2DEC([.L7])" office:value-type="float" office:value="0" calcext:value-type="float">
            <text:p>0</text:p>
          </table:table-cell>
          <table:table-cell table:formula="of:=HEX2DEC([.M7])" office:value-type="float" office:value="0" calcext:value-type="float">
            <text:p>0</text:p>
          </table:table-cell>
          <table:table-cell table:formula="of:=HEX2DEC([.N7])" office:value-type="float" office:value="0" calcext:value-type="float">
            <text:p>0</text:p>
          </table:table-cell>
          <table:table-cell table:formula="of:=HEX2DEC([.O7])" office:value-type="float" office:value="0" calcext:value-type="float">
            <text:p>0</text:p>
          </table:table-cell>
          <table:table-cell table:formula="of:=HEX2DEC([.P7])" office:value-type="float" office:value="0" calcext:value-type="float">
            <text:p>0</text:p>
          </table:table-cell>
          <table:table-cell table:formula="of:=HEX2DEC([.Q7])" office:value-type="float" office:value="0" calcext:value-type="float">
            <text:p>0</text:p>
          </table:table-cell>
          <table:table-cell table:formula="of:=HEX2DEC([.R7])" office:value-type="float" office:value="0" calcext:value-type="float">
            <text:p>0</text:p>
          </table:table-cell>
          <table:table-cell table:formula="of:=HEX2DEC([.S7])" office:value-type="float" office:value="0" calcext:value-type="float">
            <text:p>0</text:p>
          </table:table-cell>
          <table:table-cell table:formula="of:=HEX2DEC([.T7])" office:value-type="float" office:value="0" calcext:value-type="float">
            <text:p>0</text:p>
          </table:table-cell>
          <table:table-cell table:formula="of:=HEX2DEC([.U7])" office:value-type="float" office:value="0" calcext:value-type="float">
            <text:p>0</text:p>
          </table:table-cell>
          <table:table-cell/>
          <table:table-cell table:formula="of:=CHAR([.Y7])" office:value-type="string" office:string-value="&#10;" calcext:value-type="string">
            <text:p/>
            <text:p/>
          </table:table-cell>
          <table:table-cell table:formula="of:=CHAR([.Z7])" office:value-type="string" office:string-value="" calcext:value-type="string">
            <text:p/>
          </table:table-cell>
          <table:table-cell table:formula="of:=CHAR([.AA7])" office:value-type="string" office:string-value="" calcext:value-type="string">
            <text:p/>
          </table:table-cell>
          <table:table-cell table:formula="of:=CHAR([.AB7])" office:value-type="string" office:string-value="" calcext:value-type="string">
            <text:p/>
          </table:table-cell>
          <table:table-cell table:formula="of:=CHAR([.AC7])" office:value-type="string" office:string-value="*" calcext:value-type="string">
            <text:p>*</text:p>
          </table:table-cell>
          <table:table-cell table:formula="of:=CHAR([.AD7])" office:value-type="string" office:string-value="" calcext:value-type="string">
            <text:p/>
          </table:table-cell>
          <table:table-cell table:formula="of:=CHAR([.AE7])" office:value-type="string" office:string-value="" calcext:value-type="string">
            <text:p/>
          </table:table-cell>
          <table:table-cell table:formula="of:=CHAR([.AF7])" office:value-type="string" office:string-value="" calcext:value-type="string">
            <text:p/>
          </table:table-cell>
          <table:table-cell table:formula="of:=CHAR([.AG7])" office:value-type="string" office:string-value="" calcext:value-type="string">
            <text:p/>
          </table:table-cell>
          <table:table-cell table:formula="of:=CHAR([.AH7])" office:value-type="string" office:string-value="" calcext:value-type="string">
            <text:p/>
          </table:table-cell>
          <table:table-cell table:formula="of:=CHAR([.AI7])" office:value-type="string" office:string-value="" calcext:value-type="string">
            <text:p/>
          </table:table-cell>
          <table:table-cell table:formula="of:=CHAR([.AJ7])" office:value-type="string" office:string-value="" calcext:value-type="string">
            <text:p/>
          </table:table-cell>
          <table:table-cell table:formula="of:=CHAR([.AK7])" office:value-type="string" office:string-value="" calcext:value-type="string">
            <text:p/>
          </table:table-cell>
          <table:table-cell table:formula="of:=CHAR([.AL7])" office:value-type="string" office:string-value="" calcext:value-type="string">
            <text:p/>
          </table:table-cell>
          <table:table-cell table:formula="of:=CHAR([.AM7])" office:value-type="string" office:string-value="" calcext:value-type="string">
            <text:p/>
          </table:table-cell>
          <table:table-cell table:formula="of:=CHAR([.AN7])" office:value-type="string" office:string-value="" calcext:value-type="string">
            <text:p/>
          </table:table-cell>
          <table:table-cell table:formula="of:=CHAR([.AO7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table:formula="of:=HEX2DEC([.C8])" office:value-type="float" office:value="0" calcext:value-type="float">
            <text:p>0</text:p>
          </table:table-cell>
          <table:table-cell table:formula="of:=HEX2DEC([.D8])" office:value-type="float" office:value="0" calcext:value-type="float">
            <text:p>0</text:p>
          </table:table-cell>
          <table:table-cell table:formula="of:=HEX2DEC([.E8])" office:value-type="float" office:value="0" calcext:value-type="float">
            <text:p>0</text:p>
          </table:table-cell>
          <table:table-cell table:formula="of:=HEX2DEC([.F8])" office:value-type="float" office:value="0" calcext:value-type="float">
            <text:p>0</text:p>
          </table:table-cell>
          <table:table-cell table:formula="of:=HEX2DEC([.G8])" office:value-type="float" office:value="0" calcext:value-type="float">
            <text:p>0</text:p>
          </table:table-cell>
          <table:table-cell table:formula="of:=HEX2DEC([.H8])" office:value-type="float" office:value="0" calcext:value-type="float">
            <text:p>0</text:p>
          </table:table-cell>
          <table:table-cell table:formula="of:=HEX2DEC([.I8])" office:value-type="float" office:value="0" calcext:value-type="float">
            <text:p>0</text:p>
          </table:table-cell>
          <table:table-cell table:formula="of:=HEX2DEC([.J8])" office:value-type="float" office:value="0" calcext:value-type="float">
            <text:p>0</text:p>
          </table:table-cell>
          <table:table-cell table:formula="of:=HEX2DEC([.K8])" office:value-type="float" office:value="0" calcext:value-type="float">
            <text:p>0</text:p>
          </table:table-cell>
          <table:table-cell table:formula="of:=HEX2DEC([.L8])" office:value-type="float" office:value="0" calcext:value-type="float">
            <text:p>0</text:p>
          </table:table-cell>
          <table:table-cell table:formula="of:=HEX2DEC([.M8])" office:value-type="float" office:value="0" calcext:value-type="float">
            <text:p>0</text:p>
          </table:table-cell>
          <table:table-cell table:formula="of:=HEX2DEC([.N8])" office:value-type="float" office:value="0" calcext:value-type="float">
            <text:p>0</text:p>
          </table:table-cell>
          <table:table-cell table:formula="of:=HEX2DEC([.O8])" office:value-type="float" office:value="0" calcext:value-type="float">
            <text:p>0</text:p>
          </table:table-cell>
          <table:table-cell table:formula="of:=HEX2DEC([.P8])" office:value-type="float" office:value="0" calcext:value-type="float">
            <text:p>0</text:p>
          </table:table-cell>
          <table:table-cell table:formula="of:=HEX2DEC([.Q8])" office:value-type="float" office:value="0" calcext:value-type="float">
            <text:p>0</text:p>
          </table:table-cell>
          <table:table-cell table:formula="of:=HEX2DEC([.R8])" office:value-type="float" office:value="0" calcext:value-type="float">
            <text:p>0</text:p>
          </table:table-cell>
          <table:table-cell table:formula="of:=HEX2DEC([.S8])" office:value-type="float" office:value="0" calcext:value-type="float">
            <text:p>0</text:p>
          </table:table-cell>
          <table:table-cell table:formula="of:=HEX2DEC([.T8])" office:value-type="float" office:value="0" calcext:value-type="float">
            <text:p>0</text:p>
          </table:table-cell>
          <table:table-cell table:formula="of:=HEX2DEC([.U8])" office:value-type="float" office:value="0" calcext:value-type="float">
            <text:p>0</text:p>
          </table:table-cell>
          <table:table-cell/>
          <table:table-cell table:formula="of:=CHAR([.Y8])" office:value-type="string" office:string-value="" calcext:value-type="string">
            <text:p/>
          </table:table-cell>
          <table:table-cell table:formula="of:=CHAR([.Z8])" office:value-type="string" office:string-value="" calcext:value-type="string">
            <text:p/>
          </table:table-cell>
          <table:table-cell table:formula="of:=CHAR([.AA8])" office:value-type="string" office:string-value="" calcext:value-type="string">
            <text:p/>
          </table:table-cell>
          <table:table-cell table:formula="of:=CHAR([.AB8])" office:value-type="string" office:string-value="" calcext:value-type="string">
            <text:p/>
          </table:table-cell>
          <table:table-cell table:formula="of:=CHAR([.AC8])" office:value-type="string" office:string-value="" calcext:value-type="string">
            <text:p/>
          </table:table-cell>
          <table:table-cell table:formula="of:=CHAR([.AD8])" office:value-type="string" office:string-value="" calcext:value-type="string">
            <text:p/>
          </table:table-cell>
          <table:table-cell table:formula="of:=CHAR([.AE8])" office:value-type="string" office:string-value="" calcext:value-type="string">
            <text:p/>
          </table:table-cell>
          <table:table-cell table:formula="of:=CHAR([.AF8])" office:value-type="string" office:string-value="" calcext:value-type="string">
            <text:p/>
          </table:table-cell>
          <table:table-cell table:formula="of:=CHAR([.AG8])" office:value-type="string" office:string-value="" calcext:value-type="string">
            <text:p/>
          </table:table-cell>
          <table:table-cell table:formula="of:=CHAR([.AH8])" office:value-type="string" office:string-value="" calcext:value-type="string">
            <text:p/>
          </table:table-cell>
          <table:table-cell table:formula="of:=CHAR([.AI8])" office:value-type="string" office:string-value="" calcext:value-type="string">
            <text:p/>
          </table:table-cell>
          <table:table-cell table:formula="of:=CHAR([.AJ8])" office:value-type="string" office:string-value="" calcext:value-type="string">
            <text:p/>
          </table:table-cell>
          <table:table-cell table:formula="of:=CHAR([.AK8])" office:value-type="string" office:string-value="" calcext:value-type="string">
            <text:p/>
          </table:table-cell>
          <table:table-cell table:formula="of:=CHAR([.AL8])" office:value-type="string" office:string-value="" calcext:value-type="string">
            <text:p/>
          </table:table-cell>
          <table:table-cell table:formula="of:=CHAR([.AM8])" office:value-type="string" office:string-value="" calcext:value-type="string">
            <text:p/>
          </table:table-cell>
          <table:table-cell table:formula="of:=CHAR([.AN8])" office:value-type="string" office:string-value="" calcext:value-type="string">
            <text:p/>
          </table:table-cell>
          <table:table-cell table:formula="of:=CHAR([.AO8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9])" office:value-type="float" office:value="8" calcext:value-type="float">
            <text:p>8</text:p>
          </table:table-cell>
          <table:table-cell table:formula="of:=HEX2DEC([.D9])" office:value-type="float" office:value="9" calcext:value-type="float">
            <text:p>9</text:p>
          </table:table-cell>
          <table:table-cell table:formula="of:=HEX2DEC([.E9])" office:value-type="float" office:value="0" calcext:value-type="float">
            <text:p>0</text:p>
          </table:table-cell>
          <table:table-cell table:formula="of:=HEX2DEC([.F9])" office:value-type="float" office:value="3" calcext:value-type="float">
            <text:p>3</text:p>
          </table:table-cell>
          <table:table-cell table:formula="of:=HEX2DEC([.G9])" office:value-type="float" office:value="42" calcext:value-type="float">
            <text:p>42</text:p>
          </table:table-cell>
          <table:table-cell table:formula="of:=HEX2DEC([.H9])" office:value-type="float" office:value="0" calcext:value-type="float">
            <text:p>0</text:p>
          </table:table-cell>
          <table:table-cell table:formula="of:=HEX2DEC([.I9])" office:value-type="float" office:value="0" calcext:value-type="float">
            <text:p>0</text:p>
          </table:table-cell>
          <table:table-cell table:formula="of:=HEX2DEC([.J9])" office:value-type="float" office:value="0" calcext:value-type="float">
            <text:p>0</text:p>
          </table:table-cell>
          <table:table-cell table:formula="of:=HEX2DEC([.K9])" office:value-type="float" office:value="0" calcext:value-type="float">
            <text:p>0</text:p>
          </table:table-cell>
          <table:table-cell table:formula="of:=HEX2DEC([.L9])" office:value-type="float" office:value="0" calcext:value-type="float">
            <text:p>0</text:p>
          </table:table-cell>
          <table:table-cell table:formula="of:=HEX2DEC([.M9])" office:value-type="float" office:value="0" calcext:value-type="float">
            <text:p>0</text:p>
          </table:table-cell>
          <table:table-cell table:formula="of:=HEX2DEC([.N9])" office:value-type="float" office:value="0" calcext:value-type="float">
            <text:p>0</text:p>
          </table:table-cell>
          <table:table-cell table:formula="of:=HEX2DEC([.O9])" office:value-type="float" office:value="0" calcext:value-type="float">
            <text:p>0</text:p>
          </table:table-cell>
          <table:table-cell table:formula="of:=HEX2DEC([.P9])" office:value-type="float" office:value="0" calcext:value-type="float">
            <text:p>0</text:p>
          </table:table-cell>
          <table:table-cell table:formula="of:=HEX2DEC([.Q9])" office:value-type="float" office:value="0" calcext:value-type="float">
            <text:p>0</text:p>
          </table:table-cell>
          <table:table-cell table:formula="of:=HEX2DEC([.R9])" office:value-type="float" office:value="0" calcext:value-type="float">
            <text:p>0</text:p>
          </table:table-cell>
          <table:table-cell table:formula="of:=HEX2DEC([.S9])" office:value-type="float" office:value="0" calcext:value-type="float">
            <text:p>0</text:p>
          </table:table-cell>
          <table:table-cell table:formula="of:=HEX2DEC([.T9])" office:value-type="float" office:value="0" calcext:value-type="float">
            <text:p>0</text:p>
          </table:table-cell>
          <table:table-cell table:formula="of:=HEX2DEC([.U9])" office:value-type="float" office:value="0" calcext:value-type="float">
            <text:p>0</text:p>
          </table:table-cell>
          <table:table-cell/>
          <table:table-cell table:formula="of:=CHAR([.Y9])" office:value-type="string" office:string-value="" calcext:value-type="string">
            <text:p/>
          </table:table-cell>
          <table:table-cell table:formula="of:=CHAR([.Z9])" office:value-type="string" office:string-value="&#9;" calcext:value-type="string">
            <text:p><text:tab/></text:p>
          </table:table-cell>
          <table:table-cell table:formula="of:=CHAR([.AA9])" office:value-type="string" office:string-value="" calcext:value-type="string">
            <text:p/>
          </table:table-cell>
          <table:table-cell table:formula="of:=CHAR([.AB9])" office:value-type="string" office:string-value="" calcext:value-type="string">
            <text:p/>
          </table:table-cell>
          <table:table-cell table:formula="of:=CHAR([.AC9])" office:value-type="string" office:string-value="*" calcext:value-type="string">
            <text:p>*</text:p>
          </table:table-cell>
          <table:table-cell table:formula="of:=CHAR([.AD9])" office:value-type="string" office:string-value="" calcext:value-type="string">
            <text:p/>
          </table:table-cell>
          <table:table-cell table:formula="of:=CHAR([.AE9])" office:value-type="string" office:string-value="" calcext:value-type="string">
            <text:p/>
          </table:table-cell>
          <table:table-cell table:formula="of:=CHAR([.AF9])" office:value-type="string" office:string-value="" calcext:value-type="string">
            <text:p/>
          </table:table-cell>
          <table:table-cell table:formula="of:=CHAR([.AG9])" office:value-type="string" office:string-value="" calcext:value-type="string">
            <text:p/>
          </table:table-cell>
          <table:table-cell table:formula="of:=CHAR([.AH9])" office:value-type="string" office:string-value="" calcext:value-type="string">
            <text:p/>
          </table:table-cell>
          <table:table-cell table:formula="of:=CHAR([.AI9])" office:value-type="string" office:string-value="" calcext:value-type="string">
            <text:p/>
          </table:table-cell>
          <table:table-cell table:formula="of:=CHAR([.AJ9])" office:value-type="string" office:string-value="" calcext:value-type="string">
            <text:p/>
          </table:table-cell>
          <table:table-cell table:formula="of:=CHAR([.AK9])" office:value-type="string" office:string-value="" calcext:value-type="string">
            <text:p/>
          </table:table-cell>
          <table:table-cell table:formula="of:=CHAR([.AL9])" office:value-type="string" office:string-value="" calcext:value-type="string">
            <text:p/>
          </table:table-cell>
          <table:table-cell table:formula="of:=CHAR([.AM9])" office:value-type="string" office:string-value="" calcext:value-type="string">
            <text:p/>
          </table:table-cell>
          <table:table-cell table:formula="of:=CHAR([.AN9])" office:value-type="string" office:string-value="" calcext:value-type="string">
            <text:p/>
          </table:table-cell>
          <table:table-cell table:formula="of:=CHAR([.AO9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10])" office:value-type="float" office:value="2" calcext:value-type="float">
            <text:p>2</text:p>
          </table:table-cell>
          <table:table-cell table:formula="of:=HEX2DEC([.D10])" office:value-type="float" office:value="11" calcext:value-type="float">
            <text:p>11</text:p>
          </table:table-cell>
          <table:table-cell table:formula="of:=HEX2DEC([.E10])" office:value-type="float" office:value="0" calcext:value-type="float">
            <text:p>0</text:p>
          </table:table-cell>
          <table:table-cell table:formula="of:=HEX2DEC([.F10])" office:value-type="float" office:value="4" calcext:value-type="float">
            <text:p>4</text:p>
          </table:table-cell>
          <table:table-cell table:formula="of:=HEX2DEC([.G10])" office:value-type="float" office:value="42" calcext:value-type="float">
            <text:p>42</text:p>
          </table:table-cell>
          <table:table-cell table:formula="of:=HEX2DEC([.H10])" office:value-type="float" office:value="0" calcext:value-type="float">
            <text:p>0</text:p>
          </table:table-cell>
          <table:table-cell table:formula="of:=HEX2DEC([.I10])" office:value-type="float" office:value="0" calcext:value-type="float">
            <text:p>0</text:p>
          </table:table-cell>
          <table:table-cell table:formula="of:=HEX2DEC([.J10])" office:value-type="float" office:value="0" calcext:value-type="float">
            <text:p>0</text:p>
          </table:table-cell>
          <table:table-cell table:formula="of:=HEX2DEC([.K10])" office:value-type="float" office:value="0" calcext:value-type="float">
            <text:p>0</text:p>
          </table:table-cell>
          <table:table-cell table:formula="of:=HEX2DEC([.L10])" office:value-type="float" office:value="0" calcext:value-type="float">
            <text:p>0</text:p>
          </table:table-cell>
          <table:table-cell table:formula="of:=HEX2DEC([.M10])" office:value-type="float" office:value="0" calcext:value-type="float">
            <text:p>0</text:p>
          </table:table-cell>
          <table:table-cell table:formula="of:=HEX2DEC([.N10])" office:value-type="float" office:value="0" calcext:value-type="float">
            <text:p>0</text:p>
          </table:table-cell>
          <table:table-cell table:formula="of:=HEX2DEC([.O10])" office:value-type="float" office:value="0" calcext:value-type="float">
            <text:p>0</text:p>
          </table:table-cell>
          <table:table-cell table:formula="of:=HEX2DEC([.P10])" office:value-type="float" office:value="0" calcext:value-type="float">
            <text:p>0</text:p>
          </table:table-cell>
          <table:table-cell table:formula="of:=HEX2DEC([.Q10])" office:value-type="float" office:value="0" calcext:value-type="float">
            <text:p>0</text:p>
          </table:table-cell>
          <table:table-cell table:formula="of:=HEX2DEC([.R10])" office:value-type="float" office:value="0" calcext:value-type="float">
            <text:p>0</text:p>
          </table:table-cell>
          <table:table-cell table:formula="of:=HEX2DEC([.S10])" office:value-type="float" office:value="0" calcext:value-type="float">
            <text:p>0</text:p>
          </table:table-cell>
          <table:table-cell table:formula="of:=HEX2DEC([.T10])" office:value-type="float" office:value="0" calcext:value-type="float">
            <text:p>0</text:p>
          </table:table-cell>
          <table:table-cell table:formula="of:=HEX2DEC([.U10])" office:value-type="float" office:value="0" calcext:value-type="float">
            <text:p>0</text:p>
          </table:table-cell>
          <table:table-cell/>
          <table:table-cell table:formula="of:=CHAR([.Y10])" office:value-type="string" office:string-value="" calcext:value-type="string">
            <text:p/>
          </table:table-cell>
          <table:table-cell table:formula="of:=CHAR([.Z10])" office:value-type="string" office:string-value="" calcext:value-type="string">
            <text:p/>
          </table:table-cell>
          <table:table-cell table:formula="of:=CHAR([.AA10])" office:value-type="string" office:string-value="" calcext:value-type="string">
            <text:p/>
          </table:table-cell>
          <table:table-cell table:formula="of:=CHAR([.AB10])" office:value-type="string" office:string-value="" calcext:value-type="string">
            <text:p/>
          </table:table-cell>
          <table:table-cell table:formula="of:=CHAR([.AC10])" office:value-type="string" office:string-value="*" calcext:value-type="string">
            <text:p>*</text:p>
          </table:table-cell>
          <table:table-cell table:formula="of:=CHAR([.AD10])" office:value-type="string" office:string-value="" calcext:value-type="string">
            <text:p/>
          </table:table-cell>
          <table:table-cell table:formula="of:=CHAR([.AE10])" office:value-type="string" office:string-value="" calcext:value-type="string">
            <text:p/>
          </table:table-cell>
          <table:table-cell table:formula="of:=CHAR([.AF10])" office:value-type="string" office:string-value="" calcext:value-type="string">
            <text:p/>
          </table:table-cell>
          <table:table-cell table:formula="of:=CHAR([.AG10])" office:value-type="string" office:string-value="" calcext:value-type="string">
            <text:p/>
          </table:table-cell>
          <table:table-cell table:formula="of:=CHAR([.AH10])" office:value-type="string" office:string-value="" calcext:value-type="string">
            <text:p/>
          </table:table-cell>
          <table:table-cell table:formula="of:=CHAR([.AI10])" office:value-type="string" office:string-value="" calcext:value-type="string">
            <text:p/>
          </table:table-cell>
          <table:table-cell table:formula="of:=CHAR([.AJ10])" office:value-type="string" office:string-value="" calcext:value-type="string">
            <text:p/>
          </table:table-cell>
          <table:table-cell table:formula="of:=CHAR([.AK10])" office:value-type="string" office:string-value="" calcext:value-type="string">
            <text:p/>
          </table:table-cell>
          <table:table-cell table:formula="of:=CHAR([.AL10])" office:value-type="string" office:string-value="" calcext:value-type="string">
            <text:p/>
          </table:table-cell>
          <table:table-cell table:formula="of:=CHAR([.AM10])" office:value-type="string" office:string-value="" calcext:value-type="string">
            <text:p/>
          </table:table-cell>
          <table:table-cell table:formula="of:=CHAR([.AN10])" office:value-type="string" office:string-value="" calcext:value-type="string">
            <text:p/>
          </table:table-cell>
          <table:table-cell table:formula="of:=CHAR([.AO10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table:formula="of:=HEX2DEC([.C11])" office:value-type="float" office:value="80" calcext:value-type="float">
            <text:p>80</text:p>
          </table:table-cell>
          <table:table-cell table:formula="of:=HEX2DEC([.D11])" office:value-type="float" office:value="0" calcext:value-type="float">
            <text:p>0</text:p>
          </table:table-cell>
          <table:table-cell table:formula="of:=HEX2DEC([.E11])" office:value-type="float" office:value="160" calcext:value-type="float">
            <text:p>160</text:p>
          </table:table-cell>
          <table:table-cell table:formula="of:=HEX2DEC([.F11])" office:value-type="float" office:value="0" calcext:value-type="float">
            <text:p>0</text:p>
          </table:table-cell>
          <table:table-cell table:formula="of:=HEX2DEC([.G11])" office:value-type="float" office:value="0" calcext:value-type="float">
            <text:p>0</text:p>
          </table:table-cell>
          <table:table-cell table:formula="of:=HEX2DEC([.H11])" office:value-type="float" office:value="0" calcext:value-type="float">
            <text:p>0</text:p>
          </table:table-cell>
          <table:table-cell table:formula="of:=HEX2DEC([.I11])" office:value-type="float" office:value="232" calcext:value-type="float">
            <text:p>232</text:p>
          </table:table-cell>
          <table:table-cell table:formula="of:=HEX2DEC([.J11])" office:value-type="float" office:value="3" calcext:value-type="float">
            <text:p>3</text:p>
          </table:table-cell>
          <table:table-cell table:formula="of:=HEX2DEC([.K11])" office:value-type="float" office:value="0" calcext:value-type="float">
            <text:p>0</text:p>
          </table:table-cell>
          <table:table-cell table:formula="of:=HEX2DEC([.L11])" office:value-type="float" office:value="0" calcext:value-type="float">
            <text:p>0</text:p>
          </table:table-cell>
          <table:table-cell table:formula="of:=HEX2DEC([.M11])" office:value-type="float" office:value="0" calcext:value-type="float">
            <text:p>0</text:p>
          </table:table-cell>
          <table:table-cell table:formula="of:=HEX2DEC([.N11])" office:value-type="float" office:value="0" calcext:value-type="float">
            <text:p>0</text:p>
          </table:table-cell>
          <table:table-cell table:formula="of:=HEX2DEC([.O11])" office:value-type="float" office:value="0" calcext:value-type="float">
            <text:p>0</text:p>
          </table:table-cell>
          <table:table-cell table:formula="of:=HEX2DEC([.P11])" office:value-type="float" office:value="0" calcext:value-type="float">
            <text:p>0</text:p>
          </table:table-cell>
          <table:table-cell table:formula="of:=HEX2DEC([.Q11])" office:value-type="float" office:value="0" calcext:value-type="float">
            <text:p>0</text:p>
          </table:table-cell>
          <table:table-cell table:formula="of:=HEX2DEC([.R11])" office:value-type="float" office:value="0" calcext:value-type="float">
            <text:p>0</text:p>
          </table:table-cell>
          <table:table-cell table:formula="of:=HEX2DEC([.S11])" office:value-type="float" office:value="0" calcext:value-type="float">
            <text:p>0</text:p>
          </table:table-cell>
          <table:table-cell table:formula="of:=HEX2DEC([.T11])" office:value-type="float" office:value="0" calcext:value-type="float">
            <text:p>0</text:p>
          </table:table-cell>
          <table:table-cell table:formula="of:=HEX2DEC([.U11])" office:value-type="float" office:value="0" calcext:value-type="float">
            <text:p>0</text:p>
          </table:table-cell>
          <table:table-cell/>
          <table:table-cell table:formula="of:=CHAR([.Y11])" office:value-type="string" office:string-value="P" calcext:value-type="string">
            <text:p>P</text:p>
          </table:table-cell>
          <table:table-cell table:formula="of:=CHAR([.Z11])" office:value-type="string" office:string-value="" calcext:value-type="string">
            <text:p/>
          </table:table-cell>
          <table:table-cell table:formula="of:=CHAR([.AA11])" office:value-type="string" office:string-value="�" calcext:value-type="string">
            <text:p>�</text:p>
          </table:table-cell>
          <table:table-cell table:formula="of:=CHAR([.AB11])" office:value-type="string" office:string-value="" calcext:value-type="string">
            <text:p/>
          </table:table-cell>
          <table:table-cell table:formula="of:=CHAR([.AC11])" office:value-type="string" office:string-value="" calcext:value-type="string">
            <text:p/>
          </table:table-cell>
          <table:table-cell table:formula="of:=CHAR([.AD11])" office:value-type="string" office:string-value="" calcext:value-type="string">
            <text:p/>
          </table:table-cell>
          <table:table-cell table:formula="of:=CHAR([.AE11])" office:value-type="string" office:string-value="�" calcext:value-type="string">
            <text:p>�</text:p>
          </table:table-cell>
          <table:table-cell table:formula="of:=CHAR([.AF11])" office:value-type="string" office:string-value="" calcext:value-type="string">
            <text:p/>
          </table:table-cell>
          <table:table-cell table:formula="of:=CHAR([.AG11])" office:value-type="string" office:string-value="" calcext:value-type="string">
            <text:p/>
          </table:table-cell>
          <table:table-cell table:formula="of:=CHAR([.AH11])" office:value-type="string" office:string-value="" calcext:value-type="string">
            <text:p/>
          </table:table-cell>
          <table:table-cell table:formula="of:=CHAR([.AI11])" office:value-type="string" office:string-value="" calcext:value-type="string">
            <text:p/>
          </table:table-cell>
          <table:table-cell table:formula="of:=CHAR([.AJ11])" office:value-type="string" office:string-value="" calcext:value-type="string">
            <text:p/>
          </table:table-cell>
          <table:table-cell table:formula="of:=CHAR([.AK11])" office:value-type="string" office:string-value="" calcext:value-type="string">
            <text:p/>
          </table:table-cell>
          <table:table-cell table:formula="of:=CHAR([.AL11])" office:value-type="string" office:string-value="" calcext:value-type="string">
            <text:p/>
          </table:table-cell>
          <table:table-cell table:formula="of:=CHAR([.AM11])" office:value-type="string" office:string-value="" calcext:value-type="string">
            <text:p/>
          </table:table-cell>
          <table:table-cell table:formula="of:=CHAR([.AN11])" office:value-type="string" office:string-value="" calcext:value-type="string">
            <text:p/>
          </table:table-cell>
          <table:table-cell table:formula="of:=CHAR([.AO11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0"/>
          <table:table-cell table:formula="of:=HEX2DEC([.C12])" office:value-type="float" office:value="1" calcext:value-type="float">
            <text:p>1</text:p>
          </table:table-cell>
          <table:table-cell table:formula="of:=HEX2DEC([.D12])" office:value-type="float" office:value="24" calcext:value-type="float">
            <text:p>24</text:p>
          </table:table-cell>
          <table:table-cell table:formula="of:=HEX2DEC([.E12])" office:value-type="float" office:value="0" calcext:value-type="float">
            <text:p>0</text:p>
          </table:table-cell>
          <table:table-cell table:formula="of:=HEX2DEC([.F12])" office:value-type="float" office:value="0" calcext:value-type="float">
            <text:p>0</text:p>
          </table:table-cell>
          <table:table-cell table:formula="of:=HEX2DEC([.G12])" office:value-type="float" office:value="0" calcext:value-type="float">
            <text:p>0</text:p>
          </table:table-cell>
          <table:table-cell table:formula="of:=HEX2DEC([.H12])" office:value-type="float" office:value="0" calcext:value-type="float">
            <text:p>0</text:p>
          </table:table-cell>
          <table:table-cell table:formula="of:=HEX2DEC([.I12])" office:value-type="float" office:value="0" calcext:value-type="float">
            <text:p>0</text:p>
          </table:table-cell>
          <table:table-cell table:formula="of:=HEX2DEC([.J12])" office:value-type="float" office:value="0" calcext:value-type="float">
            <text:p>0</text:p>
          </table:table-cell>
          <table:table-cell table:formula="of:=HEX2DEC([.K12])" office:value-type="float" office:value="0" calcext:value-type="float">
            <text:p>0</text:p>
          </table:table-cell>
          <table:table-cell table:formula="of:=HEX2DEC([.L12])" office:value-type="float" office:value="0" calcext:value-type="float">
            <text:p>0</text:p>
          </table:table-cell>
          <table:table-cell table:formula="of:=HEX2DEC([.M12])" office:value-type="float" office:value="0" calcext:value-type="float">
            <text:p>0</text:p>
          </table:table-cell>
          <table:table-cell table:formula="of:=HEX2DEC([.N12])" office:value-type="float" office:value="0" calcext:value-type="float">
            <text:p>0</text:p>
          </table:table-cell>
          <table:table-cell table:formula="of:=HEX2DEC([.O12])" office:value-type="float" office:value="0" calcext:value-type="float">
            <text:p>0</text:p>
          </table:table-cell>
          <table:table-cell table:formula="of:=HEX2DEC([.P12])" office:value-type="float" office:value="0" calcext:value-type="float">
            <text:p>0</text:p>
          </table:table-cell>
          <table:table-cell table:formula="of:=HEX2DEC([.Q12])" office:value-type="float" office:value="0" calcext:value-type="float">
            <text:p>0</text:p>
          </table:table-cell>
          <table:table-cell table:formula="of:=HEX2DEC([.R12])" office:value-type="float" office:value="0" calcext:value-type="float">
            <text:p>0</text:p>
          </table:table-cell>
          <table:table-cell table:formula="of:=HEX2DEC([.S12])" office:value-type="float" office:value="0" calcext:value-type="float">
            <text:p>0</text:p>
          </table:table-cell>
          <table:table-cell table:formula="of:=HEX2DEC([.T12])" office:value-type="float" office:value="0" calcext:value-type="float">
            <text:p>0</text:p>
          </table:table-cell>
          <table:table-cell table:formula="of:=HEX2DEC([.U12])" office:value-type="float" office:value="0" calcext:value-type="float">
            <text:p>0</text:p>
          </table:table-cell>
          <table:table-cell/>
          <table:table-cell table:formula="of:=CHAR([.Y12])" office:value-type="string" office:string-value="" calcext:value-type="string">
            <text:p/>
          </table:table-cell>
          <table:table-cell table:formula="of:=CHAR([.Z12])" office:value-type="string" office:string-value="" calcext:value-type="string">
            <text:p/>
          </table:table-cell>
          <table:table-cell table:formula="of:=CHAR([.AA12])" office:value-type="string" office:string-value="" calcext:value-type="string">
            <text:p/>
          </table:table-cell>
          <table:table-cell table:formula="of:=CHAR([.AB12])" office:value-type="string" office:string-value="" calcext:value-type="string">
            <text:p/>
          </table:table-cell>
          <table:table-cell table:formula="of:=CHAR([.AC12])" office:value-type="string" office:string-value="" calcext:value-type="string">
            <text:p/>
          </table:table-cell>
          <table:table-cell table:formula="of:=CHAR([.AD12])" office:value-type="string" office:string-value="" calcext:value-type="string">
            <text:p/>
          </table:table-cell>
          <table:table-cell table:formula="of:=CHAR([.AE12])" office:value-type="string" office:string-value="" calcext:value-type="string">
            <text:p/>
          </table:table-cell>
          <table:table-cell table:formula="of:=CHAR([.AF12])" office:value-type="string" office:string-value="" calcext:value-type="string">
            <text:p/>
          </table:table-cell>
          <table:table-cell table:formula="of:=CHAR([.AG12])" office:value-type="string" office:string-value="" calcext:value-type="string">
            <text:p/>
          </table:table-cell>
          <table:table-cell table:formula="of:=CHAR([.AH12])" office:value-type="string" office:string-value="" calcext:value-type="string">
            <text:p/>
          </table:table-cell>
          <table:table-cell table:formula="of:=CHAR([.AI12])" office:value-type="string" office:string-value="" calcext:value-type="string">
            <text:p/>
          </table:table-cell>
          <table:table-cell table:formula="of:=CHAR([.AJ12])" office:value-type="string" office:string-value="" calcext:value-type="string">
            <text:p/>
          </table:table-cell>
          <table:table-cell table:formula="of:=CHAR([.AK12])" office:value-type="string" office:string-value="" calcext:value-type="string">
            <text:p/>
          </table:table-cell>
          <table:table-cell table:formula="of:=CHAR([.AL12])" office:value-type="string" office:string-value="" calcext:value-type="string">
            <text:p/>
          </table:table-cell>
          <table:table-cell table:formula="of:=CHAR([.AM12])" office:value-type="string" office:string-value="" calcext:value-type="string">
            <text:p/>
          </table:table-cell>
          <table:table-cell table:formula="of:=CHAR([.AN12])" office:value-type="string" office:string-value="" calcext:value-type="string">
            <text:p/>
          </table:table-cell>
          <table:table-cell table:formula="of:=CHAR([.AO12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13])" office:value-type="float" office:value="32" calcext:value-type="float">
            <text:p>32</text:p>
          </table:table-cell>
          <table:table-cell table:formula="of:=HEX2DEC([.D13])" office:value-type="float" office:value="14" calcext:value-type="float">
            <text:p>14</text:p>
          </table:table-cell>
          <table:table-cell table:formula="of:=HEX2DEC([.E13])" office:value-type="float" office:value="0" calcext:value-type="float">
            <text:p>0</text:p>
          </table:table-cell>
          <table:table-cell table:formula="of:=HEX2DEC([.F13])" office:value-type="float" office:value="5" calcext:value-type="float">
            <text:p>5</text:p>
          </table:table-cell>
          <table:table-cell table:formula="of:=HEX2DEC([.G13])" office:value-type="float" office:value="42" calcext:value-type="float">
            <text:p>42</text:p>
          </table:table-cell>
          <table:table-cell table:formula="of:=HEX2DEC([.H13])" office:value-type="float" office:value="0" calcext:value-type="float">
            <text:p>0</text:p>
          </table:table-cell>
          <table:table-cell table:formula="of:=HEX2DEC([.I13])" office:value-type="float" office:value="0" calcext:value-type="float">
            <text:p>0</text:p>
          </table:table-cell>
          <table:table-cell table:formula="of:=HEX2DEC([.J13])" office:value-type="float" office:value="0" calcext:value-type="float">
            <text:p>0</text:p>
          </table:table-cell>
          <table:table-cell table:formula="of:=HEX2DEC([.K13])" office:value-type="float" office:value="0" calcext:value-type="float">
            <text:p>0</text:p>
          </table:table-cell>
          <table:table-cell table:formula="of:=HEX2DEC([.L13])" office:value-type="float" office:value="0" calcext:value-type="float">
            <text:p>0</text:p>
          </table:table-cell>
          <table:table-cell table:formula="of:=HEX2DEC([.M13])" office:value-type="float" office:value="0" calcext:value-type="float">
            <text:p>0</text:p>
          </table:table-cell>
          <table:table-cell table:formula="of:=HEX2DEC([.N13])" office:value-type="float" office:value="0" calcext:value-type="float">
            <text:p>0</text:p>
          </table:table-cell>
          <table:table-cell table:formula="of:=HEX2DEC([.O13])" office:value-type="float" office:value="0" calcext:value-type="float">
            <text:p>0</text:p>
          </table:table-cell>
          <table:table-cell table:formula="of:=HEX2DEC([.P13])" office:value-type="float" office:value="0" calcext:value-type="float">
            <text:p>0</text:p>
          </table:table-cell>
          <table:table-cell table:formula="of:=HEX2DEC([.Q13])" office:value-type="float" office:value="0" calcext:value-type="float">
            <text:p>0</text:p>
          </table:table-cell>
          <table:table-cell table:formula="of:=HEX2DEC([.R13])" office:value-type="float" office:value="0" calcext:value-type="float">
            <text:p>0</text:p>
          </table:table-cell>
          <table:table-cell table:formula="of:=HEX2DEC([.S13])" office:value-type="float" office:value="0" calcext:value-type="float">
            <text:p>0</text:p>
          </table:table-cell>
          <table:table-cell table:formula="of:=HEX2DEC([.T13])" office:value-type="float" office:value="0" calcext:value-type="float">
            <text:p>0</text:p>
          </table:table-cell>
          <table:table-cell table:formula="of:=HEX2DEC([.U13])" office:value-type="float" office:value="0" calcext:value-type="float">
            <text:p>0</text:p>
          </table:table-cell>
          <table:table-cell/>
          <table:table-cell table:formula="of:=CHAR([.Y13])" office:value-type="string" office:string-value=" " calcext:value-type="string">
            <text:p><text:s/></text:p>
          </table:table-cell>
          <table:table-cell table:formula="of:=CHAR([.Z13])" office:value-type="string" office:string-value="" calcext:value-type="string">
            <text:p/>
          </table:table-cell>
          <table:table-cell table:formula="of:=CHAR([.AA13])" office:value-type="string" office:string-value="" calcext:value-type="string">
            <text:p/>
          </table:table-cell>
          <table:table-cell table:formula="of:=CHAR([.AB13])" office:value-type="string" office:string-value="" calcext:value-type="string">
            <text:p/>
          </table:table-cell>
          <table:table-cell table:formula="of:=CHAR([.AC13])" office:value-type="string" office:string-value="*" calcext:value-type="string">
            <text:p>*</text:p>
          </table:table-cell>
          <table:table-cell table:formula="of:=CHAR([.AD13])" office:value-type="string" office:string-value="" calcext:value-type="string">
            <text:p/>
          </table:table-cell>
          <table:table-cell table:formula="of:=CHAR([.AE13])" office:value-type="string" office:string-value="" calcext:value-type="string">
            <text:p/>
          </table:table-cell>
          <table:table-cell table:formula="of:=CHAR([.AF13])" office:value-type="string" office:string-value="" calcext:value-type="string">
            <text:p/>
          </table:table-cell>
          <table:table-cell table:formula="of:=CHAR([.AG13])" office:value-type="string" office:string-value="" calcext:value-type="string">
            <text:p/>
          </table:table-cell>
          <table:table-cell table:formula="of:=CHAR([.AH13])" office:value-type="string" office:string-value="" calcext:value-type="string">
            <text:p/>
          </table:table-cell>
          <table:table-cell table:formula="of:=CHAR([.AI13])" office:value-type="string" office:string-value="" calcext:value-type="string">
            <text:p/>
          </table:table-cell>
          <table:table-cell table:formula="of:=CHAR([.AJ13])" office:value-type="string" office:string-value="" calcext:value-type="string">
            <text:p/>
          </table:table-cell>
          <table:table-cell table:formula="of:=CHAR([.AK13])" office:value-type="string" office:string-value="" calcext:value-type="string">
            <text:p/>
          </table:table-cell>
          <table:table-cell table:formula="of:=CHAR([.AL13])" office:value-type="string" office:string-value="" calcext:value-type="string">
            <text:p/>
          </table:table-cell>
          <table:table-cell table:formula="of:=CHAR([.AM13])" office:value-type="string" office:string-value="" calcext:value-type="string">
            <text:p/>
          </table:table-cell>
          <table:table-cell table:formula="of:=CHAR([.AN13])" office:value-type="string" office:string-value="" calcext:value-type="string">
            <text:p/>
          </table:table-cell>
          <table:table-cell table:formula="of:=CHAR([.AO13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formula="of:=HEX2DEC([.C14])" office:value-type="float" office:value="0" calcext:value-type="float">
            <text:p>0</text:p>
          </table:table-cell>
          <table:table-cell table:formula="of:=HEX2DEC([.D14])" office:value-type="float" office:value="0" calcext:value-type="float">
            <text:p>0</text:p>
          </table:table-cell>
          <table:table-cell table:formula="of:=HEX2DEC([.E14])" office:value-type="float" office:value="0" calcext:value-type="float">
            <text:p>0</text:p>
          </table:table-cell>
          <table:table-cell table:formula="of:=HEX2DEC([.F14])" office:value-type="float" office:value="0" calcext:value-type="float">
            <text:p>0</text:p>
          </table:table-cell>
          <table:table-cell table:formula="of:=HEX2DEC([.G14])" office:value-type="float" office:value="0" calcext:value-type="float">
            <text:p>0</text:p>
          </table:table-cell>
          <table:table-cell table:formula="of:=HEX2DEC([.H14])" office:value-type="float" office:value="0" calcext:value-type="float">
            <text:p>0</text:p>
          </table:table-cell>
          <table:table-cell table:formula="of:=HEX2DEC([.I14])" office:value-type="float" office:value="0" calcext:value-type="float">
            <text:p>0</text:p>
          </table:table-cell>
          <table:table-cell table:formula="of:=HEX2DEC([.J14])" office:value-type="float" office:value="0" calcext:value-type="float">
            <text:p>0</text:p>
          </table:table-cell>
          <table:table-cell table:formula="of:=HEX2DEC([.K14])" office:value-type="float" office:value="0" calcext:value-type="float">
            <text:p>0</text:p>
          </table:table-cell>
          <table:table-cell table:formula="of:=HEX2DEC([.L14])" office:value-type="float" office:value="0" calcext:value-type="float">
            <text:p>0</text:p>
          </table:table-cell>
          <table:table-cell table:formula="of:=HEX2DEC([.M14])" office:value-type="float" office:value="0" calcext:value-type="float">
            <text:p>0</text:p>
          </table:table-cell>
          <table:table-cell table:formula="of:=HEX2DEC([.N14])" office:value-type="float" office:value="0" calcext:value-type="float">
            <text:p>0</text:p>
          </table:table-cell>
          <table:table-cell table:formula="of:=HEX2DEC([.O14])" office:value-type="float" office:value="0" calcext:value-type="float">
            <text:p>0</text:p>
          </table:table-cell>
          <table:table-cell table:formula="of:=HEX2DEC([.P14])" office:value-type="float" office:value="0" calcext:value-type="float">
            <text:p>0</text:p>
          </table:table-cell>
          <table:table-cell table:formula="of:=HEX2DEC([.Q14])" office:value-type="float" office:value="0" calcext:value-type="float">
            <text:p>0</text:p>
          </table:table-cell>
          <table:table-cell table:formula="of:=HEX2DEC([.R14])" office:value-type="float" office:value="0" calcext:value-type="float">
            <text:p>0</text:p>
          </table:table-cell>
          <table:table-cell table:formula="of:=HEX2DEC([.S14])" office:value-type="float" office:value="0" calcext:value-type="float">
            <text:p>0</text:p>
          </table:table-cell>
          <table:table-cell table:formula="of:=HEX2DEC([.T14])" office:value-type="float" office:value="0" calcext:value-type="float">
            <text:p>0</text:p>
          </table:table-cell>
          <table:table-cell table:formula="of:=HEX2DEC([.U14])" office:value-type="float" office:value="0" calcext:value-type="float">
            <text:p>0</text:p>
          </table:table-cell>
          <table:table-cell/>
          <table:table-cell table:formula="of:=CHAR([.Y14])" office:value-type="string" office:string-value="" calcext:value-type="string">
            <text:p/>
          </table:table-cell>
          <table:table-cell table:formula="of:=CHAR([.Z14])" office:value-type="string" office:string-value="" calcext:value-type="string">
            <text:p/>
          </table:table-cell>
          <table:table-cell table:formula="of:=CHAR([.AA14])" office:value-type="string" office:string-value="" calcext:value-type="string">
            <text:p/>
          </table:table-cell>
          <table:table-cell table:formula="of:=CHAR([.AB14])" office:value-type="string" office:string-value="" calcext:value-type="string">
            <text:p/>
          </table:table-cell>
          <table:table-cell table:formula="of:=CHAR([.AC14])" office:value-type="string" office:string-value="" calcext:value-type="string">
            <text:p/>
          </table:table-cell>
          <table:table-cell table:formula="of:=CHAR([.AD14])" office:value-type="string" office:string-value="" calcext:value-type="string">
            <text:p/>
          </table:table-cell>
          <table:table-cell table:formula="of:=CHAR([.AE14])" office:value-type="string" office:string-value="" calcext:value-type="string">
            <text:p/>
          </table:table-cell>
          <table:table-cell table:formula="of:=CHAR([.AF14])" office:value-type="string" office:string-value="" calcext:value-type="string">
            <text:p/>
          </table:table-cell>
          <table:table-cell table:formula="of:=CHAR([.AG14])" office:value-type="string" office:string-value="" calcext:value-type="string">
            <text:p/>
          </table:table-cell>
          <table:table-cell table:formula="of:=CHAR([.AH14])" office:value-type="string" office:string-value="" calcext:value-type="string">
            <text:p/>
          </table:table-cell>
          <table:table-cell table:formula="of:=CHAR([.AI14])" office:value-type="string" office:string-value="" calcext:value-type="string">
            <text:p/>
          </table:table-cell>
          <table:table-cell table:formula="of:=CHAR([.AJ14])" office:value-type="string" office:string-value="" calcext:value-type="string">
            <text:p/>
          </table:table-cell>
          <table:table-cell table:formula="of:=CHAR([.AK14])" office:value-type="string" office:string-value="" calcext:value-type="string">
            <text:p/>
          </table:table-cell>
          <table:table-cell table:formula="of:=CHAR([.AL14])" office:value-type="string" office:string-value="" calcext:value-type="string">
            <text:p/>
          </table:table-cell>
          <table:table-cell table:formula="of:=CHAR([.AM14])" office:value-type="string" office:string-value="" calcext:value-type="string">
            <text:p/>
          </table:table-cell>
          <table:table-cell table:formula="of:=CHAR([.AN14])" office:value-type="string" office:string-value="" calcext:value-type="string">
            <text:p/>
          </table:table-cell>
          <table:table-cell table:formula="of:=CHAR([.AO14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HEX2DEC([.C15])" office:value-type="float" office:value="0" calcext:value-type="float">
            <text:p>0</text:p>
          </table:table-cell>
          <table:table-cell table:formula="of:=HEX2DEC([.D15])" office:value-type="float" office:value="0" calcext:value-type="float">
            <text:p>0</text:p>
          </table:table-cell>
          <table:table-cell table:formula="of:=HEX2DEC([.E15])" office:value-type="float" office:value="72" calcext:value-type="float">
            <text:p>72</text:p>
          </table:table-cell>
          <table:table-cell table:formula="of:=HEX2DEC([.F15])" office:value-type="float" office:value="67" calcext:value-type="float">
            <text:p>67</text:p>
          </table:table-cell>
          <table:table-cell table:formula="of:=HEX2DEC([.G15])" office:value-type="float" office:value="69" calcext:value-type="float">
            <text:p>69</text:p>
          </table:table-cell>
          <table:table-cell table:formula="of:=HEX2DEC([.H15])" office:value-type="float" office:value="84" calcext:value-type="float">
            <text:p>84</text:p>
          </table:table-cell>
          <table:table-cell table:formula="of:=HEX2DEC([.I15])" office:value-type="float" office:value="67" calcext:value-type="float">
            <text:p>67</text:p>
          </table:table-cell>
          <table:table-cell table:formula="of:=HEX2DEC([.J15])" office:value-type="float" office:value="73" calcext:value-type="float">
            <text:p>73</text:p>
          </table:table-cell>
          <table:table-cell table:formula="of:=HEX2DEC([.K15])" office:value-type="float" office:value="71" calcext:value-type="float">
            <text:p>71</text:p>
          </table:table-cell>
          <table:table-cell table:formula="of:=HEX2DEC([.L15])" office:value-type="float" office:value="79" calcext:value-type="float">
            <text:p>79</text:p>
          </table:table-cell>
          <table:table-cell table:formula="of:=HEX2DEC([.M15])" office:value-type="float" office:value="76" calcext:value-type="float">
            <text:p>76</text:p>
          </table:table-cell>
          <table:table-cell table:formula="of:=HEX2DEC([.N15])" office:value-type="float" office:value="73" calcext:value-type="float">
            <text:p>73</text:p>
          </table:table-cell>
          <table:table-cell table:formula="of:=HEX2DEC([.O15])" office:value-type="float" office:value="224" calcext:value-type="float">
            <text:p>224</text:p>
          </table:table-cell>
          <table:table-cell table:formula="of:=HEX2DEC([.P15])" office:value-type="float" office:value="254" calcext:value-type="float">
            <text:p>254</text:p>
          </table:table-cell>
          <table:table-cell table:formula="of:=HEX2DEC([.Q15])" office:value-type="float" office:value="0" calcext:value-type="float">
            <text:p>0</text:p>
          </table:table-cell>
          <table:table-cell table:formula="of:=HEX2DEC([.R15])" office:value-type="float" office:value="0" calcext:value-type="float">
            <text:p>0</text:p>
          </table:table-cell>
          <table:table-cell table:formula="of:=HEX2DEC([.S15])" office:value-type="float" office:value="0" calcext:value-type="float">
            <text:p>0</text:p>
          </table:table-cell>
          <table:table-cell table:formula="of:=HEX2DEC([.T15])" office:value-type="float" office:value="0" calcext:value-type="float">
            <text:p>0</text:p>
          </table:table-cell>
          <table:table-cell table:formula="of:=HEX2DEC([.U15])" office:value-type="float" office:value="0" calcext:value-type="float">
            <text:p>0</text:p>
          </table:table-cell>
          <table:table-cell/>
          <table:table-cell table:formula="of:=CHAR([.Y15])" office:value-type="string" office:string-value="" calcext:value-type="string">
            <text:p/>
          </table:table-cell>
          <table:table-cell table:formula="of:=CHAR([.Z15])" office:value-type="string" office:string-value="" calcext:value-type="string">
            <text:p/>
          </table:table-cell>
          <table:table-cell table:formula="of:=CHAR([.AA15])" office:value-type="string" office:string-value="H" calcext:value-type="string">
            <text:p>H</text:p>
          </table:table-cell>
          <table:table-cell table:formula="of:=CHAR([.AB15])" office:value-type="string" office:string-value="C" calcext:value-type="string">
            <text:p>C</text:p>
          </table:table-cell>
          <table:table-cell table:formula="of:=CHAR([.AC15])" office:value-type="string" office:string-value="E" calcext:value-type="string">
            <text:p>E</text:p>
          </table:table-cell>
          <table:table-cell table:formula="of:=CHAR([.AD15])" office:value-type="string" office:string-value="T" calcext:value-type="string">
            <text:p>T</text:p>
          </table:table-cell>
          <table:table-cell table:formula="of:=CHAR([.AE15])" office:value-type="string" office:string-value="C" calcext:value-type="string">
            <text:p>C</text:p>
          </table:table-cell>
          <table:table-cell table:formula="of:=CHAR([.AF15])" office:value-type="string" office:string-value="I" calcext:value-type="string">
            <text:p>I</text:p>
          </table:table-cell>
          <table:table-cell table:formula="of:=CHAR([.AG15])" office:value-type="string" office:string-value="G" calcext:value-type="string">
            <text:p>G</text:p>
          </table:table-cell>
          <table:table-cell table:formula="of:=CHAR([.AH15])" office:value-type="string" office:string-value="O" calcext:value-type="string">
            <text:p>O</text:p>
          </table:table-cell>
          <table:table-cell table:formula="of:=CHAR([.AI15])" office:value-type="string" office:string-value="L" calcext:value-type="string">
            <text:p>L</text:p>
          </table:table-cell>
          <table:table-cell table:formula="of:=CHAR([.AJ15])" office:value-type="string" office:string-value="I" calcext:value-type="string">
            <text:p>I</text:p>
          </table:table-cell>
          <table:table-cell table:formula="of:=CHAR([.AK15])" office:value-type="string" office:string-value="�" calcext:value-type="string">
            <text:p>�</text:p>
          </table:table-cell>
          <table:table-cell table:formula="of:=CHAR([.AL15])" office:value-type="string" office:string-value="�" calcext:value-type="string">
            <text:p>�</text:p>
          </table:table-cell>
          <table:table-cell table:formula="of:=CHAR([.AM15])" office:value-type="string" office:string-value="" calcext:value-type="string">
            <text:p/>
          </table:table-cell>
          <table:table-cell table:formula="of:=CHAR([.AN15])" office:value-type="string" office:string-value="" calcext:value-type="string">
            <text:p/>
          </table:table-cell>
          <table:table-cell table:formula="of:=CHAR([.AO15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HEX2DEC([.C16])" office:value-type="float" office:value="18" calcext:value-type="float">
            <text:p>18</text:p>
          </table:table-cell>
          <table:table-cell table:formula="of:=HEX2DEC([.D16])" office:value-type="float" office:value="18" calcext:value-type="float">
            <text:p>18</text:p>
          </table:table-cell>
          <table:table-cell table:formula="of:=HEX2DEC([.E16])" office:value-type="float" office:value="0" calcext:value-type="float">
            <text:p>0</text:p>
          </table:table-cell>
          <table:table-cell table:formula="of:=HEX2DEC([.F16])" office:value-type="float" office:value="0" calcext:value-type="float">
            <text:p>0</text:p>
          </table:table-cell>
          <table:table-cell table:formula="of:=HEX2DEC([.G16])" office:value-type="float" office:value="0" calcext:value-type="float">
            <text:p>0</text:p>
          </table:table-cell>
          <table:table-cell table:formula="of:=HEX2DEC([.H16])" office:value-type="float" office:value="72" calcext:value-type="float">
            <text:p>72</text:p>
          </table:table-cell>
          <table:table-cell table:formula="of:=HEX2DEC([.I16])" office:value-type="float" office:value="67" calcext:value-type="float">
            <text:p>67</text:p>
          </table:table-cell>
          <table:table-cell table:formula="of:=HEX2DEC([.J16])" office:value-type="float" office:value="69" calcext:value-type="float">
            <text:p>69</text:p>
          </table:table-cell>
          <table:table-cell table:formula="of:=HEX2DEC([.K16])" office:value-type="float" office:value="84" calcext:value-type="float">
            <text:p>84</text:p>
          </table:table-cell>
          <table:table-cell table:formula="of:=HEX2DEC([.L16])" office:value-type="float" office:value="67" calcext:value-type="float">
            <text:p>67</text:p>
          </table:table-cell>
          <table:table-cell table:formula="of:=HEX2DEC([.M16])" office:value-type="float" office:value="73" calcext:value-type="float">
            <text:p>73</text:p>
          </table:table-cell>
          <table:table-cell table:formula="of:=HEX2DEC([.N16])" office:value-type="float" office:value="71" calcext:value-type="float">
            <text:p>71</text:p>
          </table:table-cell>
          <table:table-cell table:formula="of:=HEX2DEC([.O16])" office:value-type="float" office:value="79" calcext:value-type="float">
            <text:p>79</text:p>
          </table:table-cell>
          <table:table-cell table:formula="of:=HEX2DEC([.P16])" office:value-type="float" office:value="76" calcext:value-type="float">
            <text:p>76</text:p>
          </table:table-cell>
          <table:table-cell table:formula="of:=HEX2DEC([.Q16])" office:value-type="float" office:value="73" calcext:value-type="float">
            <text:p>73</text:p>
          </table:table-cell>
          <table:table-cell table:formula="of:=HEX2DEC([.R16])" office:value-type="float" office:value="225" calcext:value-type="float">
            <text:p>225</text:p>
          </table:table-cell>
          <table:table-cell table:formula="of:=HEX2DEC([.S16])" office:value-type="float" office:value="254" calcext:value-type="float">
            <text:p>254</text:p>
          </table:table-cell>
          <table:table-cell table:formula="of:=HEX2DEC([.T16])" office:value-type="float" office:value="0" calcext:value-type="float">
            <text:p>0</text:p>
          </table:table-cell>
          <table:table-cell table:formula="of:=HEX2DEC([.U16])" office:value-type="float" office:value="0" calcext:value-type="float">
            <text:p>0</text:p>
          </table:table-cell>
          <table:table-cell/>
          <table:table-cell table:formula="of:=CHAR([.Y16])" office:value-type="string" office:string-value="" calcext:value-type="string">
            <text:p/>
          </table:table-cell>
          <table:table-cell table:formula="of:=CHAR([.Z16])" office:value-type="string" office:string-value="" calcext:value-type="string">
            <text:p/>
          </table:table-cell>
          <table:table-cell table:formula="of:=CHAR([.AA16])" office:value-type="string" office:string-value="" calcext:value-type="string">
            <text:p/>
          </table:table-cell>
          <table:table-cell table:formula="of:=CHAR([.AB16])" office:value-type="string" office:string-value="" calcext:value-type="string">
            <text:p/>
          </table:table-cell>
          <table:table-cell table:formula="of:=CHAR([.AC16])" office:value-type="string" office:string-value="" calcext:value-type="string">
            <text:p/>
          </table:table-cell>
          <table:table-cell table:formula="of:=CHAR([.AD16])" office:value-type="string" office:string-value="H" calcext:value-type="string">
            <text:p>H</text:p>
          </table:table-cell>
          <table:table-cell table:formula="of:=CHAR([.AE16])" office:value-type="string" office:string-value="C" calcext:value-type="string">
            <text:p>C</text:p>
          </table:table-cell>
          <table:table-cell table:formula="of:=CHAR([.AF16])" office:value-type="string" office:string-value="E" calcext:value-type="string">
            <text:p>E</text:p>
          </table:table-cell>
          <table:table-cell table:formula="of:=CHAR([.AG16])" office:value-type="string" office:string-value="T" calcext:value-type="string">
            <text:p>T</text:p>
          </table:table-cell>
          <table:table-cell table:formula="of:=CHAR([.AH16])" office:value-type="string" office:string-value="C" calcext:value-type="string">
            <text:p>C</text:p>
          </table:table-cell>
          <table:table-cell table:formula="of:=CHAR([.AI16])" office:value-type="string" office:string-value="I" calcext:value-type="string">
            <text:p>I</text:p>
          </table:table-cell>
          <table:table-cell table:formula="of:=CHAR([.AJ16])" office:value-type="string" office:string-value="G" calcext:value-type="string">
            <text:p>G</text:p>
          </table:table-cell>
          <table:table-cell table:formula="of:=CHAR([.AK16])" office:value-type="string" office:string-value="O" calcext:value-type="string">
            <text:p>O</text:p>
          </table:table-cell>
          <table:table-cell table:formula="of:=CHAR([.AL16])" office:value-type="string" office:string-value="L" calcext:value-type="string">
            <text:p>L</text:p>
          </table:table-cell>
          <table:table-cell table:formula="of:=CHAR([.AM16])" office:value-type="string" office:string-value="I" calcext:value-type="string">
            <text:p>I</text:p>
          </table:table-cell>
          <table:table-cell table:formula="of:=CHAR([.AN16])" office:value-type="string" office:string-value="�" calcext:value-type="string">
            <text:p>�</text:p>
          </table:table-cell>
          <table:table-cell table:formula="of:=CHAR([.AO16])" office:value-type="string" office:string-value="�" calcext:value-type="string">
            <text:p>�</text:p>
          </table:table-cell>
          <table:table-cell table:formula="of:=CHAR([.AP16])" office:value-type="string" office:string-value="" calcext:value-type="string">
            <text:p/>
          </table:table-cell>
          <table:table-cell table:formula="of:=CHAR([.AQ16])" office:value-type="string" office:string-value="" calcext:value-type="string">
            <text:p/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table:formula="of:=HEX2DEC([.C17])" office:value-type="float" office:value="0" calcext:value-type="float">
            <text:p>0</text:p>
          </table:table-cell>
          <table:table-cell table:formula="of:=HEX2DEC([.D17])" office:value-type="float" office:value="0" calcext:value-type="float">
            <text:p>0</text:p>
          </table:table-cell>
          <table:table-cell table:formula="of:=HEX2DEC([.E17])" office:value-type="float" office:value="0" calcext:value-type="float">
            <text:p>0</text:p>
          </table:table-cell>
          <table:table-cell table:formula="of:=HEX2DEC([.F17])" office:value-type="float" office:value="0" calcext:value-type="float">
            <text:p>0</text:p>
          </table:table-cell>
          <table:table-cell table:formula="of:=HEX2DEC([.G17])" office:value-type="float" office:value="0" calcext:value-type="float">
            <text:p>0</text:p>
          </table:table-cell>
          <table:table-cell table:formula="of:=HEX2DEC([.H17])" office:value-type="float" office:value="0" calcext:value-type="float">
            <text:p>0</text:p>
          </table:table-cell>
          <table:table-cell table:formula="of:=HEX2DEC([.I17])" office:value-type="float" office:value="0" calcext:value-type="float">
            <text:p>0</text:p>
          </table:table-cell>
          <table:table-cell table:formula="of:=HEX2DEC([.J17])" office:value-type="float" office:value="0" calcext:value-type="float">
            <text:p>0</text:p>
          </table:table-cell>
          <table:table-cell table:formula="of:=HEX2DEC([.K17])" office:value-type="float" office:value="0" calcext:value-type="float">
            <text:p>0</text:p>
          </table:table-cell>
          <table:table-cell table:formula="of:=HEX2DEC([.L17])" office:value-type="float" office:value="0" calcext:value-type="float">
            <text:p>0</text:p>
          </table:table-cell>
          <table:table-cell table:formula="of:=HEX2DEC([.M17])" office:value-type="float" office:value="0" calcext:value-type="float">
            <text:p>0</text:p>
          </table:table-cell>
          <table:table-cell table:formula="of:=HEX2DEC([.N17])" office:value-type="float" office:value="0" calcext:value-type="float">
            <text:p>0</text:p>
          </table:table-cell>
          <table:table-cell table:formula="of:=HEX2DEC([.O17])" office:value-type="float" office:value="0" calcext:value-type="float">
            <text:p>0</text:p>
          </table:table-cell>
          <table:table-cell table:formula="of:=HEX2DEC([.P17])" office:value-type="float" office:value="0" calcext:value-type="float">
            <text:p>0</text:p>
          </table:table-cell>
          <table:table-cell table:formula="of:=HEX2DEC([.Q17])" office:value-type="float" office:value="0" calcext:value-type="float">
            <text:p>0</text:p>
          </table:table-cell>
          <table:table-cell table:formula="of:=HEX2DEC([.R17])" office:value-type="float" office:value="0" calcext:value-type="float">
            <text:p>0</text:p>
          </table:table-cell>
          <table:table-cell table:formula="of:=HEX2DEC([.S17])" office:value-type="float" office:value="0" calcext:value-type="float">
            <text:p>0</text:p>
          </table:table-cell>
          <table:table-cell table:formula="of:=HEX2DEC([.T17])" office:value-type="float" office:value="0" calcext:value-type="float">
            <text:p>0</text:p>
          </table:table-cell>
          <table:table-cell table:formula="of:=HEX2DEC([.U17])" office:value-type="float" office:value="0" calcext:value-type="float">
            <text:p>0</text:p>
          </table:table-cell>
          <table:table-cell/>
          <table:table-cell table:formula="of:=CHAR([.Y17])" office:value-type="string" office:string-value="" calcext:value-type="string">
            <text:p/>
          </table:table-cell>
          <table:table-cell table:formula="of:=CHAR([.Z17])" office:value-type="string" office:string-value="" calcext:value-type="string">
            <text:p/>
          </table:table-cell>
          <table:table-cell table:formula="of:=CHAR([.AA17])" office:value-type="string" office:string-value="" calcext:value-type="string">
            <text:p/>
          </table:table-cell>
          <table:table-cell table:formula="of:=CHAR([.AB17])" office:value-type="string" office:string-value="" calcext:value-type="string">
            <text:p/>
          </table:table-cell>
          <table:table-cell table:formula="of:=CHAR([.AC17])" office:value-type="string" office:string-value="" calcext:value-type="string">
            <text:p/>
          </table:table-cell>
          <table:table-cell table:formula="of:=CHAR([.AD17])" office:value-type="string" office:string-value="" calcext:value-type="string">
            <text:p/>
          </table:table-cell>
          <table:table-cell table:formula="of:=CHAR([.AE17])" office:value-type="string" office:string-value="" calcext:value-type="string">
            <text:p/>
          </table:table-cell>
          <table:table-cell table:formula="of:=CHAR([.AF17])" office:value-type="string" office:string-value="" calcext:value-type="string">
            <text:p/>
          </table:table-cell>
          <table:table-cell table:formula="of:=CHAR([.AG17])" office:value-type="string" office:string-value="" calcext:value-type="string">
            <text:p/>
          </table:table-cell>
          <table:table-cell table:formula="of:=CHAR([.AH17])" office:value-type="string" office:string-value="" calcext:value-type="string">
            <text:p/>
          </table:table-cell>
          <table:table-cell table:formula="of:=CHAR([.AI17])" office:value-type="string" office:string-value="" calcext:value-type="string">
            <text:p/>
          </table:table-cell>
          <table:table-cell table:formula="of:=CHAR([.AJ17])" office:value-type="string" office:string-value="" calcext:value-type="string">
            <text:p/>
          </table:table-cell>
          <table:table-cell table:formula="of:=CHAR([.AK17])" office:value-type="string" office:string-value="" calcext:value-type="string">
            <text:p/>
          </table:table-cell>
          <table:table-cell table:formula="of:=CHAR([.AL17])" office:value-type="string" office:string-value="" calcext:value-type="string">
            <text:p/>
          </table:table-cell>
          <table:table-cell table:formula="of:=CHAR([.AM17])" office:value-type="string" office:string-value="" calcext:value-type="string">
            <text:p/>
          </table:table-cell>
          <table:table-cell table:formula="of:=CHAR([.AN17])" office:value-type="string" office:string-value="" calcext:value-type="string">
            <text:p/>
          </table:table-cell>
          <table:table-cell table:formula="of:=CHAR([.AO17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formula="of:=HEX2DEC([.C18])" office:value-type="float" office:value="0" calcext:value-type="float">
            <text:p>0</text:p>
          </table:table-cell>
          <table:table-cell table:formula="of:=HEX2DEC([.D18])" office:value-type="float" office:value="0" calcext:value-type="float">
            <text:p>0</text:p>
          </table:table-cell>
          <table:table-cell table:formula="of:=HEX2DEC([.E18])" office:value-type="float" office:value="0" calcext:value-type="float">
            <text:p>0</text:p>
          </table:table-cell>
          <table:table-cell table:formula="of:=HEX2DEC([.F18])" office:value-type="float" office:value="0" calcext:value-type="float">
            <text:p>0</text:p>
          </table:table-cell>
          <table:table-cell table:formula="of:=HEX2DEC([.G18])" office:value-type="float" office:value="0" calcext:value-type="float">
            <text:p>0</text:p>
          </table:table-cell>
          <table:table-cell table:formula="of:=HEX2DEC([.H18])" office:value-type="float" office:value="0" calcext:value-type="float">
            <text:p>0</text:p>
          </table:table-cell>
          <table:table-cell table:formula="of:=HEX2DEC([.I18])" office:value-type="float" office:value="0" calcext:value-type="float">
            <text:p>0</text:p>
          </table:table-cell>
          <table:table-cell table:formula="of:=HEX2DEC([.J18])" office:value-type="float" office:value="0" calcext:value-type="float">
            <text:p>0</text:p>
          </table:table-cell>
          <table:table-cell table:formula="of:=HEX2DEC([.K18])" office:value-type="float" office:value="0" calcext:value-type="float">
            <text:p>0</text:p>
          </table:table-cell>
          <table:table-cell table:formula="of:=HEX2DEC([.L18])" office:value-type="float" office:value="0" calcext:value-type="float">
            <text:p>0</text:p>
          </table:table-cell>
          <table:table-cell table:formula="of:=HEX2DEC([.M18])" office:value-type="float" office:value="0" calcext:value-type="float">
            <text:p>0</text:p>
          </table:table-cell>
          <table:table-cell table:formula="of:=HEX2DEC([.N18])" office:value-type="float" office:value="0" calcext:value-type="float">
            <text:p>0</text:p>
          </table:table-cell>
          <table:table-cell table:formula="of:=HEX2DEC([.O18])" office:value-type="float" office:value="0" calcext:value-type="float">
            <text:p>0</text:p>
          </table:table-cell>
          <table:table-cell table:formula="of:=HEX2DEC([.P18])" office:value-type="float" office:value="0" calcext:value-type="float">
            <text:p>0</text:p>
          </table:table-cell>
          <table:table-cell table:formula="of:=HEX2DEC([.Q18])" office:value-type="float" office:value="0" calcext:value-type="float">
            <text:p>0</text:p>
          </table:table-cell>
          <table:table-cell table:formula="of:=HEX2DEC([.R18])" office:value-type="float" office:value="0" calcext:value-type="float">
            <text:p>0</text:p>
          </table:table-cell>
          <table:table-cell table:formula="of:=HEX2DEC([.S18])" office:value-type="float" office:value="0" calcext:value-type="float">
            <text:p>0</text:p>
          </table:table-cell>
          <table:table-cell table:formula="of:=HEX2DEC([.T18])" office:value-type="float" office:value="0" calcext:value-type="float">
            <text:p>0</text:p>
          </table:table-cell>
          <table:table-cell table:formula="of:=HEX2DEC([.U18])" office:value-type="float" office:value="0" calcext:value-type="float">
            <text:p>0</text:p>
          </table:table-cell>
          <table:table-cell/>
          <table:table-cell table:formula="of:=CHAR([.Y18])" office:value-type="string" office:string-value="" calcext:value-type="string">
            <text:p/>
          </table:table-cell>
          <table:table-cell table:formula="of:=CHAR([.Z18])" office:value-type="string" office:string-value="" calcext:value-type="string">
            <text:p/>
          </table:table-cell>
          <table:table-cell table:formula="of:=CHAR([.AA18])" office:value-type="string" office:string-value="" calcext:value-type="string">
            <text:p/>
          </table:table-cell>
          <table:table-cell table:formula="of:=CHAR([.AB18])" office:value-type="string" office:string-value="" calcext:value-type="string">
            <text:p/>
          </table:table-cell>
          <table:table-cell table:formula="of:=CHAR([.AC18])" office:value-type="string" office:string-value="" calcext:value-type="string">
            <text:p/>
          </table:table-cell>
          <table:table-cell table:formula="of:=CHAR([.AD18])" office:value-type="string" office:string-value="" calcext:value-type="string">
            <text:p/>
          </table:table-cell>
          <table:table-cell table:formula="of:=CHAR([.AE18])" office:value-type="string" office:string-value="" calcext:value-type="string">
            <text:p/>
          </table:table-cell>
          <table:table-cell table:formula="of:=CHAR([.AF18])" office:value-type="string" office:string-value="" calcext:value-type="string">
            <text:p/>
          </table:table-cell>
          <table:table-cell table:formula="of:=CHAR([.AG18])" office:value-type="string" office:string-value="" calcext:value-type="string">
            <text:p/>
          </table:table-cell>
          <table:table-cell table:formula="of:=CHAR([.AH18])" office:value-type="string" office:string-value="" calcext:value-type="string">
            <text:p/>
          </table:table-cell>
          <table:table-cell table:formula="of:=CHAR([.AI18])" office:value-type="string" office:string-value="" calcext:value-type="string">
            <text:p/>
          </table:table-cell>
          <table:table-cell table:formula="of:=CHAR([.AJ18])" office:value-type="string" office:string-value="" calcext:value-type="string">
            <text:p/>
          </table:table-cell>
          <table:table-cell table:formula="of:=CHAR([.AK18])" office:value-type="string" office:string-value="" calcext:value-type="string">
            <text:p/>
          </table:table-cell>
          <table:table-cell table:formula="of:=CHAR([.AL18])" office:value-type="string" office:string-value="" calcext:value-type="string">
            <text:p/>
          </table:table-cell>
          <table:table-cell table:formula="of:=CHAR([.AM18])" office:value-type="string" office:string-value="" calcext:value-type="string">
            <text:p/>
          </table:table-cell>
          <table:table-cell table:formula="of:=CHAR([.AN18])" office:value-type="string" office:string-value="" calcext:value-type="string">
            <text:p/>
          </table:table-cell>
          <table:table-cell table:formula="of:=CHAR([.AO18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a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HEX2DEC([.C19])" office:value-type="float" office:value="26" calcext:value-type="float">
            <text:p>26</text:p>
          </table:table-cell>
          <table:table-cell table:formula="of:=HEX2DEC([.D19])" office:value-type="float" office:value="21" calcext:value-type="float">
            <text:p>21</text:p>
          </table:table-cell>
          <table:table-cell table:formula="of:=HEX2DEC([.E19])" office:value-type="float" office:value="0" calcext:value-type="float">
            <text:p>0</text:p>
          </table:table-cell>
          <table:table-cell table:formula="of:=HEX2DEC([.F19])" office:value-type="float" office:value="0" calcext:value-type="float">
            <text:p>0</text:p>
          </table:table-cell>
          <table:table-cell table:formula="of:=HEX2DEC([.G19])" office:value-type="float" office:value="0" calcext:value-type="float">
            <text:p>0</text:p>
          </table:table-cell>
          <table:table-cell table:formula="of:=HEX2DEC([.H19])" office:value-type="float" office:value="72" calcext:value-type="float">
            <text:p>72</text:p>
          </table:table-cell>
          <table:table-cell table:formula="of:=HEX2DEC([.I19])" office:value-type="float" office:value="67" calcext:value-type="float">
            <text:p>67</text:p>
          </table:table-cell>
          <table:table-cell table:formula="of:=HEX2DEC([.J19])" office:value-type="float" office:value="69" calcext:value-type="float">
            <text:p>69</text:p>
          </table:table-cell>
          <table:table-cell table:formula="of:=HEX2DEC([.K19])" office:value-type="float" office:value="84" calcext:value-type="float">
            <text:p>84</text:p>
          </table:table-cell>
          <table:table-cell table:formula="of:=HEX2DEC([.L19])" office:value-type="float" office:value="67" calcext:value-type="float">
            <text:p>67</text:p>
          </table:table-cell>
          <table:table-cell table:formula="of:=HEX2DEC([.M19])" office:value-type="float" office:value="73" calcext:value-type="float">
            <text:p>73</text:p>
          </table:table-cell>
          <table:table-cell table:formula="of:=HEX2DEC([.N19])" office:value-type="float" office:value="71" calcext:value-type="float">
            <text:p>71</text:p>
          </table:table-cell>
          <table:table-cell table:formula="of:=HEX2DEC([.O19])" office:value-type="float" office:value="79" calcext:value-type="float">
            <text:p>79</text:p>
          </table:table-cell>
          <table:table-cell table:formula="of:=HEX2DEC([.P19])" office:value-type="float" office:value="76" calcext:value-type="float">
            <text:p>76</text:p>
          </table:table-cell>
          <table:table-cell table:formula="of:=HEX2DEC([.Q19])" office:value-type="float" office:value="73" calcext:value-type="float">
            <text:p>73</text:p>
          </table:table-cell>
          <table:table-cell table:formula="of:=HEX2DEC([.R19])" office:value-type="float" office:value="226" calcext:value-type="float">
            <text:p>226</text:p>
          </table:table-cell>
          <table:table-cell table:formula="of:=HEX2DEC([.S19])" office:value-type="float" office:value="254" calcext:value-type="float">
            <text:p>254</text:p>
          </table:table-cell>
          <table:table-cell table:formula="of:=HEX2DEC([.T19])" office:value-type="float" office:value="0" calcext:value-type="float">
            <text:p>0</text:p>
          </table:table-cell>
          <table:table-cell table:formula="of:=HEX2DEC([.U19])" office:value-type="float" office:value="0" calcext:value-type="float">
            <text:p>0</text:p>
          </table:table-cell>
          <table:table-cell/>
          <table:table-cell table:formula="of:=CHAR([.Y19])" office:value-type="string" office:string-value="" calcext:value-type="string">
            <text:p/>
          </table:table-cell>
          <table:table-cell table:formula="of:=CHAR([.Z19])" office:value-type="string" office:string-value="" calcext:value-type="string">
            <text:p/>
          </table:table-cell>
          <table:table-cell table:formula="of:=CHAR([.AA19])" office:value-type="string" office:string-value="" calcext:value-type="string">
            <text:p/>
          </table:table-cell>
          <table:table-cell table:formula="of:=CHAR([.AB19])" office:value-type="string" office:string-value="" calcext:value-type="string">
            <text:p/>
          </table:table-cell>
          <table:table-cell table:formula="of:=CHAR([.AC19])" office:value-type="string" office:string-value="" calcext:value-type="string">
            <text:p/>
          </table:table-cell>
          <table:table-cell table:formula="of:=CHAR([.AD19])" office:value-type="string" office:string-value="H" calcext:value-type="string">
            <text:p>H</text:p>
          </table:table-cell>
          <table:table-cell table:formula="of:=CHAR([.AE19])" office:value-type="string" office:string-value="C" calcext:value-type="string">
            <text:p>C</text:p>
          </table:table-cell>
          <table:table-cell table:formula="of:=CHAR([.AF19])" office:value-type="string" office:string-value="E" calcext:value-type="string">
            <text:p>E</text:p>
          </table:table-cell>
          <table:table-cell table:formula="of:=CHAR([.AG19])" office:value-type="string" office:string-value="T" calcext:value-type="string">
            <text:p>T</text:p>
          </table:table-cell>
          <table:table-cell table:formula="of:=CHAR([.AH19])" office:value-type="string" office:string-value="C" calcext:value-type="string">
            <text:p>C</text:p>
          </table:table-cell>
          <table:table-cell table:formula="of:=CHAR([.AI19])" office:value-type="string" office:string-value="I" calcext:value-type="string">
            <text:p>I</text:p>
          </table:table-cell>
          <table:table-cell table:formula="of:=CHAR([.AJ19])" office:value-type="string" office:string-value="G" calcext:value-type="string">
            <text:p>G</text:p>
          </table:table-cell>
          <table:table-cell table:formula="of:=CHAR([.AK19])" office:value-type="string" office:string-value="O" calcext:value-type="string">
            <text:p>O</text:p>
          </table:table-cell>
          <table:table-cell table:formula="of:=CHAR([.AL19])" office:value-type="string" office:string-value="L" calcext:value-type="string">
            <text:p>L</text:p>
          </table:table-cell>
          <table:table-cell table:formula="of:=CHAR([.AM19])" office:value-type="string" office:string-value="I" calcext:value-type="string">
            <text:p>I</text:p>
          </table:table-cell>
          <table:table-cell table:formula="of:=CHAR([.AN19])" office:value-type="string" office:string-value="�" calcext:value-type="string">
            <text:p>�</text:p>
          </table:table-cell>
          <table:table-cell table:formula="of:=CHAR([.AO19])" office:value-type="string" office:string-value="�" calcext:value-type="string">
            <text:p>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urrent Data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HEX2DEC([.C20])" office:value-type="float" office:value="34" calcext:value-type="float">
            <text:p>34</text:p>
          </table:table-cell>
          <table:table-cell table:formula="of:=HEX2DEC([.D20])" office:value-type="float" office:value="144" calcext:value-type="float">
            <text:p>144</text:p>
          </table:table-cell>
          <table:table-cell table:formula="of:=HEX2DEC([.E20])" office:value-type="float" office:value="21" calcext:value-type="float">
            <text:p>21</text:p>
          </table:table-cell>
          <table:table-cell table:formula="of:=HEX2DEC([.F20])" office:value-type="float" office:value="0" calcext:value-type="float">
            <text:p>0</text:p>
          </table:table-cell>
          <table:table-cell table:formula="of:=HEX2DEC([.G20])" office:value-type="float" office:value="0" calcext:value-type="float">
            <text:p>0</text:p>
          </table:table-cell>
          <table:table-cell table:formula="of:=HEX2DEC([.H20])" office:value-type="float" office:value="0" calcext:value-type="float">
            <text:p>0</text:p>
          </table:table-cell>
          <table:table-cell table:formula="of:=HEX2DEC([.I20])" office:value-type="float" office:value="0" calcext:value-type="float">
            <text:p>0</text:p>
          </table:table-cell>
          <table:table-cell table:formula="of:=HEX2DEC([.J20])" office:value-type="float" office:value="0" calcext:value-type="float">
            <text:p>0</text:p>
          </table:table-cell>
          <table:table-cell table:formula="of:=HEX2DEC([.K20])" office:value-type="float" office:value="0" calcext:value-type="float">
            <text:p>0</text:p>
          </table:table-cell>
          <table:table-cell table:formula="of:=HEX2DEC([.L20])" office:value-type="float" office:value="16" calcext:value-type="float">
            <text:p>16</text:p>
          </table:table-cell>
          <table:table-cell table:formula="of:=HEX2DEC([.M20])" office:value-type="float" office:value="0" calcext:value-type="float">
            <text:p>0</text:p>
          </table:table-cell>
          <table:table-cell table:formula="of:=HEX2DEC([.N20])" office:value-type="float" office:value="0" calcext:value-type="float">
            <text:p>0</text:p>
          </table:table-cell>
          <table:table-cell table:formula="of:=HEX2DEC([.O20])" office:value-type="float" office:value="4" calcext:value-type="float">
            <text:p>4</text:p>
          </table:table-cell>
          <table:table-cell table:formula="of:=HEX2DEC([.P20])" office:value-type="float" office:value="153" calcext:value-type="float">
            <text:p>153</text:p>
          </table:table-cell>
          <table:table-cell table:formula="of:=HEX2DEC([.Q20])" office:value-type="float" office:value="153" calcext:value-type="float">
            <text:p>153</text:p>
          </table:table-cell>
          <table:table-cell table:formula="of:=HEX2DEC([.R20])" office:value-type="float" office:value="0" calcext:value-type="float">
            <text:p>0</text:p>
          </table:table-cell>
          <table:table-cell table:formula="of:=HEX2DEC([.S20])" office:value-type="float" office:value="0" calcext:value-type="float">
            <text:p>0</text:p>
          </table:table-cell>
          <table:table-cell table:formula="of:=HEX2DEC([.T20])" office:value-type="float" office:value="0" calcext:value-type="float">
            <text:p>0</text:p>
          </table:table-cell>
          <table:table-cell table:formula="of:=HEX2DEC([.U20])" office:value-type="float" office:value="0" calcext:value-type="float">
            <text:p>0</text:p>
          </table:table-cell>
          <table:table-cell/>
          <table:table-cell table:formula="of:=CHAR([.Y20])" office:value-type="string" office:string-value="&quot;" calcext:value-type="string">
            <text:p>"</text:p>
          </table:table-cell>
          <table:table-cell table:formula="of:=CHAR([.Z20])" office:value-type="string" office:string-value="�" calcext:value-type="string">
            <text:p>�</text:p>
          </table:table-cell>
          <table:table-cell table:formula="of:=CHAR([.AA20])" office:value-type="string" office:string-value="" calcext:value-type="string">
            <text:p/>
          </table:table-cell>
          <table:table-cell table:formula="of:=CHAR([.AB20])" office:value-type="string" office:string-value="" calcext:value-type="string">
            <text:p/>
          </table:table-cell>
          <table:table-cell table:formula="of:=CHAR([.AC20])" office:value-type="string" office:string-value="" calcext:value-type="string">
            <text:p/>
          </table:table-cell>
          <table:table-cell table:formula="of:=CHAR([.AD20])" office:value-type="string" office:string-value="" calcext:value-type="string">
            <text:p/>
          </table:table-cell>
          <table:table-cell table:formula="of:=CHAR([.AE20])" office:value-type="string" office:string-value="" calcext:value-type="string">
            <text:p/>
          </table:table-cell>
          <table:table-cell table:formula="of:=CHAR([.AF20])" office:value-type="string" office:string-value="" calcext:value-type="string">
            <text:p/>
          </table:table-cell>
          <table:table-cell table:formula="of:=CHAR([.AG20])" office:value-type="string" office:string-value="" calcext:value-type="string">
            <text:p/>
          </table:table-cell>
          <table:table-cell table:formula="of:=CHAR([.AH20])" office:value-type="string" office:string-value="" calcext:value-type="string">
            <text:p/>
          </table:table-cell>
          <table:table-cell table:formula="of:=CHAR([.AI20])" office:value-type="string" office:string-value="" calcext:value-type="string">
            <text:p/>
          </table:table-cell>
          <table:table-cell table:formula="of:=CHAR([.AJ20])" office:value-type="string" office:string-value="" calcext:value-type="string">
            <text:p/>
          </table:table-cell>
          <table:table-cell table:formula="of:=CHAR([.AK20])" office:value-type="string" office:string-value="" calcext:value-type="string">
            <text:p/>
          </table:table-cell>
          <table:table-cell table:formula="of:=CHAR([.AL20])" office:value-type="string" office:string-value="�" calcext:value-type="string">
            <text:p>�</text:p>
          </table:table-cell>
          <table:table-cell table:formula="of:=CHAR([.AM20])" office:value-type="string" office:string-value="�" calcext:value-type="string">
            <text:p>�</text:p>
          </table:table-cell>
          <table:table-cell table:formula="of:=CHAR([.AN20])" office:value-type="string" office:string-value="" calcext:value-type="string">
            <text:p/>
          </table:table-cell>
          <table:table-cell table:formula="of:=CHAR([.AO20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formula="of:=HEX2DEC([.C21])" office:value-type="float" office:value="0" calcext:value-type="float">
            <text:p>0</text:p>
          </table:table-cell>
          <table:table-cell table:formula="of:=HEX2DEC([.D21])" office:value-type="float" office:value="0" calcext:value-type="float">
            <text:p>0</text:p>
          </table:table-cell>
          <table:table-cell table:formula="of:=HEX2DEC([.E21])" office:value-type="float" office:value="0" calcext:value-type="float">
            <text:p>0</text:p>
          </table:table-cell>
          <table:table-cell table:formula="of:=HEX2DEC([.F21])" office:value-type="float" office:value="0" calcext:value-type="float">
            <text:p>0</text:p>
          </table:table-cell>
          <table:table-cell table:formula="of:=HEX2DEC([.G21])" office:value-type="float" office:value="0" calcext:value-type="float">
            <text:p>0</text:p>
          </table:table-cell>
          <table:table-cell table:formula="of:=HEX2DEC([.H21])" office:value-type="float" office:value="0" calcext:value-type="float">
            <text:p>0</text:p>
          </table:table-cell>
          <table:table-cell table:formula="of:=HEX2DEC([.I21])" office:value-type="float" office:value="0" calcext:value-type="float">
            <text:p>0</text:p>
          </table:table-cell>
          <table:table-cell table:formula="of:=HEX2DEC([.J21])" office:value-type="float" office:value="0" calcext:value-type="float">
            <text:p>0</text:p>
          </table:table-cell>
          <table:table-cell table:formula="of:=HEX2DEC([.K21])" office:value-type="float" office:value="0" calcext:value-type="float">
            <text:p>0</text:p>
          </table:table-cell>
          <table:table-cell table:formula="of:=HEX2DEC([.L21])" office:value-type="float" office:value="0" calcext:value-type="float">
            <text:p>0</text:p>
          </table:table-cell>
          <table:table-cell table:formula="of:=HEX2DEC([.M21])" office:value-type="float" office:value="0" calcext:value-type="float">
            <text:p>0</text:p>
          </table:table-cell>
          <table:table-cell table:formula="of:=HEX2DEC([.N21])" office:value-type="float" office:value="0" calcext:value-type="float">
            <text:p>0</text:p>
          </table:table-cell>
          <table:table-cell table:formula="of:=HEX2DEC([.O21])" office:value-type="float" office:value="0" calcext:value-type="float">
            <text:p>0</text:p>
          </table:table-cell>
          <table:table-cell table:formula="of:=HEX2DEC([.P21])" office:value-type="float" office:value="0" calcext:value-type="float">
            <text:p>0</text:p>
          </table:table-cell>
          <table:table-cell table:formula="of:=HEX2DEC([.Q21])" office:value-type="float" office:value="0" calcext:value-type="float">
            <text:p>0</text:p>
          </table:table-cell>
          <table:table-cell table:formula="of:=HEX2DEC([.R21])" office:value-type="float" office:value="0" calcext:value-type="float">
            <text:p>0</text:p>
          </table:table-cell>
          <table:table-cell table:formula="of:=HEX2DEC([.S21])" office:value-type="float" office:value="0" calcext:value-type="float">
            <text:p>0</text:p>
          </table:table-cell>
          <table:table-cell table:formula="of:=HEX2DEC([.T21])" office:value-type="float" office:value="0" calcext:value-type="float">
            <text:p>0</text:p>
          </table:table-cell>
          <table:table-cell table:formula="of:=HEX2DEC([.U21])" office:value-type="float" office:value="0" calcext:value-type="float">
            <text:p>0</text:p>
          </table:table-cell>
          <table:table-cell/>
          <table:table-cell table:formula="of:=CHAR([.Y21])" office:value-type="string" office:string-value="" calcext:value-type="string">
            <text:p/>
          </table:table-cell>
          <table:table-cell table:formula="of:=CHAR([.Z21])" office:value-type="string" office:string-value="" calcext:value-type="string">
            <text:p/>
          </table:table-cell>
          <table:table-cell table:formula="of:=CHAR([.AA21])" office:value-type="string" office:string-value="" calcext:value-type="string">
            <text:p/>
          </table:table-cell>
          <table:table-cell table:formula="of:=CHAR([.AB21])" office:value-type="string" office:string-value="" calcext:value-type="string">
            <text:p/>
          </table:table-cell>
          <table:table-cell table:formula="of:=CHAR([.AC21])" office:value-type="string" office:string-value="" calcext:value-type="string">
            <text:p/>
          </table:table-cell>
          <table:table-cell table:formula="of:=CHAR([.AD21])" office:value-type="string" office:string-value="" calcext:value-type="string">
            <text:p/>
          </table:table-cell>
          <table:table-cell table:formula="of:=CHAR([.AE21])" office:value-type="string" office:string-value="" calcext:value-type="string">
            <text:p/>
          </table:table-cell>
          <table:table-cell table:formula="of:=CHAR([.AF21])" office:value-type="string" office:string-value="" calcext:value-type="string">
            <text:p/>
          </table:table-cell>
          <table:table-cell table:formula="of:=CHAR([.AG21])" office:value-type="string" office:string-value="" calcext:value-type="string">
            <text:p/>
          </table:table-cell>
          <table:table-cell table:formula="of:=CHAR([.AH21])" office:value-type="string" office:string-value="" calcext:value-type="string">
            <text:p/>
          </table:table-cell>
          <table:table-cell table:formula="of:=CHAR([.AI21])" office:value-type="string" office:string-value="" calcext:value-type="string">
            <text:p/>
          </table:table-cell>
          <table:table-cell table:formula="of:=CHAR([.AJ21])" office:value-type="string" office:string-value="" calcext:value-type="string">
            <text:p/>
          </table:table-cell>
          <table:table-cell table:formula="of:=CHAR([.AK21])" office:value-type="string" office:string-value="" calcext:value-type="string">
            <text:p/>
          </table:table-cell>
          <table:table-cell table:formula="of:=CHAR([.AL21])" office:value-type="string" office:string-value="" calcext:value-type="string">
            <text:p/>
          </table:table-cell>
          <table:table-cell table:formula="of:=CHAR([.AM21])" office:value-type="string" office:string-value="" calcext:value-type="string">
            <text:p/>
          </table:table-cell>
          <table:table-cell table:formula="of:=CHAR([.AN21])" office:value-type="string" office:string-value="" calcext:value-type="string">
            <text:p/>
          </table:table-cell>
          <table:table-cell table:formula="of:=CHAR([.AO21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a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HEX2DEC([.C22])" office:value-type="float" office:value="26" calcext:value-type="float">
            <text:p>26</text:p>
          </table:table-cell>
          <table:table-cell table:formula="of:=HEX2DEC([.D22])" office:value-type="float" office:value="24" calcext:value-type="float">
            <text:p>24</text:p>
          </table:table-cell>
          <table:table-cell table:formula="of:=HEX2DEC([.E22])" office:value-type="float" office:value="0" calcext:value-type="float">
            <text:p>0</text:p>
          </table:table-cell>
          <table:table-cell table:formula="of:=HEX2DEC([.F22])" office:value-type="float" office:value="0" calcext:value-type="float">
            <text:p>0</text:p>
          </table:table-cell>
          <table:table-cell table:formula="of:=HEX2DEC([.G22])" office:value-type="float" office:value="0" calcext:value-type="float">
            <text:p>0</text:p>
          </table:table-cell>
          <table:table-cell table:formula="of:=HEX2DEC([.H22])" office:value-type="float" office:value="72" calcext:value-type="float">
            <text:p>72</text:p>
          </table:table-cell>
          <table:table-cell table:formula="of:=HEX2DEC([.I22])" office:value-type="float" office:value="67" calcext:value-type="float">
            <text:p>67</text:p>
          </table:table-cell>
          <table:table-cell table:formula="of:=HEX2DEC([.J22])" office:value-type="float" office:value="69" calcext:value-type="float">
            <text:p>69</text:p>
          </table:table-cell>
          <table:table-cell table:formula="of:=HEX2DEC([.K22])" office:value-type="float" office:value="84" calcext:value-type="float">
            <text:p>84</text:p>
          </table:table-cell>
          <table:table-cell table:formula="of:=HEX2DEC([.L22])" office:value-type="float" office:value="67" calcext:value-type="float">
            <text:p>67</text:p>
          </table:table-cell>
          <table:table-cell table:formula="of:=HEX2DEC([.M22])" office:value-type="float" office:value="73" calcext:value-type="float">
            <text:p>73</text:p>
          </table:table-cell>
          <table:table-cell table:formula="of:=HEX2DEC([.N22])" office:value-type="float" office:value="71" calcext:value-type="float">
            <text:p>71</text:p>
          </table:table-cell>
          <table:table-cell table:formula="of:=HEX2DEC([.O22])" office:value-type="float" office:value="79" calcext:value-type="float">
            <text:p>79</text:p>
          </table:table-cell>
          <table:table-cell table:formula="of:=HEX2DEC([.P22])" office:value-type="float" office:value="76" calcext:value-type="float">
            <text:p>76</text:p>
          </table:table-cell>
          <table:table-cell table:formula="of:=HEX2DEC([.Q22])" office:value-type="float" office:value="73" calcext:value-type="float">
            <text:p>73</text:p>
          </table:table-cell>
          <table:table-cell table:formula="of:=HEX2DEC([.R22])" office:value-type="float" office:value="227" calcext:value-type="float">
            <text:p>227</text:p>
          </table:table-cell>
          <table:table-cell table:formula="of:=HEX2DEC([.S22])" office:value-type="float" office:value="254" calcext:value-type="float">
            <text:p>254</text:p>
          </table:table-cell>
          <table:table-cell table:formula="of:=HEX2DEC([.T22])" office:value-type="float" office:value="0" calcext:value-type="float">
            <text:p>0</text:p>
          </table:table-cell>
          <table:table-cell table:formula="of:=HEX2DEC([.U22])" office:value-type="float" office:value="0" calcext:value-type="float">
            <text:p>0</text:p>
          </table:table-cell>
          <table:table-cell/>
          <table:table-cell table:formula="of:=CHAR([.Y22])" office:value-type="string" office:string-value="" calcext:value-type="string">
            <text:p/>
          </table:table-cell>
          <table:table-cell table:formula="of:=CHAR([.Z22])" office:value-type="string" office:string-value="" calcext:value-type="string">
            <text:p/>
          </table:table-cell>
          <table:table-cell table:formula="of:=CHAR([.AA22])" office:value-type="string" office:string-value="" calcext:value-type="string">
            <text:p/>
          </table:table-cell>
          <table:table-cell table:formula="of:=CHAR([.AB22])" office:value-type="string" office:string-value="" calcext:value-type="string">
            <text:p/>
          </table:table-cell>
          <table:table-cell table:formula="of:=CHAR([.AC22])" office:value-type="string" office:string-value="" calcext:value-type="string">
            <text:p/>
          </table:table-cell>
          <table:table-cell table:formula="of:=CHAR([.AD22])" office:value-type="string" office:string-value="H" calcext:value-type="string">
            <text:p>H</text:p>
          </table:table-cell>
          <table:table-cell table:formula="of:=CHAR([.AE22])" office:value-type="string" office:string-value="C" calcext:value-type="string">
            <text:p>C</text:p>
          </table:table-cell>
          <table:table-cell table:formula="of:=CHAR([.AF22])" office:value-type="string" office:string-value="E" calcext:value-type="string">
            <text:p>E</text:p>
          </table:table-cell>
          <table:table-cell table:formula="of:=CHAR([.AG22])" office:value-type="string" office:string-value="T" calcext:value-type="string">
            <text:p>T</text:p>
          </table:table-cell>
          <table:table-cell table:formula="of:=CHAR([.AH22])" office:value-type="string" office:string-value="C" calcext:value-type="string">
            <text:p>C</text:p>
          </table:table-cell>
          <table:table-cell table:formula="of:=CHAR([.AI22])" office:value-type="string" office:string-value="I" calcext:value-type="string">
            <text:p>I</text:p>
          </table:table-cell>
          <table:table-cell table:formula="of:=CHAR([.AJ22])" office:value-type="string" office:string-value="G" calcext:value-type="string">
            <text:p>G</text:p>
          </table:table-cell>
          <table:table-cell table:formula="of:=CHAR([.AK22])" office:value-type="string" office:string-value="O" calcext:value-type="string">
            <text:p>O</text:p>
          </table:table-cell>
          <table:table-cell table:formula="of:=CHAR([.AL22])" office:value-type="string" office:string-value="L" calcext:value-type="string">
            <text:p>L</text:p>
          </table:table-cell>
          <table:table-cell table:formula="of:=CHAR([.AM22])" office:value-type="string" office:string-value="I" calcext:value-type="string">
            <text:p>I</text:p>
          </table:table-cell>
          <table:table-cell table:formula="of:=CHAR([.AN22])" office:value-type="string" office:string-value="�" calcext:value-type="string">
            <text:p>�</text:p>
          </table:table-cell>
          <table:table-cell table:formula="of:=CHAR([.AO22])" office:value-type="string" office:string-value="�" calcext:value-type="string">
            <text:p>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Timeprogram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/>
          <table:table-cell table:formula="of:=HEX2DEC([.C23])" office:value-type="float" office:value="1" calcext:value-type="float">
            <text:p>1</text:p>
          </table:table-cell>
          <table:table-cell table:formula="of:=HEX2DEC([.D23])" office:value-type="float" office:value="16" calcext:value-type="float">
            <text:p>16</text:p>
          </table:table-cell>
          <table:table-cell table:formula="of:=HEX2DEC([.E23])" office:value-type="float" office:value="0" calcext:value-type="float">
            <text:p>0</text:p>
          </table:table-cell>
          <table:table-cell table:formula="of:=HEX2DEC([.F23])" office:value-type="float" office:value="7" calcext:value-type="float">
            <text:p>7</text:p>
          </table:table-cell>
          <table:table-cell table:formula="of:=HEX2DEC([.G23])" office:value-type="float" office:value="0" calcext:value-type="float">
            <text:p>0</text:p>
          </table:table-cell>
          <table:table-cell table:formula="of:=HEX2DEC([.H23])" office:value-type="float" office:value="0" calcext:value-type="float">
            <text:p>0</text:p>
          </table:table-cell>
          <table:table-cell table:formula="of:=HEX2DEC([.I23])" office:value-type="float" office:value="0" calcext:value-type="float">
            <text:p>0</text:p>
          </table:table-cell>
          <table:table-cell table:formula="of:=HEX2DEC([.J23])" office:value-type="float" office:value="0" calcext:value-type="float">
            <text:p>0</text:p>
          </table:table-cell>
          <table:table-cell table:formula="of:=HEX2DEC([.K23])" office:value-type="float" office:value="0" calcext:value-type="float">
            <text:p>0</text:p>
          </table:table-cell>
          <table:table-cell table:formula="of:=HEX2DEC([.L23])" office:value-type="float" office:value="0" calcext:value-type="float">
            <text:p>0</text:p>
          </table:table-cell>
          <table:table-cell table:formula="of:=HEX2DEC([.M23])" office:value-type="float" office:value="0" calcext:value-type="float">
            <text:p>0</text:p>
          </table:table-cell>
          <table:table-cell table:formula="of:=HEX2DEC([.N23])" office:value-type="float" office:value="0" calcext:value-type="float">
            <text:p>0</text:p>
          </table:table-cell>
          <table:table-cell table:formula="of:=HEX2DEC([.O23])" office:value-type="float" office:value="0" calcext:value-type="float">
            <text:p>0</text:p>
          </table:table-cell>
          <table:table-cell table:formula="of:=HEX2DEC([.P23])" office:value-type="float" office:value="0" calcext:value-type="float">
            <text:p>0</text:p>
          </table:table-cell>
          <table:table-cell table:formula="of:=HEX2DEC([.Q23])" office:value-type="float" office:value="0" calcext:value-type="float">
            <text:p>0</text:p>
          </table:table-cell>
          <table:table-cell table:formula="of:=HEX2DEC([.R23])" office:value-type="float" office:value="0" calcext:value-type="float">
            <text:p>0</text:p>
          </table:table-cell>
          <table:table-cell table:formula="of:=HEX2DEC([.S23])" office:value-type="float" office:value="0" calcext:value-type="float">
            <text:p>0</text:p>
          </table:table-cell>
          <table:table-cell table:formula="of:=HEX2DEC([.T23])" office:value-type="float" office:value="0" calcext:value-type="float">
            <text:p>0</text:p>
          </table:table-cell>
          <table:table-cell table:formula="of:=HEX2DEC([.U23])" office:value-type="float" office:value="0" calcext:value-type="float">
            <text:p>0</text:p>
          </table:table-cell>
          <table:table-cell/>
          <table:table-cell table:formula="of:=CHAR([.Y23])" office:value-type="string" office:string-value="" calcext:value-type="string">
            <text:p/>
          </table:table-cell>
          <table:table-cell table:formula="of:=CHAR([.Z23])" office:value-type="string" office:string-value="" calcext:value-type="string">
            <text:p/>
          </table:table-cell>
          <table:table-cell table:formula="of:=CHAR([.AA23])" office:value-type="string" office:string-value="" calcext:value-type="string">
            <text:p/>
          </table:table-cell>
          <table:table-cell table:formula="of:=CHAR([.AB23])" office:value-type="string" office:string-value="" calcext:value-type="string">
            <text:p/>
          </table:table-cell>
          <table:table-cell table:formula="of:=CHAR([.AC23])" office:value-type="string" office:string-value="" calcext:value-type="string">
            <text:p/>
          </table:table-cell>
          <table:table-cell table:formula="of:=CHAR([.AD23])" office:value-type="string" office:string-value="" calcext:value-type="string">
            <text:p/>
          </table:table-cell>
          <table:table-cell table:formula="of:=CHAR([.AE23])" office:value-type="string" office:string-value="" calcext:value-type="string">
            <text:p/>
          </table:table-cell>
          <table:table-cell table:formula="of:=CHAR([.AF23])" office:value-type="string" office:string-value="" calcext:value-type="string">
            <text:p/>
          </table:table-cell>
          <table:table-cell table:formula="of:=CHAR([.AG23])" office:value-type="string" office:string-value="" calcext:value-type="string">
            <text:p/>
          </table:table-cell>
          <table:table-cell table:formula="of:=CHAR([.AH23])" office:value-type="string" office:string-value="" calcext:value-type="string">
            <text:p/>
          </table:table-cell>
          <table:table-cell table:formula="of:=CHAR([.AI23])" office:value-type="string" office:string-value="" calcext:value-type="string">
            <text:p/>
          </table:table-cell>
          <table:table-cell table:formula="of:=CHAR([.AJ23])" office:value-type="string" office:string-value="" calcext:value-type="string">
            <text:p/>
          </table:table-cell>
          <table:table-cell table:formula="of:=CHAR([.AK23])" office:value-type="string" office:string-value="" calcext:value-type="string">
            <text:p/>
          </table:table-cell>
          <table:table-cell table:formula="of:=CHAR([.AL23])" office:value-type="string" office:string-value="" calcext:value-type="string">
            <text:p/>
          </table:table-cell>
          <table:table-cell table:formula="of:=CHAR([.AM23])" office:value-type="string" office:string-value="" calcext:value-type="string">
            <text:p/>
          </table:table-cell>
          <table:table-cell table:formula="of:=CHAR([.AN23])" office:value-type="string" office:string-value="" calcext:value-type="string">
            <text:p/>
          </table:table-cell>
          <table:table-cell table:formula="of:=CHAR([.AO23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formula="of:=HEX2DEC([.C24])" office:value-type="float" office:value="0" calcext:value-type="float">
            <text:p>0</text:p>
          </table:table-cell>
          <table:table-cell table:formula="of:=HEX2DEC([.D24])" office:value-type="float" office:value="0" calcext:value-type="float">
            <text:p>0</text:p>
          </table:table-cell>
          <table:table-cell table:formula="of:=HEX2DEC([.E24])" office:value-type="float" office:value="0" calcext:value-type="float">
            <text:p>0</text:p>
          </table:table-cell>
          <table:table-cell table:formula="of:=HEX2DEC([.F24])" office:value-type="float" office:value="0" calcext:value-type="float">
            <text:p>0</text:p>
          </table:table-cell>
          <table:table-cell table:formula="of:=HEX2DEC([.G24])" office:value-type="float" office:value="0" calcext:value-type="float">
            <text:p>0</text:p>
          </table:table-cell>
          <table:table-cell table:formula="of:=HEX2DEC([.H24])" office:value-type="float" office:value="0" calcext:value-type="float">
            <text:p>0</text:p>
          </table:table-cell>
          <table:table-cell table:formula="of:=HEX2DEC([.I24])" office:value-type="float" office:value="0" calcext:value-type="float">
            <text:p>0</text:p>
          </table:table-cell>
          <table:table-cell table:formula="of:=HEX2DEC([.J24])" office:value-type="float" office:value="0" calcext:value-type="float">
            <text:p>0</text:p>
          </table:table-cell>
          <table:table-cell table:formula="of:=HEX2DEC([.K24])" office:value-type="float" office:value="0" calcext:value-type="float">
            <text:p>0</text:p>
          </table:table-cell>
          <table:table-cell table:formula="of:=HEX2DEC([.L24])" office:value-type="float" office:value="0" calcext:value-type="float">
            <text:p>0</text:p>
          </table:table-cell>
          <table:table-cell table:formula="of:=HEX2DEC([.M24])" office:value-type="float" office:value="0" calcext:value-type="float">
            <text:p>0</text:p>
          </table:table-cell>
          <table:table-cell table:formula="of:=HEX2DEC([.N24])" office:value-type="float" office:value="0" calcext:value-type="float">
            <text:p>0</text:p>
          </table:table-cell>
          <table:table-cell table:formula="of:=HEX2DEC([.O24])" office:value-type="float" office:value="0" calcext:value-type="float">
            <text:p>0</text:p>
          </table:table-cell>
          <table:table-cell table:formula="of:=HEX2DEC([.P24])" office:value-type="float" office:value="0" calcext:value-type="float">
            <text:p>0</text:p>
          </table:table-cell>
          <table:table-cell table:formula="of:=HEX2DEC([.Q24])" office:value-type="float" office:value="0" calcext:value-type="float">
            <text:p>0</text:p>
          </table:table-cell>
          <table:table-cell table:formula="of:=HEX2DEC([.R24])" office:value-type="float" office:value="0" calcext:value-type="float">
            <text:p>0</text:p>
          </table:table-cell>
          <table:table-cell table:formula="of:=HEX2DEC([.S24])" office:value-type="float" office:value="0" calcext:value-type="float">
            <text:p>0</text:p>
          </table:table-cell>
          <table:table-cell table:formula="of:=HEX2DEC([.T24])" office:value-type="float" office:value="0" calcext:value-type="float">
            <text:p>0</text:p>
          </table:table-cell>
          <table:table-cell table:formula="of:=HEX2DEC([.U24])" office:value-type="float" office:value="0" calcext:value-type="float">
            <text:p>0</text:p>
          </table:table-cell>
          <table:table-cell/>
          <table:table-cell table:formula="of:=CHAR([.Y24])" office:value-type="string" office:string-value="" calcext:value-type="string">
            <text:p/>
          </table:table-cell>
          <table:table-cell table:formula="of:=CHAR([.Z24])" office:value-type="string" office:string-value="" calcext:value-type="string">
            <text:p/>
          </table:table-cell>
          <table:table-cell table:formula="of:=CHAR([.AA24])" office:value-type="string" office:string-value="" calcext:value-type="string">
            <text:p/>
          </table:table-cell>
          <table:table-cell table:formula="of:=CHAR([.AB24])" office:value-type="string" office:string-value="" calcext:value-type="string">
            <text:p/>
          </table:table-cell>
          <table:table-cell table:formula="of:=CHAR([.AC24])" office:value-type="string" office:string-value="" calcext:value-type="string">
            <text:p/>
          </table:table-cell>
          <table:table-cell table:formula="of:=CHAR([.AD24])" office:value-type="string" office:string-value="" calcext:value-type="string">
            <text:p/>
          </table:table-cell>
          <table:table-cell table:formula="of:=CHAR([.AE24])" office:value-type="string" office:string-value="" calcext:value-type="string">
            <text:p/>
          </table:table-cell>
          <table:table-cell table:formula="of:=CHAR([.AF24])" office:value-type="string" office:string-value="" calcext:value-type="string">
            <text:p/>
          </table:table-cell>
          <table:table-cell table:formula="of:=CHAR([.AG24])" office:value-type="string" office:string-value="" calcext:value-type="string">
            <text:p/>
          </table:table-cell>
          <table:table-cell table:formula="of:=CHAR([.AH24])" office:value-type="string" office:string-value="" calcext:value-type="string">
            <text:p/>
          </table:table-cell>
          <table:table-cell table:formula="of:=CHAR([.AI24])" office:value-type="string" office:string-value="" calcext:value-type="string">
            <text:p/>
          </table:table-cell>
          <table:table-cell table:formula="of:=CHAR([.AJ24])" office:value-type="string" office:string-value="" calcext:value-type="string">
            <text:p/>
          </table:table-cell>
          <table:table-cell table:formula="of:=CHAR([.AK24])" office:value-type="string" office:string-value="" calcext:value-type="string">
            <text:p/>
          </table:table-cell>
          <table:table-cell table:formula="of:=CHAR([.AL24])" office:value-type="string" office:string-value="" calcext:value-type="string">
            <text:p/>
          </table:table-cell>
          <table:table-cell table:formula="of:=CHAR([.AM24])" office:value-type="string" office:string-value="" calcext:value-type="string">
            <text:p/>
          </table:table-cell>
          <table:table-cell table:formula="of:=CHAR([.AN24])" office:value-type="string" office:string-value="" calcext:value-type="string">
            <text:p/>
          </table:table-cell>
          <table:table-cell table:formula="of:=CHAR([.AO24])" office:value-type="string" office:string-value="" calcext:value-type="string">
            <text:p/>
          </table:table-cell>
          <table:table-cell table:number-columns-repeated="2"/>
        </table:table-row>
        <table:table-row table:style-name="ro3">
          <table:table-cell office:value-type="string" calcext:value-type="string">
            <text:p>2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a</text:p>
          </table:table-cell>
          <table:table-cell office:value-type="float" office:value="18" calcext:value-type="float">
            <text:p>18</text:p>
          </table:table-cell>
          <table:table-cell table:number-columns-repeated="20"/>
          <table:table-cell table:formula="of:=HEX2DEC([.C25])" office:value-type="float" office:value="10" calcext:value-type="float">
            <text:p>10</text:p>
          </table:table-cell>
          <table:table-cell table:formula="of:=HEX2DEC([.D25])" office:value-type="float" office:value="24" calcext:value-type="float">
            <text:p>24</text:p>
          </table:table-cell>
          <table:table-cell table:formula="of:=HEX2DEC([.E25])" office:value-type="float" office:value="0" calcext:value-type="float">
            <text:p>0</text:p>
          </table:table-cell>
          <table:table-cell table:formula="of:=HEX2DEC([.F25])" office:value-type="float" office:value="0" calcext:value-type="float">
            <text:p>0</text:p>
          </table:table-cell>
          <table:table-cell table:formula="of:=HEX2DEC([.G25])" office:value-type="float" office:value="0" calcext:value-type="float">
            <text:p>0</text:p>
          </table:table-cell>
          <table:table-cell table:formula="of:=HEX2DEC([.H25])" office:value-type="float" office:value="0" calcext:value-type="float">
            <text:p>0</text:p>
          </table:table-cell>
          <table:table-cell table:formula="of:=HEX2DEC([.I25])" office:value-type="float" office:value="0" calcext:value-type="float">
            <text:p>0</text:p>
          </table:table-cell>
          <table:table-cell table:formula="of:=HEX2DEC([.J25])" office:value-type="float" office:value="0" calcext:value-type="float">
            <text:p>0</text:p>
          </table:table-cell>
          <table:table-cell table:formula="of:=HEX2DEC([.K25])" office:value-type="float" office:value="0" calcext:value-type="float">
            <text:p>0</text:p>
          </table:table-cell>
          <table:table-cell table:formula="of:=HEX2DEC([.L25])" office:value-type="float" office:value="0" calcext:value-type="float">
            <text:p>0</text:p>
          </table:table-cell>
          <table:table-cell table:formula="of:=HEX2DEC([.M25])" office:value-type="float" office:value="0" calcext:value-type="float">
            <text:p>0</text:p>
          </table:table-cell>
          <table:table-cell table:formula="of:=HEX2DEC([.N25])" office:value-type="float" office:value="0" calcext:value-type="float">
            <text:p>0</text:p>
          </table:table-cell>
          <table:table-cell table:formula="of:=HEX2DEC([.O25])" office:value-type="float" office:value="0" calcext:value-type="float">
            <text:p>0</text:p>
          </table:table-cell>
          <table:table-cell table:formula="of:=HEX2DEC([.P25])" office:value-type="float" office:value="0" calcext:value-type="float">
            <text:p>0</text:p>
          </table:table-cell>
          <table:table-cell table:formula="of:=HEX2DEC([.Q25])" office:value-type="float" office:value="0" calcext:value-type="float">
            <text:p>0</text:p>
          </table:table-cell>
          <table:table-cell table:formula="of:=HEX2DEC([.R25])" office:value-type="float" office:value="0" calcext:value-type="float">
            <text:p>0</text:p>
          </table:table-cell>
          <table:table-cell table:formula="of:=HEX2DEC([.S25])" office:value-type="float" office:value="0" calcext:value-type="float">
            <text:p>0</text:p>
          </table:table-cell>
          <table:table-cell table:formula="of:=HEX2DEC([.T25])" office:value-type="float" office:value="0" calcext:value-type="float">
            <text:p>0</text:p>
          </table:table-cell>
          <table:table-cell table:formula="of:=HEX2DEC([.U25])" office:value-type="float" office:value="0" calcext:value-type="float">
            <text:p>0</text:p>
          </table:table-cell>
          <table:table-cell/>
          <table:table-cell table:formula="of:=CHAR([.Y25])" office:value-type="string" office:string-value="&#10;" calcext:value-type="string">
            <text:p/>
            <text:p/>
          </table:table-cell>
          <table:table-cell table:formula="of:=CHAR([.Z25])" office:value-type="string" office:string-value="" calcext:value-type="string">
            <text:p/>
          </table:table-cell>
          <table:table-cell table:formula="of:=CHAR([.AA25])" office:value-type="string" office:string-value="" calcext:value-type="string">
            <text:p/>
          </table:table-cell>
          <table:table-cell table:formula="of:=CHAR([.AB25])" office:value-type="string" office:string-value="" calcext:value-type="string">
            <text:p/>
          </table:table-cell>
          <table:table-cell table:formula="of:=CHAR([.AC25])" office:value-type="string" office:string-value="" calcext:value-type="string">
            <text:p/>
          </table:table-cell>
          <table:table-cell table:formula="of:=CHAR([.AD25])" office:value-type="string" office:string-value="" calcext:value-type="string">
            <text:p/>
          </table:table-cell>
          <table:table-cell table:formula="of:=CHAR([.AE25])" office:value-type="string" office:string-value="" calcext:value-type="string">
            <text:p/>
          </table:table-cell>
          <table:table-cell table:formula="of:=CHAR([.AF25])" office:value-type="string" office:string-value="" calcext:value-type="string">
            <text:p/>
          </table:table-cell>
          <table:table-cell table:formula="of:=CHAR([.AG25])" office:value-type="string" office:string-value="" calcext:value-type="string">
            <text:p/>
          </table:table-cell>
          <table:table-cell table:formula="of:=CHAR([.AH25])" office:value-type="string" office:string-value="" calcext:value-type="string">
            <text:p/>
          </table:table-cell>
          <table:table-cell table:formula="of:=CHAR([.AI25])" office:value-type="string" office:string-value="" calcext:value-type="string">
            <text:p/>
          </table:table-cell>
          <table:table-cell table:formula="of:=CHAR([.AJ25])" office:value-type="string" office:string-value="" calcext:value-type="string">
            <text:p/>
          </table:table-cell>
          <table:table-cell table:formula="of:=CHAR([.AK25])" office:value-type="string" office:string-value="" calcext:value-type="string">
            <text:p/>
          </table:table-cell>
          <table:table-cell table:formula="of:=CHAR([.AL25])" office:value-type="string" office:string-value="" calcext:value-type="string">
            <text:p/>
          </table:table-cell>
          <table:table-cell table:formula="of:=CHAR([.AM25])" office:value-type="string" office:string-value="" calcext:value-type="string">
            <text:p/>
          </table:table-cell>
          <table:table-cell table:formula="of:=CHAR([.AN25])" office:value-type="string" office:string-value="" calcext:value-type="string">
            <text:p/>
          </table:table-cell>
          <table:table-cell table:formula="of:=CHAR([.AO25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26])" office:value-type="float" office:value="2" calcext:value-type="float">
            <text:p>2</text:p>
          </table:table-cell>
          <table:table-cell table:formula="of:=HEX2DEC([.D26])" office:value-type="float" office:value="28" calcext:value-type="float">
            <text:p>28</text:p>
          </table:table-cell>
          <table:table-cell table:formula="of:=HEX2DEC([.E26])" office:value-type="float" office:value="0" calcext:value-type="float">
            <text:p>0</text:p>
          </table:table-cell>
          <table:table-cell table:formula="of:=HEX2DEC([.F26])" office:value-type="float" office:value="35" calcext:value-type="float">
            <text:p>35</text:p>
          </table:table-cell>
          <table:table-cell table:formula="of:=HEX2DEC([.G26])" office:value-type="float" office:value="42" calcext:value-type="float">
            <text:p>42</text:p>
          </table:table-cell>
          <table:table-cell table:formula="of:=HEX2DEC([.H26])" office:value-type="float" office:value="0" calcext:value-type="float">
            <text:p>0</text:p>
          </table:table-cell>
          <table:table-cell table:formula="of:=HEX2DEC([.I26])" office:value-type="float" office:value="0" calcext:value-type="float">
            <text:p>0</text:p>
          </table:table-cell>
          <table:table-cell table:formula="of:=HEX2DEC([.J26])" office:value-type="float" office:value="0" calcext:value-type="float">
            <text:p>0</text:p>
          </table:table-cell>
          <table:table-cell table:formula="of:=HEX2DEC([.K26])" office:value-type="float" office:value="0" calcext:value-type="float">
            <text:p>0</text:p>
          </table:table-cell>
          <table:table-cell table:formula="of:=HEX2DEC([.L26])" office:value-type="float" office:value="0" calcext:value-type="float">
            <text:p>0</text:p>
          </table:table-cell>
          <table:table-cell table:formula="of:=HEX2DEC([.M26])" office:value-type="float" office:value="0" calcext:value-type="float">
            <text:p>0</text:p>
          </table:table-cell>
          <table:table-cell table:formula="of:=HEX2DEC([.N26])" office:value-type="float" office:value="0" calcext:value-type="float">
            <text:p>0</text:p>
          </table:table-cell>
          <table:table-cell table:formula="of:=HEX2DEC([.O26])" office:value-type="float" office:value="0" calcext:value-type="float">
            <text:p>0</text:p>
          </table:table-cell>
          <table:table-cell table:formula="of:=HEX2DEC([.P26])" office:value-type="float" office:value="0" calcext:value-type="float">
            <text:p>0</text:p>
          </table:table-cell>
          <table:table-cell table:formula="of:=HEX2DEC([.Q26])" office:value-type="float" office:value="0" calcext:value-type="float">
            <text:p>0</text:p>
          </table:table-cell>
          <table:table-cell table:formula="of:=HEX2DEC([.R26])" office:value-type="float" office:value="0" calcext:value-type="float">
            <text:p>0</text:p>
          </table:table-cell>
          <table:table-cell table:formula="of:=HEX2DEC([.S26])" office:value-type="float" office:value="0" calcext:value-type="float">
            <text:p>0</text:p>
          </table:table-cell>
          <table:table-cell table:formula="of:=HEX2DEC([.T26])" office:value-type="float" office:value="0" calcext:value-type="float">
            <text:p>0</text:p>
          </table:table-cell>
          <table:table-cell table:formula="of:=HEX2DEC([.U26])" office:value-type="float" office:value="0" calcext:value-type="float">
            <text:p>0</text:p>
          </table:table-cell>
          <table:table-cell/>
          <table:table-cell table:formula="of:=CHAR([.Y26])" office:value-type="string" office:string-value="" calcext:value-type="string">
            <text:p/>
          </table:table-cell>
          <table:table-cell table:formula="of:=CHAR([.Z26])" office:value-type="string" office:string-value="" calcext:value-type="string">
            <text:p/>
          </table:table-cell>
          <table:table-cell table:formula="of:=CHAR([.AA26])" office:value-type="string" office:string-value="" calcext:value-type="string">
            <text:p/>
          </table:table-cell>
          <table:table-cell table:formula="of:=CHAR([.AB26])" office:value-type="string" office:string-value="#" calcext:value-type="string">
            <text:p>#</text:p>
          </table:table-cell>
          <table:table-cell table:formula="of:=CHAR([.AC26])" office:value-type="string" office:string-value="*" calcext:value-type="string">
            <text:p>*</text:p>
          </table:table-cell>
          <table:table-cell table:formula="of:=CHAR([.AD26])" office:value-type="string" office:string-value="" calcext:value-type="string">
            <text:p/>
          </table:table-cell>
          <table:table-cell table:formula="of:=CHAR([.AE26])" office:value-type="string" office:string-value="" calcext:value-type="string">
            <text:p/>
          </table:table-cell>
          <table:table-cell table:formula="of:=CHAR([.AF26])" office:value-type="string" office:string-value="" calcext:value-type="string">
            <text:p/>
          </table:table-cell>
          <table:table-cell table:formula="of:=CHAR([.AG26])" office:value-type="string" office:string-value="" calcext:value-type="string">
            <text:p/>
          </table:table-cell>
          <table:table-cell table:formula="of:=CHAR([.AH26])" office:value-type="string" office:string-value="" calcext:value-type="string">
            <text:p/>
          </table:table-cell>
          <table:table-cell table:formula="of:=CHAR([.AI26])" office:value-type="string" office:string-value="" calcext:value-type="string">
            <text:p/>
          </table:table-cell>
          <table:table-cell table:formula="of:=CHAR([.AJ26])" office:value-type="string" office:string-value="" calcext:value-type="string">
            <text:p/>
          </table:table-cell>
          <table:table-cell table:formula="of:=CHAR([.AK26])" office:value-type="string" office:string-value="" calcext:value-type="string">
            <text:p/>
          </table:table-cell>
          <table:table-cell table:formula="of:=CHAR([.AL26])" office:value-type="string" office:string-value="" calcext:value-type="string">
            <text:p/>
          </table:table-cell>
          <table:table-cell table:formula="of:=CHAR([.AM26])" office:value-type="string" office:string-value="" calcext:value-type="string">
            <text:p/>
          </table:table-cell>
          <table:table-cell table:formula="of:=CHAR([.AN26])" office:value-type="string" office:string-value="" calcext:value-type="string">
            <text:p/>
          </table:table-cell>
          <table:table-cell table:formula="of:=CHAR([.AO26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4</text:p>
          </table:table-cell>
          <table:table-cell table:number-columns-repeated="14"/>
          <table:table-cell table:formula="of:=HEX2DEC([.C27])" office:value-type="float" office:value="17" calcext:value-type="float">
            <text:p>17</text:p>
          </table:table-cell>
          <table:table-cell table:formula="of:=HEX2DEC([.D27])" office:value-type="float" office:value="209" calcext:value-type="float">
            <text:p>209</text:p>
          </table:table-cell>
          <table:table-cell table:formula="of:=HEX2DEC([.E27])" office:value-type="float" office:value="82" calcext:value-type="float">
            <text:p>82</text:p>
          </table:table-cell>
          <table:table-cell table:formula="of:=HEX2DEC([.F27])" office:value-type="float" office:value="0" calcext:value-type="float">
            <text:p>0</text:p>
          </table:table-cell>
          <table:table-cell table:formula="of:=HEX2DEC([.G27])" office:value-type="float" office:value="0" calcext:value-type="float">
            <text:p>0</text:p>
          </table:table-cell>
          <table:table-cell table:formula="of:=HEX2DEC([.H27])" office:value-type="float" office:value="76" calcext:value-type="float">
            <text:p>76</text:p>
          </table:table-cell>
          <table:table-cell table:formula="of:=HEX2DEC([.I27])" office:value-type="float" office:value="153" calcext:value-type="float">
            <text:p>153</text:p>
          </table:table-cell>
          <table:table-cell table:formula="of:=HEX2DEC([.J27])" office:value-type="float" office:value="180" calcext:value-type="float">
            <text:p>180</text:p>
          </table:table-cell>
          <table:table-cell table:formula="of:=HEX2DEC([.K27])" office:value-type="float" office:value="0" calcext:value-type="float">
            <text:p>0</text:p>
          </table:table-cell>
          <table:table-cell table:formula="of:=HEX2DEC([.L27])" office:value-type="float" office:value="0" calcext:value-type="float">
            <text:p>0</text:p>
          </table:table-cell>
          <table:table-cell table:formula="of:=HEX2DEC([.M27])" office:value-type="float" office:value="0" calcext:value-type="float">
            <text:p>0</text:p>
          </table:table-cell>
          <table:table-cell table:formula="of:=HEX2DEC([.N27])" office:value-type="float" office:value="0" calcext:value-type="float">
            <text:p>0</text:p>
          </table:table-cell>
          <table:table-cell table:formula="of:=HEX2DEC([.O27])" office:value-type="float" office:value="0" calcext:value-type="float">
            <text:p>0</text:p>
          </table:table-cell>
          <table:table-cell table:formula="of:=HEX2DEC([.P27])" office:value-type="float" office:value="0" calcext:value-type="float">
            <text:p>0</text:p>
          </table:table-cell>
          <table:table-cell table:formula="of:=HEX2DEC([.Q27])" office:value-type="float" office:value="0" calcext:value-type="float">
            <text:p>0</text:p>
          </table:table-cell>
          <table:table-cell table:formula="of:=HEX2DEC([.R27])" office:value-type="float" office:value="0" calcext:value-type="float">
            <text:p>0</text:p>
          </table:table-cell>
          <table:table-cell table:formula="of:=HEX2DEC([.S27])" office:value-type="float" office:value="0" calcext:value-type="float">
            <text:p>0</text:p>
          </table:table-cell>
          <table:table-cell table:formula="of:=HEX2DEC([.T27])" office:value-type="float" office:value="0" calcext:value-type="float">
            <text:p>0</text:p>
          </table:table-cell>
          <table:table-cell table:formula="of:=HEX2DEC([.U27])" office:value-type="float" office:value="0" calcext:value-type="float">
            <text:p>0</text:p>
          </table:table-cell>
          <table:table-cell/>
          <table:table-cell table:formula="of:=CHAR([.Y27])" office:value-type="string" office:string-value="" calcext:value-type="string">
            <text:p/>
          </table:table-cell>
          <table:table-cell table:formula="of:=CHAR([.Z27])" office:value-type="string" office:string-value="�" calcext:value-type="string">
            <text:p>�</text:p>
          </table:table-cell>
          <table:table-cell table:formula="of:=CHAR([.AA27])" office:value-type="string" office:string-value="R" calcext:value-type="string">
            <text:p>R</text:p>
          </table:table-cell>
          <table:table-cell table:formula="of:=CHAR([.AB27])" office:value-type="string" office:string-value="" calcext:value-type="string">
            <text:p/>
          </table:table-cell>
          <table:table-cell table:formula="of:=CHAR([.AC27])" office:value-type="string" office:string-value="" calcext:value-type="string">
            <text:p/>
          </table:table-cell>
          <table:table-cell table:formula="of:=CHAR([.AD27])" office:value-type="string" office:string-value="L" calcext:value-type="string">
            <text:p>L</text:p>
          </table:table-cell>
          <table:table-cell table:formula="of:=CHAR([.AE27])" office:value-type="string" office:string-value="�" calcext:value-type="string">
            <text:p>�</text:p>
          </table:table-cell>
          <table:table-cell table:formula="of:=CHAR([.AF27])" office:value-type="string" office:string-value="�" calcext:value-type="string">
            <text:p>�</text:p>
          </table:table-cell>
          <table:table-cell table:formula="of:=CHAR([.AG27])" office:value-type="string" office:string-value="" calcext:value-type="string">
            <text:p/>
          </table:table-cell>
          <table:table-cell table:formula="of:=CHAR([.AH27])" office:value-type="string" office:string-value="" calcext:value-type="string">
            <text:p/>
          </table:table-cell>
          <table:table-cell table:formula="of:=CHAR([.AI27])" office:value-type="string" office:string-value="" calcext:value-type="string">
            <text:p/>
          </table:table-cell>
          <table:table-cell table:formula="of:=CHAR([.AJ27])" office:value-type="string" office:string-value="" calcext:value-type="string">
            <text:p/>
          </table:table-cell>
          <table:table-cell table:formula="of:=CHAR([.AK27])" office:value-type="string" office:string-value="" calcext:value-type="string">
            <text:p/>
          </table:table-cell>
          <table:table-cell table:formula="of:=CHAR([.AL27])" office:value-type="string" office:string-value="" calcext:value-type="string">
            <text:p/>
          </table:table-cell>
          <table:table-cell table:formula="of:=CHAR([.AM27])" office:value-type="string" office:string-value="" calcext:value-type="string">
            <text:p/>
          </table:table-cell>
          <table:table-cell table:formula="of:=CHAR([.AN27])" office:value-type="string" office:string-value="" calcext:value-type="string">
            <text:p/>
          </table:table-cell>
          <table:table-cell table:formula="of:=CHAR([.AO27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28])" office:value-type="float" office:value="2" calcext:value-type="float">
            <text:p>2</text:p>
          </table:table-cell>
          <table:table-cell table:formula="of:=HEX2DEC([.D28])" office:value-type="float" office:value="30" calcext:value-type="float">
            <text:p>30</text:p>
          </table:table-cell>
          <table:table-cell table:formula="of:=HEX2DEC([.E28])" office:value-type="float" office:value="0" calcext:value-type="float">
            <text:p>0</text:p>
          </table:table-cell>
          <table:table-cell table:formula="of:=HEX2DEC([.F28])" office:value-type="float" office:value="36" calcext:value-type="float">
            <text:p>36</text:p>
          </table:table-cell>
          <table:table-cell table:formula="of:=HEX2DEC([.G28])" office:value-type="float" office:value="42" calcext:value-type="float">
            <text:p>42</text:p>
          </table:table-cell>
          <table:table-cell table:formula="of:=HEX2DEC([.H28])" office:value-type="float" office:value="0" calcext:value-type="float">
            <text:p>0</text:p>
          </table:table-cell>
          <table:table-cell table:formula="of:=HEX2DEC([.I28])" office:value-type="float" office:value="0" calcext:value-type="float">
            <text:p>0</text:p>
          </table:table-cell>
          <table:table-cell table:formula="of:=HEX2DEC([.J28])" office:value-type="float" office:value="0" calcext:value-type="float">
            <text:p>0</text:p>
          </table:table-cell>
          <table:table-cell table:formula="of:=HEX2DEC([.K28])" office:value-type="float" office:value="0" calcext:value-type="float">
            <text:p>0</text:p>
          </table:table-cell>
          <table:table-cell table:formula="of:=HEX2DEC([.L28])" office:value-type="float" office:value="0" calcext:value-type="float">
            <text:p>0</text:p>
          </table:table-cell>
          <table:table-cell table:formula="of:=HEX2DEC([.M28])" office:value-type="float" office:value="0" calcext:value-type="float">
            <text:p>0</text:p>
          </table:table-cell>
          <table:table-cell table:formula="of:=HEX2DEC([.N28])" office:value-type="float" office:value="0" calcext:value-type="float">
            <text:p>0</text:p>
          </table:table-cell>
          <table:table-cell table:formula="of:=HEX2DEC([.O28])" office:value-type="float" office:value="0" calcext:value-type="float">
            <text:p>0</text:p>
          </table:table-cell>
          <table:table-cell table:formula="of:=HEX2DEC([.P28])" office:value-type="float" office:value="0" calcext:value-type="float">
            <text:p>0</text:p>
          </table:table-cell>
          <table:table-cell table:formula="of:=HEX2DEC([.Q28])" office:value-type="float" office:value="0" calcext:value-type="float">
            <text:p>0</text:p>
          </table:table-cell>
          <table:table-cell table:formula="of:=HEX2DEC([.R28])" office:value-type="float" office:value="0" calcext:value-type="float">
            <text:p>0</text:p>
          </table:table-cell>
          <table:table-cell table:formula="of:=HEX2DEC([.S28])" office:value-type="float" office:value="0" calcext:value-type="float">
            <text:p>0</text:p>
          </table:table-cell>
          <table:table-cell table:formula="of:=HEX2DEC([.T28])" office:value-type="float" office:value="0" calcext:value-type="float">
            <text:p>0</text:p>
          </table:table-cell>
          <table:table-cell table:formula="of:=HEX2DEC([.U28])" office:value-type="float" office:value="0" calcext:value-type="float">
            <text:p>0</text:p>
          </table:table-cell>
          <table:table-cell/>
          <table:table-cell table:formula="of:=CHAR([.Y28])" office:value-type="string" office:string-value="" calcext:value-type="string">
            <text:p/>
          </table:table-cell>
          <table:table-cell table:formula="of:=CHAR([.Z28])" office:value-type="string" office:string-value="" calcext:value-type="string">
            <text:p/>
          </table:table-cell>
          <table:table-cell table:formula="of:=CHAR([.AA28])" office:value-type="string" office:string-value="" calcext:value-type="string">
            <text:p/>
          </table:table-cell>
          <table:table-cell table:formula="of:=CHAR([.AB28])" office:value-type="string" office:string-value="$" calcext:value-type="string">
            <text:p>$</text:p>
          </table:table-cell>
          <table:table-cell table:formula="of:=CHAR([.AC28])" office:value-type="string" office:string-value="*" calcext:value-type="string">
            <text:p>*</text:p>
          </table:table-cell>
          <table:table-cell table:formula="of:=CHAR([.AD28])" office:value-type="string" office:string-value="" calcext:value-type="string">
            <text:p/>
          </table:table-cell>
          <table:table-cell table:formula="of:=CHAR([.AE28])" office:value-type="string" office:string-value="" calcext:value-type="string">
            <text:p/>
          </table:table-cell>
          <table:table-cell table:formula="of:=CHAR([.AF28])" office:value-type="string" office:string-value="" calcext:value-type="string">
            <text:p/>
          </table:table-cell>
          <table:table-cell table:formula="of:=CHAR([.AG28])" office:value-type="string" office:string-value="" calcext:value-type="string">
            <text:p/>
          </table:table-cell>
          <table:table-cell table:formula="of:=CHAR([.AH28])" office:value-type="string" office:string-value="" calcext:value-type="string">
            <text:p/>
          </table:table-cell>
          <table:table-cell table:formula="of:=CHAR([.AI28])" office:value-type="string" office:string-value="" calcext:value-type="string">
            <text:p/>
          </table:table-cell>
          <table:table-cell table:formula="of:=CHAR([.AJ28])" office:value-type="string" office:string-value="" calcext:value-type="string">
            <text:p/>
          </table:table-cell>
          <table:table-cell table:formula="of:=CHAR([.AK28])" office:value-type="string" office:string-value="" calcext:value-type="string">
            <text:p/>
          </table:table-cell>
          <table:table-cell table:formula="of:=CHAR([.AL28])" office:value-type="string" office:string-value="" calcext:value-type="string">
            <text:p/>
          </table:table-cell>
          <table:table-cell table:formula="of:=CHAR([.AM28])" office:value-type="string" office:string-value="" calcext:value-type="string">
            <text:p/>
          </table:table-cell>
          <table:table-cell table:formula="of:=CHAR([.AN28])" office:value-type="string" office:string-value="" calcext:value-type="string">
            <text:p/>
          </table:table-cell>
          <table:table-cell table:formula="of:=CHAR([.AO28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table:formula="of:=HEX2DEC([.C29])" office:value-type="float" office:value="0" calcext:value-type="float">
            <text:p>0</text:p>
          </table:table-cell>
          <table:table-cell table:formula="of:=HEX2DEC([.D29])" office:value-type="float" office:value="0" calcext:value-type="float">
            <text:p>0</text:p>
          </table:table-cell>
          <table:table-cell table:formula="of:=HEX2DEC([.E29])" office:value-type="float" office:value="0" calcext:value-type="float">
            <text:p>0</text:p>
          </table:table-cell>
          <table:table-cell table:formula="of:=HEX2DEC([.F29])" office:value-type="float" office:value="0" calcext:value-type="float">
            <text:p>0</text:p>
          </table:table-cell>
          <table:table-cell table:formula="of:=HEX2DEC([.G29])" office:value-type="float" office:value="0" calcext:value-type="float">
            <text:p>0</text:p>
          </table:table-cell>
          <table:table-cell table:formula="of:=HEX2DEC([.H29])" office:value-type="float" office:value="0" calcext:value-type="float">
            <text:p>0</text:p>
          </table:table-cell>
          <table:table-cell table:formula="of:=HEX2DEC([.I29])" office:value-type="float" office:value="0" calcext:value-type="float">
            <text:p>0</text:p>
          </table:table-cell>
          <table:table-cell table:formula="of:=HEX2DEC([.J29])" office:value-type="float" office:value="0" calcext:value-type="float">
            <text:p>0</text:p>
          </table:table-cell>
          <table:table-cell table:formula="of:=HEX2DEC([.K29])" office:value-type="float" office:value="0" calcext:value-type="float">
            <text:p>0</text:p>
          </table:table-cell>
          <table:table-cell table:formula="of:=HEX2DEC([.L29])" office:value-type="float" office:value="0" calcext:value-type="float">
            <text:p>0</text:p>
          </table:table-cell>
          <table:table-cell table:formula="of:=HEX2DEC([.M29])" office:value-type="float" office:value="0" calcext:value-type="float">
            <text:p>0</text:p>
          </table:table-cell>
          <table:table-cell table:formula="of:=HEX2DEC([.N29])" office:value-type="float" office:value="0" calcext:value-type="float">
            <text:p>0</text:p>
          </table:table-cell>
          <table:table-cell table:formula="of:=HEX2DEC([.O29])" office:value-type="float" office:value="0" calcext:value-type="float">
            <text:p>0</text:p>
          </table:table-cell>
          <table:table-cell table:formula="of:=HEX2DEC([.P29])" office:value-type="float" office:value="0" calcext:value-type="float">
            <text:p>0</text:p>
          </table:table-cell>
          <table:table-cell table:formula="of:=HEX2DEC([.Q29])" office:value-type="float" office:value="0" calcext:value-type="float">
            <text:p>0</text:p>
          </table:table-cell>
          <table:table-cell table:formula="of:=HEX2DEC([.R29])" office:value-type="float" office:value="0" calcext:value-type="float">
            <text:p>0</text:p>
          </table:table-cell>
          <table:table-cell table:formula="of:=HEX2DEC([.S29])" office:value-type="float" office:value="0" calcext:value-type="float">
            <text:p>0</text:p>
          </table:table-cell>
          <table:table-cell table:formula="of:=HEX2DEC([.T29])" office:value-type="float" office:value="0" calcext:value-type="float">
            <text:p>0</text:p>
          </table:table-cell>
          <table:table-cell table:formula="of:=HEX2DEC([.U29])" office:value-type="float" office:value="0" calcext:value-type="float">
            <text:p>0</text:p>
          </table:table-cell>
          <table:table-cell/>
          <table:table-cell table:formula="of:=CHAR([.Y29])" office:value-type="string" office:string-value="" calcext:value-type="string">
            <text:p/>
          </table:table-cell>
          <table:table-cell table:formula="of:=CHAR([.Z29])" office:value-type="string" office:string-value="" calcext:value-type="string">
            <text:p/>
          </table:table-cell>
          <table:table-cell table:formula="of:=CHAR([.AA29])" office:value-type="string" office:string-value="" calcext:value-type="string">
            <text:p/>
          </table:table-cell>
          <table:table-cell table:formula="of:=CHAR([.AB29])" office:value-type="string" office:string-value="" calcext:value-type="string">
            <text:p/>
          </table:table-cell>
          <table:table-cell table:formula="of:=CHAR([.AC29])" office:value-type="string" office:string-value="" calcext:value-type="string">
            <text:p/>
          </table:table-cell>
          <table:table-cell table:formula="of:=CHAR([.AD29])" office:value-type="string" office:string-value="" calcext:value-type="string">
            <text:p/>
          </table:table-cell>
          <table:table-cell table:formula="of:=CHAR([.AE29])" office:value-type="string" office:string-value="" calcext:value-type="string">
            <text:p/>
          </table:table-cell>
          <table:table-cell table:formula="of:=CHAR([.AF29])" office:value-type="string" office:string-value="" calcext:value-type="string">
            <text:p/>
          </table:table-cell>
          <table:table-cell table:formula="of:=CHAR([.AG29])" office:value-type="string" office:string-value="" calcext:value-type="string">
            <text:p/>
          </table:table-cell>
          <table:table-cell table:formula="of:=CHAR([.AH29])" office:value-type="string" office:string-value="" calcext:value-type="string">
            <text:p/>
          </table:table-cell>
          <table:table-cell table:formula="of:=CHAR([.AI29])" office:value-type="string" office:string-value="" calcext:value-type="string">
            <text:p/>
          </table:table-cell>
          <table:table-cell table:formula="of:=CHAR([.AJ29])" office:value-type="string" office:string-value="" calcext:value-type="string">
            <text:p/>
          </table:table-cell>
          <table:table-cell table:formula="of:=CHAR([.AK29])" office:value-type="string" office:string-value="" calcext:value-type="string">
            <text:p/>
          </table:table-cell>
          <table:table-cell table:formula="of:=CHAR([.AL29])" office:value-type="string" office:string-value="" calcext:value-type="string">
            <text:p/>
          </table:table-cell>
          <table:table-cell table:formula="of:=CHAR([.AM29])" office:value-type="string" office:string-value="" calcext:value-type="string">
            <text:p/>
          </table:table-cell>
          <table:table-cell table:formula="of:=CHAR([.AN29])" office:value-type="string" office:string-value="" calcext:value-type="string">
            <text:p/>
          </table:table-cell>
          <table:table-cell table:formula="of:=CHAR([.AO29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30])" office:value-type="float" office:value="2" calcext:value-type="float">
            <text:p>2</text:p>
          </table:table-cell>
          <table:table-cell table:formula="of:=HEX2DEC([.D30])" office:value-type="float" office:value="32" calcext:value-type="float">
            <text:p>32</text:p>
          </table:table-cell>
          <table:table-cell table:formula="of:=HEX2DEC([.E30])" office:value-type="float" office:value="0" calcext:value-type="float">
            <text:p>0</text:p>
          </table:table-cell>
          <table:table-cell table:formula="of:=HEX2DEC([.F30])" office:value-type="float" office:value="37" calcext:value-type="float">
            <text:p>37</text:p>
          </table:table-cell>
          <table:table-cell table:formula="of:=HEX2DEC([.G30])" office:value-type="float" office:value="42" calcext:value-type="float">
            <text:p>42</text:p>
          </table:table-cell>
          <table:table-cell table:formula="of:=HEX2DEC([.H30])" office:value-type="float" office:value="0" calcext:value-type="float">
            <text:p>0</text:p>
          </table:table-cell>
          <table:table-cell table:formula="of:=HEX2DEC([.I30])" office:value-type="float" office:value="0" calcext:value-type="float">
            <text:p>0</text:p>
          </table:table-cell>
          <table:table-cell table:formula="of:=HEX2DEC([.J30])" office:value-type="float" office:value="0" calcext:value-type="float">
            <text:p>0</text:p>
          </table:table-cell>
          <table:table-cell table:formula="of:=HEX2DEC([.K30])" office:value-type="float" office:value="0" calcext:value-type="float">
            <text:p>0</text:p>
          </table:table-cell>
          <table:table-cell table:formula="of:=HEX2DEC([.L30])" office:value-type="float" office:value="0" calcext:value-type="float">
            <text:p>0</text:p>
          </table:table-cell>
          <table:table-cell table:formula="of:=HEX2DEC([.M30])" office:value-type="float" office:value="0" calcext:value-type="float">
            <text:p>0</text:p>
          </table:table-cell>
          <table:table-cell table:formula="of:=HEX2DEC([.N30])" office:value-type="float" office:value="0" calcext:value-type="float">
            <text:p>0</text:p>
          </table:table-cell>
          <table:table-cell table:formula="of:=HEX2DEC([.O30])" office:value-type="float" office:value="0" calcext:value-type="float">
            <text:p>0</text:p>
          </table:table-cell>
          <table:table-cell table:formula="of:=HEX2DEC([.P30])" office:value-type="float" office:value="0" calcext:value-type="float">
            <text:p>0</text:p>
          </table:table-cell>
          <table:table-cell table:formula="of:=HEX2DEC([.Q30])" office:value-type="float" office:value="0" calcext:value-type="float">
            <text:p>0</text:p>
          </table:table-cell>
          <table:table-cell table:formula="of:=HEX2DEC([.R30])" office:value-type="float" office:value="0" calcext:value-type="float">
            <text:p>0</text:p>
          </table:table-cell>
          <table:table-cell table:formula="of:=HEX2DEC([.S30])" office:value-type="float" office:value="0" calcext:value-type="float">
            <text:p>0</text:p>
          </table:table-cell>
          <table:table-cell table:formula="of:=HEX2DEC([.T30])" office:value-type="float" office:value="0" calcext:value-type="float">
            <text:p>0</text:p>
          </table:table-cell>
          <table:table-cell table:formula="of:=HEX2DEC([.U30])" office:value-type="float" office:value="0" calcext:value-type="float">
            <text:p>0</text:p>
          </table:table-cell>
          <table:table-cell/>
          <table:table-cell table:formula="of:=CHAR([.Y30])" office:value-type="string" office:string-value="" calcext:value-type="string">
            <text:p/>
          </table:table-cell>
          <table:table-cell table:formula="of:=CHAR([.Z30])" office:value-type="string" office:string-value=" " calcext:value-type="string">
            <text:p><text:s/></text:p>
          </table:table-cell>
          <table:table-cell table:formula="of:=CHAR([.AA30])" office:value-type="string" office:string-value="" calcext:value-type="string">
            <text:p/>
          </table:table-cell>
          <table:table-cell table:formula="of:=CHAR([.AB30])" office:value-type="string" office:string-value="%" calcext:value-type="string">
            <text:p>%</text:p>
          </table:table-cell>
          <table:table-cell table:formula="of:=CHAR([.AC30])" office:value-type="string" office:string-value="*" calcext:value-type="string">
            <text:p>*</text:p>
          </table:table-cell>
          <table:table-cell table:formula="of:=CHAR([.AD30])" office:value-type="string" office:string-value="" calcext:value-type="string">
            <text:p/>
          </table:table-cell>
          <table:table-cell table:formula="of:=CHAR([.AE30])" office:value-type="string" office:string-value="" calcext:value-type="string">
            <text:p/>
          </table:table-cell>
          <table:table-cell table:formula="of:=CHAR([.AF30])" office:value-type="string" office:string-value="" calcext:value-type="string">
            <text:p/>
          </table:table-cell>
          <table:table-cell table:formula="of:=CHAR([.AG30])" office:value-type="string" office:string-value="" calcext:value-type="string">
            <text:p/>
          </table:table-cell>
          <table:table-cell table:formula="of:=CHAR([.AH30])" office:value-type="string" office:string-value="" calcext:value-type="string">
            <text:p/>
          </table:table-cell>
          <table:table-cell table:formula="of:=CHAR([.AI30])" office:value-type="string" office:string-value="" calcext:value-type="string">
            <text:p/>
          </table:table-cell>
          <table:table-cell table:formula="of:=CHAR([.AJ30])" office:value-type="string" office:string-value="" calcext:value-type="string">
            <text:p/>
          </table:table-cell>
          <table:table-cell table:formula="of:=CHAR([.AK30])" office:value-type="string" office:string-value="" calcext:value-type="string">
            <text:p/>
          </table:table-cell>
          <table:table-cell table:formula="of:=CHAR([.AL30])" office:value-type="string" office:string-value="" calcext:value-type="string">
            <text:p/>
          </table:table-cell>
          <table:table-cell table:formula="of:=CHAR([.AM30])" office:value-type="string" office:string-value="" calcext:value-type="string">
            <text:p/>
          </table:table-cell>
          <table:table-cell table:formula="of:=CHAR([.AN30])" office:value-type="string" office:string-value="" calcext:value-type="string">
            <text:p/>
          </table:table-cell>
          <table:table-cell table:formula="of:=CHAR([.AO30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S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formula="of:=HEX2DEC([.C31])" office:value-type="float" office:value="83" calcext:value-type="float">
            <text:p>83</text:p>
          </table:table-cell>
          <table:table-cell table:formula="of:=HEX2DEC([.D31])" office:value-type="float" office:value="78" calcext:value-type="float">
            <text:p>78</text:p>
          </table:table-cell>
          <table:table-cell table:formula="of:=HEX2DEC([.E31])" office:value-type="float" office:value="58" calcext:value-type="float">
            <text:p>58</text:p>
          </table:table-cell>
          <table:table-cell table:formula="of:=HEX2DEC([.F31])" office:value-type="float" office:value="32" calcext:value-type="float">
            <text:p>32</text:p>
          </table:table-cell>
          <table:table-cell table:formula="of:=HEX2DEC([.G31])" office:value-type="float" office:value="48" calcext:value-type="float">
            <text:p>48</text:p>
          </table:table-cell>
          <table:table-cell table:formula="of:=HEX2DEC([.H31])" office:value-type="float" office:value="48" calcext:value-type="float">
            <text:p>48</text:p>
          </table:table-cell>
          <table:table-cell table:formula="of:=HEX2DEC([.I31])" office:value-type="float" office:value="48" calcext:value-type="float">
            <text:p>48</text:p>
          </table:table-cell>
          <table:table-cell table:formula="of:=HEX2DEC([.J31])" office:value-type="float" office:value="48" calcext:value-type="float">
            <text:p>48</text:p>
          </table:table-cell>
          <table:table-cell table:formula="of:=HEX2DEC([.K31])" office:value-type="float" office:value="48" calcext:value-type="float">
            <text:p>48</text:p>
          </table:table-cell>
          <table:table-cell table:formula="of:=HEX2DEC([.L31])" office:value-type="float" office:value="48" calcext:value-type="float">
            <text:p>48</text:p>
          </table:table-cell>
          <table:table-cell table:formula="of:=HEX2DEC([.M31])" office:value-type="float" office:value="0" calcext:value-type="float">
            <text:p>0</text:p>
          </table:table-cell>
          <table:table-cell table:formula="of:=HEX2DEC([.N31])" office:value-type="float" office:value="0" calcext:value-type="float">
            <text:p>0</text:p>
          </table:table-cell>
          <table:table-cell table:formula="of:=HEX2DEC([.O31])" office:value-type="float" office:value="0" calcext:value-type="float">
            <text:p>0</text:p>
          </table:table-cell>
          <table:table-cell table:formula="of:=HEX2DEC([.P31])" office:value-type="float" office:value="0" calcext:value-type="float">
            <text:p>0</text:p>
          </table:table-cell>
          <table:table-cell table:formula="of:=HEX2DEC([.Q31])" office:value-type="float" office:value="0" calcext:value-type="float">
            <text:p>0</text:p>
          </table:table-cell>
          <table:table-cell table:formula="of:=HEX2DEC([.R31])" office:value-type="float" office:value="0" calcext:value-type="float">
            <text:p>0</text:p>
          </table:table-cell>
          <table:table-cell table:formula="of:=HEX2DEC([.S31])" office:value-type="float" office:value="0" calcext:value-type="float">
            <text:p>0</text:p>
          </table:table-cell>
          <table:table-cell table:formula="of:=HEX2DEC([.T31])" office:value-type="float" office:value="0" calcext:value-type="float">
            <text:p>0</text:p>
          </table:table-cell>
          <table:table-cell table:formula="of:=HEX2DEC([.U31])" office:value-type="float" office:value="0" calcext:value-type="float">
            <text:p>0</text:p>
          </table:table-cell>
          <table:table-cell/>
          <table:table-cell table:formula="of:=CHAR([.Y31])" office:value-type="string" office:string-value="S" calcext:value-type="string">
            <text:p>S</text:p>
          </table:table-cell>
          <table:table-cell table:formula="of:=CHAR([.Z31])" office:value-type="string" office:string-value="N" calcext:value-type="string">
            <text:p>N</text:p>
          </table:table-cell>
          <table:table-cell table:formula="of:=CHAR([.AA31])" office:value-type="string" office:string-value=":" calcext:value-type="string">
            <text:p>:</text:p>
          </table:table-cell>
          <table:table-cell table:formula="of:=CHAR([.AB31])" office:value-type="string" office:string-value=" " calcext:value-type="string">
            <text:p><text:s/></text:p>
          </table:table-cell>
          <table:table-cell table:formula="of:=CHAR([.AC31])" office:value-type="string" office:string-value="0" calcext:value-type="string">
            <text:p>0</text:p>
          </table:table-cell>
          <table:table-cell table:formula="of:=CHAR([.AD31])" office:value-type="string" office:string-value="0" calcext:value-type="string">
            <text:p>0</text:p>
          </table:table-cell>
          <table:table-cell table:formula="of:=CHAR([.AE31])" office:value-type="string" office:string-value="0" calcext:value-type="string">
            <text:p>0</text:p>
          </table:table-cell>
          <table:table-cell table:formula="of:=CHAR([.AF31])" office:value-type="string" office:string-value="0" calcext:value-type="string">
            <text:p>0</text:p>
          </table:table-cell>
          <table:table-cell table:formula="of:=CHAR([.AG31])" office:value-type="string" office:string-value="0" calcext:value-type="string">
            <text:p>0</text:p>
          </table:table-cell>
          <table:table-cell table:formula="of:=CHAR([.AH31])" office:value-type="string" office:string-value="0" calcext:value-type="string">
            <text:p>0</text:p>
          </table:table-cell>
          <table:table-cell table:formula="of:=CHAR([.AI31])" office:value-type="string" office:string-value="" calcext:value-type="string">
            <text:p/>
          </table:table-cell>
          <table:table-cell table:formula="of:=CHAR([.AJ31])" office:value-type="string" office:string-value="" calcext:value-type="string">
            <text:p/>
          </table:table-cell>
          <table:table-cell table:formula="of:=CHAR([.AK31])" office:value-type="string" office:string-value="" calcext:value-type="string">
            <text:p/>
          </table:table-cell>
          <table:table-cell table:formula="of:=CHAR([.AL31])" office:value-type="string" office:string-value="" calcext:value-type="string">
            <text:p/>
          </table:table-cell>
          <table:table-cell table:formula="of:=CHAR([.AM31])" office:value-type="string" office:string-value="" calcext:value-type="string">
            <text:p/>
          </table:table-cell>
          <table:table-cell table:formula="of:=CHAR([.AN31])" office:value-type="string" office:string-value="" calcext:value-type="string">
            <text:p/>
          </table:table-cell>
          <table:table-cell table:formula="of:=CHAR([.AO31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32])" office:value-type="float" office:value="2" calcext:value-type="float">
            <text:p>2</text:p>
          </table:table-cell>
          <table:table-cell table:formula="of:=HEX2DEC([.D32])" office:value-type="float" office:value="34" calcext:value-type="float">
            <text:p>34</text:p>
          </table:table-cell>
          <table:table-cell table:formula="of:=HEX2DEC([.E32])" office:value-type="float" office:value="0" calcext:value-type="float">
            <text:p>0</text:p>
          </table:table-cell>
          <table:table-cell table:formula="of:=HEX2DEC([.F32])" office:value-type="float" office:value="38" calcext:value-type="float">
            <text:p>38</text:p>
          </table:table-cell>
          <table:table-cell table:formula="of:=HEX2DEC([.G32])" office:value-type="float" office:value="42" calcext:value-type="float">
            <text:p>42</text:p>
          </table:table-cell>
          <table:table-cell table:formula="of:=HEX2DEC([.H32])" office:value-type="float" office:value="0" calcext:value-type="float">
            <text:p>0</text:p>
          </table:table-cell>
          <table:table-cell table:formula="of:=HEX2DEC([.I32])" office:value-type="float" office:value="0" calcext:value-type="float">
            <text:p>0</text:p>
          </table:table-cell>
          <table:table-cell table:formula="of:=HEX2DEC([.J32])" office:value-type="float" office:value="0" calcext:value-type="float">
            <text:p>0</text:p>
          </table:table-cell>
          <table:table-cell table:formula="of:=HEX2DEC([.K32])" office:value-type="float" office:value="0" calcext:value-type="float">
            <text:p>0</text:p>
          </table:table-cell>
          <table:table-cell table:formula="of:=HEX2DEC([.L32])" office:value-type="float" office:value="0" calcext:value-type="float">
            <text:p>0</text:p>
          </table:table-cell>
          <table:table-cell table:formula="of:=HEX2DEC([.M32])" office:value-type="float" office:value="0" calcext:value-type="float">
            <text:p>0</text:p>
          </table:table-cell>
          <table:table-cell table:formula="of:=HEX2DEC([.N32])" office:value-type="float" office:value="0" calcext:value-type="float">
            <text:p>0</text:p>
          </table:table-cell>
          <table:table-cell table:formula="of:=HEX2DEC([.O32])" office:value-type="float" office:value="0" calcext:value-type="float">
            <text:p>0</text:p>
          </table:table-cell>
          <table:table-cell table:formula="of:=HEX2DEC([.P32])" office:value-type="float" office:value="0" calcext:value-type="float">
            <text:p>0</text:p>
          </table:table-cell>
          <table:table-cell table:formula="of:=HEX2DEC([.Q32])" office:value-type="float" office:value="0" calcext:value-type="float">
            <text:p>0</text:p>
          </table:table-cell>
          <table:table-cell table:formula="of:=HEX2DEC([.R32])" office:value-type="float" office:value="0" calcext:value-type="float">
            <text:p>0</text:p>
          </table:table-cell>
          <table:table-cell table:formula="of:=HEX2DEC([.S32])" office:value-type="float" office:value="0" calcext:value-type="float">
            <text:p>0</text:p>
          </table:table-cell>
          <table:table-cell table:formula="of:=HEX2DEC([.T32])" office:value-type="float" office:value="0" calcext:value-type="float">
            <text:p>0</text:p>
          </table:table-cell>
          <table:table-cell table:formula="of:=HEX2DEC([.U32])" office:value-type="float" office:value="0" calcext:value-type="float">
            <text:p>0</text:p>
          </table:table-cell>
          <table:table-cell/>
          <table:table-cell table:formula="of:=CHAR([.Y32])" office:value-type="string" office:string-value="" calcext:value-type="string">
            <text:p/>
          </table:table-cell>
          <table:table-cell table:formula="of:=CHAR([.Z32])" office:value-type="string" office:string-value="&quot;" calcext:value-type="string">
            <text:p>"</text:p>
          </table:table-cell>
          <table:table-cell table:formula="of:=CHAR([.AA32])" office:value-type="string" office:string-value="" calcext:value-type="string">
            <text:p/>
          </table:table-cell>
          <table:table-cell table:formula="of:=CHAR([.AB32])" office:value-type="string" office:string-value="&amp;" calcext:value-type="string">
            <text:p>&amp;</text:p>
          </table:table-cell>
          <table:table-cell table:formula="of:=CHAR([.AC32])" office:value-type="string" office:string-value="*" calcext:value-type="string">
            <text:p>*</text:p>
          </table:table-cell>
          <table:table-cell table:formula="of:=CHAR([.AD32])" office:value-type="string" office:string-value="" calcext:value-type="string">
            <text:p/>
          </table:table-cell>
          <table:table-cell table:formula="of:=CHAR([.AE32])" office:value-type="string" office:string-value="" calcext:value-type="string">
            <text:p/>
          </table:table-cell>
          <table:table-cell table:formula="of:=CHAR([.AF32])" office:value-type="string" office:string-value="" calcext:value-type="string">
            <text:p/>
          </table:table-cell>
          <table:table-cell table:formula="of:=CHAR([.AG32])" office:value-type="string" office:string-value="" calcext:value-type="string">
            <text:p/>
          </table:table-cell>
          <table:table-cell table:formula="of:=CHAR([.AH32])" office:value-type="string" office:string-value="" calcext:value-type="string">
            <text:p/>
          </table:table-cell>
          <table:table-cell table:formula="of:=CHAR([.AI32])" office:value-type="string" office:string-value="" calcext:value-type="string">
            <text:p/>
          </table:table-cell>
          <table:table-cell table:formula="of:=CHAR([.AJ32])" office:value-type="string" office:string-value="" calcext:value-type="string">
            <text:p/>
          </table:table-cell>
          <table:table-cell table:formula="of:=CHAR([.AK32])" office:value-type="string" office:string-value="" calcext:value-type="string">
            <text:p/>
          </table:table-cell>
          <table:table-cell table:formula="of:=CHAR([.AL32])" office:value-type="string" office:string-value="" calcext:value-type="string">
            <text:p/>
          </table:table-cell>
          <table:table-cell table:formula="of:=CHAR([.AM32])" office:value-type="string" office:string-value="" calcext:value-type="string">
            <text:p/>
          </table:table-cell>
          <table:table-cell table:formula="of:=CHAR([.AN32])" office:value-type="string" office:string-value="" calcext:value-type="string">
            <text:p/>
          </table:table-cell>
          <table:table-cell table:formula="of:=CHAR([.AO32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F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e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HEX2DEC([.C33])" office:value-type="float" office:value="70" calcext:value-type="float">
            <text:p>70</text:p>
          </table:table-cell>
          <table:table-cell table:formula="of:=HEX2DEC([.D33])" office:value-type="float" office:value="47" calcext:value-type="float">
            <text:p>47</text:p>
          </table:table-cell>
          <table:table-cell table:formula="of:=HEX2DEC([.E33])" office:value-type="float" office:value="87" calcext:value-type="float">
            <text:p>87</text:p>
          </table:table-cell>
          <table:table-cell table:formula="of:=HEX2DEC([.F33])" office:value-type="float" office:value="58" calcext:value-type="float">
            <text:p>58</text:p>
          </table:table-cell>
          <table:table-cell table:formula="of:=HEX2DEC([.G33])" office:value-type="float" office:value="32" calcext:value-type="float">
            <text:p>32</text:p>
          </table:table-cell>
          <table:table-cell table:formula="of:=HEX2DEC([.H33])" office:value-type="float" office:value="86" calcext:value-type="float">
            <text:p>86</text:p>
          </table:table-cell>
          <table:table-cell table:formula="of:=HEX2DEC([.I33])" office:value-type="float" office:value="48" calcext:value-type="float">
            <text:p>48</text:p>
          </table:table-cell>
          <table:table-cell table:formula="of:=HEX2DEC([.J33])" office:value-type="float" office:value="49" calcext:value-type="float">
            <text:p>49</text:p>
          </table:table-cell>
          <table:table-cell table:formula="of:=HEX2DEC([.K33])" office:value-type="float" office:value="46" calcext:value-type="float">
            <text:p>46</text:p>
          </table:table-cell>
          <table:table-cell table:formula="of:=HEX2DEC([.L33])" office:value-type="float" office:value="51" calcext:value-type="float">
            <text:p>51</text:p>
          </table:table-cell>
          <table:table-cell table:formula="of:=HEX2DEC([.M33])" office:value-type="float" office:value="50" calcext:value-type="float">
            <text:p>50</text:p>
          </table:table-cell>
          <table:table-cell table:formula="of:=HEX2DEC([.N33])" office:value-type="float" office:value="0" calcext:value-type="float">
            <text:p>0</text:p>
          </table:table-cell>
          <table:table-cell table:formula="of:=HEX2DEC([.O33])" office:value-type="float" office:value="0" calcext:value-type="float">
            <text:p>0</text:p>
          </table:table-cell>
          <table:table-cell table:formula="of:=HEX2DEC([.P33])" office:value-type="float" office:value="0" calcext:value-type="float">
            <text:p>0</text:p>
          </table:table-cell>
          <table:table-cell table:formula="of:=HEX2DEC([.Q33])" office:value-type="float" office:value="0" calcext:value-type="float">
            <text:p>0</text:p>
          </table:table-cell>
          <table:table-cell table:formula="of:=HEX2DEC([.R33])" office:value-type="float" office:value="0" calcext:value-type="float">
            <text:p>0</text:p>
          </table:table-cell>
          <table:table-cell table:formula="of:=HEX2DEC([.S33])" office:value-type="float" office:value="0" calcext:value-type="float">
            <text:p>0</text:p>
          </table:table-cell>
          <table:table-cell table:formula="of:=HEX2DEC([.T33])" office:value-type="float" office:value="0" calcext:value-type="float">
            <text:p>0</text:p>
          </table:table-cell>
          <table:table-cell table:formula="of:=HEX2DEC([.U33])" office:value-type="float" office:value="0" calcext:value-type="float">
            <text:p>0</text:p>
          </table:table-cell>
          <table:table-cell/>
          <table:table-cell table:formula="of:=CHAR([.Y33])" office:value-type="string" office:string-value="F" calcext:value-type="string">
            <text:p>F</text:p>
          </table:table-cell>
          <table:table-cell table:formula="of:=CHAR([.Z33])" office:value-type="string" office:string-value="/" calcext:value-type="string">
            <text:p>/</text:p>
          </table:table-cell>
          <table:table-cell table:formula="of:=CHAR([.AA33])" office:value-type="string" office:string-value="W" calcext:value-type="string">
            <text:p>W</text:p>
          </table:table-cell>
          <table:table-cell table:formula="of:=CHAR([.AB33])" office:value-type="string" office:string-value=":" calcext:value-type="string">
            <text:p>:</text:p>
          </table:table-cell>
          <table:table-cell table:formula="of:=CHAR([.AC33])" office:value-type="string" office:string-value=" " calcext:value-type="string">
            <text:p><text:s/></text:p>
          </table:table-cell>
          <table:table-cell table:formula="of:=CHAR([.AD33])" office:value-type="string" office:string-value="V" calcext:value-type="string">
            <text:p>V</text:p>
          </table:table-cell>
          <table:table-cell table:formula="of:=CHAR([.AE33])" office:value-type="string" office:string-value="0" calcext:value-type="string">
            <text:p>0</text:p>
          </table:table-cell>
          <table:table-cell table:formula="of:=CHAR([.AF33])" office:value-type="string" office:string-value="1" calcext:value-type="string">
            <text:p>1</text:p>
          </table:table-cell>
          <table:table-cell table:formula="of:=CHAR([.AG33])" office:value-type="string" office:string-value="." calcext:value-type="string">
            <text:p>.</text:p>
          </table:table-cell>
          <table:table-cell table:formula="of:=CHAR([.AH33])" office:value-type="string" office:string-value="3" calcext:value-type="string">
            <text:p>3</text:p>
          </table:table-cell>
          <table:table-cell table:formula="of:=CHAR([.AI33])" office:value-type="string" office:string-value="2" calcext:value-type="string">
            <text:p>2</text:p>
          </table:table-cell>
          <table:table-cell table:formula="of:=CHAR([.AJ33])" office:value-type="string" office:string-value="" calcext:value-type="string">
            <text:p/>
          </table:table-cell>
          <table:table-cell table:formula="of:=CHAR([.AK33])" office:value-type="string" office:string-value="" calcext:value-type="string">
            <text:p/>
          </table:table-cell>
          <table:table-cell table:formula="of:=CHAR([.AL33])" office:value-type="string" office:string-value="" calcext:value-type="string">
            <text:p/>
          </table:table-cell>
          <table:table-cell table:formula="of:=CHAR([.AM33])" office:value-type="string" office:string-value="" calcext:value-type="string">
            <text:p/>
          </table:table-cell>
          <table:table-cell table:formula="of:=CHAR([.AN33])" office:value-type="string" office:string-value="" calcext:value-type="string">
            <text:p/>
          </table:table-cell>
          <table:table-cell table:formula="of:=CHAR([.AO33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34])" office:value-type="float" office:value="2" calcext:value-type="float">
            <text:p>2</text:p>
          </table:table-cell>
          <table:table-cell table:formula="of:=HEX2DEC([.D34])" office:value-type="float" office:value="36" calcext:value-type="float">
            <text:p>36</text:p>
          </table:table-cell>
          <table:table-cell table:formula="of:=HEX2DEC([.E34])" office:value-type="float" office:value="0" calcext:value-type="float">
            <text:p>0</text:p>
          </table:table-cell>
          <table:table-cell table:formula="of:=HEX2DEC([.F34])" office:value-type="float" office:value="39" calcext:value-type="float">
            <text:p>39</text:p>
          </table:table-cell>
          <table:table-cell table:formula="of:=HEX2DEC([.G34])" office:value-type="float" office:value="42" calcext:value-type="float">
            <text:p>42</text:p>
          </table:table-cell>
          <table:table-cell table:formula="of:=HEX2DEC([.H34])" office:value-type="float" office:value="0" calcext:value-type="float">
            <text:p>0</text:p>
          </table:table-cell>
          <table:table-cell table:formula="of:=HEX2DEC([.I34])" office:value-type="float" office:value="0" calcext:value-type="float">
            <text:p>0</text:p>
          </table:table-cell>
          <table:table-cell table:formula="of:=HEX2DEC([.J34])" office:value-type="float" office:value="0" calcext:value-type="float">
            <text:p>0</text:p>
          </table:table-cell>
          <table:table-cell table:formula="of:=HEX2DEC([.K34])" office:value-type="float" office:value="0" calcext:value-type="float">
            <text:p>0</text:p>
          </table:table-cell>
          <table:table-cell table:formula="of:=HEX2DEC([.L34])" office:value-type="float" office:value="0" calcext:value-type="float">
            <text:p>0</text:p>
          </table:table-cell>
          <table:table-cell table:formula="of:=HEX2DEC([.M34])" office:value-type="float" office:value="0" calcext:value-type="float">
            <text:p>0</text:p>
          </table:table-cell>
          <table:table-cell table:formula="of:=HEX2DEC([.N34])" office:value-type="float" office:value="0" calcext:value-type="float">
            <text:p>0</text:p>
          </table:table-cell>
          <table:table-cell table:formula="of:=HEX2DEC([.O34])" office:value-type="float" office:value="0" calcext:value-type="float">
            <text:p>0</text:p>
          </table:table-cell>
          <table:table-cell table:formula="of:=HEX2DEC([.P34])" office:value-type="float" office:value="0" calcext:value-type="float">
            <text:p>0</text:p>
          </table:table-cell>
          <table:table-cell table:formula="of:=HEX2DEC([.Q34])" office:value-type="float" office:value="0" calcext:value-type="float">
            <text:p>0</text:p>
          </table:table-cell>
          <table:table-cell table:formula="of:=HEX2DEC([.R34])" office:value-type="float" office:value="0" calcext:value-type="float">
            <text:p>0</text:p>
          </table:table-cell>
          <table:table-cell table:formula="of:=HEX2DEC([.S34])" office:value-type="float" office:value="0" calcext:value-type="float">
            <text:p>0</text:p>
          </table:table-cell>
          <table:table-cell table:formula="of:=HEX2DEC([.T34])" office:value-type="float" office:value="0" calcext:value-type="float">
            <text:p>0</text:p>
          </table:table-cell>
          <table:table-cell table:formula="of:=HEX2DEC([.U34])" office:value-type="float" office:value="0" calcext:value-type="float">
            <text:p>0</text:p>
          </table:table-cell>
          <table:table-cell/>
          <table:table-cell table:formula="of:=CHAR([.Y34])" office:value-type="string" office:string-value="" calcext:value-type="string">
            <text:p/>
          </table:table-cell>
          <table:table-cell table:formula="of:=CHAR([.Z34])" office:value-type="string" office:string-value="$" calcext:value-type="string">
            <text:p>$</text:p>
          </table:table-cell>
          <table:table-cell table:formula="of:=CHAR([.AA34])" office:value-type="string" office:string-value="" calcext:value-type="string">
            <text:p/>
          </table:table-cell>
          <table:table-cell table:formula="of:=CHAR([.AB34])" office:value-type="string" office:string-value="'" calcext:value-type="string">
            <text:p>'</text:p>
          </table:table-cell>
          <table:table-cell table:formula="of:=CHAR([.AC34])" office:value-type="string" office:string-value="*" calcext:value-type="string">
            <text:p>*</text:p>
          </table:table-cell>
          <table:table-cell table:formula="of:=CHAR([.AD34])" office:value-type="string" office:string-value="" calcext:value-type="string">
            <text:p/>
          </table:table-cell>
          <table:table-cell table:formula="of:=CHAR([.AE34])" office:value-type="string" office:string-value="" calcext:value-type="string">
            <text:p/>
          </table:table-cell>
          <table:table-cell table:formula="of:=CHAR([.AF34])" office:value-type="string" office:string-value="" calcext:value-type="string">
            <text:p/>
          </table:table-cell>
          <table:table-cell table:formula="of:=CHAR([.AG34])" office:value-type="string" office:string-value="" calcext:value-type="string">
            <text:p/>
          </table:table-cell>
          <table:table-cell table:formula="of:=CHAR([.AH34])" office:value-type="string" office:string-value="" calcext:value-type="string">
            <text:p/>
          </table:table-cell>
          <table:table-cell table:formula="of:=CHAR([.AI34])" office:value-type="string" office:string-value="" calcext:value-type="string">
            <text:p/>
          </table:table-cell>
          <table:table-cell table:formula="of:=CHAR([.AJ34])" office:value-type="string" office:string-value="" calcext:value-type="string">
            <text:p/>
          </table:table-cell>
          <table:table-cell table:formula="of:=CHAR([.AK34])" office:value-type="string" office:string-value="" calcext:value-type="string">
            <text:p/>
          </table:table-cell>
          <table:table-cell table:formula="of:=CHAR([.AL34])" office:value-type="string" office:string-value="" calcext:value-type="string">
            <text:p/>
          </table:table-cell>
          <table:table-cell table:formula="of:=CHAR([.AM34])" office:value-type="string" office:string-value="" calcext:value-type="string">
            <text:p/>
          </table:table-cell>
          <table:table-cell table:formula="of:=CHAR([.AN34])" office:value-type="string" office:string-value="" calcext:value-type="string">
            <text:p/>
          </table:table-cell>
          <table:table-cell table:formula="of:=CHAR([.AO34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HW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HEX2DEC([.C35])" office:value-type="float" office:value="72" calcext:value-type="float">
            <text:p>72</text:p>
          </table:table-cell>
          <table:table-cell table:formula="of:=HEX2DEC([.D35])" office:value-type="float" office:value="47" calcext:value-type="float">
            <text:p>47</text:p>
          </table:table-cell>
          <table:table-cell table:formula="of:=HEX2DEC([.E35])" office:value-type="float" office:value="87" calcext:value-type="float">
            <text:p>87</text:p>
          </table:table-cell>
          <table:table-cell table:formula="of:=HEX2DEC([.F35])" office:value-type="float" office:value="58" calcext:value-type="float">
            <text:p>58</text:p>
          </table:table-cell>
          <table:table-cell table:formula="of:=HEX2DEC([.G35])" office:value-type="float" office:value="32" calcext:value-type="float">
            <text:p>32</text:p>
          </table:table-cell>
          <table:table-cell table:formula="of:=HEX2DEC([.H35])" office:value-type="float" office:value="86" calcext:value-type="float">
            <text:p>86</text:p>
          </table:table-cell>
          <table:table-cell table:formula="of:=HEX2DEC([.I35])" office:value-type="float" office:value="48" calcext:value-type="float">
            <text:p>48</text:p>
          </table:table-cell>
          <table:table-cell table:formula="of:=HEX2DEC([.J35])" office:value-type="float" office:value="48" calcext:value-type="float">
            <text:p>48</text:p>
          </table:table-cell>
          <table:table-cell table:formula="of:=HEX2DEC([.K35])" office:value-type="float" office:value="46" calcext:value-type="float">
            <text:p>46</text:p>
          </table:table-cell>
          <table:table-cell table:formula="of:=HEX2DEC([.L35])" office:value-type="float" office:value="48" calcext:value-type="float">
            <text:p>48</text:p>
          </table:table-cell>
          <table:table-cell table:formula="of:=HEX2DEC([.M35])" office:value-type="float" office:value="48" calcext:value-type="float">
            <text:p>48</text:p>
          </table:table-cell>
          <table:table-cell table:formula="of:=HEX2DEC([.N35])" office:value-type="float" office:value="0" calcext:value-type="float">
            <text:p>0</text:p>
          </table:table-cell>
          <table:table-cell table:formula="of:=HEX2DEC([.O35])" office:value-type="float" office:value="0" calcext:value-type="float">
            <text:p>0</text:p>
          </table:table-cell>
          <table:table-cell table:formula="of:=HEX2DEC([.P35])" office:value-type="float" office:value="0" calcext:value-type="float">
            <text:p>0</text:p>
          </table:table-cell>
          <table:table-cell table:formula="of:=HEX2DEC([.Q35])" office:value-type="float" office:value="0" calcext:value-type="float">
            <text:p>0</text:p>
          </table:table-cell>
          <table:table-cell table:formula="of:=HEX2DEC([.R35])" office:value-type="float" office:value="0" calcext:value-type="float">
            <text:p>0</text:p>
          </table:table-cell>
          <table:table-cell table:formula="of:=HEX2DEC([.S35])" office:value-type="float" office:value="0" calcext:value-type="float">
            <text:p>0</text:p>
          </table:table-cell>
          <table:table-cell table:formula="of:=HEX2DEC([.T35])" office:value-type="float" office:value="0" calcext:value-type="float">
            <text:p>0</text:p>
          </table:table-cell>
          <table:table-cell table:formula="of:=HEX2DEC([.U35])" office:value-type="float" office:value="0" calcext:value-type="float">
            <text:p>0</text:p>
          </table:table-cell>
          <table:table-cell/>
          <table:table-cell table:formula="of:=CHAR([.Y35])" office:value-type="string" office:string-value="H" calcext:value-type="string">
            <text:p>H</text:p>
          </table:table-cell>
          <table:table-cell table:formula="of:=CHAR([.Z35])" office:value-type="string" office:string-value="/" calcext:value-type="string">
            <text:p>/</text:p>
          </table:table-cell>
          <table:table-cell table:formula="of:=CHAR([.AA35])" office:value-type="string" office:string-value="W" calcext:value-type="string">
            <text:p>W</text:p>
          </table:table-cell>
          <table:table-cell table:formula="of:=CHAR([.AB35])" office:value-type="string" office:string-value=":" calcext:value-type="string">
            <text:p>:</text:p>
          </table:table-cell>
          <table:table-cell table:formula="of:=CHAR([.AC35])" office:value-type="string" office:string-value=" " calcext:value-type="string">
            <text:p><text:s/></text:p>
          </table:table-cell>
          <table:table-cell table:formula="of:=CHAR([.AD35])" office:value-type="string" office:string-value="V" calcext:value-type="string">
            <text:p>V</text:p>
          </table:table-cell>
          <table:table-cell table:formula="of:=CHAR([.AE35])" office:value-type="string" office:string-value="0" calcext:value-type="string">
            <text:p>0</text:p>
          </table:table-cell>
          <table:table-cell table:formula="of:=CHAR([.AF35])" office:value-type="string" office:string-value="0" calcext:value-type="string">
            <text:p>0</text:p>
          </table:table-cell>
          <table:table-cell table:formula="of:=CHAR([.AG35])" office:value-type="string" office:string-value="." calcext:value-type="string">
            <text:p>.</text:p>
          </table:table-cell>
          <table:table-cell table:formula="of:=CHAR([.AH35])" office:value-type="string" office:string-value="0" calcext:value-type="string">
            <text:p>0</text:p>
          </table:table-cell>
          <table:table-cell table:formula="of:=CHAR([.AI35])" office:value-type="string" office:string-value="0" calcext:value-type="string">
            <text:p>0</text:p>
          </table:table-cell>
          <table:table-cell table:formula="of:=CHAR([.AJ35])" office:value-type="string" office:string-value="" calcext:value-type="string">
            <text:p/>
          </table:table-cell>
          <table:table-cell table:formula="of:=CHAR([.AK35])" office:value-type="string" office:string-value="" calcext:value-type="string">
            <text:p/>
          </table:table-cell>
          <table:table-cell table:formula="of:=CHAR([.AL35])" office:value-type="string" office:string-value="" calcext:value-type="string">
            <text:p/>
          </table:table-cell>
          <table:table-cell table:formula="of:=CHAR([.AM35])" office:value-type="string" office:string-value="" calcext:value-type="string">
            <text:p/>
          </table:table-cell>
          <table:table-cell table:formula="of:=CHAR([.AN35])" office:value-type="string" office:string-value="" calcext:value-type="string">
            <text:p/>
          </table:table-cell>
          <table:table-cell table:formula="of:=CHAR([.AO35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SW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e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HEX2DEC([.C36])" office:value-type="float" office:value="83" calcext:value-type="float">
            <text:p>83</text:p>
          </table:table-cell>
          <table:table-cell table:formula="of:=HEX2DEC([.D36])" office:value-type="float" office:value="47" calcext:value-type="float">
            <text:p>47</text:p>
          </table:table-cell>
          <table:table-cell table:formula="of:=HEX2DEC([.E36])" office:value-type="float" office:value="87" calcext:value-type="float">
            <text:p>87</text:p>
          </table:table-cell>
          <table:table-cell table:formula="of:=HEX2DEC([.F36])" office:value-type="float" office:value="58" calcext:value-type="float">
            <text:p>58</text:p>
          </table:table-cell>
          <table:table-cell table:formula="of:=HEX2DEC([.G36])" office:value-type="float" office:value="32" calcext:value-type="float">
            <text:p>32</text:p>
          </table:table-cell>
          <table:table-cell table:formula="of:=HEX2DEC([.H36])" office:value-type="float" office:value="86" calcext:value-type="float">
            <text:p>86</text:p>
          </table:table-cell>
          <table:table-cell table:formula="of:=HEX2DEC([.I36])" office:value-type="float" office:value="48" calcext:value-type="float">
            <text:p>48</text:p>
          </table:table-cell>
          <table:table-cell table:formula="of:=HEX2DEC([.J36])" office:value-type="float" office:value="49" calcext:value-type="float">
            <text:p>49</text:p>
          </table:table-cell>
          <table:table-cell table:formula="of:=HEX2DEC([.K36])" office:value-type="float" office:value="46" calcext:value-type="float">
            <text:p>46</text:p>
          </table:table-cell>
          <table:table-cell table:formula="of:=HEX2DEC([.L36])" office:value-type="float" office:value="49" calcext:value-type="float">
            <text:p>49</text:p>
          </table:table-cell>
          <table:table-cell table:formula="of:=HEX2DEC([.M36])" office:value-type="float" office:value="48" calcext:value-type="float">
            <text:p>48</text:p>
          </table:table-cell>
          <table:table-cell table:formula="of:=HEX2DEC([.N36])" office:value-type="float" office:value="0" calcext:value-type="float">
            <text:p>0</text:p>
          </table:table-cell>
          <table:table-cell table:formula="of:=HEX2DEC([.O36])" office:value-type="float" office:value="0" calcext:value-type="float">
            <text:p>0</text:p>
          </table:table-cell>
          <table:table-cell table:formula="of:=HEX2DEC([.P36])" office:value-type="float" office:value="0" calcext:value-type="float">
            <text:p>0</text:p>
          </table:table-cell>
          <table:table-cell table:formula="of:=HEX2DEC([.Q36])" office:value-type="float" office:value="0" calcext:value-type="float">
            <text:p>0</text:p>
          </table:table-cell>
          <table:table-cell table:formula="of:=HEX2DEC([.R36])" office:value-type="float" office:value="0" calcext:value-type="float">
            <text:p>0</text:p>
          </table:table-cell>
          <table:table-cell table:formula="of:=HEX2DEC([.S36])" office:value-type="float" office:value="0" calcext:value-type="float">
            <text:p>0</text:p>
          </table:table-cell>
          <table:table-cell table:formula="of:=HEX2DEC([.T36])" office:value-type="float" office:value="0" calcext:value-type="float">
            <text:p>0</text:p>
          </table:table-cell>
          <table:table-cell table:formula="of:=HEX2DEC([.U36])" office:value-type="float" office:value="0" calcext:value-type="float">
            <text:p>0</text:p>
          </table:table-cell>
          <table:table-cell/>
          <table:table-cell table:formula="of:=CHAR([.Y36])" office:value-type="string" office:string-value="S" calcext:value-type="string">
            <text:p>S</text:p>
          </table:table-cell>
          <table:table-cell table:formula="of:=CHAR([.Z36])" office:value-type="string" office:string-value="/" calcext:value-type="string">
            <text:p>/</text:p>
          </table:table-cell>
          <table:table-cell table:formula="of:=CHAR([.AA36])" office:value-type="string" office:string-value="W" calcext:value-type="string">
            <text:p>W</text:p>
          </table:table-cell>
          <table:table-cell table:formula="of:=CHAR([.AB36])" office:value-type="string" office:string-value=":" calcext:value-type="string">
            <text:p>:</text:p>
          </table:table-cell>
          <table:table-cell table:formula="of:=CHAR([.AC36])" office:value-type="string" office:string-value=" " calcext:value-type="string">
            <text:p><text:s/></text:p>
          </table:table-cell>
          <table:table-cell table:formula="of:=CHAR([.AD36])" office:value-type="string" office:string-value="V" calcext:value-type="string">
            <text:p>V</text:p>
          </table:table-cell>
          <table:table-cell table:formula="of:=CHAR([.AE36])" office:value-type="string" office:string-value="0" calcext:value-type="string">
            <text:p>0</text:p>
          </table:table-cell>
          <table:table-cell table:formula="of:=CHAR([.AF36])" office:value-type="string" office:string-value="1" calcext:value-type="string">
            <text:p>1</text:p>
          </table:table-cell>
          <table:table-cell table:formula="of:=CHAR([.AG36])" office:value-type="string" office:string-value="." calcext:value-type="string">
            <text:p>.</text:p>
          </table:table-cell>
          <table:table-cell table:formula="of:=CHAR([.AH36])" office:value-type="string" office:string-value="1" calcext:value-type="string">
            <text:p>1</text:p>
          </table:table-cell>
          <table:table-cell table:formula="of:=CHAR([.AI36])" office:value-type="string" office:string-value="0" calcext:value-type="string">
            <text:p>0</text:p>
          </table:table-cell>
          <table:table-cell table:formula="of:=CHAR([.AJ36])" office:value-type="string" office:string-value="" calcext:value-type="string">
            <text:p/>
          </table:table-cell>
          <table:table-cell table:formula="of:=CHAR([.AK36])" office:value-type="string" office:string-value="" calcext:value-type="string">
            <text:p/>
          </table:table-cell>
          <table:table-cell table:formula="of:=CHAR([.AL36])" office:value-type="string" office:string-value="" calcext:value-type="string">
            <text:p/>
          </table:table-cell>
          <table:table-cell table:formula="of:=CHAR([.AM36])" office:value-type="string" office:string-value="" calcext:value-type="string">
            <text:p/>
          </table:table-cell>
          <table:table-cell table:formula="of:=CHAR([.AN36])" office:value-type="string" office:string-value="" calcext:value-type="string">
            <text:p/>
          </table:table-cell>
          <table:table-cell table:formula="of:=CHAR([.AO36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a</text:p>
          </table:table-cell>
          <table:table-cell table:number-columns-repeated="17"/>
          <table:table-cell table:formula="of:=HEX2DEC([.C37])" office:value-type="float" office:value="2" calcext:value-type="float">
            <text:p>2</text:p>
          </table:table-cell>
          <table:table-cell table:formula="of:=HEX2DEC([.D37])" office:value-type="float" office:value="40" calcext:value-type="float">
            <text:p>40</text:p>
          </table:table-cell>
          <table:table-cell table:formula="of:=HEX2DEC([.E37])" office:value-type="float" office:value="0" calcext:value-type="float">
            <text:p>0</text:p>
          </table:table-cell>
          <table:table-cell table:formula="of:=HEX2DEC([.F37])" office:value-type="float" office:value="41" calcext:value-type="float">
            <text:p>41</text:p>
          </table:table-cell>
          <table:table-cell table:formula="of:=HEX2DEC([.G37])" office:value-type="float" office:value="42" calcext:value-type="float">
            <text:p>42</text:p>
          </table:table-cell>
          <table:table-cell table:formula="of:=HEX2DEC([.H37])" office:value-type="float" office:value="0" calcext:value-type="float">
            <text:p>0</text:p>
          </table:table-cell>
          <table:table-cell table:formula="of:=HEX2DEC([.I37])" office:value-type="float" office:value="0" calcext:value-type="float">
            <text:p>0</text:p>
          </table:table-cell>
          <table:table-cell table:formula="of:=HEX2DEC([.J37])" office:value-type="float" office:value="0" calcext:value-type="float">
            <text:p>0</text:p>
          </table:table-cell>
          <table:table-cell table:formula="of:=HEX2DEC([.K37])" office:value-type="float" office:value="0" calcext:value-type="float">
            <text:p>0</text:p>
          </table:table-cell>
          <table:table-cell table:formula="of:=HEX2DEC([.L37])" office:value-type="float" office:value="0" calcext:value-type="float">
            <text:p>0</text:p>
          </table:table-cell>
          <table:table-cell table:formula="of:=HEX2DEC([.M37])" office:value-type="float" office:value="0" calcext:value-type="float">
            <text:p>0</text:p>
          </table:table-cell>
          <table:table-cell table:formula="of:=HEX2DEC([.N37])" office:value-type="float" office:value="0" calcext:value-type="float">
            <text:p>0</text:p>
          </table:table-cell>
          <table:table-cell table:formula="of:=HEX2DEC([.O37])" office:value-type="float" office:value="0" calcext:value-type="float">
            <text:p>0</text:p>
          </table:table-cell>
          <table:table-cell table:formula="of:=HEX2DEC([.P37])" office:value-type="float" office:value="0" calcext:value-type="float">
            <text:p>0</text:p>
          </table:table-cell>
          <table:table-cell table:formula="of:=HEX2DEC([.Q37])" office:value-type="float" office:value="0" calcext:value-type="float">
            <text:p>0</text:p>
          </table:table-cell>
          <table:table-cell table:formula="of:=HEX2DEC([.R37])" office:value-type="float" office:value="0" calcext:value-type="float">
            <text:p>0</text:p>
          </table:table-cell>
          <table:table-cell table:formula="of:=HEX2DEC([.S37])" office:value-type="float" office:value="0" calcext:value-type="float">
            <text:p>0</text:p>
          </table:table-cell>
          <table:table-cell table:formula="of:=HEX2DEC([.T37])" office:value-type="float" office:value="0" calcext:value-type="float">
            <text:p>0</text:p>
          </table:table-cell>
          <table:table-cell table:formula="of:=HEX2DEC([.U37])" office:value-type="float" office:value="0" calcext:value-type="float">
            <text:p>0</text:p>
          </table:table-cell>
          <table:table-cell/>
          <table:table-cell table:formula="of:=CHAR([.Y37])" office:value-type="string" office:string-value="" calcext:value-type="string">
            <text:p/>
          </table:table-cell>
          <table:table-cell table:formula="of:=CHAR([.Z37])" office:value-type="string" office:string-value="(" calcext:value-type="string">
            <text:p>(</text:p>
          </table:table-cell>
          <table:table-cell table:formula="of:=CHAR([.AA37])" office:value-type="string" office:string-value="" calcext:value-type="string">
            <text:p/>
          </table:table-cell>
          <table:table-cell table:formula="of:=CHAR([.AB37])" office:value-type="string" office:string-value=")" calcext:value-type="string">
            <text:p>)</text:p>
          </table:table-cell>
          <table:table-cell table:formula="of:=CHAR([.AC37])" office:value-type="string" office:string-value="*" calcext:value-type="string">
            <text:p>*</text:p>
          </table:table-cell>
          <table:table-cell table:formula="of:=CHAR([.AD37])" office:value-type="string" office:string-value="" calcext:value-type="string">
            <text:p/>
          </table:table-cell>
          <table:table-cell table:formula="of:=CHAR([.AE37])" office:value-type="string" office:string-value="" calcext:value-type="string">
            <text:p/>
          </table:table-cell>
          <table:table-cell table:formula="of:=CHAR([.AF37])" office:value-type="string" office:string-value="" calcext:value-type="string">
            <text:p/>
          </table:table-cell>
          <table:table-cell table:formula="of:=CHAR([.AG37])" office:value-type="string" office:string-value="" calcext:value-type="string">
            <text:p/>
          </table:table-cell>
          <table:table-cell table:formula="of:=CHAR([.AH37])" office:value-type="string" office:string-value="" calcext:value-type="string">
            <text:p/>
          </table:table-cell>
          <table:table-cell table:formula="of:=CHAR([.AI37])" office:value-type="string" office:string-value="" calcext:value-type="string">
            <text:p/>
          </table:table-cell>
          <table:table-cell table:formula="of:=CHAR([.AJ37])" office:value-type="string" office:string-value="" calcext:value-type="string">
            <text:p/>
          </table:table-cell>
          <table:table-cell table:formula="of:=CHAR([.AK37])" office:value-type="string" office:string-value="" calcext:value-type="string">
            <text:p/>
          </table:table-cell>
          <table:table-cell table:formula="of:=CHAR([.AL37])" office:value-type="string" office:string-value="" calcext:value-type="string">
            <text:p/>
          </table:table-cell>
          <table:table-cell table:formula="of:=CHAR([.AM37])" office:value-type="string" office:string-value="" calcext:value-type="string">
            <text:p/>
          </table:table-cell>
          <table:table-cell table:formula="of:=CHAR([.AN37])" office:value-type="string" office:string-value="" calcext:value-type="string">
            <text:p/>
          </table:table-cell>
          <table:table-cell table:formula="of:=CHAR([.AO37])" office:value-type="string" office:string-value="" calcext:value-type="string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Manufacturer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6d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e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c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e</text:p>
          </table:table-cell>
          <table:table-cell office:value-type="float" office:value="0" calcext:value-type="float">
            <text:p>0</text:p>
          </table:table-cell>
          <table:table-cell/>
          <table:table-cell table:formula="of:=HEX2DEC([.C38])" office:value-type="float" office:value="87" calcext:value-type="float">
            <text:p>87</text:p>
          </table:table-cell>
          <table:table-cell table:formula="of:=HEX2DEC([.D38])" office:value-type="float" office:value="105" calcext:value-type="float">
            <text:p>105</text:p>
          </table:table-cell>
          <table:table-cell table:formula="of:=HEX2DEC([.E38])" office:value-type="float" office:value="116" calcext:value-type="float">
            <text:p>116</text:p>
          </table:table-cell>
          <table:table-cell table:formula="of:=HEX2DEC([.F38])" office:value-type="float" office:value="116" calcext:value-type="float">
            <text:p>116</text:p>
          </table:table-cell>
          <table:table-cell table:formula="of:=HEX2DEC([.G38])" office:value-type="float" office:value="101" calcext:value-type="float">
            <text:p>101</text:p>
          </table:table-cell>
          <table:table-cell table:formula="of:=HEX2DEC([.H38])" office:value-type="float" office:value="99" calcext:value-type="float">
            <text:p>99</text:p>
          </table:table-cell>
          <table:table-cell table:formula="of:=HEX2DEC([.I38])" office:value-type="float" office:value="104" calcext:value-type="float">
            <text:p>104</text:p>
          </table:table-cell>
          <table:table-cell table:formula="of:=HEX2DEC([.J38])" office:value-type="float" office:value="32" calcext:value-type="float">
            <text:p>32</text:p>
          </table:table-cell>
          <table:table-cell table:formula="of:=HEX2DEC([.K38])" office:value-type="float" office:value="67" calcext:value-type="float">
            <text:p>67</text:p>
          </table:table-cell>
          <table:table-cell table:formula="of:=HEX2DEC([.L38])" office:value-type="float" office:value="111" calcext:value-type="float">
            <text:p>111</text:p>
          </table:table-cell>
          <table:table-cell table:formula="of:=HEX2DEC([.M38])" office:value-type="float" office:value="109" calcext:value-type="float">
            <text:p>109</text:p>
          </table:table-cell>
          <table:table-cell table:formula="of:=HEX2DEC([.N38])" office:value-type="float" office:value="112" calcext:value-type="float">
            <text:p>112</text:p>
          </table:table-cell>
          <table:table-cell table:formula="of:=HEX2DEC([.O38])" office:value-type="float" office:value="97" calcext:value-type="float">
            <text:p>97</text:p>
          </table:table-cell>
          <table:table-cell table:formula="of:=HEX2DEC([.P38])" office:value-type="float" office:value="110" calcext:value-type="float">
            <text:p>110</text:p>
          </table:table-cell>
          <table:table-cell table:formula="of:=HEX2DEC([.Q38])" office:value-type="float" office:value="121" calcext:value-type="float">
            <text:p>121</text:p>
          </table:table-cell>
          <table:table-cell table:formula="of:=HEX2DEC([.R38])" office:value-type="float" office:value="32" calcext:value-type="float">
            <text:p>32</text:p>
          </table:table-cell>
          <table:table-cell table:formula="of:=HEX2DEC([.S38])" office:value-type="float" office:value="76" calcext:value-type="float">
            <text:p>76</text:p>
          </table:table-cell>
          <table:table-cell table:formula="of:=HEX2DEC([.T38])" office:value-type="float" office:value="116" calcext:value-type="float">
            <text:p>116</text:p>
          </table:table-cell>
          <table:table-cell table:formula="of:=HEX2DEC([.U38])" office:value-type="float" office:value="100" calcext:value-type="float">
            <text:p>100</text:p>
          </table:table-cell>
          <table:table-cell/>
          <table:table-cell table:formula="of:=CHAR([.Y38])" office:value-type="string" office:string-value="W" calcext:value-type="string">
            <text:p>W</text:p>
          </table:table-cell>
          <table:table-cell table:formula="of:=CHAR([.Z38])" office:value-type="string" office:string-value="i" calcext:value-type="string">
            <text:p>i</text:p>
          </table:table-cell>
          <table:table-cell table:formula="of:=CHAR([.AA38])" office:value-type="string" office:string-value="t" calcext:value-type="string">
            <text:p>t</text:p>
          </table:table-cell>
          <table:table-cell table:formula="of:=CHAR([.AB38])" office:value-type="string" office:string-value="t" calcext:value-type="string">
            <text:p>t</text:p>
          </table:table-cell>
          <table:table-cell table:formula="of:=CHAR([.AC38])" office:value-type="string" office:string-value="e" calcext:value-type="string">
            <text:p>e</text:p>
          </table:table-cell>
          <table:table-cell table:formula="of:=CHAR([.AD38])" office:value-type="string" office:string-value="c" calcext:value-type="string">
            <text:p>c</text:p>
          </table:table-cell>
          <table:table-cell table:formula="of:=CHAR([.AE38])" office:value-type="string" office:string-value="h" calcext:value-type="string">
            <text:p>h</text:p>
          </table:table-cell>
          <table:table-cell table:formula="of:=CHAR([.AF38])" office:value-type="string" office:string-value=" " calcext:value-type="string">
            <text:p><text:s/></text:p>
          </table:table-cell>
          <table:table-cell table:formula="of:=CHAR([.AG38])" office:value-type="string" office:string-value="C" calcext:value-type="string">
            <text:p>C</text:p>
          </table:table-cell>
          <table:table-cell table:formula="of:=CHAR([.AH38])" office:value-type="string" office:string-value="o" calcext:value-type="string">
            <text:p>o</text:p>
          </table:table-cell>
          <table:table-cell table:formula="of:=CHAR([.AI38])" office:value-type="string" office:string-value="m" calcext:value-type="string">
            <text:p>m</text:p>
          </table:table-cell>
          <table:table-cell table:formula="of:=CHAR([.AJ38])" office:value-type="string" office:string-value="p" calcext:value-type="string">
            <text:p>p</text:p>
          </table:table-cell>
          <table:table-cell table:formula="of:=CHAR([.AK38])" office:value-type="string" office:string-value="a" calcext:value-type="string">
            <text:p>a</text:p>
          </table:table-cell>
          <table:table-cell table:formula="of:=CHAR([.AL38])" office:value-type="string" office:string-value="n" calcext:value-type="string">
            <text:p>n</text:p>
          </table:table-cell>
          <table:table-cell table:formula="of:=CHAR([.AM38])" office:value-type="string" office:string-value="y" calcext:value-type="string">
            <text:p>y</text:p>
          </table:table-cell>
          <table:table-cell table:formula="of:=CHAR([.AN38])" office:value-type="string" office:string-value=" " calcext:value-type="string">
            <text:p><text:s/></text:p>
          </table:table-cell>
          <table:table-cell table:formula="of:=CHAR([.AO38])" office:value-type="string" office:string-value="L" calcext:value-type="string">
            <text:p>L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heet2.B1:Sheet2.B41" table:display-filter-buttons="true" table:orientation="column"/>
        <table:database-range table:name="__Anonymous_Sheet_DB__2" table:target-range-address="Sheet3.B1:Sheet3.B3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.00.0000</text:date>, <text:time style:data-style-name="N2" text:time-value="23:30:12.323428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0T23:30:35.264231247</dc:date>
    <meta:editing-duration>PT52M43S</meta:editing-duration>
    <meta:editing-cycles>13</meta:editing-cycles>
    <meta:generator>LibreOffice/5.3.1.2$Linux_X86_64 LibreOffice_project/30m0$Build-2</meta:generator>
    <meta:document-statistic meta:table-count="3" meta:cell-count="3739" meta:object-count="0"/>
  </office:meta>
</office:document-meta>
</file>